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.VnAvant1" svg:font-family=".VnAvant"/>
    <style:font-face style:name=".VnTime1" svg:font-family=".VnTime"/>
    <style:font-face style:name="???1" svg:font-family="???"/>
    <style:font-face style:name="Arial2" svg:font-family="Arial"/>
    <style:font-face style:name="Calibri" svg:font-family="Calibri"/>
    <style:font-face style:name="Cambria1" svg:font-family="Cambria"/>
    <style:font-face style:name="Helv1" svg:font-family="Helv"/>
    <style:font-face style:name="Tahoma1" svg:font-family="Tahoma"/>
    <style:font-face style:name="Times New Roman1" svg:font-family="'Times New Roman'"/>
    <style:font-face style:name="Wingdings" svg:font-family="Wingdings"/>
    <style:font-face style:name="±¼¸²A¼1" svg:font-family="±¼¸²A¼"/>
    <style:font-face style:name="¹UAAA¼1" svg:font-family="¹UAAA¼"/>
    <style:font-face style:name="굴림체1" svg:font-family="굴림체"/>
    <style:font-face style:name="뼻뮝1" svg:font-family="뼻뮝"/>
    <style:font-face style:name="ＭＳ 明朝1" svg:font-family="'ＭＳ 明朝'"/>
    <style:font-face style:name="ＭＳ Ｐゴシック" svg:font-family="'ＭＳ Ｐゴシック'"/>
    <style:font-face style:name="???" svg:font-family="???" style:font-family-generic="roman"/>
    <style:font-face style:name="Cambria" svg:font-family="Cambria" style:font-family-generic="roman"/>
    <style:font-face style:name="Times New Roman" svg:font-family="'Times New Roman'" style:font-family-generic="roman"/>
    <style:font-face style:name="±¼¸²A¼" svg:font-family="±¼¸²A¼" style:font-family-generic="roman"/>
    <style:font-face style:name="¹UAAA¼" svg:font-family="¹UAAA¼" style:font-family-generic="roman"/>
    <style:font-face style:name="굴림체" svg:font-family="굴림체" style:font-family-generic="roman"/>
    <style:font-face style:name="뼻뮝" svg:font-family="뼻뮝" style:font-family-generic="roman"/>
    <style:font-face style:name="ＭＳ 明朝" svg:font-family="'ＭＳ 明朝'" style:font-family-generic="roman"/>
    <style:font-face style:name=".VnAvant" svg:font-family=".VnAvant" style:font-family-generic="swiss"/>
    <style:font-face style:name=".VnTime" svg:font-family=".VnTime" style:font-family-generic="swiss"/>
    <style:font-face style:name="Arial1" svg:font-family="Arial" style:font-family-generic="swiss"/>
    <style:font-face style:name="Helv" svg:font-family="Helv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8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4272in"/>
    </style:style>
    <style:style style:name="co4" style:family="table-column">
      <style:table-column-properties fo:break-before="auto" style:column-width="1.3228in"/>
    </style:style>
    <style:style style:name="co5" style:family="table-column">
      <style:table-column-properties fo:break-before="auto" style:column-width="4.7291in"/>
    </style:style>
    <style:style style:name="co6" style:family="table-column">
      <style:table-column-properties fo:break-before="auto" style:column-width="0.2398in"/>
    </style:style>
    <style:style style:name="co7" style:family="table-column">
      <style:table-column-properties fo:break-before="auto" style:column-width="0.2291in"/>
    </style:style>
    <style:style style:name="co8" style:family="table-column">
      <style:table-column-properties fo:break-before="auto" style:column-width="0.3429in"/>
    </style:style>
    <style:style style:name="co9" style:family="table-column">
      <style:table-column-properties fo:break-before="auto" style:column-width="0.25in"/>
    </style:style>
    <style:style style:name="co10" style:family="table-column">
      <style:table-column-properties fo:break-before="auto" style:column-width="0.2811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5209in" fo:break-before="auto" style:use-optimal-row-height="false"/>
    </style:style>
    <style:style style:name="ro7" style:family="table-row">
      <style:table-row-properties style:row-height="0.5417in" fo:break-before="auto" style:use-optimal-row-height="false"/>
    </style:style>
    <style:style style:name="ro8" style:family="table-row">
      <style:table-row-properties style:row-height="0.4272in" fo:break-before="auto" style:use-optimal-row-height="false"/>
    </style:style>
    <style:style style:name="ro9" style:family="table-row">
      <style:table-row-properties style:row-height="0.4689in" fo:break-before="auto" style:use-optimal-row-height="false"/>
    </style:style>
    <style:style style:name="ro10" style:family="table-row">
      <style:table-row-properties style:row-height="0.5311in" fo:break-before="auto" style:use-optimal-row-height="false"/>
    </style:style>
    <style:style style:name="ro11" style:family="table-row">
      <style:table-row-properties style:row-height="0.1953in" fo:break-before="auto" style:use-optimal-row-height="true"/>
    </style:style>
    <style:style style:name="ro12" style:family="table-row">
      <style:table-row-properties style:row-height="0.166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8038" number:language="en" number:country="US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8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style:font-name="Tahoma" fo:font-size="14pt" fo:font-weight="bold" style:font-name-asian="Tahoma1" style:font-size-asian="14pt" style:font-weight-asian="bold" style:font-name-complex="Tahoma1" style:font-size-complex="14pt" style:font-weight-complex="bold"/>
    </style:style>
    <style:style style:name="ce2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3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style:font-name="Tahoma" fo:font-size="10pt" style:font-name-asian="Tahoma1" style:font-size-asian="10pt" style:font-name-complex="Tahoma1" style:font-size-complex="10pt"/>
    </style:style>
    <style:style style:name="ce4" style:family="table-cell" style:parent-style-name="Normal_5f_IIP-2ndモニタ対応_5f_見積書_5f_V0.1_5f_FPT20090412" style:data-style-name="N0">
      <style:table-cell-properties fo:background-color="#ffcc99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5" style:family="table-cell" style:parent-style-name="Normal_5f_FCR-View-MPF_5f_Estimation_5f_v1.1_5f_VN_20__28_version_20_1_29_" style:data-style-name="N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style:font-name="Tahoma" fo:font-size="10pt" style:font-name-asian="Tahoma1" style:font-size-asian="10pt" style:font-name-complex="Tahoma1" style:font-size-complex="10pt"/>
    </style:style>
    <style:style style:name="ce6" style:family="table-cell" style:parent-style-name="Normal_5f_FCR-View-MPF_5f_Estimation_5f_v1.1_5f_VN_20__28_version_20_1_29_" style:data-style-name="N122">
      <style:table-cell-properties fo:background-color="#ffffff" style:cell-protect="protected" style:print-content="true" fo:wrap-option="wrap" fo:border="0.0008in solid #000000" style:vertical-align="middle"/>
      <style:text-properties fo:color="#000000" style:font-name="Tahoma" fo:font-size="10pt" style:font-name-asian="Tahoma1" style:font-size-asian="10pt" style:font-name-complex="Tahoma1" style:font-size-complex="10pt"/>
    </style:style>
    <style:style style:name="ce7" style:family="table-cell" style:parent-style-name="Normal_5f_FCR-View-MPF_5f_Estimation_5f_v1.1_5f_VN_20__28_version_20_1_29_" style:data-style-name="N122">
      <style:table-cell-properties fo:background-color="#ffffff" style:cell-protect="protected" style:print-content="true" fo:border="0.0008in solid #000000" style:vertical-align="middle"/>
      <style:text-properties fo:color="#000000" style:font-name="Tahoma" fo:font-size="10pt" style:font-name-asian="Tahoma1" style:font-size-asian="10pt" style:font-name-complex="Tahoma1" style:font-size-complex="10pt"/>
    </style:style>
    <style:style style:name="ce8" style:family="table-cell" style:parent-style-name="Normal_5f_FCR-View-MPF_5f_Estimation_5f_v1.1_5f_VN_20__28_version_20_1_29_" style:data-style-name="N1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style:font-name="Tahoma" fo:font-size="10pt" style:font-name-asian="Tahoma1" style:font-size-asian="10pt" style:font-name-complex="Tahoma1" style:font-size-complex="10pt"/>
    </style:style>
    <style:style style:name="ce9" style:family="table-cell" style:parent-style-name="Normal_5f_IIP-2ndモニタ対応_5f_見積書_5f_V0.1_5f_FPT20090412" style:data-style-name="N129">
      <style:table-cell-properties fo:background-color="#ffcc99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10" style:family="table-cell" style:parent-style-name="Normal_5f_FCR-View-MPF_5f_Estimation_5f_v1.1_5f_VN_20__28_version_20_1_29_" style:data-style-name="N121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style:font-name="Tahoma" fo:font-size="10pt" style:font-name-asian="Tahoma1" style:font-size-asian="10pt" style:font-name-complex="Tahoma1" style:font-size-complex="10pt"/>
    </style:style>
    <style:style style:name="ce11" style:family="table-cell" style:parent-style-name="Normal_5f_FCR-View-MPF_5f_Estimation_5f_v1.1_5f_VN_20__28_version_20_1_29_" style:data-style-name="N8038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style:font-name="Tahoma" fo:font-size="10pt" style:font-name-asian="Tahoma1" style:font-size-asian="10pt" style:font-name-complex="Tahoma1" style:font-size-complex="10pt"/>
    </style:style>
    <style:style style:name="ce12" style:family="table-cell" style:parent-style-name="Normal_5f_FCR-View-MPF_5f_Estimation_5f_v1.1_5f_VN_20__28_version_20_1_29_" style:data-style-name="N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start" fo:margin-left="0in"/>
      <style:text-properties fo:color="#000000" style:font-name="Tahoma" fo:font-size="10pt" style:font-name-asian="Tahoma1" style:font-size-asian="10pt" style:font-name-complex="Tahoma1" style:font-size-complex="10pt"/>
    </style:style>
    <style:style style:name="ce13" style:family="table-cell" style:parent-style-name="Normal_5f_FCR-View-MPF_5f_Estimation_5f_v1.1_5f_VN_20__28_version_20_1_29_" style:data-style-name="N0">
      <style:table-cell-properties fo:background-color="#ffffff" style:cell-protect="protected" style:print-content="true" fo:wrap-option="wrap" fo:border="0.0008in solid #000000" style:vertical-align="middle"/>
      <style:text-properties fo:color="#000000" style:font-name="Tahoma" fo:font-size="10pt" style:font-name-asian="Tahoma1" style:font-size-asian="10pt" style:font-name-complex="Tahoma1" style:font-size-complex="10pt"/>
    </style:style>
    <style:style style:name="ce14" style:family="table-cell" style:parent-style-name="Normal_5f_FCR-View-MPF_5f_Estimation_5f_v1.1_5f_VN_20__28_version_20_1_29_" style:data-style-name="N0">
      <style:table-cell-properties fo:background-color="#ffffff" style:cell-protect="protected" style:print-content="true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ce15" style:family="table-cell" style:parent-style-name="Normal_5f_FCR-View-MPF_5f_Estimation_5f_v1.1_5f_VN_20__28_version_20_1_29_" style:data-style-name="N0">
      <style:table-cell-properties fo:background-color="#ffffff" style:cell-protect="protected" style:print-content="true" style:vertical-align="automatic"/>
      <style:text-properties fo:color="#ff0000" style:font-name="Arial1" fo:font-size="10pt" style:font-name-asian="Arial2" style:font-size-asian="10pt" style:font-name-complex="Arial2" style:font-size-complex="10pt"/>
    </style:style>
    <style:style style:name="ce16" style:family="table-cell" style:parent-style-name="Default" style:data-style-name="N0">
      <style:table-cell-properties fo:background-color="#ffcc99" style:text-align-source="fix" style:repeat-content="false" fo:border="0.0008in solid #000000" style:vertical-align="middle"/>
      <style:paragraph-properties fo:text-align="center"/>
      <style:text-properties fo:color="#000000"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17" style:family="table-cell" style:parent-style-name="Default" style:data-style-name="N0">
      <style:table-cell-properties fo:background-color="#ffffff"/>
      <style:text-properties style:font-name="Tahoma" fo:font-size="10pt" style:font-name-asian="Tahoma1" style:font-size-asian="10pt" style:font-name-complex="Tahoma1" style:font-size-complex="10pt"/>
    </style:style>
    <style:style style:name="ce18" style:family="table-cell" style:parent-style-name="Default" style:data-style-name="N0">
      <style:table-cell-properties fo:border-bottom="none" fo:background-color="#ffffff" fo:border-left="0.0008in solid #000000" fo:border-right="none" fo:border-top="none"/>
      <style:text-properties style:font-name="Tahoma" fo:font-size="10pt" style:font-name-asian="Tahoma1" style:font-size-asian="10pt" style:font-name-complex="Tahoma1" style:font-size-complex="10pt"/>
    </style:style>
    <style:style style:name="ce19" style:family="table-cell" style:parent-style-name="Default" style:data-style-name="N0">
      <style:table-cell-properties fo:border-bottom="0.0008in solid #000000" fo:background-color="#ffffcc" fo:border-left="0.0008in solid #000000" fo:border-right="none" fo:border-top="0.0008in solid #000000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20" style:family="table-cell" style:parent-style-name="Default" style:data-style-name="N0">
      <style:table-cell-properties fo:border-bottom="0.0008in solid #000000" fo:background-color="#ffffcc" fo:border-left="0.0008in solid #000000" fo:border-right="none" fo:border-top="0.0008in solid #000000"/>
      <style:text-properties fo:color="#000000"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21" style:family="table-cell" style:parent-style-name="Default" style:data-style-name="N0">
      <style:table-cell-properties fo:border-bottom="none" fo:background-color="#ffffff" fo:border-left="0.0008in solid #000000" fo:border-right="none" fo:border-top="none"/>
      <style:text-properties fo:color="#ff0000"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22" style:family="table-cell" style:parent-style-name="Default" style:data-style-name="N0">
      <style:table-cell-properties fo:border-bottom="0.0008in solid #000000" fo:background-color="#ffffff" fo:border-left="0.0008in solid #000000" fo:border-right="none" fo:border-top="none"/>
      <style:text-properties style:font-name="Tahoma" fo:font-size="10pt" style:font-name-asian="Tahoma1" style:font-size-asian="10pt" style:font-name-complex="Tahoma1" style:font-size-complex="10pt"/>
    </style:style>
    <style:style style:name="ce23" style:family="table-cell" style:parent-style-name="Normal_20_6" style:data-style-name="N127">
      <style:table-cell-properties fo:border-bottom="none" fo:background-color="#ffffff" style:cell-protect="protected" style:print-content="true" fo:border-left="0.0008in solid #000000" fo:border-right="none" fo:border-top="none" style:vertical-align="automatic"/>
      <style:text-properties style:font-name="Tahoma" fo:font-size="10pt" style:font-name-asian="Tahoma1" style:font-size-asian="10pt" style:font-name-complex="Tahoma1" style:font-size-complex="10pt"/>
    </style:style>
    <style:style style:name="ce24" style:family="table-cell" style:parent-style-name="Default" style:data-style-name="N0">
      <style:table-cell-properties fo:border-bottom="none" fo:background-color="#ffffff" fo:border-left="0.0008in solid #000000" fo:border-right="none" fo:border-top="none"/>
      <style:text-properties fo:color="#000000" style:font-name="Tahoma" fo:font-size="10pt" style:font-name-asian="Tahoma1" style:font-size-asian="10pt" style:font-name-complex="Tahoma1" style:font-size-complex="10pt"/>
    </style:style>
    <style:style style:name="ce25" style:family="table-cell" style:parent-style-name="Default" style:data-style-name="N0">
      <style:table-cell-properties fo:border-bottom="0.0008in solid #000000" fo:background-color="#ffffff" fo:border-left="0.0008in solid #000000" fo:border-right="none" fo:border-top="none"/>
      <style:text-properties fo:color="#000000" style:font-name="Tahoma" fo:font-size="10pt" style:font-name-asian="Tahoma1" style:font-size-asian="10pt" style:font-name-complex="Tahoma1" style:font-size-complex="10pt"/>
    </style:style>
    <style:style style:name="ce26" style:family="table-cell" style:parent-style-name="Default" style:data-style-name="N0">
      <style:table-cell-properties fo:border-bottom="0.0008in solid #000000" fo:background-color="#ffffcc" fo:border-left="none" fo:border-right="none" fo:border-top="0.0008in solid #000000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27" style:family="table-cell" style:parent-style-name="Default" style:data-style-name="N0">
      <style:table-cell-properties fo:background-color="#ffffff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28" style:family="table-cell" style:parent-style-name="Default" style:data-style-name="N0">
      <style:table-cell-properties fo:background-color="#ffffff"/>
      <style:text-properties fo:color="#000000" style:font-name="Tahoma" fo:font-size="10pt" style:font-name-asian="Tahoma1" style:font-size-asian="10pt" style:font-name-complex="Tahoma1" style:font-size-complex="10pt"/>
    </style:style>
    <style:style style:name="ce29" style:family="table-cell" style:parent-style-name="Default" style:data-style-name="N0">
      <style:table-cell-properties fo:border-bottom="0.0008in solid #000000" fo:background-color="#ffffcc" fo:border-left="none" fo:border-right="none" fo:border-top="0.0008in solid #000000"/>
      <style:text-properties fo:color="#ff0000"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30" style:family="table-cell" style:parent-style-name="Default" style:data-style-name="N0">
      <style:table-cell-properties fo:background-color="#ffffff"/>
      <style:text-properties fo:color="#ff0000"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31" style:family="table-cell" style:parent-style-name="Default" style:data-style-name="N0">
      <style:table-cell-properties fo:border-bottom="0.0008in solid #000000" fo:background-color="#ffffff" fo:border-left="none" fo:border-right="none" fo:border-top="none"/>
      <style:text-properties style:font-name="Tahoma" fo:font-size="10pt" style:font-name-asian="Tahoma1" style:font-size-asian="10pt" style:font-name-complex="Tahoma1" style:font-size-complex="10pt"/>
    </style:style>
    <style:style style:name="ce32" style:family="table-cell" style:parent-style-name="Normal_20_6" style:data-style-name="N127">
      <style:table-cell-properties fo:background-color="#ffffff" style:cell-protect="protected" style:print-content="true" style:vertical-align="automatic"/>
      <style:text-properties style:font-name="Tahoma" fo:font-size="10pt" style:font-name-asian="Tahoma1" style:font-size-asian="10pt" style:font-name-complex="Tahoma1" style:font-size-complex="10pt"/>
    </style:style>
    <style:style style:name="ce33" style:family="table-cell" style:parent-style-name="Default" style:data-style-name="N0">
      <style:table-cell-properties fo:border-bottom="0.0008in solid #000000" fo:background-color="#ffffcc" fo:border-left="none" fo:border-right="none" fo:border-top="0.0008in solid #000000"/>
      <style:text-properties style:font-name="Tahoma" fo:font-size="10pt" style:font-name-asian="Tahoma1" style:font-size-asian="10pt" style:font-name-complex="Tahoma1" style:font-size-complex="10pt"/>
    </style:style>
    <style:style style:name="ce34" style:family="table-cell" style:parent-style-name="Normal_20_6" style:data-style-name="N127">
      <style:table-cell-properties fo:background-color="#ffffff" style:cell-protect="protected" style:print-content="true" style:vertical-align="automatic"/>
      <style:text-properties style:font-name="Tahoma" fo:font-size="10pt" fo:font-style="italic" style:font-name-asian="Tahoma1" style:font-size-asian="10pt" style:font-style-asian="italic" style:font-name-complex="Tahoma1" style:font-size-complex="10pt" style:font-style-complex="italic"/>
    </style:style>
    <style:style style:name="ce35" style:family="table-cell" style:parent-style-name="Default" style:data-style-name="N0">
      <style:table-cell-properties fo:background-color="#95b3d7" style:text-align-source="fix" style:repeat-content="false" fo:border="0.0008in solid #000000" style:vertical-align="automatic"/>
      <style:paragraph-properties fo:text-align="center"/>
      <style:text-properties fo:color="#000000" style:font-name="Tahoma" fo:font-size="10pt" style:font-name-asian="Tahoma1" style:font-size-asian="10pt" style:font-name-complex="Tahoma1" style:font-size-complex="10pt"/>
    </style:style>
    <style:style style:name="ce36" style:family="table-cell" style:parent-style-name="Default" style:data-style-name="N0">
      <style:table-cell-properties fo:border-bottom="0.0008in solid #000000" fo:background-color="#ffffff" fo:border-left="0.0008in solid #000000" fo:border-right="none" fo:border-top="0.0008in solid #000000"/>
      <style:text-properties style:font-name="Tahoma" fo:font-size="10pt" style:font-name-asian="Tahoma1" style:font-size-asian="10pt" style:font-name-complex="Tahoma1" style:font-size-complex="10pt"/>
    </style:style>
    <style:style style:name="ce37" style:family="table-cell" style:parent-style-name="Default" style:data-style-name="N0">
      <style:table-cell-properties fo:border-bottom="0.0008in solid #000000" fo:background-color="#ffffff" fo:border-left="none" fo:border-right="none" fo:border-top="none"/>
      <style:text-properties fo:color="#000000" style:font-name="Tahoma" fo:font-size="10pt" style:font-name-asian="Tahoma1" style:font-size-asian="10pt" style:font-name-complex="Tahoma1" style:font-size-complex="10pt"/>
    </style:style>
    <style:style style:name="ce38" style:family="table-cell" style:parent-style-name="Default" style:data-style-name="N0">
      <style:table-cell-properties fo:background-color="#ffffff"/>
      <style:text-properties style:font-name="Tahoma" fo:font-size="10pt" fo:font-style="italic" style:font-name-asian="Tahoma1" style:font-size-asian="10pt" style:font-style-asian="italic" style:font-name-complex="Tahoma1" style:font-size-complex="10pt" style:font-style-complex="italic"/>
    </style:style>
    <style:style style:name="ce39" style:family="table-cell" style:parent-style-name="Default" style:data-style-name="N0">
      <style:table-cell-properties fo:background-color="#ffffff"/>
      <style:text-properties fo:color="#ff0000" style:font-name="Tahoma" fo:font-size="10pt" style:font-name-asian="Tahoma1" style:font-size-asian="10pt" style:font-name-complex="Tahoma1" style:font-size-complex="10pt"/>
    </style:style>
    <style:style style:name="ce40" style:family="table-cell" style:parent-style-name="Default" style:data-style-name="N0">
      <style:table-cell-properties fo:border-bottom="0.0008in solid #000000" fo:background-color="#ffffcc" fo:border-left="none" fo:border-right="none" fo:border-top="0.0008in solid #000000"/>
      <style:text-properties fo:color="#000000" style:font-name="Tahoma" fo:font-size="10pt" style:font-name-asian="Tahoma1" style:font-size-asian="10pt" style:font-name-complex="Tahoma1" style:font-size-complex="10pt"/>
    </style:style>
    <style:style style:name="ce41" style:family="table-cell" style:parent-style-name="Default" style:data-style-name="N0">
      <style:table-cell-properties fo:background-color="#538ed5" style:text-align-source="fix" style:repeat-content="false" fo:border="0.0008in solid #000000" style:vertical-align="automatic"/>
      <style:paragraph-properties fo:text-align="center"/>
      <style:text-properties fo:color="#ffffff"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42" style:family="table-cell" style:parent-style-name="Default" style:data-style-name="N0">
      <style:table-cell-properties fo:background-color="#ffffff" style:text-align-source="fix" style:repeat-content="false" fo:border="0.0008in solid #000000" style:vertical-align="automatic"/>
      <style:paragraph-properties fo:text-align="center"/>
      <style:text-properties style:font-name="Tahoma" fo:font-size="10pt" style:font-name-asian="Tahoma1" style:font-size-asian="10pt" style:font-name-complex="Tahoma1" style:font-size-complex="10pt"/>
    </style:style>
    <style:style style:name="ce4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Tahoma" fo:font-size="10pt" style:font-name-asian="Tahoma1" style:font-size-asian="10pt" style:font-name-complex="Tahoma1" style:font-size-complex="10pt"/>
    </style:style>
    <style:style style:name="ce44" style:family="table-cell" style:parent-style-name="Normal_20_6" style:data-style-name="N127">
      <style:table-cell-properties fo:background-color="#ffffff" style:cell-protect="protected" style:print-content="true" style:vertical-align="automatic"/>
      <style:text-properties fo:color="#000000" style:font-name="Tahoma" fo:font-size="10pt" style:font-name-asian="Tahoma1" style:font-size-asian="10pt" style:font-name-complex="Tahoma1" style:font-size-complex="10pt"/>
    </style:style>
    <style:style style:name="ce45" style:family="table-cell" style:parent-style-name="Normal_20_6" style:data-style-name="N127">
      <style:table-cell-properties fo:background-color="#ffffff" style:cell-protect="protected" style:print-content="true" style:vertical-align="automatic"/>
      <style:text-properties fo:color="#ff0000" style:font-name="Tahoma" fo:font-size="10pt" style:font-name-asian="Tahoma1" style:font-size-asian="10pt" style:font-name-complex="Tahoma1" style:font-size-complex="10pt"/>
    </style:style>
    <style:style style:name="ce46" style:family="table-cell" style:parent-style-name="Normal_20_6" style:data-style-name="N127">
      <style:table-cell-properties fo:border-bottom="0.0008in solid #000000" fo:background-color="#ffffff" style:cell-protect="protected" style:print-content="true" fo:border-left="none" fo:border-right="none" fo:border-top="none" style:vertical-align="automatic"/>
      <style:text-properties fo:color="#ff0000" style:font-name="Tahoma" fo:font-size="10pt" style:font-name-asian="Tahoma1" style:font-size-asian="10pt" style:font-name-complex="Tahoma1" style:font-size-complex="10pt"/>
    </style:style>
    <style:style style:name="ce47" style:family="table-cell" style:parent-style-name="Normal_20_6" style:data-style-name="N127">
      <style:table-cell-properties fo:background-color="#17375d" style:cell-protect="protected" style:print-content="true" style:text-align-source="fix" style:repeat-content="false" fo:border="0.0008in solid #000000" style:vertical-align="automatic"/>
      <style:paragraph-properties fo:text-align="center"/>
      <style:text-properties fo:color="#ffffff"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48" style:family="table-cell" style:parent-style-name="Normal_20_6" style:data-style-name="N0">
      <style:table-cell-properties fo:background-color="#ffffff" style:cell-protect="protected" style:print-content="true" style:text-align-source="fix" style:repeat-content="false" fo:border="0.0008in solid #000000" style:vertical-align="top"/>
      <style:paragraph-properties fo:text-align="center"/>
      <style:text-properties style:font-name="Tahoma" fo:font-size="10pt" style:font-name-asian="Tahoma1" style:font-size-asian="10pt" style:font-name-complex="Tahoma1" style:font-size-complex="10pt"/>
    </style:style>
    <style:style style:name="ce49" style:family="table-cell" style:parent-style-name="Normal_20_6" style:data-style-name="N127">
      <style:table-cell-properties fo:border-bottom="0.0008in solid #000000" fo:background-color="#ffffcc" style:cell-protect="protected" style:print-content="true" fo:border-left="none" fo:border-right="none" fo:border-top="0.0008in solid #000000" style:vertical-align="automatic"/>
      <style:text-properties fo:color="#ff0000" style:font-name="Tahoma" fo:font-size="10pt" style:font-name-asian="Tahoma1" style:font-size-asian="10pt" style:font-name-complex="Tahoma1" style:font-size-complex="10pt"/>
    </style:style>
    <style:style style:name="ce50" style:family="table-cell" style:parent-style-name="Default" style:data-style-name="N0">
      <style:table-cell-properties fo:background-color="#ffffff" style:text-align-source="fix" style:repeat-content="false" fo:border="0.0008in solid #000000" style:vertical-align="top"/>
      <style:paragraph-properties fo:text-align="start" fo:margin-left="0in"/>
      <style:text-properties style:font-name="Tahoma" fo:font-size="10pt" style:font-name-asian="Tahoma1" style:font-size-asian="10pt" style:font-name-complex="Tahoma1" style:font-size-complex="10pt"/>
    </style:style>
    <style:style style:name="ce51" style:family="table-cell" style:parent-style-name="Default" style:data-style-name="N0">
      <style:table-cell-properties fo:border-bottom="0.0008in solid #000000" fo:background-color="#538ed5" fo:border-left="0.0008in solid #000000" fo:border-right="none" fo:border-top="0.0008in solid #000000" style:vertical-align="automatic"/>
      <style:text-properties fo:color="#ffffff"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52" style:family="table-cell" style:parent-style-name="Default" style:data-style-name="N0">
      <style:table-cell-properties fo:background-color="#ffffff" style:text-align-source="fix" style:repeat-content="false" fo:border="0.0008in solid #000000" style:vertical-align="automatic"/>
      <style:paragraph-properties fo:text-align="start" fo:margin-left="0in"/>
      <style:text-properties style:font-name="Tahoma" fo:font-size="10pt" style:font-name-asian="Tahoma1" style:font-size-asian="10pt" style:font-name-complex="Tahoma1" style:font-size-complex="10pt"/>
    </style:style>
    <style:style style:name="ce5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in"/>
      <style:text-properties style:font-name="Tahoma" fo:font-size="10pt" style:font-name-asian="Tahoma1" style:font-size-asian="10pt" style:font-name-complex="Tahoma1" style:font-size-complex="10pt"/>
    </style:style>
    <style:style style:name="ce54" style:family="table-cell" style:parent-style-name="Normal_20_6" style:data-style-name="N127">
      <style:table-cell-properties fo:background-color="#ffffff" style:cell-protect="protected" style:print-content="true" style:text-align-source="fix" style:repeat-content="false" fo:border="0.0008in solid #000000" style:vertical-align="top"/>
      <style:paragraph-properties fo:text-align="center"/>
      <style:text-properties style:font-name="Tahoma" fo:font-size="10pt" style:font-name-asian="Tahoma1" style:font-size-asian="10pt" style:font-name-complex="Tahoma1" style:font-size-complex="10pt"/>
    </style:style>
    <style:style style:name="ce55" style:family="table-cell" style:parent-style-name="Normal_20_6" style:data-style-name="N127">
      <style:table-cell-properties fo:background-color="#ffffff" style:cell-protect="protected" style:print-content="true" style:text-align-source="fix" style:repeat-content="false" fo:wrap-option="wrap" fo:border="0.0008in solid #000000" style:vertical-align="top"/>
      <style:paragraph-properties fo:text-align="center"/>
      <style:text-properties style:font-name="Tahoma" fo:font-size="10pt" style:font-name-asian="Tahoma1" style:font-size-asian="10pt" style:font-name-complex="Tahoma1" style:font-size-complex="10pt"/>
    </style:style>
    <style:style style:name="ce56" style:family="table-cell" style:parent-style-name="Default" style:data-style-name="N0">
      <style:table-cell-properties fo:border-bottom="0.0008in solid #000000" fo:background-color="#538ed5" fo:border-left="none" fo:border-right="none" fo:border-top="0.0008in solid #000000" style:vertical-align="automatic"/>
      <style:text-properties fo:color="#ffffff"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57" style:family="table-cell" style:parent-style-name="Default" style:data-style-name="N0">
      <style:table-cell-properties fo:background-color="#ffcc99" style:text-align-source="fix" style:repeat-content="false" fo:border="0.0008in solid #000000" style:vertical-align="middle"/>
      <style:paragraph-properties fo:text-align="center"/>
      <style:text-properties fo:color="#000000" style:font-name="Tahoma" fo:font-size="10pt" style:font-name-asian="Tahoma1" style:font-size-asian="10pt" style:font-name-complex="Tahoma1" style:font-size-complex="10pt"/>
    </style:style>
    <style:style style:name="ce58" style:family="table-cell" style:parent-style-name="Default" style:data-style-name="N0">
      <style:table-cell-properties fo:background-color="#ffffff" style:text-align-source="fix" style:repeat-content="false" fo:border="0.0008in solid #000000" style:vertical-align="middle"/>
      <style:paragraph-properties fo:text-align="center"/>
      <style:text-properties fo:color="#000000" style:font-name="Tahoma" fo:font-size="10pt" style:font-name-asian="Tahoma1" style:font-size-asian="10pt" style:font-name-complex="Tahoma1" style:font-size-complex="10pt"/>
    </style:style>
    <style:style style:name="ce59" style:family="table-cell" style:parent-style-name="Default" style:data-style-name="N0">
      <style:table-cell-properties fo:background-color="#ffcc99"/>
      <style:text-properties style:font-name="Tahoma" fo:font-size="10pt" style:font-name-asian="Tahoma1" style:font-size-asian="10pt" style:font-name-complex="Tahoma1" style:font-size-complex="10pt"/>
    </style:style>
    <style:style style:name="ce60" style:family="table-cell" style:parent-style-name="Normal_20_6" style:data-style-name="N127">
      <style:table-cell-properties fo:background-color="#ffffff" style:cell-protect="protected" style:print-content="true" style:text-align-source="fix" style:repeat-content="false" fo:border="0.0008in solid #000000" style:vertical-align="top"/>
      <style:paragraph-properties fo:text-align="start" fo:margin-left="0in"/>
      <style:text-properties style:font-name="Tahoma" fo:font-size="10pt" style:font-name-asian="Tahoma1" style:font-size-asian="10pt" style:font-name-complex="Tahoma1" style:font-size-complex="10pt"/>
    </style:style>
    <style:style style:name="ce61" style:family="table-cell" style:parent-style-name="Normal_20_6" style:data-style-name="N127">
      <style:table-cell-properties fo:background-color="#ffffff" style:cell-protect="protected" style:print-content="true" style:text-align-source="fix" style:repeat-content="false" fo:wrap-option="wrap" fo:border="0.0008in solid #000000" style:vertical-align="top"/>
      <style:paragraph-properties fo:text-align="start" fo:margin-left="0in"/>
      <style:text-properties style:font-name="Tahoma" fo:font-size="10pt" style:font-name-asian="Tahoma1" style:font-size-asian="10pt" style:font-name-complex="Tahoma1" style:font-size-complex="10pt"/>
    </style:style>
    <style:style style:name="ce62" style:family="table-cell" style:parent-style-name="Default" style:data-style-name="N0">
      <style:table-cell-properties fo:border-bottom="0.0008in solid #000000" fo:background-color="transparent" fo:border-left="0.0008in solid #000000" fo:border-right="none" fo:border-top="none" style:vertical-align="top"/>
      <style:text-properties style:font-name="Tahoma" fo:font-size="10pt" style:font-name-asian="Tahoma1" style:font-size-asian="10pt" style:font-name-complex="Tahoma1" style:font-size-complex="10pt"/>
    </style:style>
    <style:style style:name="ce63" style:family="table-cell" style:parent-style-name="Default" style:data-style-name="N0">
      <style:table-cell-properties fo:border-bottom="0.0008in solid #000000" fo:background-color="transparent" fo:border-left="0.0008in solid #000000" fo:border-right="none" fo:border-top="0.0008in solid #000000" style:vertical-align="top"/>
      <style:text-properties style:font-name="Tahoma" fo:font-size="10pt" style:font-name-asian="Tahoma1" style:font-size-asian="10pt" style:font-name-complex="Tahoma1" style:font-size-complex="10pt"/>
    </style:style>
    <style:style style:name="ce64" style:family="table-cell" style:parent-style-name="Default" style:data-style-name="N0">
      <style:table-cell-properties fo:border-bottom="0.0008in solid #000000" fo:background-color="#ffffff" fo:border-left="none" fo:border-right="none" fo:border-top="0.0008in solid #000000"/>
      <style:text-properties style:font-name="Tahoma" fo:font-size="10pt" style:font-name-asian="Tahoma1" style:font-size-asian="10pt" style:font-name-complex="Tahoma1" style:font-size-complex="10pt"/>
    </style:style>
    <style:style style:name="ce65" style:family="table-cell" style:parent-style-name="Default" style:data-style-name="N0">
      <style:table-cell-properties fo:border-bottom="0.0008in solid #000000" fo:background-color="#538ed5" fo:border-left="none" fo:border-right="0.0008in solid #000000" fo:border-top="0.0008in solid #000000" style:vertical-align="automatic"/>
      <style:text-properties fo:color="#ffffff"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66" style:family="table-cell" style:parent-style-name="Default" style:data-style-name="N0">
      <style:table-cell-properties fo:border-bottom="0.0008in solid #000000" fo:background-color="transparent" fo:border-left="none" fo:border-right="none" fo:border-top="none" style:vertical-align="top"/>
      <style:text-properties style:font-name="Tahoma" fo:font-size="10pt" style:font-name-asian="Tahoma1" style:font-size-asian="10pt" style:font-name-complex="Tahoma1" style:font-size-complex="10pt"/>
    </style:style>
    <style:style style:name="ce67" style:family="table-cell" style:parent-style-name="Default" style:data-style-name="N0">
      <style:table-cell-properties fo:border-bottom="0.0008in solid #000000" fo:background-color="transparent" fo:border-left="none" fo:border-right="none" fo:border-top="0.0008in solid #000000" style:vertical-align="top"/>
      <style:text-properties style:font-name="Tahoma" fo:font-size="10pt" style:font-name-asian="Tahoma1" style:font-size-asian="10pt" style:font-name-complex="Tahoma1" style:font-size-complex="10pt"/>
    </style:style>
    <style:style style:name="ce68" style:family="table-cell" style:parent-style-name="Default" style:data-style-name="N0">
      <style:table-cell-properties fo:background-color="#ffffff" style:text-align-source="fix" style:repeat-content="false" fo:wrap-option="wrap" fo:border="0.0008in solid #000000" style:vertical-align="automatic"/>
      <style:paragraph-properties fo:text-align="start" fo:margin-left="0in"/>
      <style:text-properties style:font-name="Tahoma" fo:font-size="10pt" style:font-name-asian="Tahoma1" style:font-size-asian="10pt" style:font-name-complex="Tahoma1" style:font-size-complex="10pt"/>
    </style:style>
    <style:style style:name="ce69" style:family="table-cell" style:parent-style-name="Default" style:data-style-name="N0">
      <style:table-cell-properties fo:background-color="#ffffff"/>
      <style:text-properties fo:color="#000000"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70" style:family="table-cell" style:parent-style-name="Default" style:data-style-name="N0">
      <style:table-cell-properties fo:border-bottom="0.0008in solid #000000" fo:background-color="#0070c0" fo:border-left="0.0008in solid #000000" fo:border-right="none" fo:border-top="0.0008in solid #000000"/>
      <style:text-properties fo:color="#000000" style:font-name="Tahoma" fo:font-size="10pt" style:font-name-asian="Tahoma1" style:font-size-asian="10pt" style:font-name-complex="Tahoma1" style:font-size-complex="10pt"/>
    </style:style>
    <style:style style:name="ce71" style:family="table-cell" style:parent-style-name="Default" style:data-style-name="N0">
      <style:table-cell-properties fo:border-bottom="0.0008in solid #000000" fo:background-color="#ffffff" fo:border-left="0.0008in solid #000000" fo:border-right="none" fo:border-top="none" style:vertical-align="top"/>
      <style:text-properties style:font-name="Tahoma" fo:font-size="10pt" style:font-name-asian="Tahoma1" style:font-size-asian="10pt" style:font-name-complex="Tahoma1" style:font-size-complex="10pt"/>
    </style:style>
    <style:style style:name="ce72" style:family="table-cell" style:parent-style-name="Default" style:data-style-name="N0">
      <style:table-cell-properties fo:border-bottom="0.0008in solid #000000" fo:background-color="#ffffff" fo:border-left="0.0008in solid #000000" fo:border-right="none" fo:border-top="0.0008in solid #000000" style:vertical-align="top"/>
      <style:text-properties style:font-name="Tahoma" fo:font-size="10pt" style:font-name-asian="Tahoma1" style:font-size-asian="10pt" style:font-name-complex="Tahoma1" style:font-size-complex="10pt"/>
    </style:style>
    <style:style style:name="ce73" style:family="table-cell" style:parent-style-name="Default" style:data-style-name="N0">
      <style:table-cell-properties fo:border-bottom="0.0008in solid #000000" fo:background-color="#0070c0" fo:border-left="none" fo:border-right="none" fo:border-top="0.0008in solid #000000"/>
      <style:text-properties fo:color="#000000" style:font-name="Tahoma" fo:font-size="10pt" style:font-name-asian="Tahoma1" style:font-size-asian="10pt" style:font-name-complex="Tahoma1" style:font-size-complex="10pt"/>
    </style:style>
    <style:style style:name="ce74" style:family="table-cell" style:parent-style-name="Default" style:data-style-name="N0">
      <style:table-cell-properties fo:border-bottom="0.0008in solid #000000" fo:background-color="#ffffff" fo:border-left="none" fo:border-right="none" fo:border-top="0.0008in solid #000000"/>
      <style:text-properties fo:color="#000000" style:font-name="Tahoma" fo:font-size="10pt" style:font-name-asian="Tahoma1" style:font-size-asian="10pt" style:font-name-complex="Tahoma1" style:font-size-complex="10pt"/>
    </style:style>
    <style:style style:name="ce75" style:family="table-cell" style:parent-style-name="Default" style:data-style-name="N0">
      <style:table-cell-properties fo:border-bottom="0.0008in solid #000000" fo:background-color="#0070c0" fo:border-left="none" fo:border-right="0.0008in solid #000000" fo:border-top="0.0008in solid #000000"/>
      <style:text-properties fo:color="#000000" style:font-name="Tahoma" fo:font-size="10pt" style:font-name-asian="Tahoma1" style:font-size-asian="10pt" style:font-name-complex="Tahoma1" style:font-size-complex="10pt"/>
    </style:style>
    <style:style style:name="ce76" style:family="table-cell" style:parent-style-name="Default" style:data-style-name="N0">
      <style:table-cell-properties fo:border-bottom="0.0008in solid #000000" fo:background-color="#ffffff" fo:border-left="none" fo:border-right="0.0008in solid #000000" fo:border-top="none"/>
      <style:text-properties fo:color="#000000" style:font-name="Tahoma" fo:font-size="10pt" style:font-name-asian="Tahoma1" style:font-size-asian="10pt" style:font-name-complex="Tahoma1" style:font-size-complex="10pt"/>
    </style:style>
    <style:style style:name="ce77" style:family="table-cell" style:parent-style-name="Default" style:data-style-name="N0">
      <style:table-cell-properties fo:border-bottom="0.0008in solid #000000" fo:background-color="#ffffff" fo:border-left="none" fo:border-right="0.0008in solid #000000" fo:border-top="0.0008in solid #000000"/>
      <style:text-properties fo:color="#000000" style:font-name="Tahoma" fo:font-size="10pt" style:font-name-asian="Tahoma1" style:font-size-asian="10pt" style:font-name-complex="Tahoma1" style:font-size-complex="10pt"/>
    </style:style>
    <style:style style:name="ce78" style:family="table-cell" style:parent-style-name="Default" style:data-style-name="N0">
      <style:table-cell-properties fo:border-bottom="0.0008in solid #000000" fo:background-color="#0070c0" fo:border-left="0.0008in solid #000000" fo:border-right="none" fo:border-top="0.0008in solid #000000" style:vertical-align="automatic"/>
      <style:text-properties fo:color="#000000" style:font-name="Tahoma" fo:font-size="10pt" style:font-name-asian="Tahoma1" style:font-size-asian="10pt" style:font-name-complex="Tahoma1" style:font-size-complex="10pt"/>
    </style:style>
    <style:style style:name="ce79" style:family="table-cell" style:parent-style-name="Default" style:data-style-name="N0">
      <style:table-cell-properties fo:background-color="#ffffff" style:text-align-source="fix" style:repeat-content="false" fo:border="0.0008in solid #000000" style:vertical-align="automatic"/>
      <style:paragraph-properties fo:text-align="center"/>
      <style:text-properties fo:color="#000000" style:font-name="Tahoma" fo:font-size="10pt" style:font-name-asian="Tahoma1" style:font-size-asian="10pt" style:font-name-complex="Tahoma1" style:font-size-complex="10pt"/>
    </style:style>
    <style:style style:name="ce80" style:family="table-cell" style:parent-style-name="Default" style:data-style-name="N0">
      <style:table-cell-properties fo:border-bottom="0.0008in solid #000000" fo:background-color="#0070c0" fo:border-left="none" fo:border-right="0.0008in solid #000000" fo:border-top="0.0008in solid #000000" style:vertical-align="automatic"/>
      <style:text-properties fo:color="#000000" style:font-name="Tahoma" fo:font-size="10pt" style:font-name-asian="Tahoma1" style:font-size-asian="10pt" style:font-name-complex="Tahoma1" style:font-size-complex="10pt"/>
    </style:style>
    <style:style style:name="ce81" style:family="table-cell" style:parent-style-name="Default" style:data-style-name="N0">
      <style:table-cell-properties fo:border-bottom="0.0008in solid #000000" fo:background-color="#0070c0" fo:border-left="none" fo:border-right="none" fo:border-top="0.0008in solid #000000" style:vertical-align="automatic"/>
      <style:text-properties fo:color="#000000" style:font-name="Tahoma" fo:font-size="10pt" style:font-name-asian="Tahoma1" style:font-size-asian="10pt" style:font-name-complex="Tahoma1" style:font-size-complex="10pt"/>
    </style:style>
    <style:style style:name="ce82" style:family="table-cell" style:parent-style-name="Default" style:data-style-name="N8084">
      <style:table-cell-properties fo:background-color="#ffffff" style:text-align-source="fix" style:repeat-content="false" fo:border="0.0008in solid #000000" style:vertical-align="middle"/>
      <style:paragraph-properties fo:text-align="center"/>
      <style:text-properties fo:color="#000000" style:font-name="Tahoma" fo:font-size="10pt" style:font-name-asian="Tahoma1" style:font-size-asian="10pt" style:font-name-complex="Tahoma1" style:font-size-complex="10pt"/>
    </style:style>
    <style:style style:name="ce83" style:family="table-cell" style:parent-style-name="Default" style:data-style-name="N84">
      <style:table-cell-properties fo:background-color="#ffffff" style:text-align-source="fix" style:repeat-content="false" fo:border="0.0008in solid #000000" style:vertical-align="middle"/>
      <style:paragraph-properties fo:text-align="center"/>
      <style:text-properties fo:color="#000000" style:font-name="Tahoma" fo:font-size="10pt" style:font-name-asian="Tahoma1" style:font-size-asian="10pt" style:font-name-complex="Tahoma1" style:font-size-complex="10pt"/>
    </style:style>
    <style:style style:name="ce84" style:family="table-cell" style:parent-style-name="Default" style:data-style-name="N0">
      <style:table-cell-properties fo:border-bottom="none" fo:background-color="#ffffff" fo:border-left="none" fo:border-right="0.0008in solid #000000" fo:border-top="none"/>
      <style:text-properties style:font-name="Tahoma" fo:font-size="10pt" style:font-name-asian="Tahoma1" style:font-size-asian="10pt" style:font-name-complex="Tahoma1" style:font-size-complex="10pt"/>
    </style:style>
    <style:style style:name="ce85" style:family="table-cell" style:parent-style-name="Default" style:data-style-name="N0">
      <style:table-cell-properties fo:border-bottom="0.0008in solid #000000" fo:background-color="#ffffcc" fo:border-left="none" fo:border-right="0.0008in solid #000000" fo:border-top="0.0008in solid #000000"/>
      <style:text-properties style:font-name="Tahoma" fo:font-size="10pt" style:font-name-asian="Tahoma1" style:font-size-asian="10pt" style:font-name-complex="Tahoma1" style:font-size-complex="10pt"/>
    </style:style>
    <style:style style:name="ce86" style:family="table-cell" style:parent-style-name="Default" style:data-style-name="N0">
      <style:table-cell-properties fo:border-bottom="0.0008in solid #000000" fo:background-color="#ffffff" fo:border-left="none" fo:border-right="0.0008in solid #000000" fo:border-top="none"/>
      <style:text-properties style:font-name="Tahoma" fo:font-size="10pt" style:font-name-asian="Tahoma1" style:font-size-asian="10pt" style:font-name-complex="Tahoma1" style:font-size-complex="10pt"/>
    </style:style>
    <style:style style:name="ce87" style:family="table-cell" style:parent-style-name="Normal_20_6" style:data-style-name="N127">
      <style:table-cell-properties fo:border-bottom="none" fo:background-color="#ffffff" style:cell-protect="protected" style:print-content="true" fo:border-left="none" fo:border-right="0.0008in solid #000000" fo:border-top="none" style:vertical-align="automatic"/>
      <style:text-properties style:font-name="Tahoma" fo:font-size="10pt" style:font-name-asian="Tahoma1" style:font-size-asian="10pt" style:font-name-complex="Tahoma1" style:font-size-complex="10pt"/>
    </style:style>
    <style:style style:name="ce88" style:family="table-cell" style:parent-style-name="Default" style:data-style-name="N0">
      <style:table-cell-properties fo:border-bottom="none" fo:background-color="#ffffff" fo:border-left="none" fo:border-right="0.0008in solid #000000" fo:border-top="none"/>
      <style:text-properties fo:color="#000000" style:font-name="Tahoma" fo:font-size="10pt" style:font-name-asian="Tahoma1" style:font-size-asian="10pt" style:font-name-complex="Tahoma1" style:font-size-complex="10pt"/>
    </style:style>
    <style:style style:name="ce89" style:family="table-cell" style:parent-style-name="Default" style:data-style-name="N0">
      <style:text-properties style:font-name="Tahoma" fo:font-size="10pt" style:font-name-asian="Tahoma1" style:font-size-asian="10pt" style:font-name-complex="Tahoma1" style:font-size-complex="10pt"/>
    </style:style>
    <style:style style:name="ce90" style:family="table-cell" style:parent-style-name="Normal_20_6" style:data-style-name="N127">
      <style:table-cell-properties fo:border-bottom="0.0008in solid #000000" fo:background-color="#ffffcc" style:cell-protect="protected" style:print-content="true" fo:border-left="0.0008in solid #000000" fo:border-right="none" fo:border-top="0.0008in solid #000000" style:vertical-align="automatic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91" style:family="table-cell" style:parent-style-name="Default" style:data-style-name="N0">
      <style:table-cell-properties fo:border-bottom="none" fo:border-left="0.0008in solid #000000" fo:border-right="none" fo:border-top="none"/>
      <style:text-properties style:font-name="Tahoma" fo:font-size="10pt" style:font-name-asian="Tahoma1" style:font-size-asian="10pt" style:font-name-complex="Tahoma1" style:font-size-complex="10pt"/>
    </style:style>
    <style:style style:name="ce92" style:family="table-cell" style:parent-style-name="Normal_20_6" style:data-style-name="N127">
      <style:table-cell-properties fo:border-bottom="0.0008in solid #000000" fo:background-color="#ffffff" style:cell-protect="protected" style:print-content="true" fo:border-left="0.0008in solid #000000" fo:border-right="none" fo:border-top="none" style:vertical-align="automatic"/>
      <style:text-properties style:font-name="Tahoma" fo:font-size="10pt" style:font-name-asian="Tahoma1" style:font-size-asian="10pt" style:font-name-complex="Tahoma1" style:font-size-complex="10pt"/>
    </style:style>
    <style:style style:name="ce93" style:family="table-cell" style:parent-style-name="Normal_20_6" style:data-style-name="N127">
      <style:table-cell-properties fo:border-bottom="0.0008in solid #000000" fo:background-color="#ffffcc" style:cell-protect="protected" style:print-content="true" fo:border-left="none" fo:border-right="none" fo:border-top="0.0008in solid #000000" style:vertical-align="automatic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94" style:family="table-cell" style:parent-style-name="Normal_20_6" style:data-style-name="N127">
      <style:table-cell-properties fo:background-color="#ffffff" style:cell-protect="protected" style:print-content="true" style:vertical-align="automatic"/>
      <style:text-properties style:font-name="Tahoma" fo:font-size="10pt" fo:font-style="italic" fo:font-weight="bold" style:font-name-asian="Tahoma1" style:font-size-asian="10pt" style:font-style-asian="italic" style:font-weight-asian="bold" style:font-name-complex="Tahoma1" style:font-size-complex="10pt" style:font-style-complex="italic" style:font-weight-complex="bold"/>
    </style:style>
    <style:style style:name="ce95" style:family="table-cell" style:parent-style-name="Normal_20_6" style:data-style-name="N127">
      <style:table-cell-properties fo:background-color="#ffffff" style:cell-protect="protected" style:print-content="true" style:vertical-align="automatic"/>
      <style:text-properties style:font-name="Tahoma" fo:font-size="10pt" fo:font-style="italic" style:text-underline-style="solid" style:text-underline-width="auto" style:text-underline-color="font-color" fo:font-weight="bold" style:font-name-asian="Tahoma1" style:font-size-asian="10pt" style:font-style-asian="italic" style:font-weight-asian="bold" style:font-name-complex="Tahoma1" style:font-size-complex="10pt" style:font-style-complex="italic" style:font-weight-complex="bold"/>
    </style:style>
    <style:style style:name="ce96" style:family="table-cell" style:parent-style-name="Normal_20_6" style:data-style-name="N127">
      <style:table-cell-properties fo:background-color="#ffffff" style:cell-protect="protected" style:print-content="true" style:vertical-align="automatic"/>
      <style:text-properties style:font-name="Tahoma" fo:font-size="10pt" fo:font-style="italic" style:text-underline-style="solid" style:text-underline-width="auto" style:text-underline-color="font-color" style:font-name-asian="Tahoma1" style:font-size-asian="10pt" style:font-style-asian="italic" style:font-name-complex="Tahoma1" style:font-size-complex="10pt" style:font-style-complex="italic"/>
    </style:style>
    <style:style style:name="ce97" style:family="table-cell" style:parent-style-name="Normal_20_6" style:data-style-name="N127">
      <style:table-cell-properties fo:background-color="#ffffff" style:cell-protect="protected" style:print-content="true" style:vertical-align="automatic"/>
      <style:text-properties fo:color="#ff0000" style:font-name="Tahoma" fo:font-size="10pt" fo:font-style="italic" style:text-underline-style="solid" style:text-underline-width="auto" style:text-underline-color="font-color" style:font-name-asian="Tahoma1" style:font-size-asian="10pt" style:font-style-asian="italic" style:font-name-complex="Tahoma1" style:font-size-complex="10pt" style:font-style-complex="italic"/>
    </style:style>
    <style:style style:name="ce98" style:family="table-cell" style:parent-style-name="Normal_20_6" style:data-style-name="N127">
      <style:table-cell-properties fo:background-color="#ffffff" style:cell-protect="protected" style:print-content="true" style:vertical-align="automatic"/>
      <style:text-properties fo:color="#ff0000" style:font-name="Tahoma" fo:font-size="10pt" fo:font-style="italic" style:font-name-asian="Tahoma1" style:font-size-asian="10pt" style:font-style-asian="italic" style:font-name-complex="Tahoma1" style:font-size-complex="10pt" style:font-style-complex="italic"/>
    </style:style>
    <style:style style:name="ce99" style:family="table-cell" style:parent-style-name="Default" style:data-style-name="N0">
      <style:table-cell-properties fo:background-color="#ffffff" style:vertical-align="automatic"/>
      <style:text-properties style:font-name="Tahoma" fo:font-size="10pt" style:font-name-asian="Tahoma1" style:font-size-asian="10pt" style:font-name-complex="Tahoma1" style:font-size-complex="10pt"/>
    </style:style>
    <style:style style:name="ce100" style:family="table-cell" style:parent-style-name="Normal_20_6" style:data-style-name="N127">
      <style:table-cell-properties fo:background-color="#ffffff" style:cell-protect="protected" style:print-content="true" style:vertical-align="automatic"/>
      <style:text-properties fo:color="#000000" style:font-name="Tahoma" fo:font-size="10pt" fo:font-style="italic" style:text-underline-style="solid" style:text-underline-width="auto" style:text-underline-color="font-color" style:font-name-asian="Tahoma1" style:font-size-asian="10pt" style:font-style-asian="italic" style:font-name-complex="Tahoma1" style:font-size-complex="10pt" style:font-style-complex="italic"/>
    </style:style>
    <style:style style:name="ce101" style:family="table-cell" style:parent-style-name="Normal_20_6" style:data-style-name="N127">
      <style:table-cell-properties fo:border-bottom="0.0008in solid #000000" fo:background-color="#ffffff" style:cell-protect="protected" style:print-content="true" fo:border-left="none" fo:border-right="none" fo:border-top="none" style:vertical-align="automatic"/>
      <style:text-properties style:font-name="Tahoma" fo:font-size="10pt" style:font-name-asian="Tahoma1" style:font-size-asian="10pt" style:font-name-complex="Tahoma1" style:font-size-complex="10pt"/>
    </style:style>
    <style:style style:name="ce10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Tahoma" fo:font-size="10pt" style:font-name-asian="Tahoma1" style:font-size-asian="10pt" style:font-name-complex="Tahoma1" style:font-size-complex="10pt"/>
    </style:style>
    <style:style style:name="ce103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style:font-name="Tahoma" fo:font-size="10pt" style:font-name-asian="Tahoma1" style:font-size-asian="10pt" style:font-name-complex="Tahoma1" style:font-size-complex="10pt"/>
    </style:style>
    <style:style style:name="ce104" style:family="table-cell" style:parent-style-name="Normal_20_6" style:data-style-name="N0">
      <style:table-cell-properties fo:background-color="#ffffff" style:cell-protect="protected" style:print-content="true" style:vertical-align="automatic"/>
      <style:text-properties style:font-name="Tahoma" fo:font-size="10pt" style:font-name-asian="Tahoma1" style:font-size-asian="10pt" style:font-name-complex="Tahoma1" style:font-size-complex="10pt"/>
    </style:style>
    <style:style style:name="ce105" style:family="table-cell" style:parent-style-name="Normal_20_6" style:data-style-name="N0">
      <style:table-cell-properties fo:border-bottom="0.0008in solid #000000" fo:background-color="#ffffcc" style:cell-protect="protected" style:print-content="true" fo:border-left="none" fo:border-right="none" fo:border-top="0.0008in solid #000000" style:vertical-align="automatic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106" style:family="table-cell" style:parent-style-name="Default" style:data-style-name="N0">
      <style:table-cell-properties fo:background-color="transparent" style:vertical-align="automatic"/>
      <style:text-properties style:font-name="Tahoma" fo:font-size="10pt" style:font-name-asian="Tahoma1" style:font-size-asian="10pt" style:font-name-complex="Tahoma1" style:font-size-complex="10pt"/>
    </style:style>
    <style:style style:name="ce107" style:family="table-cell" style:parent-style-name="Normal_20_6" style:data-style-name="N127">
      <style:table-cell-properties fo:background-color="#ffffff" style:cell-protect="protected" style:print-content="true" style:vertical-align="automatic"/>
      <style:text-properties fo:color="#c00000" style:font-name="Tahoma" fo:font-size="10pt" style:font-name-asian="Tahoma1" style:font-size-asian="10pt" style:font-name-complex="Tahoma1" style:font-size-complex="10pt"/>
    </style:style>
    <style:style style:name="ce108" style:family="table-cell" style:parent-style-name="Default" style:data-style-name="N0">
      <style:table-cell-properties fo:background-color="transparent" style:vertical-align="automatic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109" style:family="table-cell" style:parent-style-name="Default" style:data-style-name="N0">
      <style:table-cell-properties fo:background-color="#ffffff" style:vertical-align="automatic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110" style:family="table-cell" style:parent-style-name="Normal_20_6" style:data-style-name="N127">
      <style:table-cell-properties fo:background-color="#ffffff" style:cell-protect="protected" style:print-content="true" style:vertical-align="automatic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111" style:family="table-cell" style:parent-style-name="Normal_20_6" style:data-style-name="N127">
      <style:table-cell-properties fo:background-color="#ffcc99" style:cell-protect="protected" style:print-content="true" style:vertical-align="automatic"/>
      <style:text-properties style:font-name="Tahoma" fo:font-size="10pt" style:font-name-asian="Tahoma1" style:font-size-asian="10pt" style:font-name-complex="Tahoma1" style:font-size-complex="10pt"/>
    </style:style>
    <style:style style:name="ce112" style:family="table-cell" style:parent-style-name="Normal_20_6" style:data-style-name="N127">
      <style:table-cell-properties fo:border-bottom="none" fo:background-color="#ffffff" style:cell-protect="protected" style:print-content="true" fo:border-left="none" fo:border-right="none" fo:border-top="0.0008in solid #000000" style:vertical-align="automatic"/>
      <style:text-properties style:font-name="Tahoma" fo:font-size="10pt" style:font-name-asian="Tahoma1" style:font-size-asian="10pt" style:font-name-complex="Tahoma1" style:font-size-complex="10pt"/>
    </style:style>
    <style:style style:name="ce113" style:family="table-cell" style:parent-style-name="Normal_20_6" style:data-style-name="N127">
      <style:table-cell-properties fo:border-bottom="none" fo:background-color="#ffffff" style:cell-protect="protected" style:print-content="true" fo:border-left="none" fo:border-right="0.0008in solid #000000" fo:border-top="0.0008in solid #000000" style:vertical-align="automatic"/>
      <style:text-properties style:font-name="Tahoma" fo:font-size="10pt" style:font-name-asian="Tahoma1" style:font-size-asian="10pt" style:font-name-complex="Tahoma1" style:font-size-complex="10pt"/>
    </style:style>
    <style:style style:name="ce114" style:family="table-cell" style:parent-style-name="Normal_20_6" style:data-style-name="N127">
      <style:table-cell-properties fo:border-bottom="0.0008in solid #000000" fo:background-color="#ffffcc" style:cell-protect="protected" style:print-content="true" fo:border-left="none" fo:border-right="0.0008in solid #000000" fo:border-top="0.0008in solid #000000" style:vertical-align="automatic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1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Tahoma" fo:font-size="10pt" style:font-name-asian="Tahoma1" style:font-size-asian="10pt" style:font-name-complex="Tahoma1" style:font-size-complex="10pt"/>
    </style:style>
    <style:style style:name="ce116" style:family="table-cell" style:parent-style-name="Normal_20_6" style:data-style-name="N127">
      <style:table-cell-properties fo:border-bottom="0.0008in solid #000000" fo:background-color="#ffffff" style:cell-protect="protected" style:print-content="true" fo:border-left="none" fo:border-right="0.0008in solid #000000" fo:border-top="none" style:vertical-align="automatic"/>
      <style:text-properties style:font-name="Tahoma" fo:font-size="10pt" style:font-name-asian="Tahoma1" style:font-size-asian="10pt" style:font-name-complex="Tahoma1" style:font-size-complex="10pt"/>
    </style:style>
    <style:style style:name="gr1" style:family="graphic">
      <style:graphic-properties draw:stroke="solid" svg:stroke-width="0.028in" svg:stroke-color="#385d8a" svg:stroke-opacity="100%" draw:fill="solid" draw:fill-color="#4f81bd" draw:opacity="100%" draw:textarea-horizontal-align="left" draw:textarea-vertical-align="middle" draw:auto-grow-height="false" draw:auto-grow-width="false" fo:padding-top="0.05in" fo:padding-bottom="0.05in" fo:padding-left="0.1in" fo:padding-right="0.1in" fo:wrap-option="wrap"/>
    </style:style>
    <style:style style:name="gr2" style:family="graphic">
      <style:graphic-properties draw:stroke="solid" svg:stroke-width="0.028in" svg:stroke-color="#385d8a" svg:stroke-opacity="100%" draw:fill="solid" draw:fill-color="#4f81bd" draw:opacity="100%" draw:textarea-horizontal-align="center" draw:textarea-vertical-align="middle" draw:auto-grow-height="false" draw:auto-grow-width="false" fo:padding-top="0.05in" fo:padding-bottom="0.05in" fo:padding-left="0.1in" fo:padding-right="0.1in" fo:wrap-option="wrap"/>
    </style:style>
    <style:style style:name="gr3" style:family="graphic">
      <style:graphic-properties draw:stroke="solid" svg:stroke-width="0.0102in" svg:stroke-color="#4a7ebb" draw:marker-end="a3" svg:stroke-opacity="100%" draw:fill="none" fo:padding-top="-0.0087in" fo:padding-bottom="-0.0087in" fo:padding-left="-0.0087in" fo:padding-right="-0.0087in"/>
    </style:style>
    <style:style style:name="gr4" style:family="graphic">
      <style:graphic-properties draw:stroke="solid" svg:stroke-width="0.0102in" svg:stroke-color="#4a7ebb" draw:marker-end="a13" svg:stroke-opacity="100%" draw:fill="none" fo:padding-top="-0.0087in" fo:padding-bottom="-0.0087in" fo:padding-left="-0.0087in" fo:padding-right="-0.0087in"/>
    </style:style>
    <style:style style:name="gr5" style:family="graphic">
      <style:graphic-properties draw:stroke="solid" svg:stroke-width="0.0102in" svg:stroke-color="#4a7ebb" draw:marker-end="a33" svg:stroke-opacity="100%" draw:fill="none" fo:padding-top="-0.0087in" fo:padding-bottom="-0.0087in" fo:padding-left="-0.0087in" fo:padding-right="-0.0087in"/>
    </style:style>
    <style:style style:name="gr6" style:family="graphic">
      <style:graphic-properties draw:stroke="solid" svg:stroke-width="0.0102in" svg:stroke-color="#4a7ebb" draw:marker-end="a21" svg:stroke-opacity="100%" draw:fill="none" fo:padding-top="-0.0087in" fo:padding-bottom="-0.0087in" fo:padding-left="-0.0087in" fo:padding-right="-0.0087in"/>
    </style:style>
    <style:style style:name="gr7" style:family="graphic">
      <style:graphic-properties draw:stroke="solid" svg:stroke-width="0.0102in" svg:stroke-color="#4a7ebb" draw:marker-end="a26" svg:stroke-opacity="100%" draw:fill="none" fo:padding-top="-0.0087in" fo:padding-bottom="-0.0087in" fo:padding-left="-0.0087in" fo:padding-right="-0.0087in"/>
    </style:style>
    <style:style style:name="gr8" style:family="graphic">
      <style:graphic-properties draw:stroke="solid" svg:stroke-width="0.0102in" svg:stroke-color="#4a7ebb" draw:marker-end="a31" svg:stroke-opacity="100%" draw:fill="none" fo:padding-top="-0.0087in" fo:padding-bottom="-0.0087in" fo:padding-left="-0.0087in" fo:padding-right="-0.0087in"/>
    </style:style>
    <style:style style:name="gr9" style:family="graphic">
      <style:graphic-properties draw:stroke="solid" svg:stroke-width="0.0102in" svg:stroke-color="#4a7ebb" draw:marker-end="a35" svg:stroke-opacity="100%" draw:fill="none" fo:padding-top="-0.0087in" fo:padding-bottom="-0.0087in" fo:padding-left="-0.0087in" fo:padding-right="-0.0087in"/>
    </style:style>
    <style:style style:name="gr10" style:family="graphic">
      <style:graphic-properties draw:stroke="none" draw:fill="gradient" draw:fill-gradient-name="a40" draw:textarea-horizontal-align="left" draw:textarea-vertical-align="middle" draw:auto-grow-height="false" draw:auto-grow-width="false" fo:padding-top="0.05in" fo:padding-bottom="0.05in" fo:padding-left="0.1in" fo:padding-right="0.1in" fo:wrap-option="wrap" draw:shadow="visible" draw:shadow-offset-x="0in" draw:shadow-offset-y="0.0252in" draw:shadow-color="#000000" draw:shadow-opacity="35%"/>
    </style:style>
    <style:style style:name="gr11" style:family="graphic">
      <style:graphic-properties draw:stroke="none" draw:fill="gradient" draw:fill-gradient-name="a44" draw:textarea-horizontal-align="left" draw:textarea-vertical-align="middle" draw:auto-grow-height="false" draw:auto-grow-width="false" fo:padding-top="0.05in" fo:padding-bottom="0.05in" fo:padding-left="0.1in" fo:padding-right="0.1in" fo:wrap-option="wrap" draw:shadow="visible" draw:shadow-offset-x="0in" draw:shadow-offset-y="0.0252in" draw:shadow-color="#000000" draw:shadow-opacity="35%"/>
    </style:style>
    <style:style style:name="P1" style:family="paragraph">
      <style:paragraph-properties style:writing-mode="lr-tb" style:font-independent-line-spacing="false"/>
    </style:style>
    <style:style style:name="P2" style:family="paragraph">
      <style:paragraph-properties fo:margin-left="0in" fo:margin-right="0in" fo:margin-top="0in" fo:margin-bottom="0in" fo:line-height="100%" fo:text-align="center" fo:text-indent="0in" style:punctuation-wrap="hanging" style:writing-mode="lr-tb">
        <style:tab-stops/>
      </style:paragraph-properties>
    </style:style>
    <style:style style:name="T1" style:family="text">
      <style:text-properties fo:color="#ffffff" style:text-line-through-style="none" style:text-position="0% 100%" style:font-name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Wingdings" fo:font-size="10pt" fo:font-style="normal" fo:text-shadow="none" style:text-underline-style="none" fo:font-weight="bold" style:font-name-asian="Wingdings" style:font-size-asian="10pt" style:font-style-asian="normal" style:font-weight-asian="bold" style:font-name-complex="Wingdings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ChangeHistory" table:style-name="ta1" table:print-ranges="ChangeHistory.A1:ChangeHistory.G36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>
            <text:p>&lt;Project Name&gt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hange history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" office:value-type="string">
            <text:p>#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Version</text:p>
          </table:table-cell>
          <table:table-cell table:style-name="ce9" office:value-type="string">
            <text:p>Creator</text:p>
          </table:table-cell>
          <table:table-cell table:style-name="ce4" office:value-type="string">
            <text:p>Content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6"/>
          <table:table-cell table:style-name="ce8"/>
          <table:table-cell table:style-name="ce10"/>
          <table:table-cell table:style-name="ce12"/>
          <table:table-cell table:style-name="ce14" table:number-columns-repeated="1019"/>
        </table:table-row>
        <table:table-row table:style-name="ro2">
          <table:table-cell table:style-name="ce5"/>
          <table:table-cell table:style-name="ce7"/>
          <table:table-cell table:style-name="ce8"/>
          <table:table-cell table:style-name="ce10"/>
          <table:table-cell table:style-name="ce13"/>
          <table:table-cell table:style-name="ce15" table:number-columns-repeated="4"/>
          <table:table-cell table:style-name="ce14" table:number-columns-repeated="1015"/>
        </table:table-row>
        <table:table-row table:style-name="ro2">
          <table:table-cell table:style-name="ce5"/>
          <table:table-cell table:style-name="ce7"/>
          <table:table-cell table:style-name="ce8"/>
          <table:table-cell table:style-name="ce11"/>
          <table:table-cell table:style-name="ce13"/>
          <table:table-cell table:style-name="ce15" table:number-columns-repeated="4"/>
          <table:table-cell table:style-name="ce14" table:number-columns-repeated="1015"/>
        </table:table-row>
        <table:table-row table:style-name="ro2" table:number-rows-repeated="7">
          <table:table-cell table:style-name="ce5"/>
          <table:table-cell table:style-name="ce6"/>
          <table:table-cell table:style-name="ce8"/>
          <table:table-cell table:style-name="ce10"/>
          <table:table-cell table:style-name="ce13"/>
          <table:table-cell table:style-name="ce15" table:number-columns-repeated="4"/>
          <table:table-cell table:style-name="ce14" table:number-columns-repeated="1015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verview" table:style-name="ta2" table:print-ranges="Overview.A1:Overview.BJ93">
        <table:table-column table:style-name="co7" table:number-columns-repeated="61" table:default-cell-style-name="ce17"/>
        <table:table-column table:style-name="co8" table:default-cell-style-name="ce17"/>
        <table:table-column table:style-name="co7" table:number-columns-repeated="962" table:default-cell-style-name="ce17"/>
        <table:table-row table:style-name="ro2">
          <table:table-cell table:style-name="ce16" office:value-type="string" table:number-columns-spanned="6" table:number-rows-spanned="3">
            <text:p>Project</text:p>
          </table:table-cell>
          <table:covered-table-cell table:number-columns-repeated="5"/>
          <table:table-cell table:style-name="ce57" office:value-type="string" table:number-columns-spanned="44" table:number-rows-spanned="1">
            <text:p>Module/Sub System</text:p>
          </table:table-cell>
          <table:covered-table-cell table:style-name="ce57"/>
          <table:covered-table-cell table:number-columns-repeated="42" table:style-name="ce59"/>
          <table:table-cell table:style-name="ce57" office:value-type="string" table:number-columns-spanned="4" table:number-rows-spanned="1">
            <text:p>Creator</text:p>
          </table:table-cell>
          <table:covered-table-cell table:number-columns-repeated="3" table:style-name="ce59"/>
          <table:table-cell table:style-name="ce57" office:value-type="string" table:number-columns-spanned="4" table:number-rows-spanned="1">
            <text:p>Created Date</text:p>
          </table:table-cell>
          <table:covered-table-cell table:number-columns-repeated="3" table:style-name="ce59"/>
          <table:table-cell table:style-name="ce57" office:value-type="string" table:number-columns-spanned="4" table:number-rows-spanned="1">
            <text:p>Approved Date</text:p>
          </table:table-cell>
          <table:covered-table-cell table:number-columns-repeated="3" table:style-name="ce59"/>
          <table:table-cell table:number-columns-repeated="962"/>
        </table:table-row>
        <table:table-row table:style-name="ro3">
          <table:covered-table-cell table:number-columns-repeated="6"/>
          <table:table-cell table:style-name="ce58" table:number-columns-spanned="44" table:number-rows-spanned="2"/>
          <table:covered-table-cell table:style-name="ce58"/>
          <table:covered-table-cell table:number-columns-repeated="42"/>
          <table:table-cell table:style-name="ce58" table:number-columns-spanned="4" table:number-rows-spanned="2"/>
          <table:covered-table-cell table:number-columns-repeated="3"/>
          <table:table-cell table:style-name="ce82" office:value-type="date" office:date-value="2015-01-01" table:number-columns-spanned="4" table:number-rows-spanned="2">
            <text:p>2015-01-01</text:p>
          </table:table-cell>
          <table:covered-table-cell table:number-columns-repeated="3"/>
          <table:table-cell table:style-name="ce83" office:value-type="date" office:date-value="2015-02-01" table:number-columns-spanned="4" table:number-rows-spanned="2">
            <text:p>2015-02-01</text:p>
          </table:table-cell>
          <table:covered-table-cell table:number-columns-repeated="3"/>
          <table:table-cell table:number-columns-repeated="962"/>
        </table:table-row>
        <table:table-row table:style-name="ro2">
          <table:covered-table-cell table:number-columns-repeated="62"/>
          <table:table-cell table:number-columns-repeated="962"/>
        </table:table-row>
        <table:table-row table:style-name="ro2">
          <table:table-cell table:style-name="ce18"/>
          <table:table-cell table:number-columns-repeated="60"/>
          <table:table-cell table:style-name="ce84"/>
          <table:table-cell table:number-columns-repeated="962"/>
        </table:table-row>
        <table:table-row table:style-name="ro2">
          <table:table-cell table:style-name="ce19" office:value-type="string">
            <text:p>1. Module/Sub System overview</text:p>
          </table:table-cell>
          <table:table-cell table:style-name="ce26"/>
          <table:table-cell table:style-name="ce33" table:number-columns-repeated="59"/>
          <table:table-cell table:style-name="ce85"/>
          <table:table-cell table:number-columns-repeated="962"/>
        </table:table-row>
        <table:table-row table:style-name="ro4">
          <table:table-cell table:style-name="ce18"/>
          <table:table-cell table:style-name="ce27"/>
          <table:table-cell table:style-name="ce38"/>
          <table:table-cell table:number-columns-repeated="58"/>
          <table:table-cell table:style-name="ce84"/>
          <table:table-cell table:number-columns-repeated="962"/>
        </table:table-row>
        <table:table-row table:style-name="ro4" table:number-rows-repeated="3">
          <table:table-cell table:style-name="ce18"/>
          <table:table-cell table:number-columns-repeated="60"/>
          <table:table-cell table:style-name="ce84"/>
          <table:table-cell table:number-columns-repeated="962"/>
        </table:table-row>
        <table:table-row table:style-name="ro4">
          <table:table-cell table:style-name="ce18"/>
          <table:table-cell table:style-name="ce28"/>
          <table:table-cell table:number-columns-repeated="59"/>
          <table:table-cell table:style-name="ce84"/>
          <table:table-cell table:number-columns-repeated="962"/>
        </table:table-row>
        <table:table-row table:style-name="ro2">
          <table:table-cell table:style-name="ce18"/>
          <table:table-cell/>
          <table:table-cell table:style-name="ce39"/>
          <table:table-cell table:number-columns-repeated="58"/>
          <table:table-cell table:style-name="ce84"/>
          <table:table-cell table:number-columns-repeated="962"/>
        </table:table-row>
        <table:table-row table:style-name="ro4">
          <table:table-cell table:style-name="ce19" office:value-type="string">
            <text:p>2. Definitions, Acronyms, and Abbreviations</text:p>
          </table:table-cell>
          <table:table-cell table:style-name="ce26"/>
          <table:table-cell table:style-name="ce40"/>
          <table:table-cell table:style-name="ce33" table:number-columns-repeated="58"/>
          <table:table-cell table:style-name="ce85"/>
          <table:table-cell table:number-columns-repeated="962"/>
        </table:table-row>
        <table:table-row table:style-name="ro4">
          <table:table-cell table:style-name="ce18"/>
          <table:table-cell table:style-name="ce27"/>
          <table:table-cell table:style-name="ce28"/>
          <table:table-cell table:number-columns-repeated="58"/>
          <table:table-cell table:style-name="ce84"/>
          <table:table-cell table:number-columns-repeated="962"/>
        </table:table-row>
        <table:table-row table:style-name="ro4">
          <table:table-cell table:style-name="ce18"/>
          <table:table-cell table:style-name="ce27"/>
          <table:table-cell table:style-name="ce41" office:value-type="string">
            <text:p>No</text:p>
          </table:table-cell>
          <table:table-cell table:style-name="ce51" office:value-type="string">
            <text:p>Abbreviation</text:p>
          </table:table-cell>
          <table:table-cell table:style-name="ce56" table:number-columns-repeated="8"/>
          <table:table-cell table:style-name="ce65"/>
          <table:table-cell table:style-name="ce51" office:value-type="string">
            <text:p>Description</text:p>
          </table:table-cell>
          <table:table-cell table:style-name="ce56" table:number-columns-repeated="17"/>
          <table:table-cell table:style-name="ce65" table:number-columns-repeated="2"/>
          <table:table-cell table:number-columns-repeated="28"/>
          <table:table-cell table:style-name="ce84"/>
          <table:table-cell table:number-columns-repeated="962"/>
        </table:table-row>
        <table:table-row table:style-name="ro4">
          <table:table-cell table:style-name="ce18"/>
          <table:table-cell table:style-name="ce27"/>
          <table:table-cell table:style-name="ce42" office:value-type="float" office:value="1">
            <text:p>1</text:p>
          </table:table-cell>
          <table:table-cell table:style-name="ce52" table:number-columns-spanned="10" table:number-rows-spanned="1"/>
          <table:covered-table-cell table:number-columns-repeated="9"/>
          <table:table-cell table:style-name="ce52" table:number-columns-spanned="19" table:number-rows-spanned="1"/>
          <table:covered-table-cell table:number-columns-repeated="18"/>
          <table:table-cell table:number-columns-repeated="29"/>
          <table:table-cell table:style-name="ce84"/>
          <table:table-cell table:number-columns-repeated="962"/>
        </table:table-row>
        <table:table-row table:style-name="ro4">
          <table:table-cell table:style-name="ce18"/>
          <table:table-cell table:style-name="ce27"/>
          <table:table-cell table:style-name="ce42" office:value-type="float" office:value="2">
            <text:p>2</text:p>
          </table:table-cell>
          <table:table-cell table:style-name="ce52" table:number-columns-spanned="10" table:number-rows-spanned="1"/>
          <table:covered-table-cell table:number-columns-repeated="9"/>
          <table:table-cell table:style-name="ce52" table:number-columns-spanned="19" table:number-rows-spanned="1"/>
          <table:covered-table-cell table:number-columns-repeated="18"/>
          <table:table-cell table:number-columns-repeated="29"/>
          <table:table-cell table:style-name="ce84"/>
          <table:table-cell table:number-columns-repeated="962"/>
        </table:table-row>
        <table:table-row table:style-name="ro4">
          <table:table-cell table:style-name="ce18"/>
          <table:table-cell table:style-name="ce27"/>
          <table:table-cell table:style-name="ce43"/>
          <table:table-cell table:style-name="ce53" table:number-columns-repeated="30"/>
          <table:table-cell table:number-columns-repeated="28"/>
          <table:table-cell table:style-name="ce84"/>
          <table:table-cell table:number-columns-repeated="962"/>
        </table:table-row>
        <table:table-row table:style-name="ro2">
          <table:table-cell table:style-name="ce20" office:value-type="string">
            <text:p>3. Activity diagram</text:p>
          </table:table-cell>
          <table:table-cell table:style-name="ce29"/>
          <table:table-cell table:style-name="ce33" table:number-columns-repeated="59"/>
          <table:table-cell table:style-name="ce85"/>
          <table:table-cell table:number-columns-repeated="962"/>
        </table:table-row>
        <table:table-row table:style-name="ro2" table:number-rows-repeated="2">
          <table:table-cell table:style-name="ce21"/>
          <table:table-cell table:style-name="ce30"/>
          <table:table-cell table:style-name="ce38"/>
          <table:table-cell table:number-columns-repeated="58"/>
          <table:table-cell table:style-name="ce84"/>
          <table:table-cell table:number-columns-repeated="962"/>
        </table:table-row>
        <table:table-row table:style-name="ro2">
          <table:table-cell table:style-name="ce18"/>
          <table:table-cell/>
          <table:table-cell table:style-name="ce44"/>
          <table:table-cell table:number-columns-repeated="58"/>
          <table:table-cell table:style-name="ce84"/>
          <table:table-cell table:number-columns-repeated="962"/>
        </table:table-row>
        <table:table-row table:style-name="ro2">
          <table:table-cell table:style-name="ce18"/>
          <table:table-cell/>
          <table:table-cell table:style-name="ce45">
            <draw:custom-shape table:end-cell-address="Overview.D24" table:end-x="0.2in" table:end-y="0.1661in" draw:z-index="0" draw:name="Oval 5" draw:style-name="gr1" draw:text-style-name="P1" xml:id="id1" draw:id="id1" svg:width="0.4283in" svg:height="0.389in" svg:x="0in" svg:y="0.1327in">
              <text:p/>
    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7 / 2"/>
                <draw:equation draw:name="f9" draw:formula="?f5 + ?f8"/>
                <draw:equation draw:name="f10" draw:formula="?f4 - ?f3"/>
                <draw:equation draw:name="f11" draw:formula="?f10 / 2"/>
                <draw:equation draw:name="f12" draw:formula="?f3 + ?f11"/>
                <draw:equation draw:name="f13" draw:formula="5419351 / 1725033"/>
                <draw:equation draw:name="f14" draw:formula="2700000 + ?f2"/>
                <draw:equation draw:name="f15" draw:formula="?f14 * ?f13 / ?f1"/>
                <draw:equation draw:name="f16" draw:formula="0 - ?f15"/>
                <draw:equation draw:name="f17" draw:formula="sin(?f16)"/>
                <draw:equation draw:name="f18" draw:formula="0 - ?f17"/>
                <draw:equation draw:name="f19" draw:formula="?f18 * ?f11"/>
                <draw:equation draw:name="f20" draw:formula="cos(?f16)"/>
                <draw:equation draw:name="f21" draw:formula="0 - ?f20"/>
                <draw:equation draw:name="f22" draw:formula="?f21 * ?f8"/>
                <draw:equation draw:name="f23" draw:formula="?f12 - ?f19"/>
                <draw:equation draw:name="f24" draw:formula="?f12 + ?f19"/>
                <draw:equation draw:name="f25" draw:formula="?f9 - ?f22"/>
                <draw:equation draw:name="f26" draw:formula="?f9 + ?f22"/>
                <draw:equation draw:name="f27" draw:formula="21550000 - ?f2"/>
                <draw:equation draw:name="f28" draw:formula="if(?f27, ?f2, 21550000)"/>
                <draw:equation draw:name="f29" draw:formula="-21550000 - ?f28"/>
                <draw:equation draw:name="f30" draw:formula="if(?f29, -21550000, ?f28)"/>
                <draw:equation draw:name="f31" draw:formula="?f1 + ?f30"/>
                <draw:equation draw:name="f32" draw:formula="?f1 + ?f2"/>
                <draw:equation draw:name="f33" draw:formula="?f32 * ?f13 / ?f1"/>
                <draw:equation draw:name="f34" draw:formula="0 - ?f33"/>
                <draw:equation draw:name="f35" draw:formula="cos(?f34)"/>
                <draw:equation draw:name="f36" draw:formula="0 - ?f35"/>
                <draw:equation draw:name="f37" draw:formula="?f36 * ?f11"/>
                <draw:equation draw:name="f38" draw:formula="sin(?f34)"/>
                <draw:equation draw:name="f39" draw:formula="0 - ?f38"/>
                <draw:equation draw:name="f40" draw:formula="?f39 * ?f8"/>
                <draw:equation draw:name="f41" draw:formula="sqrt(?f37 * ?f37 + ?f40 * ?f40 + 0 * 0)"/>
                <draw:equation draw:name="f42" draw:formula="?f11 * ?f8 / ?f41"/>
                <draw:equation draw:name="f43" draw:formula="?f39 * ?f42"/>
                <draw:equation draw:name="f44" draw:formula="?f3 - ?f43"/>
                <draw:equation draw:name="f45" draw:formula="?f36 * ?f42"/>
                <draw:equation draw:name="f46" draw:formula="?f9 - ?f45"/>
                <draw:equation draw:name="f47" draw:formula="?f44 - ?f11"/>
                <draw:equation draw:name="f48" draw:formula="?f46 - ?f8"/>
                <draw:equation draw:name="f49" draw:formula="?f44 + ?f11"/>
                <draw:equation draw:name="f50" draw:formula="?f46 + ?f8"/>
                <draw:equation draw:name="f51" draw:formula="?f31 + ?f2"/>
                <draw:equation draw:name="f52" draw:formula="?f51 * ?f13 / ?f1"/>
                <draw:equation draw:name="f53" draw:formula="0 - ?f52"/>
                <draw:equation draw:name="f54" draw:formula="cos(?f53)"/>
                <draw:equation draw:name="f55" draw:formula="0 - ?f54"/>
                <draw:equation draw:name="f56" draw:formula="?f55 * ?f11"/>
                <draw:equation draw:name="f57" draw:formula="sin(?f53)"/>
                <draw:equation draw:name="f58" draw:formula="0 - ?f57"/>
                <draw:equation draw:name="f59" draw:formula="?f58 * ?f8"/>
                <draw:equation draw:name="f60" draw:formula="sqrt(?f56 * ?f56 + ?f59 * ?f59 + 0 * 0)"/>
                <draw:equation draw:name="f61" draw:formula="?f11 * ?f8 / ?f60"/>
                <draw:equation draw:name="f62" draw:formula="?f58 * ?f61"/>
                <draw:equation draw:name="f63" draw:formula="?f44 + ?f62"/>
                <draw:equation draw:name="f64" draw:formula="?f55 * ?f61"/>
                <draw:equation draw:name="f65" draw:formula="?f46 + ?f64"/>
                <draw:equation draw:name="f66" draw:formula="if(?f30, ?f3, ?f47)"/>
                <draw:equation draw:name="f67" draw:formula="if(?f30, ?f9, ?f48)"/>
                <draw:equation draw:name="f68" draw:formula="if(?f30, ?f3, ?f49)"/>
                <draw:equation draw:name="f69" draw:formula="if(?f30, ?f9, ?f50)"/>
                <draw:equation draw:name="f70" draw:formula="if(?f30, ?f47, ?f63)"/>
                <draw:equation draw:name="f71" draw:formula="if(?f30, ?f48, ?f65)"/>
                <draw:equation draw:name="f72" draw:formula="if(?f30, ?f49, ?f63)"/>
                <draw:equation draw:name="f73" draw:formula="if(?f30, ?f50, ?f65)"/>
                <draw:equation draw:name="f74" draw:formula="?f0 + ?f30"/>
                <draw:equation draw:name="f75" draw:formula="?f0 + ?f2"/>
                <draw:equation draw:name="f76" draw:formula="?f75 * ?f13 / ?f1"/>
                <draw:equation draw:name="f77" draw:formula="0 - ?f76"/>
                <draw:equation draw:name="f78" draw:formula="cos(?f77)"/>
                <draw:equation draw:name="f79" draw:formula="0 - ?f78"/>
                <draw:equation draw:name="f80" draw:formula="?f79 * ?f11"/>
                <draw:equation draw:name="f81" draw:formula="sin(?f77)"/>
                <draw:equation draw:name="f82" draw:formula="0 - ?f81"/>
                <draw:equation draw:name="f83" draw:formula="?f82 * ?f8"/>
                <draw:equation draw:name="f84" draw:formula="sqrt(?f80 * ?f80 + ?f83 * ?f83 + 0 * 0)"/>
                <draw:equation draw:name="f85" draw:formula="?f11 * ?f8 / ?f84"/>
                <draw:equation draw:name="f86" draw:formula="?f82 * ?f85"/>
                <draw:equation draw:name="f87" draw:formula="?f63 - ?f86"/>
                <draw:equation draw:name="f88" draw:formula="?f79 * ?f85"/>
                <draw:equation draw:name="f89" draw:formula="?f65 - ?f88"/>
                <draw:equation draw:name="f90" draw:formula="?f87 - ?f11"/>
                <draw:equation draw:name="f91" draw:formula="?f89 - ?f8"/>
                <draw:equation draw:name="f92" draw:formula="?f87 + ?f11"/>
                <draw:equation draw:name="f93" draw:formula="?f89 + ?f8"/>
                <draw:equation draw:name="f94" draw:formula="?f74 + ?f2"/>
                <draw:equation draw:name="f95" draw:formula="?f94 * ?f13 / ?f1"/>
                <draw:equation draw:name="f96" draw:formula="0 - ?f95"/>
                <draw:equation draw:name="f97" draw:formula="cos(?f96)"/>
                <draw:equation draw:name="f98" draw:formula="0 - ?f97"/>
                <draw:equation draw:name="f99" draw:formula="?f98 * ?f11"/>
                <draw:equation draw:name="f100" draw:formula="sin(?f96)"/>
                <draw:equation draw:name="f101" draw:formula="0 - ?f100"/>
                <draw:equation draw:name="f102" draw:formula="?f101 * ?f8"/>
                <draw:equation draw:name="f103" draw:formula="sqrt(?f99 * ?f99 + ?f102 * ?f102 + 0 * 0)"/>
                <draw:equation draw:name="f104" draw:formula="?f11 * ?f8 / ?f103"/>
                <draw:equation draw:name="f105" draw:formula="?f101 * ?f104"/>
                <draw:equation draw:name="f106" draw:formula="?f87 + ?f105"/>
                <draw:equation draw:name="f107" draw:formula="?f98 * ?f104"/>
                <draw:equation draw:name="f108" draw:formula="?f89 + ?f107"/>
                <draw:equation draw:name="f109" draw:formula="if(?f30, ?f63, ?f90)"/>
                <draw:equation draw:name="f110" draw:formula="if(?f30, ?f65, ?f91)"/>
                <draw:equation draw:name="f111" draw:formula="if(?f30, ?f63, ?f92)"/>
                <draw:equation draw:name="f112" draw:formula="if(?f30, ?f65, ?f93)"/>
                <draw:equation draw:name="f113" draw:formula="if(?f30, ?f90, ?f106)"/>
                <draw:equation draw:name="f114" draw:formula="if(?f30, ?f91, ?f108)"/>
                <draw:equation draw:name="f115" draw:formula="if(?f30, ?f92, ?f106)"/>
                <draw:equation draw:name="f116" draw:formula="if(?f30, ?f93, ?f108)"/>
                <draw:equation draw:name="f117" draw:formula="0 + ?f30"/>
                <draw:equation draw:name="f118" draw:formula="0 + ?f2"/>
                <draw:equation draw:name="f119" draw:formula="?f118 * ?f13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11"/>
                <draw:equation draw:name="f124" draw:formula="sin(?f120)"/>
                <draw:equation draw:name="f125" draw:formula="0 - ?f124"/>
                <draw:equation draw:name="f126" draw:formula="?f125 * ?f8"/>
                <draw:equation draw:name="f127" draw:formula="sqrt(?f123 * ?f123 + ?f126 * ?f126 + 0 * 0)"/>
                <draw:equation draw:name="f128" draw:formula="?f11 * ?f8 / ?f127"/>
                <draw:equation draw:name="f129" draw:formula="?f125 * ?f128"/>
                <draw:equation draw:name="f130" draw:formula="?f106 - ?f129"/>
                <draw:equation draw:name="f131" draw:formula="?f122 * ?f128"/>
                <draw:equation draw:name="f132" draw:formula="?f108 - ?f131"/>
                <draw:equation draw:name="f133" draw:formula="?f130 - ?f11"/>
                <draw:equation draw:name="f134" draw:formula="?f132 - ?f8"/>
                <draw:equation draw:name="f135" draw:formula="?f130 + ?f11"/>
                <draw:equation draw:name="f136" draw:formula="?f132 + ?f8"/>
                <draw:equation draw:name="f137" draw:formula="?f117 + ?f2"/>
                <draw:equation draw:name="f138" draw:formula="?f137 * ?f13 / ?f1"/>
                <draw:equation draw:name="f139" draw:formula="0 - ?f138"/>
                <draw:equation draw:name="f140" draw:formula="cos(?f139)"/>
                <draw:equation draw:name="f141" draw:formula="0 - ?f140"/>
                <draw:equation draw:name="f142" draw:formula="?f141 * ?f11"/>
                <draw:equation draw:name="f143" draw:formula="sin(?f139)"/>
                <draw:equation draw:name="f144" draw:formula="0 - ?f143"/>
                <draw:equation draw:name="f145" draw:formula="?f144 * ?f8"/>
                <draw:equation draw:name="f146" draw:formula="sqrt(?f142 * ?f142 + ?f145 * ?f145 + 0 * 0)"/>
                <draw:equation draw:name="f147" draw:formula="?f11 * ?f8 / ?f146"/>
                <draw:equation draw:name="f148" draw:formula="?f144 * ?f147"/>
                <draw:equation draw:name="f149" draw:formula="?f130 + ?f148"/>
                <draw:equation draw:name="f150" draw:formula="?f141 * ?f147"/>
                <draw:equation draw:name="f151" draw:formula="?f132 + ?f150"/>
                <draw:equation draw:name="f152" draw:formula="if(?f30, ?f106, ?f133)"/>
                <draw:equation draw:name="f153" draw:formula="if(?f30, ?f108, ?f134)"/>
                <draw:equation draw:name="f154" draw:formula="if(?f30, ?f106, ?f135)"/>
                <draw:equation draw:name="f155" draw:formula="if(?f30, ?f108, ?f136)"/>
                <draw:equation draw:name="f156" draw:formula="if(?f30, ?f133, ?f149)"/>
                <draw:equation draw:name="f157" draw:formula="if(?f30, ?f134, ?f151)"/>
                <draw:equation draw:name="f158" draw:formula="if(?f30, ?f135, ?f149)"/>
                <draw:equation draw:name="f159" draw:formula="if(?f30, ?f136, ?f151)"/>
                <draw:equation draw:name="f160" draw:formula="?f2 + ?f30"/>
                <draw:equation draw:name="f161" draw:formula="?f2 + ?f2"/>
                <draw:equation draw:name="f162" draw:formula="?f161 * ?f13 / ?f1"/>
                <draw:equation draw:name="f163" draw:formula="0 - ?f162"/>
                <draw:equation draw:name="f164" draw:formula="cos(?f163)"/>
                <draw:equation draw:name="f165" draw:formula="0 - ?f164"/>
                <draw:equation draw:name="f166" draw:formula="?f165 * ?f11"/>
                <draw:equation draw:name="f167" draw:formula="sin(?f163)"/>
                <draw:equation draw:name="f168" draw:formula="0 - ?f167"/>
                <draw:equation draw:name="f169" draw:formula="?f168 * ?f8"/>
                <draw:equation draw:name="f170" draw:formula="sqrt(?f166 * ?f166 + ?f169 * ?f169 + 0 * 0)"/>
                <draw:equation draw:name="f171" draw:formula="?f11 * ?f8 / ?f170"/>
                <draw:equation draw:name="f172" draw:formula="?f168 * ?f171"/>
                <draw:equation draw:name="f173" draw:formula="?f149 - ?f172"/>
                <draw:equation draw:name="f174" draw:formula="?f165 * ?f171"/>
                <draw:equation draw:name="f175" draw:formula="?f151 - ?f174"/>
                <draw:equation draw:name="f176" draw:formula="?f173 - ?f11"/>
                <draw:equation draw:name="f177" draw:formula="?f175 - ?f8"/>
                <draw:equation draw:name="f178" draw:formula="?f173 + ?f11"/>
                <draw:equation draw:name="f179" draw:formula="?f175 + ?f8"/>
                <draw:equation draw:name="f180" draw:formula="?f160 + ?f2"/>
                <draw:equation draw:name="f181" draw:formula="?f180 * ?f13 / ?f1"/>
                <draw:equation draw:name="f182" draw:formula="0 - ?f181"/>
                <draw:equation draw:name="f183" draw:formula="cos(?f182)"/>
                <draw:equation draw:name="f184" draw:formula="0 - ?f183"/>
                <draw:equation draw:name="f185" draw:formula="?f184 * ?f11"/>
                <draw:equation draw:name="f186" draw:formula="sin(?f182)"/>
                <draw:equation draw:name="f187" draw:formula="0 - ?f186"/>
                <draw:equation draw:name="f188" draw:formula="?f187 * ?f8"/>
                <draw:equation draw:name="f189" draw:formula="sqrt(?f185 * ?f185 + ?f188 * ?f188 + 0 * 0)"/>
                <draw:equation draw:name="f190" draw:formula="?f11 * ?f8 / ?f189"/>
                <draw:equation draw:name="f191" draw:formula="?f187 * ?f190"/>
                <draw:equation draw:name="f192" draw:formula="?f173 + ?f191"/>
                <draw:equation draw:name="f193" draw:formula="?f184 * ?f190"/>
                <draw:equation draw:name="f194" draw:formula="?f175 + ?f193"/>
                <draw:equation draw:name="f195" draw:formula="if(?f30, ?f149, ?f176)"/>
                <draw:equation draw:name="f196" draw:formula="if(?f30, ?f151, ?f177)"/>
                <draw:equation draw:name="f197" draw:formula="if(?f30, ?f149, ?f178)"/>
                <draw:equation draw:name="f198" draw:formula="if(?f30, ?f151, ?f179)"/>
                <draw:equation draw:name="f199" draw:formula="if(?f30, ?f176, ?f192)"/>
                <draw:equation draw:name="f200" draw:formula="if(?f30, ?f177, ?f194)"/>
                <draw:equation draw:name="f201" draw:formula="if(?f30, ?f178, ?f192)"/>
                <draw:equation draw:name="f202" draw:formula="if(?f30, ?f179, ?f194)"/>
              </draw:enhanced-geometry>
            </draw:custom-shape>
          </table:table-cell>
          <table:table-cell table:number-columns-repeated="6"/>
          <table:table-cell>
            <draw:custom-shape table:end-cell-address="Overview.Q25" table:end-x="0.137in" table:end-y="0.0657in" draw:z-index="2" draw:name="Rectangle 7" draw:style-name="gr2" draw:text-style-name="P1" xml:id="id2" draw:id="id2" svg:width="1.735in" svg:height="0.5705in" svg:x="0in" svg:y="0.0283in">
              <text:p text:style-name="P2"><text:span text:style-name="T1">Tentative</text:span></text:p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11"/>
          <table:table-cell>
            <draw:custom-shape table:end-cell-address="Overview.AC25" table:end-x="0.1075in" table:end-y="0.0657in" draw:z-index="3" draw:name="Rectangle 8" draw:style-name="gr2" draw:text-style-name="P1" xml:id="id3" draw:id="id3" svg:width="1.5079in" svg:height="0.5705in" svg:x="0.1976in" svg:y="0.0283in">
              <text:p text:style-name="P2"><text:span text:style-name="T1">On going</text:span></text:p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12"/>
          <table:table-cell>
            <draw:custom-shape table:end-cell-address="Overview.AP25" table:end-x="0.0449in" table:end-y="0.0657in" draw:z-index="5" draw:name="Rectangle 10" draw:style-name="gr2" draw:text-style-name="P1" xml:id="id4" draw:id="id4" svg:width="1.5075in" svg:height="0.5705in" svg:x="0.1358in" svg:y="0.0283in">
              <text:p text:style-name="P2"><text:span text:style-name="T1">Closing</text:span></text:p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12"/>
          <table:table-cell>
            <draw:custom-shape table:end-cell-address="Overview.BB25" table:end-x="0.2091in" table:end-y="0.0657in" draw:z-index="6" draw:name="Rectangle 11" draw:style-name="gr2" draw:text-style-name="P1" xml:id="id5" draw:id="id5" svg:width="1.5063in" svg:height="0.5705in" svg:x="0.0728in" svg:y="0.0283in">
              <text:p text:style-name="P2"><text:span text:style-name="T1">Closed</text:span></text:p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"/>
          <table:table-cell>
            <draw:custom-shape table:end-cell-address="Overview.BH24" table:end-x="0.0976in" table:end-y="0.1575in" draw:z-index="8" draw:name="Oval 13" draw:style-name="gr1" draw:text-style-name="P1" xml:id="id6" draw:id="id6" svg:width="0.4291in" svg:height="0.3906in" svg:x="0.1252in" svg:y="0.1224in">
              <text:p/>
    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7 / 2"/>
                <draw:equation draw:name="f9" draw:formula="?f5 + ?f8"/>
                <draw:equation draw:name="f10" draw:formula="?f4 - ?f3"/>
                <draw:equation draw:name="f11" draw:formula="?f10 / 2"/>
                <draw:equation draw:name="f12" draw:formula="?f3 + ?f11"/>
                <draw:equation draw:name="f13" draw:formula="5419351 / 1725033"/>
                <draw:equation draw:name="f14" draw:formula="2700000 + ?f2"/>
                <draw:equation draw:name="f15" draw:formula="?f14 * ?f13 / ?f1"/>
                <draw:equation draw:name="f16" draw:formula="0 - ?f15"/>
                <draw:equation draw:name="f17" draw:formula="sin(?f16)"/>
                <draw:equation draw:name="f18" draw:formula="0 - ?f17"/>
                <draw:equation draw:name="f19" draw:formula="?f18 * ?f11"/>
                <draw:equation draw:name="f20" draw:formula="cos(?f16)"/>
                <draw:equation draw:name="f21" draw:formula="0 - ?f20"/>
                <draw:equation draw:name="f22" draw:formula="?f21 * ?f8"/>
                <draw:equation draw:name="f23" draw:formula="?f12 - ?f19"/>
                <draw:equation draw:name="f24" draw:formula="?f12 + ?f19"/>
                <draw:equation draw:name="f25" draw:formula="?f9 - ?f22"/>
                <draw:equation draw:name="f26" draw:formula="?f9 + ?f22"/>
                <draw:equation draw:name="f27" draw:formula="21550000 - ?f2"/>
                <draw:equation draw:name="f28" draw:formula="if(?f27, ?f2, 21550000)"/>
                <draw:equation draw:name="f29" draw:formula="-21550000 - ?f28"/>
                <draw:equation draw:name="f30" draw:formula="if(?f29, -21550000, ?f28)"/>
                <draw:equation draw:name="f31" draw:formula="?f1 + ?f30"/>
                <draw:equation draw:name="f32" draw:formula="?f1 + ?f2"/>
                <draw:equation draw:name="f33" draw:formula="?f32 * ?f13 / ?f1"/>
                <draw:equation draw:name="f34" draw:formula="0 - ?f33"/>
                <draw:equation draw:name="f35" draw:formula="cos(?f34)"/>
                <draw:equation draw:name="f36" draw:formula="0 - ?f35"/>
                <draw:equation draw:name="f37" draw:formula="?f36 * ?f11"/>
                <draw:equation draw:name="f38" draw:formula="sin(?f34)"/>
                <draw:equation draw:name="f39" draw:formula="0 - ?f38"/>
                <draw:equation draw:name="f40" draw:formula="?f39 * ?f8"/>
                <draw:equation draw:name="f41" draw:formula="sqrt(?f37 * ?f37 + ?f40 * ?f40 + 0 * 0)"/>
                <draw:equation draw:name="f42" draw:formula="?f11 * ?f8 / ?f41"/>
                <draw:equation draw:name="f43" draw:formula="?f39 * ?f42"/>
                <draw:equation draw:name="f44" draw:formula="?f3 - ?f43"/>
                <draw:equation draw:name="f45" draw:formula="?f36 * ?f42"/>
                <draw:equation draw:name="f46" draw:formula="?f9 - ?f45"/>
                <draw:equation draw:name="f47" draw:formula="?f44 - ?f11"/>
                <draw:equation draw:name="f48" draw:formula="?f46 - ?f8"/>
                <draw:equation draw:name="f49" draw:formula="?f44 + ?f11"/>
                <draw:equation draw:name="f50" draw:formula="?f46 + ?f8"/>
                <draw:equation draw:name="f51" draw:formula="?f31 + ?f2"/>
                <draw:equation draw:name="f52" draw:formula="?f51 * ?f13 / ?f1"/>
                <draw:equation draw:name="f53" draw:formula="0 - ?f52"/>
                <draw:equation draw:name="f54" draw:formula="cos(?f53)"/>
                <draw:equation draw:name="f55" draw:formula="0 - ?f54"/>
                <draw:equation draw:name="f56" draw:formula="?f55 * ?f11"/>
                <draw:equation draw:name="f57" draw:formula="sin(?f53)"/>
                <draw:equation draw:name="f58" draw:formula="0 - ?f57"/>
                <draw:equation draw:name="f59" draw:formula="?f58 * ?f8"/>
                <draw:equation draw:name="f60" draw:formula="sqrt(?f56 * ?f56 + ?f59 * ?f59 + 0 * 0)"/>
                <draw:equation draw:name="f61" draw:formula="?f11 * ?f8 / ?f60"/>
                <draw:equation draw:name="f62" draw:formula="?f58 * ?f61"/>
                <draw:equation draw:name="f63" draw:formula="?f44 + ?f62"/>
                <draw:equation draw:name="f64" draw:formula="?f55 * ?f61"/>
                <draw:equation draw:name="f65" draw:formula="?f46 + ?f64"/>
                <draw:equation draw:name="f66" draw:formula="if(?f30, ?f3, ?f47)"/>
                <draw:equation draw:name="f67" draw:formula="if(?f30, ?f9, ?f48)"/>
                <draw:equation draw:name="f68" draw:formula="if(?f30, ?f3, ?f49)"/>
                <draw:equation draw:name="f69" draw:formula="if(?f30, ?f9, ?f50)"/>
                <draw:equation draw:name="f70" draw:formula="if(?f30, ?f47, ?f63)"/>
                <draw:equation draw:name="f71" draw:formula="if(?f30, ?f48, ?f65)"/>
                <draw:equation draw:name="f72" draw:formula="if(?f30, ?f49, ?f63)"/>
                <draw:equation draw:name="f73" draw:formula="if(?f30, ?f50, ?f65)"/>
                <draw:equation draw:name="f74" draw:formula="?f0 + ?f30"/>
                <draw:equation draw:name="f75" draw:formula="?f0 + ?f2"/>
                <draw:equation draw:name="f76" draw:formula="?f75 * ?f13 / ?f1"/>
                <draw:equation draw:name="f77" draw:formula="0 - ?f76"/>
                <draw:equation draw:name="f78" draw:formula="cos(?f77)"/>
                <draw:equation draw:name="f79" draw:formula="0 - ?f78"/>
                <draw:equation draw:name="f80" draw:formula="?f79 * ?f11"/>
                <draw:equation draw:name="f81" draw:formula="sin(?f77)"/>
                <draw:equation draw:name="f82" draw:formula="0 - ?f81"/>
                <draw:equation draw:name="f83" draw:formula="?f82 * ?f8"/>
                <draw:equation draw:name="f84" draw:formula="sqrt(?f80 * ?f80 + ?f83 * ?f83 + 0 * 0)"/>
                <draw:equation draw:name="f85" draw:formula="?f11 * ?f8 / ?f84"/>
                <draw:equation draw:name="f86" draw:formula="?f82 * ?f85"/>
                <draw:equation draw:name="f87" draw:formula="?f63 - ?f86"/>
                <draw:equation draw:name="f88" draw:formula="?f79 * ?f85"/>
                <draw:equation draw:name="f89" draw:formula="?f65 - ?f88"/>
                <draw:equation draw:name="f90" draw:formula="?f87 - ?f11"/>
                <draw:equation draw:name="f91" draw:formula="?f89 - ?f8"/>
                <draw:equation draw:name="f92" draw:formula="?f87 + ?f11"/>
                <draw:equation draw:name="f93" draw:formula="?f89 + ?f8"/>
                <draw:equation draw:name="f94" draw:formula="?f74 + ?f2"/>
                <draw:equation draw:name="f95" draw:formula="?f94 * ?f13 / ?f1"/>
                <draw:equation draw:name="f96" draw:formula="0 - ?f95"/>
                <draw:equation draw:name="f97" draw:formula="cos(?f96)"/>
                <draw:equation draw:name="f98" draw:formula="0 - ?f97"/>
                <draw:equation draw:name="f99" draw:formula="?f98 * ?f11"/>
                <draw:equation draw:name="f100" draw:formula="sin(?f96)"/>
                <draw:equation draw:name="f101" draw:formula="0 - ?f100"/>
                <draw:equation draw:name="f102" draw:formula="?f101 * ?f8"/>
                <draw:equation draw:name="f103" draw:formula="sqrt(?f99 * ?f99 + ?f102 * ?f102 + 0 * 0)"/>
                <draw:equation draw:name="f104" draw:formula="?f11 * ?f8 / ?f103"/>
                <draw:equation draw:name="f105" draw:formula="?f101 * ?f104"/>
                <draw:equation draw:name="f106" draw:formula="?f87 + ?f105"/>
                <draw:equation draw:name="f107" draw:formula="?f98 * ?f104"/>
                <draw:equation draw:name="f108" draw:formula="?f89 + ?f107"/>
                <draw:equation draw:name="f109" draw:formula="if(?f30, ?f63, ?f90)"/>
                <draw:equation draw:name="f110" draw:formula="if(?f30, ?f65, ?f91)"/>
                <draw:equation draw:name="f111" draw:formula="if(?f30, ?f63, ?f92)"/>
                <draw:equation draw:name="f112" draw:formula="if(?f30, ?f65, ?f93)"/>
                <draw:equation draw:name="f113" draw:formula="if(?f30, ?f90, ?f106)"/>
                <draw:equation draw:name="f114" draw:formula="if(?f30, ?f91, ?f108)"/>
                <draw:equation draw:name="f115" draw:formula="if(?f30, ?f92, ?f106)"/>
                <draw:equation draw:name="f116" draw:formula="if(?f30, ?f93, ?f108)"/>
                <draw:equation draw:name="f117" draw:formula="0 + ?f30"/>
                <draw:equation draw:name="f118" draw:formula="0 + ?f2"/>
                <draw:equation draw:name="f119" draw:formula="?f118 * ?f13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11"/>
                <draw:equation draw:name="f124" draw:formula="sin(?f120)"/>
                <draw:equation draw:name="f125" draw:formula="0 - ?f124"/>
                <draw:equation draw:name="f126" draw:formula="?f125 * ?f8"/>
                <draw:equation draw:name="f127" draw:formula="sqrt(?f123 * ?f123 + ?f126 * ?f126 + 0 * 0)"/>
                <draw:equation draw:name="f128" draw:formula="?f11 * ?f8 / ?f127"/>
                <draw:equation draw:name="f129" draw:formula="?f125 * ?f128"/>
                <draw:equation draw:name="f130" draw:formula="?f106 - ?f129"/>
                <draw:equation draw:name="f131" draw:formula="?f122 * ?f128"/>
                <draw:equation draw:name="f132" draw:formula="?f108 - ?f131"/>
                <draw:equation draw:name="f133" draw:formula="?f130 - ?f11"/>
                <draw:equation draw:name="f134" draw:formula="?f132 - ?f8"/>
                <draw:equation draw:name="f135" draw:formula="?f130 + ?f11"/>
                <draw:equation draw:name="f136" draw:formula="?f132 + ?f8"/>
                <draw:equation draw:name="f137" draw:formula="?f117 + ?f2"/>
                <draw:equation draw:name="f138" draw:formula="?f137 * ?f13 / ?f1"/>
                <draw:equation draw:name="f139" draw:formula="0 - ?f138"/>
                <draw:equation draw:name="f140" draw:formula="cos(?f139)"/>
                <draw:equation draw:name="f141" draw:formula="0 - ?f140"/>
                <draw:equation draw:name="f142" draw:formula="?f141 * ?f11"/>
                <draw:equation draw:name="f143" draw:formula="sin(?f139)"/>
                <draw:equation draw:name="f144" draw:formula="0 - ?f143"/>
                <draw:equation draw:name="f145" draw:formula="?f144 * ?f8"/>
                <draw:equation draw:name="f146" draw:formula="sqrt(?f142 * ?f142 + ?f145 * ?f145 + 0 * 0)"/>
                <draw:equation draw:name="f147" draw:formula="?f11 * ?f8 / ?f146"/>
                <draw:equation draw:name="f148" draw:formula="?f144 * ?f147"/>
                <draw:equation draw:name="f149" draw:formula="?f130 + ?f148"/>
                <draw:equation draw:name="f150" draw:formula="?f141 * ?f147"/>
                <draw:equation draw:name="f151" draw:formula="?f132 + ?f150"/>
                <draw:equation draw:name="f152" draw:formula="if(?f30, ?f106, ?f133)"/>
                <draw:equation draw:name="f153" draw:formula="if(?f30, ?f108, ?f134)"/>
                <draw:equation draw:name="f154" draw:formula="if(?f30, ?f106, ?f135)"/>
                <draw:equation draw:name="f155" draw:formula="if(?f30, ?f108, ?f136)"/>
                <draw:equation draw:name="f156" draw:formula="if(?f30, ?f133, ?f149)"/>
                <draw:equation draw:name="f157" draw:formula="if(?f30, ?f134, ?f151)"/>
                <draw:equation draw:name="f158" draw:formula="if(?f30, ?f135, ?f149)"/>
                <draw:equation draw:name="f159" draw:formula="if(?f30, ?f136, ?f151)"/>
                <draw:equation draw:name="f160" draw:formula="?f2 + ?f30"/>
                <draw:equation draw:name="f161" draw:formula="?f2 + ?f2"/>
                <draw:equation draw:name="f162" draw:formula="?f161 * ?f13 / ?f1"/>
                <draw:equation draw:name="f163" draw:formula="0 - ?f162"/>
                <draw:equation draw:name="f164" draw:formula="cos(?f163)"/>
                <draw:equation draw:name="f165" draw:formula="0 - ?f164"/>
                <draw:equation draw:name="f166" draw:formula="?f165 * ?f11"/>
                <draw:equation draw:name="f167" draw:formula="sin(?f163)"/>
                <draw:equation draw:name="f168" draw:formula="0 - ?f167"/>
                <draw:equation draw:name="f169" draw:formula="?f168 * ?f8"/>
                <draw:equation draw:name="f170" draw:formula="sqrt(?f166 * ?f166 + ?f169 * ?f169 + 0 * 0)"/>
                <draw:equation draw:name="f171" draw:formula="?f11 * ?f8 / ?f170"/>
                <draw:equation draw:name="f172" draw:formula="?f168 * ?f171"/>
                <draw:equation draw:name="f173" draw:formula="?f149 - ?f172"/>
                <draw:equation draw:name="f174" draw:formula="?f165 * ?f171"/>
                <draw:equation draw:name="f175" draw:formula="?f151 - ?f174"/>
                <draw:equation draw:name="f176" draw:formula="?f173 - ?f11"/>
                <draw:equation draw:name="f177" draw:formula="?f175 - ?f8"/>
                <draw:equation draw:name="f178" draw:formula="?f173 + ?f11"/>
                <draw:equation draw:name="f179" draw:formula="?f175 + ?f8"/>
                <draw:equation draw:name="f180" draw:formula="?f160 + ?f2"/>
                <draw:equation draw:name="f181" draw:formula="?f180 * ?f13 / ?f1"/>
                <draw:equation draw:name="f182" draw:formula="0 - ?f181"/>
                <draw:equation draw:name="f183" draw:formula="cos(?f182)"/>
                <draw:equation draw:name="f184" draw:formula="0 - ?f183"/>
                <draw:equation draw:name="f185" draw:formula="?f184 * ?f11"/>
                <draw:equation draw:name="f186" draw:formula="sin(?f182)"/>
                <draw:equation draw:name="f187" draw:formula="0 - ?f186"/>
                <draw:equation draw:name="f188" draw:formula="?f187 * ?f8"/>
                <draw:equation draw:name="f189" draw:formula="sqrt(?f185 * ?f185 + ?f188 * ?f188 + 0 * 0)"/>
                <draw:equation draw:name="f190" draw:formula="?f11 * ?f8 / ?f189"/>
                <draw:equation draw:name="f191" draw:formula="?f187 * ?f190"/>
                <draw:equation draw:name="f192" draw:formula="?f173 + ?f191"/>
                <draw:equation draw:name="f193" draw:formula="?f184 * ?f190"/>
                <draw:equation draw:name="f194" draw:formula="?f175 + ?f193"/>
                <draw:equation draw:name="f195" draw:formula="if(?f30, ?f149, ?f176)"/>
                <draw:equation draw:name="f196" draw:formula="if(?f30, ?f151, ?f177)"/>
                <draw:equation draw:name="f197" draw:formula="if(?f30, ?f149, ?f178)"/>
                <draw:equation draw:name="f198" draw:formula="if(?f30, ?f151, ?f179)"/>
                <draw:equation draw:name="f199" draw:formula="if(?f30, ?f176, ?f192)"/>
                <draw:equation draw:name="f200" draw:formula="if(?f30, ?f177, ?f194)"/>
                <draw:equation draw:name="f201" draw:formula="if(?f30, ?f178, ?f192)"/>
                <draw:equation draw:name="f202" draw:formula="if(?f30, ?f179, ?f194)"/>
              </draw:enhanced-geometry>
            </draw:custom-shape>
          </table:table-cell>
          <table:table-cell table:number-columns-repeated="3"/>
          <table:table-cell table:style-name="ce84"/>
          <table:table-cell table:number-columns-repeated="962"/>
        </table:table-row>
        <table:table-row table:style-name="ro2">
          <table:table-cell table:style-name="ce18"/>
          <table:table-cell/>
          <table:table-cell table:style-name="ce45"/>
          <table:table-cell>
            <draw:connector table:end-cell-address="Overview.I23" table:end-x="0.2283in" table:end-y="0.1496in" draw:z-index="1" draw:name="Straight Arrow Connector 6" draw:style-name="gr3" draw:type="line" svg:x1="0.2in" svg:y1="0.1496in" svg:x2="1.3701in" svg:y2="0.1358in" draw:start-shape="id1" draw:start-glue-point="1" draw:end-shape="id2" draw:end-glue-point="3" svg:d="m2247 10352 2972-35">
              <text:p/>
            </draw:connector>
          </table:table-cell>
          <table:table-cell table:number-columns-repeated="12"/>
          <table:table-cell>
            <draw:connector table:end-cell-address="Overview.V23" table:end-x="0.1976in" table:end-y="0.1358in" draw:z-index="4" draw:name="Straight Arrow Connector 9" draw:style-name="gr4" draw:type="line" svg:x1="0.137in" svg:y1="0.1358in" svg:x2="1.3394in" svg:y2="0.1358in" draw:start-shape="id2" draw:start-glue-point="1" draw:end-shape="id3" draw:end-glue-point="3" svg:d="m9626 10317h3054">
              <text:p/>
            </draw:connector>
          </table:table-cell>
          <table:table-cell table:number-columns-repeated="11"/>
          <table:table-cell>
            <draw:connector table:end-cell-address="Overview.AI23" table:end-x="0.1358in" table:end-y="0.1358in" draw:z-index="12" draw:name="Straight Arrow Connector 19" draw:style-name="gr5" draw:type="line" svg:x1="0.1075in" svg:y1="0.1358in" svg:x2="1.5055in" svg:y2="0.1358in" draw:start-shape="id3" draw:start-glue-point="1" draw:end-shape="id4" draw:end-glue-point="3" svg:d="m16510 10317h3551">
              <text:p/>
            </draw:connector>
          </table:table-cell>
          <table:table-cell table:number-columns-repeated="12"/>
          <table:table-cell>
            <draw:connector table:end-cell-address="Overview.AV23" table:end-x="0.0728in" table:end-y="0.1358in" draw:z-index="7" draw:name="Straight Arrow Connector 12" draw:style-name="gr6" draw:type="line" svg:x1="0.0449in" svg:y1="0.1358in" svg:x2="1.4425in" svg:y2="0.1358in" draw:start-shape="id4" draw:start-glue-point="1" draw:end-shape="id5" draw:end-glue-point="3" svg:d="m23890 10317h3550">
              <text:p/>
            </draw:connector>
          </table:table-cell>
          <table:table-cell table:number-columns-repeated="11"/>
          <table:table-cell>
            <draw:connector table:end-cell-address="Overview.BF23" table:end-x="0.1252in" table:end-y="0.1402in" draw:z-index="9" draw:name="Straight Arrow Connector 14" draw:style-name="gr7" draw:type="line" svg:x1="0.2091in" svg:y1="0.1358in" svg:x2="1.0382in" svg:y2="0.1402in" draw:start-shape="id5" draw:start-glue-point="1" draw:end-shape="id6" draw:end-glue-point="3" svg:d="m31266 10317 2106 11">
              <text:p/>
            </draw:connector>
          </table:table-cell>
          <table:table-cell table:number-columns-repeated="7"/>
          <table:table-cell table:style-name="ce84"/>
          <table:table-cell table:number-columns-repeated="962"/>
        </table:table-row>
        <table:table-row table:style-name="ro2">
          <table:table-cell table:style-name="ce18"/>
          <table:table-cell/>
          <table:table-cell table:style-name="ce45"/>
          <table:table-cell table:number-columns-repeated="58"/>
          <table:table-cell table:style-name="ce84"/>
          <table:table-cell table:number-columns-repeated="962"/>
        </table:table-row>
        <table:table-row table:style-name="ro2">
          <table:table-cell table:style-name="ce18"/>
          <table:table-cell/>
          <table:table-cell table:style-name="ce45"/>
          <table:table-cell table:number-columns-repeated="9"/>
          <table:table-cell>
            <draw:connector table:end-cell-address="Overview.V34" table:end-x="0.1984in" table:end-y="0.0421in" draw:z-index="11" draw:name="Shape 16" draw:style-name="gr8" svg:x1="0.1827in" svg:y1="0.0657in" svg:x2="2.2535in" svg:y2="1.6425in" draw:start-shape="id2" draw:start-glue-point="2" draw:end-shape="id7" draw:end-glue-point="3" svg:d="m7422 11042v4005h5260">
              <text:p/>
            </draw:connector>
          </table:table-cell>
          <table:table-cell table:number-columns-repeated="12"/>
          <table:table-cell>
            <draw:connector table:end-cell-address="Overview.Z32" table:end-x="0.0394in" table:end-y="0.1126in" draw:z-index="13" draw:name="Straight Arrow Connector 18" draw:style-name="gr9" draw:type="line" svg:x1="0.0386in" svg:y1="0.0657in" svg:x2="0.0394in" svg:y2="1.3575in" draw:start-shape="id3" draw:start-glue-point="2" draw:end-shape="id7" draw:end-glue-point="0" svg:d="m14595 11042 2 3281">
              <text:p/>
            </draw:connector>
          </table:table-cell>
          <table:table-cell table:number-columns-repeated="35"/>
          <table:table-cell table:style-name="ce84"/>
          <table:table-cell table:number-columns-repeated="962"/>
        </table:table-row>
        <table:table-row table:style-name="ro2">
          <table:table-cell table:style-name="ce18"/>
          <table:table-cell/>
          <table:table-cell table:style-name="ce45"/>
          <table:table-cell table:number-columns-repeated="58"/>
          <table:table-cell table:style-name="ce84"/>
          <table:table-cell table:number-columns-repeated="962"/>
        </table:table-row>
        <table:table-row table:style-name="ro2">
          <table:table-cell table:style-name="ce18"/>
          <table:table-cell/>
          <table:table-cell table:style-name="ce44" office:value-type="string">
            <text:p>Start</text:p>
          </table:table-cell>
          <table:table-cell table:number-columns-repeated="58"/>
          <table:table-cell table:style-name="ce84"/>
          <table:table-cell table:number-columns-repeated="962"/>
        </table:table-row>
        <table:table-row table:style-name="ro2" table:number-rows-repeated="4">
          <table:table-cell table:style-name="ce18"/>
          <table:table-cell/>
          <table:table-cell table:style-name="ce45"/>
          <table:table-cell table:number-columns-repeated="58"/>
          <table:table-cell table:style-name="ce84"/>
          <table:table-cell table:number-columns-repeated="962"/>
        </table:table-row>
        <table:table-row table:style-name="ro2">
          <table:table-cell table:style-name="ce18"/>
          <table:table-cell/>
          <table:table-cell table:style-name="ce45"/>
          <table:table-cell table:number-columns-repeated="18"/>
          <table:table-cell>
            <draw:custom-shape table:end-cell-address="Overview.AC35" table:end-x="0.1083in" table:end-y="0.1496in" draw:z-index="10" draw:name="Rectangle 15" draw:style-name="gr2" draw:text-style-name="P1" xml:id="id7" draw:id="id7" svg:width="1.5079in" svg:height="0.5705in" svg:x="0.1984in" svg:y="0.1126in">
              <text:p text:style-name="P2"><text:span text:style-name="T1">Cancelled</text:span></text:p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39"/>
          <table:table-cell table:style-name="ce84"/>
          <table:table-cell table:number-columns-repeated="962"/>
        </table:table-row>
        <table:table-row table:style-name="ro2" table:number-rows-repeated="7">
          <table:table-cell table:style-name="ce18"/>
          <table:table-cell/>
          <table:table-cell table:style-name="ce45"/>
          <table:table-cell table:number-columns-repeated="58"/>
          <table:table-cell table:style-name="ce84"/>
          <table:table-cell table:number-columns-repeated="962"/>
        </table:table-row>
        <table:table-row table:style-name="ro2">
          <table:table-cell table:style-name="ce22"/>
          <table:table-cell table:style-name="ce31"/>
          <table:table-cell table:style-name="ce46"/>
          <table:table-cell table:style-name="ce31" table:number-columns-repeated="58"/>
          <table:table-cell table:style-name="ce86"/>
          <table:table-cell table:number-columns-repeated="962"/>
        </table:table-row>
        <table:table-row table:style-name="ro2" table:visibility="collapse">
          <table:table-cell table:style-name="ce18"/>
          <table:table-cell table:style-name="ce30" office:value-type="string">
            <text:p>5. Role and right user</text:p>
          </table:table-cell>
          <table:table-cell table:number-columns-repeated="59"/>
          <table:table-cell table:style-name="ce84"/>
          <table:table-cell table:number-columns-repeated="962"/>
        </table:table-row>
        <table:table-row table:style-name="ro5" table:visibility="collapse">
          <table:table-cell table:style-name="ce18"/>
          <table:table-cell/>
          <table:table-cell table:style-name="ce44" office:value-type="string">
            <text:p>Dưới đây là danh sách các role và quyền hạn khi sử dụng Risk/Issue</text:p>
          </table:table-cell>
          <table:table-cell table:number-columns-repeated="58"/>
          <table:table-cell table:style-name="ce84"/>
          <table:table-cell table:number-columns-repeated="962"/>
        </table:table-row>
        <table:table-row table:style-name="ro2" table:visibility="collapse">
          <table:table-cell table:style-name="ce18"/>
          <table:table-cell/>
          <table:table-cell table:style-name="ce45"/>
          <table:table-cell table:number-columns-repeated="58"/>
          <table:table-cell table:style-name="ce84"/>
          <table:table-cell table:number-columns-repeated="962"/>
        </table:table-row>
        <table:table-row table:style-name="ro3" table:visibility="collapse">
          <table:table-cell table:style-name="ce23"/>
          <table:table-cell table:style-name="ce32"/>
          <table:table-cell table:style-name="ce47" office:value-type="string">
            <text:p>No</text:p>
          </table:table-cell>
          <table:table-cell table:style-name="ce47" office:value-type="string" table:number-columns-spanned="4" table:number-rows-spanned="1">
            <text:p>Role</text:p>
          </table:table-cell>
          <table:covered-table-cell table:number-columns-repeated="3"/>
          <table:table-cell/>
          <table:table-cell table:style-name="ce47" office:value-type="string" table:number-columns-spanned="18" table:number-rows-spanned="1">
            <text:p>Role description</text:p>
          </table:table-cell>
          <table:covered-table-cell table:number-columns-repeated="17"/>
          <table:table-cell table:style-name="ce47" office:value-type="string" table:number-columns-spanned="31" table:number-rows-spanned="1">
            <text:p>Right/Action</text:p>
          </table:table-cell>
          <table:covered-table-cell table:number-columns-repeated="30"/>
          <table:table-cell table:style-name="ce32" table:number-columns-repeated="4"/>
          <table:table-cell table:style-name="ce87"/>
          <table:table-cell table:style-name="ce32" table:number-columns-repeated="962"/>
        </table:table-row>
        <table:table-row table:style-name="ro6" table:visibility="collapse">
          <table:table-cell table:style-name="ce23"/>
          <table:table-cell table:style-name="ce32"/>
          <table:table-cell table:style-name="ce48" office:value-type="float" office:value="1">
            <text:p>1</text:p>
          </table:table-cell>
          <table:table-cell table:style-name="ce54" office:value-type="string" table:number-columns-spanned="4" table:number-rows-spanned="1">
            <text:p>User</text:p>
          </table:table-cell>
          <table:covered-table-cell table:number-columns-repeated="3"/>
          <table:table-cell/>
          <table:table-cell table:style-name="ce60" office:value-type="string" table:number-columns-spanned="18" table:number-rows-spanned="1">
            <text:p>Any user/project member/organization member</text:p>
          </table:table-cell>
          <table:covered-table-cell table:number-columns-repeated="17"/>
          <table:table-cell table:style-name="ce61" office:value-type="string" table:number-columns-spanned="31" table:number-rows-spanned="1">
            <text:p>View all risk, issues. <text:s/></text:p>
            <text:p>Create new risk/issue. <text:s/></text:p>
            <text:p>Add Q&amp;A, comment to risks, issue</text:p>
          </table:table-cell>
          <table:covered-table-cell table:number-columns-repeated="30"/>
          <table:table-cell table:style-name="ce32" table:number-columns-repeated="4"/>
          <table:table-cell table:style-name="ce87"/>
          <table:table-cell table:style-name="ce32" table:number-columns-repeated="962"/>
        </table:table-row>
        <table:table-row table:style-name="ro7" table:visibility="collapse">
          <table:table-cell table:style-name="ce23"/>
          <table:table-cell table:style-name="ce32"/>
          <table:table-cell table:style-name="ce48" office:value-type="float" office:value="2">
            <text:p>2</text:p>
          </table:table-cell>
          <table:table-cell table:style-name="ce55" office:value-type="string" table:number-columns-spanned="4" table:number-rows-spanned="1">
            <text:p>Risk/Issue</text:p>
            <text:p>Creator</text:p>
          </table:table-cell>
          <table:covered-table-cell table:number-columns-repeated="3"/>
          <table:table-cell/>
          <table:table-cell table:style-name="ce60" office:value-type="string" table:number-columns-spanned="18" table:number-rows-spanned="1">
            <text:p>User who create a risk/issue</text:p>
          </table:table-cell>
          <table:covered-table-cell table:number-columns-repeated="17"/>
          <table:table-cell table:style-name="ce61" office:value-type="string" table:number-columns-spanned="31" table:number-rows-spanned="1">
            <text:p>Can update risk/issue description or delete risk/issue if its status is Open, and Owner = Blank (can perform on risk/issue he/she created)</text:p>
          </table:table-cell>
          <table:covered-table-cell table:number-columns-repeated="30"/>
          <table:table-cell table:style-name="ce32" table:number-columns-repeated="4"/>
          <table:table-cell table:style-name="ce87"/>
          <table:table-cell table:style-name="ce32" table:number-columns-repeated="962"/>
        </table:table-row>
        <table:table-row table:style-name="ro8" table:visibility="collapse">
          <table:table-cell table:style-name="ce23"/>
          <table:table-cell table:style-name="ce32"/>
          <table:table-cell table:style-name="ce48" office:value-type="float" office:value="3">
            <text:p>3</text:p>
          </table:table-cell>
          <table:table-cell table:style-name="ce55" office:value-type="string" table:number-columns-spanned="4" table:number-rows-spanned="1">
            <text:p>Action's </text:p>
            <text:p>PIC</text:p>
          </table:table-cell>
          <table:covered-table-cell table:number-columns-repeated="3"/>
          <table:table-cell/>
          <table:table-cell table:style-name="ce60" office:value-type="string" table:number-columns-spanned="18" table:number-rows-spanned="1">
            <text:p>User who is assgined an action to solve risk</text:p>
          </table:table-cell>
          <table:covered-table-cell table:number-columns-repeated="17"/>
          <table:table-cell table:style-name="ce61" office:value-type="string" table:number-columns-spanned="31" table:number-rows-spanned="1">
            <text:p>Have right to update information of action: Action description, status (except deadline and PIC)</text:p>
          </table:table-cell>
          <table:covered-table-cell table:number-columns-repeated="30"/>
          <table:table-cell table:style-name="ce32" table:number-columns-repeated="4"/>
          <table:table-cell table:style-name="ce87"/>
          <table:table-cell table:style-name="ce32" table:number-columns-repeated="962"/>
        </table:table-row>
        <table:table-row table:style-name="ro9" table:visibility="collapse">
          <table:table-cell table:style-name="ce23"/>
          <table:table-cell table:style-name="ce32"/>
          <table:table-cell table:style-name="ce48" office:value-type="float" office:value="4">
            <text:p>4</text:p>
          </table:table-cell>
          <table:table-cell table:style-name="ce55" office:value-type="string" table:number-columns-spanned="4" table:number-rows-spanned="1">
            <text:p>Risk/issue </text:p>
            <text:p>owner</text:p>
          </table:table-cell>
          <table:covered-table-cell table:number-columns-repeated="3"/>
          <table:table-cell/>
          <table:table-cell table:style-name="ce60" office:value-type="string" table:number-columns-spanned="18" table:number-rows-spanned="1">
            <text:p>User who is assgined to solve a risk</text:p>
          </table:table-cell>
          <table:covered-table-cell table:number-columns-repeated="17"/>
          <table:table-cell table:style-name="ce61" office:value-type="string" table:number-columns-spanned="31" table:number-rows-spanned="1">
            <text:p>Have right to update information of risk/issue: Action description, status (except deadline and PIC)</text:p>
          </table:table-cell>
          <table:covered-table-cell table:number-columns-repeated="30"/>
          <table:table-cell table:style-name="ce32" table:number-columns-repeated="4"/>
          <table:table-cell table:style-name="ce87"/>
          <table:table-cell table:style-name="ce32" table:number-columns-repeated="962"/>
        </table:table-row>
        <table:table-row table:style-name="ro10" table:visibility="collapse">
          <table:table-cell table:style-name="ce23"/>
          <table:table-cell table:style-name="ce32"/>
          <table:table-cell table:style-name="ce48" office:value-type="float" office:value="5">
            <text:p>5</text:p>
          </table:table-cell>
          <table:table-cell table:style-name="ce55" office:value-type="string" table:number-columns-spanned="4" table:number-rows-spanned="1">
            <text:p>Risk &amp; Issue </text:p>
            <text:p>manager</text:p>
          </table:table-cell>
          <table:covered-table-cell table:number-columns-repeated="3"/>
          <table:table-cell/>
          <table:table-cell table:style-name="ce61" office:value-type="string" table:number-columns-spanned="18" table:number-rows-spanned="1">
            <text:p>PM/Director or others who are assigned this role. Normally, there are 1 or 2 person in the project team having this role.</text:p>
          </table:table-cell>
          <table:covered-table-cell table:number-columns-repeated="17"/>
          <table:table-cell table:style-name="ce61" office:value-type="string" table:number-columns-spanned="31" table:number-rows-spanned="1">
            <text:p>Highest right for the risk and issue in project or organization.</text:p>
            <text:p>Having all rights in modifying risk <text:s/>: Creating, update all information, delete risks &amp; issues</text:p>
          </table:table-cell>
          <table:covered-table-cell table:number-columns-repeated="30"/>
          <table:table-cell table:style-name="ce32" table:number-columns-repeated="4"/>
          <table:table-cell table:style-name="ce87"/>
          <table:table-cell table:style-name="ce32" table:number-columns-repeated="962"/>
        </table:table-row>
        <table:table-row table:style-name="ro2">
          <table:table-cell table:style-name="ce19" office:value-type="string">
            <text:p>4. UC diagram</text:p>
          </table:table-cell>
          <table:table-cell table:style-name="ce33"/>
          <table:table-cell table:style-name="ce49"/>
          <table:table-cell table:style-name="ce33" table:number-columns-repeated="58"/>
          <table:table-cell table:style-name="ce85"/>
          <table:table-cell table:number-columns-repeated="962"/>
        </table:table-row>
        <table:table-row table:style-name="ro2">
          <table:table-cell table:style-name="ce23"/>
          <table:table-cell table:style-name="ce34"/>
          <table:table-cell table:style-name="ce32" table:number-columns-repeated="59"/>
          <table:table-cell table:style-name="ce87"/>
          <table:table-cell table:style-name="ce32" table:number-columns-repeated="962"/>
        </table:table-row>
        <table:table-row table:style-name="ro5">
          <table:table-cell table:style-name="ce18"/>
          <table:table-cell table:style-name="ce35" office:value-type="string">
            <text:p>No</text:p>
          </table:table-cell>
          <table:table-cell table:style-name="ce35" office:value-type="string" table:number-columns-spanned="5" table:number-rows-spanned="1">
            <text:p>UseCase ID</text:p>
          </table:table-cell>
          <table:covered-table-cell table:number-columns-repeated="4"/>
          <table:table-cell/>
          <table:table-cell table:style-name="ce35" office:value-type="string" table:number-columns-spanned="13" table:number-rows-spanned="1">
            <text:p>Use Case Name</text:p>
          </table:table-cell>
          <table:covered-table-cell table:number-columns-repeated="12"/>
          <table:table-cell table:style-name="ce35" office:value-type="string" table:number-columns-spanned="34" table:number-rows-spanned="1">
            <text:p>Description</text:p>
          </table:table-cell>
          <table:covered-table-cell table:number-columns-repeated="33"/>
          <table:table-cell table:style-name="ce43" table:number-columns-repeated="4"/>
          <table:table-cell table:number-columns-repeated="2"/>
          <table:table-cell table:style-name="ce84"/>
          <table:table-cell table:number-columns-repeated="962"/>
        </table:table-row>
        <table:table-row table:style-name="ro2">
          <table:table-cell table:style-name="ce23"/>
          <table:table-cell table:style-name="ce22" office:value-type="float" office:value="1">
            <text:p>1</text:p>
          </table:table-cell>
          <table:table-cell table:style-name="ce50" table:number-columns-spanned="5" table:number-rows-spanned="1"/>
          <table:covered-table-cell table:number-columns-repeated="4"/>
          <table:table-cell/>
          <table:table-cell table:style-name="ce62"/>
          <table:table-cell table:style-name="ce31" table:number-columns-repeated="3"/>
          <table:table-cell table:style-name="ce66"/>
          <table:table-cell table:style-name="ce31" table:number-columns-repeated="8"/>
          <table:table-cell table:style-name="ce68" table:number-columns-spanned="34" table:number-rows-spanned="1"/>
          <table:covered-table-cell table:number-columns-repeated="33"/>
          <table:table-cell table:style-name="ce32" table:number-columns-repeated="3"/>
          <table:table-cell table:style-name="ce28" table:number-columns-repeated="3"/>
          <table:table-cell table:style-name="ce88"/>
          <table:table-cell table:style-name="ce32" table:number-columns-repeated="962"/>
        </table:table-row>
        <table:table-row table:style-name="ro2">
          <table:table-cell table:style-name="ce24"/>
          <table:table-cell table:style-name="ce36" office:value-type="float" office:value="2">
            <text:p>2</text:p>
          </table:table-cell>
          <table:table-cell table:style-name="ce50" table:number-columns-spanned="5" table:number-rows-spanned="1"/>
          <table:covered-table-cell table:number-columns-repeated="4"/>
          <table:table-cell/>
          <table:table-cell table:style-name="ce63"/>
          <table:table-cell table:style-name="ce64" table:number-columns-repeated="3"/>
          <table:table-cell table:style-name="ce67"/>
          <table:table-cell table:style-name="ce64" table:number-columns-repeated="8"/>
          <table:table-cell table:style-name="ce68" table:number-columns-spanned="34" table:number-rows-spanned="1"/>
          <table:covered-table-cell table:number-columns-repeated="33"/>
          <table:table-cell table:number-columns-repeated="3"/>
          <table:table-cell table:style-name="ce28" table:number-columns-repeated="3"/>
          <table:table-cell table:style-name="ce88"/>
          <table:table-cell table:number-columns-repeated="962"/>
        </table:table-row>
        <table:table-row table:style-name="ro2">
          <table:table-cell table:style-name="ce24"/>
          <table:table-cell table:style-name="ce36" office:value-type="float" office:value="3">
            <text:p>3</text:p>
          </table:table-cell>
          <table:table-cell table:style-name="ce50" table:number-columns-spanned="5" table:number-rows-spanned="1"/>
          <table:covered-table-cell table:number-columns-repeated="4"/>
          <table:table-cell/>
          <table:table-cell table:style-name="ce63"/>
          <table:table-cell table:style-name="ce64" table:number-columns-repeated="3"/>
          <table:table-cell table:style-name="ce67"/>
          <table:table-cell table:style-name="ce64" table:number-columns-repeated="8"/>
          <table:table-cell table:style-name="ce68" table:number-columns-spanned="34" table:number-rows-spanned="1"/>
          <table:covered-table-cell table:number-columns-repeated="33"/>
          <table:table-cell table:number-columns-repeated="3"/>
          <table:table-cell table:style-name="ce28" table:number-columns-repeated="3"/>
          <table:table-cell table:style-name="ce88"/>
          <table:table-cell table:style-name="ce89" table:number-columns-repeated="962"/>
        </table:table-row>
        <table:table-row table:style-name="ro2">
          <table:table-cell table:style-name="ce24"/>
          <table:table-cell table:style-name="ce36" office:value-type="float" office:value="4">
            <text:p>4</text:p>
          </table:table-cell>
          <table:table-cell table:style-name="ce50" table:number-columns-spanned="5" table:number-rows-spanned="1"/>
          <table:covered-table-cell table:number-columns-repeated="4"/>
          <table:table-cell/>
          <table:table-cell table:style-name="ce63"/>
          <table:table-cell table:style-name="ce64" table:number-columns-repeated="3"/>
          <table:table-cell table:style-name="ce67"/>
          <table:table-cell table:style-name="ce64" table:number-columns-repeated="8"/>
          <table:table-cell table:style-name="ce68" table:number-columns-spanned="34" table:number-rows-spanned="1"/>
          <table:covered-table-cell table:number-columns-repeated="33"/>
          <table:table-cell table:number-columns-repeated="3"/>
          <table:table-cell table:style-name="ce28" table:number-columns-repeated="3"/>
          <table:table-cell table:style-name="ce88"/>
          <table:table-cell table:style-name="ce89" table:number-columns-repeated="962"/>
        </table:table-row>
        <table:table-row table:style-name="ro2">
          <table:table-cell table:style-name="ce24"/>
          <table:table-cell table:style-name="ce36" office:value-type="float" office:value="5">
            <text:p>5</text:p>
          </table:table-cell>
          <table:table-cell table:style-name="ce50" table:number-columns-spanned="5" table:number-rows-spanned="1"/>
          <table:covered-table-cell table:number-columns-repeated="4"/>
          <table:table-cell/>
          <table:table-cell table:style-name="ce63"/>
          <table:table-cell table:style-name="ce64" table:number-columns-repeated="3"/>
          <table:table-cell table:style-name="ce67"/>
          <table:table-cell table:style-name="ce64" table:number-columns-repeated="8"/>
          <table:table-cell table:style-name="ce68" table:number-columns-spanned="34" table:number-rows-spanned="1"/>
          <table:covered-table-cell table:number-columns-repeated="33"/>
          <table:table-cell table:number-columns-repeated="3"/>
          <table:table-cell table:style-name="ce28" table:number-columns-repeated="3"/>
          <table:table-cell table:style-name="ce88"/>
          <table:table-cell table:style-name="ce89" table:number-columns-repeated="962"/>
        </table:table-row>
        <table:table-row table:style-name="ro2">
          <table:table-cell table:style-name="ce24"/>
          <table:table-cell table:style-name="ce36" office:value-type="float" office:value="6">
            <text:p>6</text:p>
          </table:table-cell>
          <table:table-cell table:style-name="ce50" table:number-columns-spanned="5" table:number-rows-spanned="1"/>
          <table:covered-table-cell table:number-columns-repeated="4"/>
          <table:table-cell/>
          <table:table-cell table:style-name="ce63"/>
          <table:table-cell table:style-name="ce64" table:number-columns-repeated="3"/>
          <table:table-cell table:style-name="ce67"/>
          <table:table-cell table:style-name="ce64" table:number-columns-repeated="8"/>
          <table:table-cell table:style-name="ce68" table:number-columns-spanned="34" table:number-rows-spanned="1"/>
          <table:covered-table-cell table:number-columns-repeated="33"/>
          <table:table-cell table:number-columns-repeated="3"/>
          <table:table-cell table:style-name="ce28" table:number-columns-repeated="3"/>
          <table:table-cell table:style-name="ce88"/>
          <table:table-cell table:style-name="ce89" table:number-columns-repeated="962"/>
        </table:table-row>
        <table:table-row table:style-name="ro2">
          <table:table-cell table:style-name="ce24"/>
          <table:table-cell table:style-name="ce36" office:value-type="float" office:value="7">
            <text:p>7</text:p>
          </table:table-cell>
          <table:table-cell table:style-name="ce50" table:number-columns-spanned="5" table:number-rows-spanned="1"/>
          <table:covered-table-cell table:number-columns-repeated="4"/>
          <table:table-cell/>
          <table:table-cell table:style-name="ce63"/>
          <table:table-cell table:style-name="ce64" table:number-columns-repeated="3"/>
          <table:table-cell table:style-name="ce67"/>
          <table:table-cell table:style-name="ce64" table:number-columns-repeated="8"/>
          <table:table-cell table:style-name="ce68" table:number-columns-spanned="34" table:number-rows-spanned="1"/>
          <table:covered-table-cell table:number-columns-repeated="33"/>
          <table:table-cell table:number-columns-repeated="3"/>
          <table:table-cell table:style-name="ce28" table:number-columns-repeated="3"/>
          <table:table-cell table:style-name="ce88"/>
          <table:table-cell table:style-name="ce89" table:number-columns-repeated="962"/>
        </table:table-row>
        <table:table-row table:style-name="ro2">
          <table:table-cell table:style-name="ce24"/>
          <table:table-cell table:style-name="ce36" office:value-type="float" office:value="8">
            <text:p>8</text:p>
          </table:table-cell>
          <table:table-cell table:style-name="ce50" table:number-columns-spanned="5" table:number-rows-spanned="1"/>
          <table:covered-table-cell table:number-columns-repeated="4"/>
          <table:table-cell/>
          <table:table-cell table:style-name="ce63"/>
          <table:table-cell table:style-name="ce64" table:number-columns-repeated="3"/>
          <table:table-cell table:style-name="ce67"/>
          <table:table-cell table:style-name="ce64" table:number-columns-repeated="8"/>
          <table:table-cell table:style-name="ce68" table:number-columns-spanned="34" table:number-rows-spanned="1"/>
          <table:covered-table-cell table:number-columns-repeated="33"/>
          <table:table-cell table:number-columns-repeated="3"/>
          <table:table-cell table:style-name="ce28" table:number-columns-repeated="3"/>
          <table:table-cell table:style-name="ce88"/>
          <table:table-cell table:style-name="ce89" table:number-columns-repeated="962"/>
        </table:table-row>
        <table:table-row table:style-name="ro5">
          <table:table-cell table:style-name="ce24"/>
          <table:table-cell table:style-name="ce28" table:number-columns-repeated="30"/>
          <table:table-cell table:style-name="ce69" office:value-type="string">
            <text:p><text:span text:style-name="T2">n</text:span>Security matrix</text:p>
          </table:table-cell>
          <table:table-cell table:style-name="ce69"/>
          <table:table-cell table:number-columns-repeated="7"/>
          <table:table-cell table:style-name="ce28" table:number-columns-repeated="14"/>
          <table:table-cell table:number-columns-repeated="4"/>
          <table:table-cell table:style-name="ce28" table:number-columns-repeated="3"/>
          <table:table-cell table:style-name="ce88"/>
          <table:table-cell table:style-name="ce89" table:number-columns-repeated="962"/>
        </table:table-row>
        <table:table-row table:style-name="ro2">
          <table:table-cell table:style-name="ce24"/>
          <table:table-cell table:style-name="ce28" table:number-columns-repeated="32"/>
          <table:table-cell table:number-columns-repeated="7"/>
          <table:table-cell table:style-name="ce28" office:value-type="string">
            <text:p>Actor</text:p>
          </table:table-cell>
          <table:table-cell table:style-name="ce28" table:number-columns-repeated="20"/>
          <table:table-cell table:style-name="ce88"/>
          <table:table-cell table:style-name="ce28" table:number-columns-repeated="6"/>
          <table:table-cell table:style-name="ce89" table:number-columns-repeated="956"/>
        </table:table-row>
        <table:table-row table:style-name="ro2">
          <table:table-cell table:style-name="ce24"/>
          <table:table-cell table:style-name="ce28" table:number-columns-repeated="32"/>
          <table:table-cell table:style-name="ce70" office:value-type="string">
            <text:p>UC </text:p>
          </table:table-cell>
          <table:table-cell table:style-name="ce73" table:number-columns-repeated="5"/>
          <table:table-cell table:style-name="ce75"/>
          <table:table-cell table:style-name="ce78" table:number-columns-repeated="3"/>
          <table:table-cell table:style-name="ce80"/>
          <table:table-cell table:style-name="ce78" table:number-columns-repeated="3"/>
          <table:table-cell table:style-name="ce80"/>
          <table:table-cell table:style-name="ce78"/>
          <table:table-cell table:style-name="ce81" table:number-columns-repeated="2"/>
          <table:table-cell table:style-name="ce80"/>
          <table:table-cell table:style-name="ce78"/>
          <table:table-cell table:style-name="ce81" table:number-columns-repeated="2"/>
          <table:table-cell table:style-name="ce80"/>
          <table:table-cell table:style-name="ce28" table:number-columns-repeated="5"/>
          <table:table-cell table:style-name="ce88"/>
          <table:table-cell table:style-name="ce28" table:number-columns-repeated="6"/>
          <table:table-cell table:style-name="ce89" table:number-columns-repeated="956"/>
        </table:table-row>
        <table:table-row table:style-name="ro2">
          <table:table-cell table:style-name="ce24"/>
          <table:table-cell table:style-name="ce28" table:number-columns-repeated="32"/>
          <table:table-cell table:style-name="ce71"/>
          <table:table-cell table:style-name="ce37" table:number-columns-repeated="5"/>
          <table:table-cell table:style-name="ce76"/>
          <table:table-cell table:style-name="ce79" office:value-type="string" table:number-columns-spanned="4" table:number-rows-spanned="1">
            <text:p>x</text:p>
          </table:table-cell>
          <table:covered-table-cell table:number-columns-repeated="2" table:style-name="ce79"/>
          <table:covered-table-cell/>
          <table:table-cell table:style-name="ce79" office:value-type="string" table:number-columns-spanned="4" table:number-rows-spanned="1">
            <text:p>x</text:p>
          </table:table-cell>
          <table:covered-table-cell table:number-columns-repeated="2" table:style-name="ce79"/>
          <table:covered-table-cell/>
          <table:table-cell table:style-name="ce79" office:value-type="string" table:number-columns-spanned="4" table:number-rows-spanned="1">
            <text:p>x</text:p>
          </table:table-cell>
          <table:covered-table-cell table:number-columns-repeated="3"/>
          <table:table-cell table:style-name="ce79" office:value-type="string" table:number-columns-spanned="4" table:number-rows-spanned="1">
            <text:p>x</text:p>
          </table:table-cell>
          <table:covered-table-cell table:number-columns-repeated="3"/>
          <table:table-cell table:style-name="ce28" table:number-columns-repeated="5"/>
          <table:table-cell table:style-name="ce88"/>
          <table:table-cell table:style-name="ce28" table:number-columns-repeated="6"/>
          <table:table-cell table:style-name="ce89" table:number-columns-repeated="956"/>
        </table:table-row>
        <table:table-row table:style-name="ro2">
          <table:table-cell table:style-name="ce24"/>
          <table:table-cell table:style-name="ce28" table:number-columns-repeated="32"/>
          <table:table-cell table:style-name="ce72"/>
          <table:table-cell table:style-name="ce74" table:number-columns-repeated="5"/>
          <table:table-cell table:style-name="ce77"/>
          <table:table-cell table:style-name="ce79" table:number-columns-spanned="4" table:number-rows-spanned="1"/>
          <table:covered-table-cell table:number-columns-repeated="2" table:style-name="ce79"/>
          <table:covered-table-cell/>
          <table:table-cell table:style-name="ce79" table:number-columns-spanned="4" table:number-rows-spanned="1"/>
          <table:covered-table-cell table:number-columns-repeated="2" table:style-name="ce79"/>
          <table:covered-table-cell/>
          <table:table-cell table:style-name="ce79" office:value-type="string" table:number-columns-spanned="4" table:number-rows-spanned="1">
            <text:p>x</text:p>
          </table:table-cell>
          <table:covered-table-cell table:number-columns-repeated="3"/>
          <table:table-cell table:style-name="ce79" office:value-type="string" table:number-columns-spanned="4" table:number-rows-spanned="1">
            <text:p>x</text:p>
          </table:table-cell>
          <table:covered-table-cell table:number-columns-repeated="3"/>
          <table:table-cell table:style-name="ce28" table:number-columns-repeated="5"/>
          <table:table-cell table:style-name="ce88"/>
          <table:table-cell table:style-name="ce28" table:number-columns-repeated="6"/>
          <table:table-cell table:style-name="ce89" table:number-columns-repeated="956"/>
        </table:table-row>
        <table:table-row table:style-name="ro2">
          <table:table-cell table:style-name="ce24"/>
          <table:table-cell table:style-name="ce28" table:number-columns-repeated="32"/>
          <table:table-cell table:style-name="ce72"/>
          <table:table-cell table:style-name="ce74" table:number-columns-repeated="5"/>
          <table:table-cell table:style-name="ce77"/>
          <table:table-cell table:style-name="ce79" office:value-type="string" table:number-columns-spanned="4" table:number-rows-spanned="1">
            <text:p>x</text:p>
          </table:table-cell>
          <table:covered-table-cell table:number-columns-repeated="2" table:style-name="ce79"/>
          <table:covered-table-cell/>
          <table:table-cell table:style-name="ce79" office:value-type="string" table:number-columns-spanned="4" table:number-rows-spanned="1">
            <text:p>x</text:p>
          </table:table-cell>
          <table:covered-table-cell table:number-columns-repeated="2" table:style-name="ce79"/>
          <table:covered-table-cell/>
          <table:table-cell table:style-name="ce79" office:value-type="string" table:number-columns-spanned="4" table:number-rows-spanned="1">
            <text:p>x</text:p>
          </table:table-cell>
          <table:covered-table-cell table:number-columns-repeated="3"/>
          <table:table-cell table:style-name="ce79" office:value-type="string" table:number-columns-spanned="4" table:number-rows-spanned="1">
            <text:p>x</text:p>
          </table:table-cell>
          <table:covered-table-cell table:number-columns-repeated="3"/>
          <table:table-cell table:style-name="ce28" table:number-columns-repeated="5"/>
          <table:table-cell table:style-name="ce88"/>
          <table:table-cell table:style-name="ce28" table:number-columns-repeated="6"/>
          <table:table-cell table:style-name="ce89" table:number-columns-repeated="956"/>
        </table:table-row>
        <table:table-row table:style-name="ro2">
          <table:table-cell table:style-name="ce24"/>
          <table:table-cell table:style-name="ce28" table:number-columns-repeated="32"/>
          <table:table-cell table:style-name="ce72"/>
          <table:table-cell table:style-name="ce74" table:number-columns-repeated="5"/>
          <table:table-cell table:style-name="ce77"/>
          <table:table-cell table:style-name="ce79" table:number-columns-spanned="4" table:number-rows-spanned="1"/>
          <table:covered-table-cell table:number-columns-repeated="2" table:style-name="ce79"/>
          <table:covered-table-cell/>
          <table:table-cell table:style-name="ce79" office:value-type="string" table:number-columns-spanned="4" table:number-rows-spanned="1">
            <text:p>x</text:p>
          </table:table-cell>
          <table:covered-table-cell table:number-columns-repeated="2" table:style-name="ce79"/>
          <table:covered-table-cell/>
          <table:table-cell table:style-name="ce79" office:value-type="string" table:number-columns-spanned="4" table:number-rows-spanned="1">
            <text:p>x</text:p>
          </table:table-cell>
          <table:covered-table-cell table:number-columns-repeated="3"/>
          <table:table-cell table:style-name="ce79" office:value-type="string" table:number-columns-spanned="4" table:number-rows-spanned="1">
            <text:p>x</text:p>
          </table:table-cell>
          <table:covered-table-cell table:number-columns-repeated="3"/>
          <table:table-cell table:style-name="ce28" table:number-columns-repeated="5"/>
          <table:table-cell table:style-name="ce88"/>
          <table:table-cell table:style-name="ce28" table:number-columns-repeated="6"/>
          <table:table-cell table:style-name="ce89" table:number-columns-repeated="956"/>
        </table:table-row>
        <table:table-row table:style-name="ro2">
          <table:table-cell table:style-name="ce24"/>
          <table:table-cell table:style-name="ce28" table:number-columns-repeated="32"/>
          <table:table-cell table:style-name="ce72"/>
          <table:table-cell table:style-name="ce74" table:number-columns-repeated="5"/>
          <table:table-cell table:style-name="ce77"/>
          <table:table-cell table:style-name="ce79" table:number-columns-spanned="4" table:number-rows-spanned="1"/>
          <table:covered-table-cell table:number-columns-repeated="2" table:style-name="ce79"/>
          <table:covered-table-cell/>
          <table:table-cell table:style-name="ce79" table:number-columns-spanned="4" table:number-rows-spanned="1"/>
          <table:covered-table-cell table:number-columns-repeated="2" table:style-name="ce79"/>
          <table:covered-table-cell/>
          <table:table-cell table:style-name="ce79" office:value-type="string" table:number-columns-spanned="4" table:number-rows-spanned="1">
            <text:p>x</text:p>
          </table:table-cell>
          <table:covered-table-cell table:number-columns-repeated="3"/>
          <table:table-cell table:style-name="ce79" office:value-type="string" table:number-columns-spanned="4" table:number-rows-spanned="1">
            <text:p>x</text:p>
          </table:table-cell>
          <table:covered-table-cell table:number-columns-repeated="3"/>
          <table:table-cell table:style-name="ce28" table:number-columns-repeated="5"/>
          <table:table-cell table:style-name="ce88"/>
          <table:table-cell table:style-name="ce28" table:number-columns-repeated="6"/>
          <table:table-cell table:style-name="ce89" table:number-columns-repeated="956"/>
        </table:table-row>
        <table:table-row table:style-name="ro2">
          <table:table-cell table:style-name="ce24"/>
          <table:table-cell table:style-name="ce28" table:number-columns-repeated="32"/>
          <table:table-cell table:style-name="ce72"/>
          <table:table-cell table:style-name="ce74" table:number-columns-repeated="5"/>
          <table:table-cell table:style-name="ce77"/>
          <table:table-cell table:style-name="ce79" table:number-columns-spanned="4" table:number-rows-spanned="1"/>
          <table:covered-table-cell table:number-columns-repeated="2" table:style-name="ce79"/>
          <table:covered-table-cell/>
          <table:table-cell table:style-name="ce79" table:number-columns-spanned="4" table:number-rows-spanned="1"/>
          <table:covered-table-cell table:number-columns-repeated="2" table:style-name="ce79"/>
          <table:covered-table-cell/>
          <table:table-cell table:style-name="ce79" office:value-type="string" table:number-columns-spanned="4" table:number-rows-spanned="1">
            <text:p>x</text:p>
          </table:table-cell>
          <table:covered-table-cell table:number-columns-repeated="3"/>
          <table:table-cell table:style-name="ce79" office:value-type="string" table:number-columns-spanned="4" table:number-rows-spanned="1">
            <text:p>x</text:p>
          </table:table-cell>
          <table:covered-table-cell table:number-columns-repeated="3"/>
          <table:table-cell table:style-name="ce28" table:number-columns-repeated="5"/>
          <table:table-cell table:style-name="ce88"/>
          <table:table-cell table:style-name="ce28" table:number-columns-repeated="6"/>
          <table:table-cell table:style-name="ce89" table:number-columns-repeated="956"/>
        </table:table-row>
        <table:table-row table:style-name="ro2">
          <table:table-cell table:style-name="ce24"/>
          <table:table-cell table:style-name="ce28" table:number-columns-repeated="32"/>
          <table:table-cell table:style-name="ce72"/>
          <table:table-cell table:style-name="ce74" table:number-columns-repeated="5"/>
          <table:table-cell table:style-name="ce77"/>
          <table:table-cell table:style-name="ce79" office:value-type="string" table:number-columns-spanned="4" table:number-rows-spanned="1">
            <text:p>x</text:p>
          </table:table-cell>
          <table:covered-table-cell table:number-columns-repeated="2" table:style-name="ce79"/>
          <table:covered-table-cell/>
          <table:table-cell table:style-name="ce79" office:value-type="string" table:number-columns-spanned="4" table:number-rows-spanned="1">
            <text:p>x</text:p>
          </table:table-cell>
          <table:covered-table-cell table:number-columns-repeated="2" table:style-name="ce79"/>
          <table:covered-table-cell/>
          <table:table-cell table:style-name="ce79" office:value-type="string" table:number-columns-spanned="4" table:number-rows-spanned="1">
            <text:p>x</text:p>
          </table:table-cell>
          <table:covered-table-cell table:number-columns-repeated="3"/>
          <table:table-cell table:style-name="ce79" office:value-type="string" table:number-columns-spanned="4" table:number-rows-spanned="1">
            <text:p>x</text:p>
          </table:table-cell>
          <table:covered-table-cell table:number-columns-repeated="3"/>
          <table:table-cell table:style-name="ce28" table:number-columns-repeated="5"/>
          <table:table-cell table:style-name="ce88"/>
          <table:table-cell table:style-name="ce28" table:number-columns-repeated="6"/>
          <table:table-cell table:style-name="ce89" table:number-columns-repeated="956"/>
        </table:table-row>
        <table:table-row table:style-name="ro2">
          <table:table-cell table:style-name="ce24"/>
          <table:table-cell table:style-name="ce28" table:number-columns-repeated="32"/>
          <table:table-cell table:style-name="ce72"/>
          <table:table-cell table:style-name="ce74" table:number-columns-repeated="5"/>
          <table:table-cell table:style-name="ce77"/>
          <table:table-cell table:style-name="ce79" office:value-type="string" table:number-columns-spanned="4" table:number-rows-spanned="1">
            <text:p>x</text:p>
          </table:table-cell>
          <table:covered-table-cell table:number-columns-repeated="2" table:style-name="ce79"/>
          <table:covered-table-cell/>
          <table:table-cell table:style-name="ce79" office:value-type="string" table:number-columns-spanned="4" table:number-rows-spanned="1">
            <text:p>x</text:p>
          </table:table-cell>
          <table:covered-table-cell table:number-columns-repeated="2" table:style-name="ce79"/>
          <table:covered-table-cell/>
          <table:table-cell table:style-name="ce79" office:value-type="string" table:number-columns-spanned="4" table:number-rows-spanned="1">
            <text:p>x</text:p>
          </table:table-cell>
          <table:covered-table-cell table:number-columns-repeated="3"/>
          <table:table-cell table:style-name="ce79" office:value-type="string" table:number-columns-spanned="4" table:number-rows-spanned="1">
            <text:p>x</text:p>
          </table:table-cell>
          <table:covered-table-cell table:number-columns-repeated="3"/>
          <table:table-cell table:style-name="ce28" table:number-columns-repeated="5"/>
          <table:table-cell table:style-name="ce88"/>
          <table:table-cell table:style-name="ce28" table:number-columns-repeated="6"/>
          <table:table-cell table:style-name="ce89" table:number-columns-repeated="956"/>
        </table:table-row>
        <table:table-row table:style-name="ro2" table:number-rows-repeated="21">
          <table:table-cell table:style-name="ce24"/>
          <table:table-cell table:style-name="ce28" table:number-columns-repeated="60"/>
          <table:table-cell table:style-name="ce88"/>
          <table:table-cell table:style-name="ce28" table:number-columns-repeated="6"/>
          <table:table-cell table:style-name="ce89" table:number-columns-repeated="956"/>
        </table:table-row>
        <table:table-row table:style-name="ro2">
          <table:table-cell table:style-name="ce25"/>
          <table:table-cell table:style-name="ce37" table:number-columns-repeated="60"/>
          <table:table-cell table:style-name="ce76"/>
          <table:table-cell table:style-name="ce28" table:number-columns-repeated="6"/>
          <table:table-cell table:style-name="ce89" table:number-columns-repeated="956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mplate" table:style-name="ta3" table:print-ranges="Template.A1:Template.AN90">
        <table:table-column table:style-name="co9" table:default-cell-style-name="ce32"/>
        <table:table-column table:style-name="co10" table:number-columns-repeated="2" table:default-cell-style-name="ce32"/>
        <table:table-column table:style-name="co9" table:number-columns-repeated="1017" table:default-cell-style-name="ce32"/>
        <table:table-column table:style-name="co9" table:number-columns-repeated="4" table:default-cell-style-name="Default"/>
        <table:table-row table:style-name="ro11">
          <table:table-cell table:style-name="ce16" office:value-type="string" table:number-columns-spanned="6" table:number-rows-spanned="3">
            <text:p>Project</text:p>
          </table:table-cell>
          <table:covered-table-cell table:number-columns-repeated="5"/>
          <table:table-cell table:style-name="ce57" office:value-type="string" table:number-columns-spanned="5" table:number-rows-spanned="1">
            <text:p>Module</text:p>
          </table:table-cell>
          <table:covered-table-cell table:number-columns-repeated="4" table:style-name="ce111"/>
          <table:table-cell table:style-name="ce57" office:value-type="string" table:number-columns-spanned="6" table:number-rows-spanned="1">
            <text:p>Use Case ID</text:p>
          </table:table-cell>
          <table:covered-table-cell table:number-columns-repeated="5" table:style-name="ce111"/>
          <table:table-cell table:style-name="ce57" office:value-type="string" table:number-columns-spanned="11" table:number-rows-spanned="1">
            <text:p>Use case name</text:p>
          </table:table-cell>
          <table:covered-table-cell table:number-columns-repeated="10" table:style-name="ce111"/>
          <table:table-cell table:style-name="ce57" office:value-type="string" table:number-columns-spanned="4" table:number-rows-spanned="1">
            <text:p>Creator</text:p>
          </table:table-cell>
          <table:covered-table-cell table:number-columns-repeated="3" table:style-name="ce111"/>
          <table:table-cell table:style-name="ce57" office:value-type="string" table:number-columns-spanned="4" table:number-rows-spanned="1">
            <text:p>Created Date</text:p>
          </table:table-cell>
          <table:covered-table-cell table:number-columns-repeated="3" table:style-name="ce111"/>
          <table:table-cell table:style-name="ce57" office:value-type="string" table:number-columns-spanned="4" table:number-rows-spanned="1">
            <text:p>Approved Date</text:p>
          </table:table-cell>
          <table:covered-table-cell table:number-columns-repeated="3" table:style-name="ce111"/>
          <table:table-cell table:style-name="ce17" table:number-columns-repeated="980"/>
          <table:table-cell table:number-columns-repeated="4"/>
        </table:table-row>
        <table:table-row table:style-name="ro3">
          <table:covered-table-cell table:number-columns-repeated="6"/>
          <table:table-cell table:style-name="ce58" table:number-columns-spanned="5" table:number-rows-spanned="2"/>
          <table:covered-table-cell table:number-columns-repeated="4"/>
          <table:table-cell table:style-name="ce58" table:number-columns-spanned="6" table:number-rows-spanned="2"/>
          <table:covered-table-cell table:number-columns-repeated="5"/>
          <table:table-cell table:style-name="ce58" table:number-columns-spanned="11" table:number-rows-spanned="2"/>
          <table:covered-table-cell table:number-columns-repeated="10"/>
          <table:table-cell table:style-name="ce58" table:number-columns-spanned="4" table:number-rows-spanned="2"/>
          <table:covered-table-cell table:number-columns-repeated="3"/>
          <table:table-cell table:style-name="ce82" office:value-type="date" office:date-value="2015-01-01" table:number-columns-spanned="4" table:number-rows-spanned="2">
            <text:p>2015-01-01</text:p>
          </table:table-cell>
          <table:covered-table-cell table:number-columns-repeated="3" table:style-name="ce17"/>
          <table:table-cell table:style-name="ce83" office:value-type="date" office:date-value="2015-02-01" table:number-columns-spanned="4" table:number-rows-spanned="2">
            <text:p>2015-02-01</text:p>
          </table:table-cell>
          <table:covered-table-cell table:number-columns-repeated="3" table:style-name="ce17"/>
          <table:table-cell table:style-name="ce17" table:number-columns-repeated="980"/>
          <table:table-cell table:number-columns-repeated="4"/>
        </table:table-row>
        <table:table-row table:style-name="ro11">
          <table:covered-table-cell table:number-columns-repeated="32"/>
          <table:covered-table-cell table:number-columns-repeated="8" table:style-name="ce17"/>
          <table:table-cell table:style-name="ce17" table:number-columns-repeated="980"/>
          <table:table-cell table:number-columns-repeated="4"/>
        </table:table-row>
        <table:table-row table:style-name="ro11">
          <table:table-cell table:style-name="ce23"/>
          <table:table-cell table:number-columns-repeated="31"/>
          <table:table-cell table:style-name="ce112" table:number-columns-repeated="7"/>
          <table:table-cell table:style-name="ce113"/>
          <table:table-cell table:number-columns-repeated="984"/>
        </table:table-row>
        <table:table-row table:style-name="ro11">
          <table:table-cell table:style-name="ce90" office:value-type="string">
            <text:p>1. Pre-Condition</text:p>
          </table:table-cell>
          <table:table-cell table:style-name="ce93" table:number-columns-repeated="38"/>
          <table:table-cell table:style-name="ce114"/>
          <table:table-cell table:number-columns-repeated="984"/>
        </table:table-row>
        <table:table-row table:style-name="ro11">
          <table:table-cell table:style-name="ce23"/>
          <table:table-cell table:style-name="ce34"/>
          <table:table-cell table:number-columns-repeated="37"/>
          <table:table-cell table:style-name="ce87"/>
          <table:table-cell table:number-columns-repeated="984"/>
        </table:table-row>
        <table:table-row table:style-name="ro11">
          <table:table-cell table:style-name="ce91"/>
          <table:table-cell table:style-name="ce89" office:value-type="string">
            <text:p>Actor: </text:p>
          </table:table-cell>
          <table:table-cell table:style-name="ce89" table:number-columns-repeated="37"/>
          <table:table-cell table:style-name="ce115"/>
          <table:table-cell table:style-name="ce89" table:number-columns-repeated="980"/>
          <table:table-cell table:number-columns-repeated="4"/>
        </table:table-row>
        <table:table-row table:style-name="ro11">
          <table:table-cell table:style-name="ce91"/>
          <table:table-cell table:style-name="ce89" office:value-type="string">
            <text:p>Condition: <text:s/></text:p>
          </table:table-cell>
          <table:table-cell table:style-name="ce102"/>
          <table:table-cell table:style-name="ce89" table:number-columns-repeated="36"/>
          <table:table-cell table:style-name="ce115"/>
          <table:table-cell table:style-name="ce89" table:number-columns-repeated="980"/>
          <table:table-cell table:number-columns-repeated="4"/>
        </table:table-row>
        <table:table-row table:style-name="ro11">
          <table:table-cell table:style-name="ce91"/>
          <table:table-cell table:style-name="ce89"/>
          <table:table-cell table:style-name="ce103"/>
          <table:table-cell table:style-name="ce106"/>
          <table:table-cell table:style-name="ce108" table:number-columns-repeated="35"/>
          <table:table-cell table:style-name="ce115"/>
          <table:table-cell table:style-name="ce89" table:number-columns-repeated="980"/>
          <table:table-cell table:number-columns-repeated="4"/>
        </table:table-row>
        <table:table-row table:style-name="ro11">
          <table:table-cell table:style-name="ce90" office:value-type="string">
            <text:p>2. Trigger</text:p>
          </table:table-cell>
          <table:table-cell table:style-name="ce93" table:number-columns-repeated="38"/>
          <table:table-cell table:style-name="ce114"/>
          <table:table-cell table:number-columns-repeated="984"/>
        </table:table-row>
        <table:table-row table:style-name="ro11">
          <table:table-cell table:style-name="ce23"/>
          <table:table-cell table:number-columns-repeated="38"/>
          <table:table-cell table:style-name="ce87"/>
          <table:table-cell table:number-columns-repeated="984"/>
        </table:table-row>
        <table:table-row table:style-name="ro11">
          <table:table-cell table:style-name="ce23"/>
          <table:table-cell table:style-name="ce94"/>
          <table:table-cell table:style-name="ce104" office:value-type="float" office:value="2.1">
            <text:p>2.1</text:p>
          </table:table-cell>
          <table:table-cell table:number-columns-repeated="36"/>
          <table:table-cell table:style-name="ce87"/>
          <table:table-cell table:number-columns-repeated="984"/>
        </table:table-row>
        <table:table-row table:style-name="ro11">
          <table:table-cell table:style-name="ce23"/>
          <table:table-cell table:style-name="ce94"/>
          <table:table-cell table:style-name="ce104"/>
          <table:table-cell table:number-columns-repeated="36"/>
          <table:table-cell table:style-name="ce87"/>
          <table:table-cell table:number-columns-repeated="984"/>
        </table:table-row>
        <table:table-row table:style-name="ro11">
          <table:table-cell table:style-name="ce90" office:value-type="string">
            <text:p>3. Basic flow</text:p>
          </table:table-cell>
          <table:table-cell table:style-name="ce93"/>
          <table:table-cell table:style-name="ce105"/>
          <table:table-cell table:style-name="ce93" table:number-columns-repeated="36"/>
          <table:table-cell table:style-name="ce114"/>
          <table:table-cell table:number-columns-repeated="984"/>
        </table:table-row>
        <table:table-row table:style-name="ro11">
          <table:table-cell table:style-name="ce23"/>
          <table:table-cell/>
          <table:table-cell table:style-name="ce104"/>
          <table:table-cell table:number-columns-repeated="36"/>
          <table:table-cell table:style-name="ce87"/>
          <table:table-cell table:number-columns-repeated="984"/>
        </table:table-row>
        <table:table-row table:style-name="ro11">
          <table:table-cell table:style-name="ce23"/>
          <table:table-cell table:style-name="ce94"/>
          <table:table-cell table:style-name="ce104" office:value-type="float" office:value="3.1">
            <text:p>3.1</text:p>
          </table:table-cell>
          <table:table-cell table:number-columns-repeated="36"/>
          <table:table-cell table:style-name="ce87"/>
          <table:table-cell table:number-columns-repeated="984"/>
        </table:table-row>
        <table:table-row table:style-name="ro11" table:number-rows-repeated="3">
          <table:table-cell table:style-name="ce23"/>
          <table:table-cell table:style-name="ce94"/>
          <table:table-cell table:style-name="ce104"/>
          <table:table-cell table:number-columns-repeated="36"/>
          <table:table-cell table:style-name="ce87"/>
          <table:table-cell table:number-columns-repeated="984"/>
        </table:table-row>
        <table:table-row table:style-name="ro11">
          <table:table-cell table:style-name="ce23"/>
          <table:table-cell table:style-name="ce94"/>
          <table:table-cell table:style-name="ce104" office:value-type="float" office:value="3.2">
            <text:p>3.2</text:p>
          </table:table-cell>
          <table:table-cell table:number-columns-repeated="36"/>
          <table:table-cell table:style-name="ce87"/>
          <table:table-cell table:number-columns-repeated="984"/>
        </table:table-row>
        <table:table-row table:style-name="ro11" table:number-rows-repeated="2">
          <table:table-cell table:style-name="ce23"/>
          <table:table-cell table:style-name="ce94"/>
          <table:table-cell table:style-name="ce104"/>
          <table:table-cell table:number-columns-repeated="36"/>
          <table:table-cell table:style-name="ce87"/>
          <table:table-cell table:number-columns-repeated="984"/>
        </table:table-row>
        <table:table-row table:style-name="ro11">
          <table:table-cell table:style-name="ce23"/>
          <table:table-cell table:style-name="ce94"/>
          <table:table-cell table:style-name="ce104"/>
          <table:table-cell/>
          <table:table-cell table:style-name="ce34"/>
          <table:table-cell table:number-columns-repeated="34"/>
          <table:table-cell table:style-name="ce87"/>
          <table:table-cell table:number-columns-repeated="984"/>
        </table:table-row>
        <table:table-row table:style-name="ro11">
          <table:table-cell table:style-name="ce23"/>
          <table:table-cell table:style-name="ce94"/>
          <table:table-cell table:number-columns-repeated="37"/>
          <table:table-cell table:style-name="ce87"/>
          <table:table-cell table:number-columns-repeated="984"/>
        </table:table-row>
        <table:table-row table:style-name="ro11">
          <table:table-cell table:style-name="ce90" office:value-type="string">
            <text:p>4. Alternative flow</text:p>
          </table:table-cell>
          <table:table-cell table:style-name="ce93" table:number-columns-repeated="38"/>
          <table:table-cell table:style-name="ce114"/>
          <table:table-cell table:number-columns-repeated="984"/>
        </table:table-row>
        <table:table-row table:style-name="ro11">
          <table:table-cell table:style-name="ce23"/>
          <table:table-cell table:style-name="ce94"/>
          <table:table-cell table:number-columns-repeated="37"/>
          <table:table-cell table:style-name="ce87"/>
          <table:table-cell table:number-columns-repeated="984"/>
        </table:table-row>
        <table:table-row table:style-name="ro11">
          <table:table-cell table:style-name="ce23"/>
          <table:table-cell/>
          <table:table-cell table:style-name="ce104" office:value-type="float" office:value="4.1">
            <text:p>4.1</text:p>
          </table:table-cell>
          <table:table-cell table:number-columns-repeated="2"/>
          <table:table-cell table:style-name="ce109"/>
          <table:table-cell table:style-name="ce110" table:number-columns-repeated="3"/>
          <table:table-cell table:number-columns-repeated="30"/>
          <table:table-cell table:style-name="ce87"/>
          <table:table-cell table:number-columns-repeated="984"/>
        </table:table-row>
        <table:table-row table:style-name="ro11" table:number-rows-repeated="2">
          <table:table-cell table:style-name="ce23"/>
          <table:table-cell table:style-name="ce94"/>
          <table:table-cell table:number-columns-repeated="37"/>
          <table:table-cell table:style-name="ce87"/>
          <table:table-cell table:number-columns-repeated="984"/>
        </table:table-row>
        <table:table-row table:style-name="ro11">
          <table:table-cell table:style-name="ce90" office:value-type="string">
            <text:p>5. Business rule</text:p>
          </table:table-cell>
          <table:table-cell table:style-name="ce93" table:number-columns-repeated="38"/>
          <table:table-cell table:style-name="ce114"/>
          <table:table-cell table:number-columns-repeated="984"/>
        </table:table-row>
        <table:table-row table:style-name="ro11">
          <table:table-cell table:style-name="ce23"/>
          <table:table-cell table:style-name="ce95"/>
          <table:table-cell table:number-columns-repeated="37"/>
          <table:table-cell table:style-name="ce87"/>
          <table:table-cell table:number-columns-repeated="984"/>
        </table:table-row>
        <table:table-row table:style-name="ro11">
          <table:table-cell table:style-name="ce23"/>
          <table:table-cell table:style-name="ce96"/>
          <table:table-cell table:number-columns-repeated="37"/>
          <table:table-cell table:style-name="ce87"/>
          <table:table-cell table:number-columns-repeated="984"/>
        </table:table-row>
        <table:table-row table:style-name="ro11" table:number-rows-repeated="4">
          <table:table-cell table:style-name="ce23"/>
          <table:table-cell table:style-name="ce34"/>
          <table:table-cell table:number-columns-repeated="37"/>
          <table:table-cell table:style-name="ce87"/>
          <table:table-cell table:number-columns-repeated="984"/>
        </table:table-row>
        <table:table-row table:style-name="ro11">
          <table:table-cell table:style-name="ce23"/>
          <table:table-cell table:style-name="ce97"/>
          <table:table-cell table:style-name="ce45" table:number-columns-repeated="2"/>
          <table:table-cell table:number-columns-repeated="35"/>
          <table:table-cell table:style-name="ce87"/>
          <table:table-cell table:number-columns-repeated="984"/>
        </table:table-row>
        <table:table-row table:style-name="ro11" table:number-rows-repeated="3">
          <table:table-cell table:style-name="ce23"/>
          <table:table-cell table:style-name="ce98"/>
          <table:table-cell table:style-name="ce45" table:number-columns-repeated="2"/>
          <table:table-cell table:number-columns-repeated="35"/>
          <table:table-cell table:style-name="ce87"/>
          <table:table-cell table:number-columns-repeated="984"/>
        </table:table-row>
        <table:table-row table:style-name="ro11" table:number-rows-repeated="2">
          <table:table-cell table:style-name="ce23"/>
          <table:table-cell table:style-name="ce34"/>
          <table:table-cell table:number-columns-repeated="37"/>
          <table:table-cell table:style-name="ce87"/>
          <table:table-cell table:number-columns-repeated="984"/>
        </table:table-row>
        <table:table-row table:style-name="ro11">
          <table:table-cell table:style-name="ce23"/>
          <table:table-cell table:style-name="ce96"/>
          <table:table-cell table:number-columns-repeated="37"/>
          <table:table-cell table:style-name="ce87"/>
          <table:table-cell table:number-columns-repeated="984"/>
        </table:table-row>
        <table:table-row table:style-name="ro11" table:number-rows-repeated="2">
          <table:table-cell table:style-name="ce23"/>
          <table:table-cell table:style-name="ce99" table:number-columns-repeated="38"/>
          <table:table-cell table:style-name="ce87"/>
          <table:table-cell table:number-columns-repeated="984"/>
        </table:table-row>
        <table:table-row table:style-name="ro11" table:number-rows-repeated="24">
          <table:table-cell table:style-name="ce23"/>
          <table:table-cell table:number-columns-repeated="38"/>
          <table:table-cell table:style-name="ce87"/>
          <table:table-cell table:number-columns-repeated="984"/>
        </table:table-row>
        <table:table-row table:style-name="ro11" table:number-rows-repeated="2">
          <table:table-cell table:style-name="ce23"/>
          <table:table-cell table:number-columns-repeated="2"/>
          <table:table-cell table:style-name="ce45" table:number-columns-repeated="13"/>
          <table:table-cell table:number-columns-repeated="23"/>
          <table:table-cell table:style-name="ce87"/>
          <table:table-cell table:number-columns-repeated="984"/>
        </table:table-row>
        <table:table-row table:style-name="ro11" table:number-rows-repeated="12">
          <table:table-cell table:style-name="ce23"/>
          <table:table-cell table:number-columns-repeated="38"/>
          <table:table-cell table:style-name="ce87"/>
          <table:table-cell table:number-columns-repeated="984"/>
        </table:table-row>
        <table:table-row table:style-name="ro11">
          <table:table-cell table:style-name="ce23"/>
          <table:table-cell table:style-name="ce96"/>
          <table:table-cell table:number-columns-repeated="37"/>
          <table:table-cell table:style-name="ce87"/>
          <table:table-cell table:number-columns-repeated="984"/>
        </table:table-row>
        <table:table-row table:style-name="ro11" table:number-rows-repeated="4">
          <table:table-cell table:style-name="ce23"/>
          <table:table-cell table:style-name="ce34"/>
          <table:table-cell table:number-columns-repeated="37"/>
          <table:table-cell table:style-name="ce87"/>
          <table:table-cell table:number-columns-repeated="984"/>
        </table:table-row>
        <table:table-row table:style-name="ro11">
          <table:table-cell table:style-name="ce23"/>
          <table:table-cell table:style-name="ce100"/>
          <table:table-cell table:style-name="ce44"/>
          <table:table-cell table:style-name="ce107" table:number-columns-repeated="5"/>
          <table:table-cell table:number-columns-repeated="31"/>
          <table:table-cell table:style-name="ce87"/>
          <table:table-cell table:number-columns-repeated="984"/>
        </table:table-row>
        <table:table-row table:style-name="ro11" table:number-rows-repeated="3">
          <table:table-cell table:style-name="ce23"/>
          <table:table-cell table:style-name="ce34"/>
          <table:table-cell table:number-columns-repeated="37"/>
          <table:table-cell table:style-name="ce87"/>
          <table:table-cell table:number-columns-repeated="984"/>
        </table:table-row>
        <table:table-row table:style-name="ro12">
          <table:table-cell table:style-name="ce23"/>
          <table:table-cell table:style-name="ce99" table:number-columns-repeated="38"/>
          <table:table-cell table:style-name="ce87"/>
          <table:table-cell table:number-columns-repeated="984"/>
        </table:table-row>
        <table:table-row table:style-name="ro11" table:number-rows-repeated="5">
          <table:table-cell table:style-name="ce23"/>
          <table:table-cell table:number-columns-repeated="38"/>
          <table:table-cell table:style-name="ce87"/>
          <table:table-cell table:number-columns-repeated="984"/>
        </table:table-row>
        <table:table-row table:style-name="ro11">
          <table:table-cell table:style-name="ce92"/>
          <table:table-cell table:style-name="ce101" table:number-columns-repeated="38"/>
          <table:table-cell table:style-name="ce116"/>
          <table:table-cell table:number-columns-repeated="984"/>
        </table:table-row>
        <table:table-row table:style-name="ro11" table:number-rows-repeated="114">
          <table:table-cell table:number-columns-repeated="1024"/>
        </table:table-row>
        <table:table-row table:style-name="ro11">
          <table:table-cell table:number-columns-repeated="22"/>
          <table:table-cell>
            <draw:custom-shape table:end-cell-address="Template.X214" table:end-x="0.1409in" table:end-y="0.176in" draw:z-index="0" draw:name="Flowchart: Connector 22" draw:style-name="gr10" draw:text-style-name="P1" svg:width="0.1563in" svg:height="0.0035in" svg:x="0.2339in" svg:y="0.1724in">
              <text:p/>
    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7 / 2"/>
                <draw:equation draw:name="f9" draw:formula="?f5 + ?f8"/>
                <draw:equation draw:name="f10" draw:formula="?f4 - ?f3"/>
                <draw:equation draw:name="f11" draw:formula="?f10 / 2"/>
                <draw:equation draw:name="f12" draw:formula="?f3 + ?f11"/>
                <draw:equation draw:name="f13" draw:formula="5419351 / 1725033"/>
                <draw:equation draw:name="f14" draw:formula="2700000 + ?f2"/>
                <draw:equation draw:name="f15" draw:formula="?f14 * ?f13 / ?f1"/>
                <draw:equation draw:name="f16" draw:formula="0 - ?f15"/>
                <draw:equation draw:name="f17" draw:formula="sin(?f16)"/>
                <draw:equation draw:name="f18" draw:formula="0 - ?f17"/>
                <draw:equation draw:name="f19" draw:formula="?f18 * ?f11"/>
                <draw:equation draw:name="f20" draw:formula="cos(?f16)"/>
                <draw:equation draw:name="f21" draw:formula="0 - ?f20"/>
                <draw:equation draw:name="f22" draw:formula="?f21 * ?f8"/>
                <draw:equation draw:name="f23" draw:formula="?f12 - ?f19"/>
                <draw:equation draw:name="f24" draw:formula="?f12 + ?f19"/>
                <draw:equation draw:name="f25" draw:formula="?f9 - ?f22"/>
                <draw:equation draw:name="f26" draw:formula="?f9 + ?f22"/>
                <draw:equation draw:name="f27" draw:formula="21550000 - ?f2"/>
                <draw:equation draw:name="f28" draw:formula="if(?f27, ?f2, 21550000)"/>
                <draw:equation draw:name="f29" draw:formula="-21550000 - ?f28"/>
                <draw:equation draw:name="f30" draw:formula="if(?f29, -21550000, ?f28)"/>
                <draw:equation draw:name="f31" draw:formula="?f1 + ?f30"/>
                <draw:equation draw:name="f32" draw:formula="?f1 + ?f2"/>
                <draw:equation draw:name="f33" draw:formula="?f32 * ?f13 / ?f1"/>
                <draw:equation draw:name="f34" draw:formula="0 - ?f33"/>
                <draw:equation draw:name="f35" draw:formula="cos(?f34)"/>
                <draw:equation draw:name="f36" draw:formula="0 - ?f35"/>
                <draw:equation draw:name="f37" draw:formula="?f36 * ?f11"/>
                <draw:equation draw:name="f38" draw:formula="sin(?f34)"/>
                <draw:equation draw:name="f39" draw:formula="0 - ?f38"/>
                <draw:equation draw:name="f40" draw:formula="?f39 * ?f8"/>
                <draw:equation draw:name="f41" draw:formula="sqrt(?f37 * ?f37 + ?f40 * ?f40 + 0 * 0)"/>
                <draw:equation draw:name="f42" draw:formula="?f11 * ?f8 / ?f41"/>
                <draw:equation draw:name="f43" draw:formula="?f39 * ?f42"/>
                <draw:equation draw:name="f44" draw:formula="?f3 - ?f43"/>
                <draw:equation draw:name="f45" draw:formula="?f36 * ?f42"/>
                <draw:equation draw:name="f46" draw:formula="?f9 - ?f45"/>
                <draw:equation draw:name="f47" draw:formula="?f44 - ?f11"/>
                <draw:equation draw:name="f48" draw:formula="?f46 - ?f8"/>
                <draw:equation draw:name="f49" draw:formula="?f44 + ?f11"/>
                <draw:equation draw:name="f50" draw:formula="?f46 + ?f8"/>
                <draw:equation draw:name="f51" draw:formula="?f31 + ?f2"/>
                <draw:equation draw:name="f52" draw:formula="?f51 * ?f13 / ?f1"/>
                <draw:equation draw:name="f53" draw:formula="0 - ?f52"/>
                <draw:equation draw:name="f54" draw:formula="cos(?f53)"/>
                <draw:equation draw:name="f55" draw:formula="0 - ?f54"/>
                <draw:equation draw:name="f56" draw:formula="?f55 * ?f11"/>
                <draw:equation draw:name="f57" draw:formula="sin(?f53)"/>
                <draw:equation draw:name="f58" draw:formula="0 - ?f57"/>
                <draw:equation draw:name="f59" draw:formula="?f58 * ?f8"/>
                <draw:equation draw:name="f60" draw:formula="sqrt(?f56 * ?f56 + ?f59 * ?f59 + 0 * 0)"/>
                <draw:equation draw:name="f61" draw:formula="?f11 * ?f8 / ?f60"/>
                <draw:equation draw:name="f62" draw:formula="?f58 * ?f61"/>
                <draw:equation draw:name="f63" draw:formula="?f44 + ?f62"/>
                <draw:equation draw:name="f64" draw:formula="?f55 * ?f61"/>
                <draw:equation draw:name="f65" draw:formula="?f46 + ?f64"/>
                <draw:equation draw:name="f66" draw:formula="if(?f30, ?f3, ?f47)"/>
                <draw:equation draw:name="f67" draw:formula="if(?f30, ?f9, ?f48)"/>
                <draw:equation draw:name="f68" draw:formula="if(?f30, ?f3, ?f49)"/>
                <draw:equation draw:name="f69" draw:formula="if(?f30, ?f9, ?f50)"/>
                <draw:equation draw:name="f70" draw:formula="if(?f30, ?f47, ?f63)"/>
                <draw:equation draw:name="f71" draw:formula="if(?f30, ?f48, ?f65)"/>
                <draw:equation draw:name="f72" draw:formula="if(?f30, ?f49, ?f63)"/>
                <draw:equation draw:name="f73" draw:formula="if(?f30, ?f50, ?f65)"/>
                <draw:equation draw:name="f74" draw:formula="?f0 + ?f30"/>
                <draw:equation draw:name="f75" draw:formula="?f0 + ?f2"/>
                <draw:equation draw:name="f76" draw:formula="?f75 * ?f13 / ?f1"/>
                <draw:equation draw:name="f77" draw:formula="0 - ?f76"/>
                <draw:equation draw:name="f78" draw:formula="cos(?f77)"/>
                <draw:equation draw:name="f79" draw:formula="0 - ?f78"/>
                <draw:equation draw:name="f80" draw:formula="?f79 * ?f11"/>
                <draw:equation draw:name="f81" draw:formula="sin(?f77)"/>
                <draw:equation draw:name="f82" draw:formula="0 - ?f81"/>
                <draw:equation draw:name="f83" draw:formula="?f82 * ?f8"/>
                <draw:equation draw:name="f84" draw:formula="sqrt(?f80 * ?f80 + ?f83 * ?f83 + 0 * 0)"/>
                <draw:equation draw:name="f85" draw:formula="?f11 * ?f8 / ?f84"/>
                <draw:equation draw:name="f86" draw:formula="?f82 * ?f85"/>
                <draw:equation draw:name="f87" draw:formula="?f63 - ?f86"/>
                <draw:equation draw:name="f88" draw:formula="?f79 * ?f85"/>
                <draw:equation draw:name="f89" draw:formula="?f65 - ?f88"/>
                <draw:equation draw:name="f90" draw:formula="?f87 - ?f11"/>
                <draw:equation draw:name="f91" draw:formula="?f89 - ?f8"/>
                <draw:equation draw:name="f92" draw:formula="?f87 + ?f11"/>
                <draw:equation draw:name="f93" draw:formula="?f89 + ?f8"/>
                <draw:equation draw:name="f94" draw:formula="?f74 + ?f2"/>
                <draw:equation draw:name="f95" draw:formula="?f94 * ?f13 / ?f1"/>
                <draw:equation draw:name="f96" draw:formula="0 - ?f95"/>
                <draw:equation draw:name="f97" draw:formula="cos(?f96)"/>
                <draw:equation draw:name="f98" draw:formula="0 - ?f97"/>
                <draw:equation draw:name="f99" draw:formula="?f98 * ?f11"/>
                <draw:equation draw:name="f100" draw:formula="sin(?f96)"/>
                <draw:equation draw:name="f101" draw:formula="0 - ?f100"/>
                <draw:equation draw:name="f102" draw:formula="?f101 * ?f8"/>
                <draw:equation draw:name="f103" draw:formula="sqrt(?f99 * ?f99 + ?f102 * ?f102 + 0 * 0)"/>
                <draw:equation draw:name="f104" draw:formula="?f11 * ?f8 / ?f103"/>
                <draw:equation draw:name="f105" draw:formula="?f101 * ?f104"/>
                <draw:equation draw:name="f106" draw:formula="?f87 + ?f105"/>
                <draw:equation draw:name="f107" draw:formula="?f98 * ?f104"/>
                <draw:equation draw:name="f108" draw:formula="?f89 + ?f107"/>
                <draw:equation draw:name="f109" draw:formula="if(?f30, ?f63, ?f90)"/>
                <draw:equation draw:name="f110" draw:formula="if(?f30, ?f65, ?f91)"/>
                <draw:equation draw:name="f111" draw:formula="if(?f30, ?f63, ?f92)"/>
                <draw:equation draw:name="f112" draw:formula="if(?f30, ?f65, ?f93)"/>
                <draw:equation draw:name="f113" draw:formula="if(?f30, ?f90, ?f106)"/>
                <draw:equation draw:name="f114" draw:formula="if(?f30, ?f91, ?f108)"/>
                <draw:equation draw:name="f115" draw:formula="if(?f30, ?f92, ?f106)"/>
                <draw:equation draw:name="f116" draw:formula="if(?f30, ?f93, ?f108)"/>
                <draw:equation draw:name="f117" draw:formula="0 + ?f30"/>
                <draw:equation draw:name="f118" draw:formula="0 + ?f2"/>
                <draw:equation draw:name="f119" draw:formula="?f118 * ?f13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11"/>
                <draw:equation draw:name="f124" draw:formula="sin(?f120)"/>
                <draw:equation draw:name="f125" draw:formula="0 - ?f124"/>
                <draw:equation draw:name="f126" draw:formula="?f125 * ?f8"/>
                <draw:equation draw:name="f127" draw:formula="sqrt(?f123 * ?f123 + ?f126 * ?f126 + 0 * 0)"/>
                <draw:equation draw:name="f128" draw:formula="?f11 * ?f8 / ?f127"/>
                <draw:equation draw:name="f129" draw:formula="?f125 * ?f128"/>
                <draw:equation draw:name="f130" draw:formula="?f106 - ?f129"/>
                <draw:equation draw:name="f131" draw:formula="?f122 * ?f128"/>
                <draw:equation draw:name="f132" draw:formula="?f108 - ?f131"/>
                <draw:equation draw:name="f133" draw:formula="?f130 - ?f11"/>
                <draw:equation draw:name="f134" draw:formula="?f132 - ?f8"/>
                <draw:equation draw:name="f135" draw:formula="?f130 + ?f11"/>
                <draw:equation draw:name="f136" draw:formula="?f132 + ?f8"/>
                <draw:equation draw:name="f137" draw:formula="?f117 + ?f2"/>
                <draw:equation draw:name="f138" draw:formula="?f137 * ?f13 / ?f1"/>
                <draw:equation draw:name="f139" draw:formula="0 - ?f138"/>
                <draw:equation draw:name="f140" draw:formula="cos(?f139)"/>
                <draw:equation draw:name="f141" draw:formula="0 - ?f140"/>
                <draw:equation draw:name="f142" draw:formula="?f141 * ?f11"/>
                <draw:equation draw:name="f143" draw:formula="sin(?f139)"/>
                <draw:equation draw:name="f144" draw:formula="0 - ?f143"/>
                <draw:equation draw:name="f145" draw:formula="?f144 * ?f8"/>
                <draw:equation draw:name="f146" draw:formula="sqrt(?f142 * ?f142 + ?f145 * ?f145 + 0 * 0)"/>
                <draw:equation draw:name="f147" draw:formula="?f11 * ?f8 / ?f146"/>
                <draw:equation draw:name="f148" draw:formula="?f144 * ?f147"/>
                <draw:equation draw:name="f149" draw:formula="?f130 + ?f148"/>
                <draw:equation draw:name="f150" draw:formula="?f141 * ?f147"/>
                <draw:equation draw:name="f151" draw:formula="?f132 + ?f150"/>
                <draw:equation draw:name="f152" draw:formula="if(?f30, ?f106, ?f133)"/>
                <draw:equation draw:name="f153" draw:formula="if(?f30, ?f108, ?f134)"/>
                <draw:equation draw:name="f154" draw:formula="if(?f30, ?f106, ?f135)"/>
                <draw:equation draw:name="f155" draw:formula="if(?f30, ?f108, ?f136)"/>
                <draw:equation draw:name="f156" draw:formula="if(?f30, ?f133, ?f149)"/>
                <draw:equation draw:name="f157" draw:formula="if(?f30, ?f134, ?f151)"/>
                <draw:equation draw:name="f158" draw:formula="if(?f30, ?f135, ?f149)"/>
                <draw:equation draw:name="f159" draw:formula="if(?f30, ?f136, ?f151)"/>
                <draw:equation draw:name="f160" draw:formula="?f2 + ?f30"/>
                <draw:equation draw:name="f161" draw:formula="?f2 + ?f2"/>
                <draw:equation draw:name="f162" draw:formula="?f161 * ?f13 / ?f1"/>
                <draw:equation draw:name="f163" draw:formula="0 - ?f162"/>
                <draw:equation draw:name="f164" draw:formula="cos(?f163)"/>
                <draw:equation draw:name="f165" draw:formula="0 - ?f164"/>
                <draw:equation draw:name="f166" draw:formula="?f165 * ?f11"/>
                <draw:equation draw:name="f167" draw:formula="sin(?f163)"/>
                <draw:equation draw:name="f168" draw:formula="0 - ?f167"/>
                <draw:equation draw:name="f169" draw:formula="?f168 * ?f8"/>
                <draw:equation draw:name="f170" draw:formula="sqrt(?f166 * ?f166 + ?f169 * ?f169 + 0 * 0)"/>
                <draw:equation draw:name="f171" draw:formula="?f11 * ?f8 / ?f170"/>
                <draw:equation draw:name="f172" draw:formula="?f168 * ?f171"/>
                <draw:equation draw:name="f173" draw:formula="?f149 - ?f172"/>
                <draw:equation draw:name="f174" draw:formula="?f165 * ?f171"/>
                <draw:equation draw:name="f175" draw:formula="?f151 - ?f174"/>
                <draw:equation draw:name="f176" draw:formula="?f173 - ?f11"/>
                <draw:equation draw:name="f177" draw:formula="?f175 - ?f8"/>
                <draw:equation draw:name="f178" draw:formula="?f173 + ?f11"/>
                <draw:equation draw:name="f179" draw:formula="?f175 + ?f8"/>
                <draw:equation draw:name="f180" draw:formula="?f160 + ?f2"/>
                <draw:equation draw:name="f181" draw:formula="?f180 * ?f13 / ?f1"/>
                <draw:equation draw:name="f182" draw:formula="0 - ?f181"/>
                <draw:equation draw:name="f183" draw:formula="cos(?f182)"/>
                <draw:equation draw:name="f184" draw:formula="0 - ?f183"/>
                <draw:equation draw:name="f185" draw:formula="?f184 * ?f11"/>
                <draw:equation draw:name="f186" draw:formula="sin(?f182)"/>
                <draw:equation draw:name="f187" draw:formula="0 - ?f186"/>
                <draw:equation draw:name="f188" draw:formula="?f187 * ?f8"/>
                <draw:equation draw:name="f189" draw:formula="sqrt(?f185 * ?f185 + ?f188 * ?f188 + 0 * 0)"/>
                <draw:equation draw:name="f190" draw:formula="?f11 * ?f8 / ?f189"/>
                <draw:equation draw:name="f191" draw:formula="?f187 * ?f190"/>
                <draw:equation draw:name="f192" draw:formula="?f173 + ?f191"/>
                <draw:equation draw:name="f193" draw:formula="?f184 * ?f190"/>
                <draw:equation draw:name="f194" draw:formula="?f175 + ?f193"/>
                <draw:equation draw:name="f195" draw:formula="if(?f30, ?f149, ?f176)"/>
                <draw:equation draw:name="f196" draw:formula="if(?f30, ?f151, ?f177)"/>
                <draw:equation draw:name="f197" draw:formula="if(?f30, ?f149, ?f178)"/>
                <draw:equation draw:name="f198" draw:formula="if(?f30, ?f151, ?f179)"/>
                <draw:equation draw:name="f199" draw:formula="if(?f30, ?f176, ?f192)"/>
                <draw:equation draw:name="f200" draw:formula="if(?f30, ?f177, ?f194)"/>
                <draw:equation draw:name="f201" draw:formula="if(?f30, ?f178, ?f192)"/>
                <draw:equation draw:name="f202" draw:formula="if(?f30, ?f179, ?f194)"/>
              </draw:enhanced-geometry>
            </draw:custom-shape>
          </table:table-cell>
          <table:table-cell table:number-columns-repeated="1001"/>
        </table:table-row>
        <table:table-row table:style-name="ro11">
          <table:table-cell table:number-columns-repeated="26"/>
          <table:table-cell>
            <draw:custom-shape table:end-cell-address="Template.AB215" table:end-x="0.0457in" table:end-y="0.011in" draw:z-index="1" draw:name="Multiply 23" draw:style-name="gr11" draw:text-style-name="P1" svg:width="0.2311in" svg:height="0.0039in" svg:x="0.0638in" svg:y="0.0071in">
              <text:p/>
              <draw:enhanced-geometry svg:viewBox="0 0 21600 21600" draw:path-stretchpoint-x="21600" draw:path-stretchpoint-y="21600" draw:text-areas="?f40 ?f43 ?f48 ?f54" draw:glue-points="?f36 ?f37 ?f56 ?f37 ?f56 ?f57 ?f36 ?f57" draw:type="non-primitive" draw:modifiers="23520" draw:enhanced-path="M ?f40 ?f41 L ?f42 ?f43 ?f11 ?f46 ?f47 ?f43 ?f48 ?f41 ?f51 ?f8 ?f48 ?f53 ?f47 ?f54 ?f11 ?f55 ?f42 ?f54 ?f40 ?f53 ?f52 ?f8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min(?f9, ?f6)"/>
                <draw:equation draw:name="f13" draw:formula="5419351 / 1725033"/>
                <draw:equation draw:name="f14" draw:formula="$0"/>
                <draw:equation draw:name="f15" draw:formula="?f12 * ?f14 / 100000"/>
                <draw:equation draw:name="f16" draw:formula="0 - ?f9"/>
                <draw:equation draw:name="f17" draw:formula="0 - ?f6"/>
                <draw:equation draw:name="f18" draw:formula="atan2(?f16, ?f17)"/>
                <draw:equation draw:name="f19" draw:formula="0 - ?f18"/>
                <draw:equation draw:name="f20" draw:formula="?f19 * ?f0 / ?f13"/>
                <draw:equation draw:name="f21" draw:formula="?f20 - ?f1"/>
                <draw:equation draw:name="f22" draw:formula="?f21 + ?f1"/>
                <draw:equation draw:name="f23" draw:formula="?f22 * ?f13 / ?f0"/>
                <draw:equation draw:name="f24" draw:formula="0 - ?f23"/>
                <draw:equation draw:name="f25" draw:formula="cos(?f24)"/>
                <draw:equation draw:name="f26" draw:formula="0 - ?f25"/>
                <draw:equation draw:name="f27" draw:formula="?f26"/>
                <draw:equation draw:name="f28" draw:formula="sin(?f24)"/>
                <draw:equation draw:name="f29" draw:formula="0 - ?f28"/>
                <draw:equation draw:name="f30" draw:formula="?f29"/>
                <draw:equation draw:name="f31" draw:formula="tan(?f24)"/>
                <draw:equation draw:name="f32" draw:formula="1 / ?f31"/>
                <draw:equation draw:name="f33" draw:formula="sqrt(?f9 * ?f9 + ?f6 * ?f6 + 0 * 0)"/>
                <draw:equation draw:name="f34" draw:formula="?f33 * 51965 / 100000"/>
                <draw:equation draw:name="f35" draw:formula="?f33 - ?f34"/>
                <draw:equation draw:name="f36" draw:formula="?f30 * ?f35 / 2"/>
                <draw:equation draw:name="f37" draw:formula="?f27 * ?f35 / 2"/>
                <draw:equation draw:name="f38" draw:formula="?f27 * ?f15 / 2"/>
                <draw:equation draw:name="f39" draw:formula="?f30 * ?f15 / 2"/>
                <draw:equation draw:name="f40" draw:formula="?f36 - ?f38"/>
                <draw:equation draw:name="f41" draw:formula="?f37 + ?f39"/>
                <draw:equation draw:name="f42" draw:formula="?f36 + ?f38"/>
                <draw:equation draw:name="f43" draw:formula="?f37 - ?f39"/>
                <draw:equation draw:name="f44" draw:formula="?f11 - ?f42"/>
                <draw:equation draw:name="f45" draw:formula="?f44 * ?f32"/>
                <draw:equation draw:name="f46" draw:formula="?f45 + ?f43"/>
                <draw:equation draw:name="f47" draw:formula="?f3 - ?f42"/>
                <draw:equation draw:name="f48" draw:formula="?f3 - ?f40"/>
                <draw:equation draw:name="f49" draw:formula="?f8 - ?f41"/>
                <draw:equation draw:name="f50" draw:formula="?f49 / ?f32"/>
                <draw:equation draw:name="f51" draw:formula="?f48 - ?f50"/>
                <draw:equation draw:name="f52" draw:formula="?f40 + ?f50"/>
                <draw:equation draw:name="f53" draw:formula="?f5 - ?f41"/>
                <draw:equation draw:name="f54" draw:formula="?f5 - ?f43"/>
                <draw:equation draw:name="f55" draw:formula="?f5 - ?f46"/>
                <draw:equation draw:name="f56" draw:formula="?f3 - ?f36"/>
                <draw:equation draw:name="f57" draw:formula="?f5 - ?f37"/>
              </draw:enhanced-geometry>
            </draw:custom-shape>
          </table:table-cell>
          <table:table-cell table:number-columns-repeated="997"/>
        </table:table-row>
        <table:table-row table:style-name="ro11" table:number-rows-repeated="1048360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.VnAvant1" svg:font-family=".VnAvant"/>
    <style:font-face style:name=".VnTime1" svg:font-family=".VnTime"/>
    <style:font-face style:name="???1" svg:font-family="???"/>
    <style:font-face style:name="Arial2" svg:font-family="Arial"/>
    <style:font-face style:name="Calibri" svg:font-family="Calibri"/>
    <style:font-face style:name="Cambria1" svg:font-family="Cambria"/>
    <style:font-face style:name="Helv1" svg:font-family="Helv"/>
    <style:font-face style:name="Tahoma1" svg:font-family="Tahoma"/>
    <style:font-face style:name="Times New Roman1" svg:font-family="'Times New Roman'"/>
    <style:font-face style:name="Wingdings" svg:font-family="Wingdings"/>
    <style:font-face style:name="±¼¸²A¼1" svg:font-family="±¼¸²A¼"/>
    <style:font-face style:name="¹UAAA¼1" svg:font-family="¹UAAA¼"/>
    <style:font-face style:name="굴림체1" svg:font-family="굴림체"/>
    <style:font-face style:name="뼻뮝1" svg:font-family="뼻뮝"/>
    <style:font-face style:name="ＭＳ 明朝1" svg:font-family="'ＭＳ 明朝'"/>
    <style:font-face style:name="ＭＳ Ｐゴシック" svg:font-family="'ＭＳ Ｐゴシック'"/>
    <style:font-face style:name="???" svg:font-family="???" style:font-family-generic="roman"/>
    <style:font-face style:name="Cambria" svg:font-family="Cambria" style:font-family-generic="roman"/>
    <style:font-face style:name="Times New Roman" svg:font-family="'Times New Roman'" style:font-family-generic="roman"/>
    <style:font-face style:name="±¼¸²A¼" svg:font-family="±¼¸²A¼" style:font-family-generic="roman"/>
    <style:font-face style:name="¹UAAA¼" svg:font-family="¹UAAA¼" style:font-family-generic="roman"/>
    <style:font-face style:name="굴림체" svg:font-family="굴림체" style:font-family-generic="roman"/>
    <style:font-face style:name="뼻뮝" svg:font-family="뼻뮝" style:font-family-generic="roman"/>
    <style:font-face style:name="ＭＳ 明朝" svg:font-family="'ＭＳ 明朝'" style:font-family-generic="roman"/>
    <style:font-face style:name=".VnAvant" svg:font-family=".VnAvant" style:font-family-generic="swiss"/>
    <style:font-face style:name=".VnTime" svg:font-family=".VnTime" style:font-family-generic="swiss"/>
    <style:font-face style:name="Arial1" svg:font-family="Arial" style:font-family-generic="swiss"/>
    <style:font-face style:name="Helv" svg:font-family="Helv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2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number number:decimal-places="0" number:min-integer-digits="1"/>
      <number:text> </number:text>
    </number:number-style>
    <number:number-style style:name="N117">
      <number:text>(</number:text>
      <number:number number:decimal-places="0" number:min-integer-digits="1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/>
      <number:text> </number:text>
    </number:number-style>
    <number:number-style style:name="N118">
      <style:text-properties fo:color="#ff0000"/>
      <number:text>(</number:text>
      <number:number number:decimal-places="0" number:min-integer-digits="1"/>
      <number:text>)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4P0" style:volatile="true">
      <number:text>¥</number:text>
      <number:number number:decimal-places="0" number:min-integer-digits="1" number:grouping="true"/>
    </number:number-style>
    <number:number-style style:name="N124">
      <style:text-properties fo:color="#ff0000"/>
      <number:text>¥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¥</number:text>
      <number:number number:decimal-places="2" number:min-integer-digits="1" number:grouping="true"/>
    </number:number-style>
    <number:number-style style:name="N126">
      <style:text-properties fo:color="#ff0000"/>
      <number:text>¥-</number:text>
      <number:number number:decimal-places="2" number:min-integer-digits="1" number:grouping="true"/>
      <style:map style:condition="value()&gt;=0" style:apply-style-name="N126P0"/>
    </number:number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30P0" style:volatile="true">
      <number:text>¥</number:text>
      <number:number number:decimal-places="2" number:min-integer-digits="1" number:grouping="true"/>
    </number:number-style>
    <number:number-style style:name="N130">
      <style:text-properties fo:color="#ff0000"/>
      <number:text>¥¥¥¥¥¥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¥</number:text>
      <number:number number:decimal-places="0" number:min-integer-digits="1" number:grouping="true"/>
    </number:number-style>
    <number:number-style style:name="N131">
      <style:text-properties fo:color="#ff0000"/>
      <number:text>¥¥-</number:text>
      <number:number number:decimal-places="0" number:min-integer-digits="1" number:grouping="true"/>
      <style:map style:condition="value()&gt;=0" style:apply-style-name="N131P0"/>
    </number:number-style>
    <number:number-style style:name="N132">
      <number:number number:decimal-places="0" number:min-integer-digits="0" number:grouping="true"/>
    </number:number-style>
    <number:number-style style:name="N134P0" style:volatile="true">
      <number:text>$</number:text>
      <number:number number:decimal-places="0" number:min-integer-digits="1"/>
      <number:text> </number:text>
    </number:number-style>
    <number:number-style style:name="N134">
      <number:text>($</number:text>
      <number:number number:decimal-places="0" number:min-integer-digits="1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/>
      <number:text>   </number:text>
    </number:number-style>
    <number:number-style style:name="N138P1" style:volatile="true">
      <number:text> (</number:text>
      <number:number number:decimal-places="0" number:min-integer-digits="1"/>
      <number:text>)  </number:text>
    </number:number-style>
    <number:number-style style:name="N138P2" style:volatile="true">
      <number:text> -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F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0P0"/>
    </number:number-style>
    <number:number-style style:name="N144P0" style:volatile="true">
      <number:number number:decimal-places="0" number:min-integer-digits="1"/>
      <number:text> F </number:text>
    </number:number-style>
    <number:number-style style:name="N144P1" style:volatile="true">
      <number:text>-</number:text>
      <number:number number:decimal-places="0" number:min-integer-digits="1"/>
      <number:text> F </number:text>
    </number:number-style>
    <number:number-style style:name="N144P2" style:volatile="true">
      <number:text> - F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/>
      <number:text> F</number:text>
    </number:number-style>
    <number:number-style style:name="N146">
      <style:text-properties fo:color="#ff0000"/>
      <number:text>-</number:text>
      <number:number number:decimal-places="0" number:min-integer-digits="1"/>
      <number:text> F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F</number:text>
    </number:number-style>
    <number:number-style style:name="N147">
      <number:text>-</number:text>
      <number:number number:decimal-places="2" number:min-integer-digits="1" number:grouping="true"/>
      <number:text> F</number:text>
      <style:map style:condition="value()&gt;=0" style:apply-style-name="N147P0"/>
    </number:number-style>
    <number:number-style style:name="N150P0" style:volatile="true">
      <number:number number:decimal-places="0" number:min-integer-digits="1"/>
      <number:text> </number:text>
    </number:number-style>
    <number:number-style style:name="N150P1" style:volatile="true">
      <number:text>-</number:text>
      <number:number number:decimal-places="0" number:min-integer-digits="1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¥</number:text>
      <number:number number:decimal-places="0" number:min-integer-digits="1" number:grouping="true"/>
    </number:number-style>
    <number:number-style style:name="N151">
      <number:text>-¥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€</number:text>
      <number:number number:decimal-places="0" number:min-integer-digits="1" number:grouping="true"/>
    </number:number-style>
    <number:number-style style:name="N153">
      <style:text-properties fo:color="#ff0000"/>
      <number:text>-€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¥</number:text>
      <number:number number:decimal-places="0" number:min-integer-digits="1" number:grouping="true"/>
    </number:number-style>
    <number:number-style style:name="N154">
      <style:text-properties fo:color="#ff0000"/>
      <number:text>-¥</number:text>
      <number:number number:decimal-places="0" number:min-integer-digits="1" number:grouping="true"/>
      <style:map style:condition="value()&gt;=0" style:apply-style-name="N154P0"/>
    </number:number-style>
    <number:number-style style:name="N116">
      <number:number number:decimal-places="0" number:min-integer-digits="1"/>
      <number:text> </number:text>
    </number:number-style>
    <number:number-style style:name="N119">
      <number:number number:decimal-places="2" number:min-integer-digits="1" number:grouping="true"/>
      <number:text> </number:text>
    </number:number-style>
    <number:date-style style:name="N121">
      <number:month/>
      <number:text>/</number:text>
      <number:day/>
      <number:text>/</number:text>
      <number:year number:style="long"/>
    </number:date-style>
    <number:date-style style:name="N122">
      <number:day/>
      <number:text>-</number:text>
      <number:month number:textual="true"/>
      <number:text>-</number:text>
      <number:year/>
    </number:date-style>
    <number:number-style style:name="N123">
      <number:text>¥</number:text>
      <number:number number:decimal-places="0" number:min-integer-digits="1" number:grouping="true"/>
    </number:number-style>
    <number:number-style style:name="N125">
      <number:text>¥</number:text>
      <number:number number:decimal-places="2" number:min-integer-digits="1" number:grouping="true"/>
    </number:number-style>
    <number:date-style style:name="N128P0" style:volatile="true">
      <number:day/>
      <number:text>-</number:text>
      <number:month number:textual="true"/>
      <number:text>-</number:text>
      <number:year number:style="long"/>
    </number:date-style>
    <number:text-style style:name="N128">
      <number:text-content/>
      <style:map style:condition="value()&gt;=0" style:apply-style-name="N128P0"/>
    </number:text-style>
    <number:date-style style:name="N129">
      <number:day/>
      <number:text>¥-</number:text>
      <number:month number:textual="true"/>
      <number:text>¥-</number:text>
      <number:year number:style="long"/>
    </number:date-style>
    <number:number-style style:name="N133">
      <number:text>$</number:text>
      <number:number number:decimal-places="0" number:min-integer-digits="1"/>
      <number:text> </number:text>
    </number:number-style>
    <number:number-style style:name="N135">
      <number:number number:decimal-places="0" number:min-integer-digits="1"/>
      <number:text>   </number:text>
    </number:number-style>
    <number:number-style style:name="N136">
      <number:text> (</number:text>
      <number:number number:decimal-places="0" number:min-integer-digits="1"/>
      <number:text>)  </number:text>
    </number:number-style>
    <number:number-style style:name="N137">
      <number:text> -   </number:text>
    </number:number-style>
    <number:number-style style:name="N139">
      <number:number number:decimal-places="2" number:min-integer-digits="1" number:grouping="true"/>
      <number:text> F</number:text>
    </number:number-style>
    <number:number-style style:name="N141">
      <number:number number:decimal-places="0" number:min-integer-digits="1"/>
      <number:text> F </number:text>
    </number:number-style>
    <number:number-style style:name="N142">
      <number:text>-</number:text>
      <number:number number:decimal-places="0" number:min-integer-digits="1"/>
      <number:text> F </number:text>
    </number:number-style>
    <number:number-style style:name="N143">
      <number:text> - F </number:text>
    </number:number-style>
    <number:number-style style:name="N145">
      <number:number number:decimal-places="0" number:min-integer-digits="1"/>
      <number:text> F</number:text>
    </number:number-style>
    <number:number-style style:name="N148">
      <number:text>-</number:text>
      <number:number number:decimal-places="0" number:min-integer-digits="1"/>
      <number:text> </number:text>
    </number:number-style>
    <number:number-style style:name="N149">
      <number:text> - </number:text>
    </number:number-style>
    <number:number-style style:name="N152">
      <number:text>€</number:text>
      <number:number number:decimal-places="0" number:min-integer-digits="1" number:grouping="true"/>
    </number:number-style>
    <number:date-style style:name="N8116" number:language="en" number:country="US">
      <number:day/>
      <number:text>-</number:text>
      <number:month number:textual="true"/>
      <number:text>-</number:text>
      <number:year/>
    </number:date-style>
    <number:date-style style:name="N8117" number:language="en" number:country="US">
      <number:day/>
      <number:text>-</number:text>
      <number:month number:textual="true"/>
      <number:text>-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f__3f_" style:display-name="??" style:family="table-cell" style:parent-style-name="Default" style:data-style-name="N130"/>
    <style:style style:name="_3f__3f__20__5b_0.00_5d__5f_PRODUCT_20_DETAIL_20_Q1" style:display-name="?? [0.00]_PRODUCT DETAIL Q1" style:family="table-cell" style:parent-style-name="Default" style:data-style-name="N0"/>
    <style:style style:name="_3f__3f__20__5b_0_5d_" style:display-name="?? [0]" style:family="table-cell" style:parent-style-name="Default" style:data-style-name="N131"/>
    <style:style style:name="_3f__3f__3f__3f__20__5b_0.00_5d__5f_PRODUCT_20_DETAIL_20_Q1" style:display-name="???? [0.00]_PRODUCT DETAIL Q1" style:family="table-cell" style:parent-style-name="Default" style:data-style-name="N120"/>
    <style:style style:name="_3f__3f__3f__3f__5f_PRODUCT_20_DETAIL_20_Q1" style:display-name="????_PRODUCT DETAIL Q1" style:family="table-cell" style:parent-style-name="Default" style:data-style-name="N118"/>
    <style:style style:name="_3f__3f__3f__5f_HOBONG" style:display-name="???_HOBONG" style:family="table-cell" style:parent-style-name="Default" style:data-style-name="N11"/>
    <style:style style:name="_3f__3f__5f__28__3f__3f__3f__3f__29__3f__3f__3f__3f__3f__3f_" style:display-name="??_(????)??????" style:family="table-cell" style:parent-style-name="Default" style:data-style-name="N0">
      <style:table-cell-properties fo:background-color="transparent" style:vertical-align="automatic"/>
      <style:text-properties fo:color="#000000" style:font-name="???" fo:font-size="10pt" style:font-name-asian="???1" style:font-size-asian="10pt" style:font-name-complex="???1" style:font-size-complex="10pt"/>
    </style:style>
    <style:style style:name="_32_0_25__20_-_20_Accent1_20_10" style:display-name="20% - Accent1 10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11" style:display-name="20% - Accent1 11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12" style:display-name="20% - Accent1 12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13" style:display-name="20% - Accent1 13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14" style:display-name="20% - Accent1 14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15" style:display-name="20% - Accent1 15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16" style:display-name="20% - Accent1 16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17" style:display-name="20% - Accent1 17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18" style:display-name="20% - Accent1 18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19" style:display-name="20% - Accent1 19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2" style:display-name="20% - Accent1 2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20" style:display-name="20% - Accent1 20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21" style:display-name="20% - Accent1 21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22" style:display-name="20% - Accent1 22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23" style:display-name="20% - Accent1 23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24" style:display-name="20% - Accent1 24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25" style:display-name="20% - Accent1 25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26" style:display-name="20% - Accent1 26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27" style:display-name="20% - Accent1 27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28" style:display-name="20% - Accent1 28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29" style:display-name="20% - Accent1 29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3" style:display-name="20% - Accent1 3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30" style:display-name="20% - Accent1 30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31" style:display-name="20% - Accent1 31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32" style:display-name="20% - Accent1 32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33" style:display-name="20% - Accent1 33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34" style:display-name="20% - Accent1 34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35" style:display-name="20% - Accent1 35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36" style:display-name="20% - Accent1 36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37" style:display-name="20% - Accent1 37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38" style:display-name="20% - Accent1 38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39" style:display-name="20% - Accent1 39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4" style:display-name="20% - Accent1 4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40" style:display-name="20% - Accent1 40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41" style:display-name="20% - Accent1 41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42" style:display-name="20% - Accent1 42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43" style:display-name="20% - Accent1 43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44" style:display-name="20% - Accent1 44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45" style:display-name="20% - Accent1 45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46" style:display-name="20% - Accent1 46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47" style:display-name="20% - Accent1 47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48" style:display-name="20% - Accent1 48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49" style:display-name="20% - Accent1 49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5" style:display-name="20% - Accent1 5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50" style:display-name="20% - Accent1 50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51" style:display-name="20% - Accent1 51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52" style:display-name="20% - Accent1 52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53" style:display-name="20% - Accent1 53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54" style:display-name="20% - Accent1 54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55" style:display-name="20% - Accent1 55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56" style:display-name="20% - Accent1 56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57" style:display-name="20% - Accent1 57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58" style:display-name="20% - Accent1 58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59" style:display-name="20% - Accent1 59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6" style:display-name="20% - Accent1 6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60" style:display-name="20% - Accent1 60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61" style:display-name="20% - Accent1 61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62" style:display-name="20% - Accent1 62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63" style:display-name="20% - Accent1 63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64" style:display-name="20% - Accent1 64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65" style:display-name="20% - Accent1 65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66" style:display-name="20% - Accent1 66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67" style:display-name="20% - Accent1 67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68" style:display-name="20% - Accent1 68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69" style:display-name="20% - Accent1 69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7" style:display-name="20% - Accent1 7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70" style:display-name="20% - Accent1 70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71" style:display-name="20% - Accent1 71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72" style:display-name="20% - Accent1 72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73" style:display-name="20% - Accent1 73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74" style:display-name="20% - Accent1 74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75" style:display-name="20% - Accent1 75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76" style:display-name="20% - Accent1 76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77" style:display-name="20% - Accent1 77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78" style:display-name="20% - Accent1 78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79" style:display-name="20% - Accent1 79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8" style:display-name="20% - Accent1 8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80" style:display-name="20% - Accent1 80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81" style:display-name="20% - Accent1 81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82" style:display-name="20% - Accent1 82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83" style:display-name="20% - Accent1 83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84" style:display-name="20% - Accent1 84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85" style:display-name="20% - Accent1 85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86" style:display-name="20% - Accent1 86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87" style:display-name="20% - Accent1 87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88" style:display-name="20% - Accent1 88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9" style:display-name="20% - Accent1 9" style:family="table-cell" style:parent-style-name="Default" style:data-style-name="N0">
      <style:table-cell-properties fo:background-color="#ccccff"/>
      <style:text-properties fo:color="#000000"/>
    </style:style>
    <style:style style:name="_32_0_25__20_-_20_Accent2_20_10" style:display-name="20% - Accent2 10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11" style:display-name="20% - Accent2 11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12" style:display-name="20% - Accent2 12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13" style:display-name="20% - Accent2 13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14" style:display-name="20% - Accent2 14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15" style:display-name="20% - Accent2 15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16" style:display-name="20% - Accent2 16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17" style:display-name="20% - Accent2 17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18" style:display-name="20% - Accent2 18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19" style:display-name="20% - Accent2 19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2" style:display-name="20% - Accent2 2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20" style:display-name="20% - Accent2 20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21" style:display-name="20% - Accent2 21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22" style:display-name="20% - Accent2 22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23" style:display-name="20% - Accent2 23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24" style:display-name="20% - Accent2 24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25" style:display-name="20% - Accent2 25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26" style:display-name="20% - Accent2 26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27" style:display-name="20% - Accent2 27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28" style:display-name="20% - Accent2 28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29" style:display-name="20% - Accent2 29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3" style:display-name="20% - Accent2 3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30" style:display-name="20% - Accent2 30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31" style:display-name="20% - Accent2 31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32" style:display-name="20% - Accent2 32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33" style:display-name="20% - Accent2 33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34" style:display-name="20% - Accent2 34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35" style:display-name="20% - Accent2 35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36" style:display-name="20% - Accent2 36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37" style:display-name="20% - Accent2 37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38" style:display-name="20% - Accent2 38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39" style:display-name="20% - Accent2 39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4" style:display-name="20% - Accent2 4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40" style:display-name="20% - Accent2 40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41" style:display-name="20% - Accent2 41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42" style:display-name="20% - Accent2 42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43" style:display-name="20% - Accent2 43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44" style:display-name="20% - Accent2 44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45" style:display-name="20% - Accent2 45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46" style:display-name="20% - Accent2 46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47" style:display-name="20% - Accent2 47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48" style:display-name="20% - Accent2 48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49" style:display-name="20% - Accent2 49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5" style:display-name="20% - Accent2 5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50" style:display-name="20% - Accent2 50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51" style:display-name="20% - Accent2 51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52" style:display-name="20% - Accent2 52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53" style:display-name="20% - Accent2 53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54" style:display-name="20% - Accent2 54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55" style:display-name="20% - Accent2 55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56" style:display-name="20% - Accent2 56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57" style:display-name="20% - Accent2 57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58" style:display-name="20% - Accent2 58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59" style:display-name="20% - Accent2 59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6" style:display-name="20% - Accent2 6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60" style:display-name="20% - Accent2 60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61" style:display-name="20% - Accent2 61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62" style:display-name="20% - Accent2 62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63" style:display-name="20% - Accent2 63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64" style:display-name="20% - Accent2 64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65" style:display-name="20% - Accent2 65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66" style:display-name="20% - Accent2 66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67" style:display-name="20% - Accent2 67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68" style:display-name="20% - Accent2 68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69" style:display-name="20% - Accent2 69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7" style:display-name="20% - Accent2 7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70" style:display-name="20% - Accent2 70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71" style:display-name="20% - Accent2 71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72" style:display-name="20% - Accent2 72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73" style:display-name="20% - Accent2 73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74" style:display-name="20% - Accent2 74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75" style:display-name="20% - Accent2 75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76" style:display-name="20% - Accent2 76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77" style:display-name="20% - Accent2 77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78" style:display-name="20% - Accent2 78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79" style:display-name="20% - Accent2 79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8" style:display-name="20% - Accent2 8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80" style:display-name="20% - Accent2 80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81" style:display-name="20% - Accent2 81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82" style:display-name="20% - Accent2 82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83" style:display-name="20% - Accent2 83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84" style:display-name="20% - Accent2 84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85" style:display-name="20% - Accent2 85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86" style:display-name="20% - Accent2 86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87" style:display-name="20% - Accent2 87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88" style:display-name="20% - Accent2 88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9" style:display-name="20% - Accent2 9" style:family="table-cell" style:parent-style-name="Default" style:data-style-name="N0">
      <style:table-cell-properties fo:background-color="#ff99cc"/>
      <style:text-properties fo:color="#000000"/>
    </style:style>
    <style:style style:name="_32_0_25__20_-_20_Accent3_20_10" style:display-name="20% - Accent3 10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11" style:display-name="20% - Accent3 11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12" style:display-name="20% - Accent3 12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13" style:display-name="20% - Accent3 13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14" style:display-name="20% - Accent3 14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15" style:display-name="20% - Accent3 15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16" style:display-name="20% - Accent3 16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17" style:display-name="20% - Accent3 17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18" style:display-name="20% - Accent3 18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19" style:display-name="20% - Accent3 19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2" style:display-name="20% - Accent3 2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20" style:display-name="20% - Accent3 20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21" style:display-name="20% - Accent3 21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22" style:display-name="20% - Accent3 22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23" style:display-name="20% - Accent3 23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24" style:display-name="20% - Accent3 24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25" style:display-name="20% - Accent3 25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26" style:display-name="20% - Accent3 26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27" style:display-name="20% - Accent3 27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28" style:display-name="20% - Accent3 28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29" style:display-name="20% - Accent3 29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3" style:display-name="20% - Accent3 3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30" style:display-name="20% - Accent3 30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31" style:display-name="20% - Accent3 31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32" style:display-name="20% - Accent3 32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33" style:display-name="20% - Accent3 33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34" style:display-name="20% - Accent3 34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35" style:display-name="20% - Accent3 35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36" style:display-name="20% - Accent3 36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37" style:display-name="20% - Accent3 37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38" style:display-name="20% - Accent3 38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39" style:display-name="20% - Accent3 39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4" style:display-name="20% - Accent3 4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40" style:display-name="20% - Accent3 40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41" style:display-name="20% - Accent3 41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42" style:display-name="20% - Accent3 42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43" style:display-name="20% - Accent3 43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44" style:display-name="20% - Accent3 44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45" style:display-name="20% - Accent3 45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46" style:display-name="20% - Accent3 46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47" style:display-name="20% - Accent3 47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48" style:display-name="20% - Accent3 48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49" style:display-name="20% - Accent3 49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5" style:display-name="20% - Accent3 5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50" style:display-name="20% - Accent3 50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51" style:display-name="20% - Accent3 51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52" style:display-name="20% - Accent3 52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53" style:display-name="20% - Accent3 53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54" style:display-name="20% - Accent3 54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55" style:display-name="20% - Accent3 55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56" style:display-name="20% - Accent3 56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57" style:display-name="20% - Accent3 57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58" style:display-name="20% - Accent3 58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59" style:display-name="20% - Accent3 59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6" style:display-name="20% - Accent3 6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60" style:display-name="20% - Accent3 60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61" style:display-name="20% - Accent3 61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62" style:display-name="20% - Accent3 62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63" style:display-name="20% - Accent3 63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64" style:display-name="20% - Accent3 64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65" style:display-name="20% - Accent3 65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66" style:display-name="20% - Accent3 66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67" style:display-name="20% - Accent3 67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68" style:display-name="20% - Accent3 68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69" style:display-name="20% - Accent3 69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7" style:display-name="20% - Accent3 7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70" style:display-name="20% - Accent3 70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71" style:display-name="20% - Accent3 71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72" style:display-name="20% - Accent3 72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73" style:display-name="20% - Accent3 73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74" style:display-name="20% - Accent3 74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75" style:display-name="20% - Accent3 75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76" style:display-name="20% - Accent3 76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77" style:display-name="20% - Accent3 77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78" style:display-name="20% - Accent3 78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79" style:display-name="20% - Accent3 79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8" style:display-name="20% - Accent3 8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80" style:display-name="20% - Accent3 80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81" style:display-name="20% - Accent3 81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82" style:display-name="20% - Accent3 82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83" style:display-name="20% - Accent3 83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84" style:display-name="20% - Accent3 84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85" style:display-name="20% - Accent3 85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86" style:display-name="20% - Accent3 86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87" style:display-name="20% - Accent3 87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88" style:display-name="20% - Accent3 88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9" style:display-name="20% - Accent3 9" style:family="table-cell" style:parent-style-name="Default" style:data-style-name="N0">
      <style:table-cell-properties fo:background-color="#ccffcc"/>
      <style:text-properties fo:color="#000000"/>
    </style:style>
    <style:style style:name="_32_0_25__20_-_20_Accent4_20_10" style:display-name="20% - Accent4 10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11" style:display-name="20% - Accent4 11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12" style:display-name="20% - Accent4 12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13" style:display-name="20% - Accent4 13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14" style:display-name="20% - Accent4 14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15" style:display-name="20% - Accent4 15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16" style:display-name="20% - Accent4 16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17" style:display-name="20% - Accent4 17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18" style:display-name="20% - Accent4 18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19" style:display-name="20% - Accent4 19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2" style:display-name="20% - Accent4 2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20" style:display-name="20% - Accent4 20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21" style:display-name="20% - Accent4 21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22" style:display-name="20% - Accent4 22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23" style:display-name="20% - Accent4 23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24" style:display-name="20% - Accent4 24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25" style:display-name="20% - Accent4 25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26" style:display-name="20% - Accent4 26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27" style:display-name="20% - Accent4 27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28" style:display-name="20% - Accent4 28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29" style:display-name="20% - Accent4 29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3" style:display-name="20% - Accent4 3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30" style:display-name="20% - Accent4 30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31" style:display-name="20% - Accent4 31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32" style:display-name="20% - Accent4 32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33" style:display-name="20% - Accent4 33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34" style:display-name="20% - Accent4 34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35" style:display-name="20% - Accent4 35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36" style:display-name="20% - Accent4 36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37" style:display-name="20% - Accent4 37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38" style:display-name="20% - Accent4 38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39" style:display-name="20% - Accent4 39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4" style:display-name="20% - Accent4 4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40" style:display-name="20% - Accent4 40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41" style:display-name="20% - Accent4 41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42" style:display-name="20% - Accent4 42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43" style:display-name="20% - Accent4 43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44" style:display-name="20% - Accent4 44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45" style:display-name="20% - Accent4 45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46" style:display-name="20% - Accent4 46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47" style:display-name="20% - Accent4 47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48" style:display-name="20% - Accent4 48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49" style:display-name="20% - Accent4 49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5" style:display-name="20% - Accent4 5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50" style:display-name="20% - Accent4 50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51" style:display-name="20% - Accent4 51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52" style:display-name="20% - Accent4 52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53" style:display-name="20% - Accent4 53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54" style:display-name="20% - Accent4 54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55" style:display-name="20% - Accent4 55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56" style:display-name="20% - Accent4 56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57" style:display-name="20% - Accent4 57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58" style:display-name="20% - Accent4 58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59" style:display-name="20% - Accent4 59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6" style:display-name="20% - Accent4 6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60" style:display-name="20% - Accent4 60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61" style:display-name="20% - Accent4 61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62" style:display-name="20% - Accent4 62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63" style:display-name="20% - Accent4 63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64" style:display-name="20% - Accent4 64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65" style:display-name="20% - Accent4 65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66" style:display-name="20% - Accent4 66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67" style:display-name="20% - Accent4 67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68" style:display-name="20% - Accent4 68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69" style:display-name="20% - Accent4 69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7" style:display-name="20% - Accent4 7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70" style:display-name="20% - Accent4 70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71" style:display-name="20% - Accent4 71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72" style:display-name="20% - Accent4 72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73" style:display-name="20% - Accent4 73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74" style:display-name="20% - Accent4 74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75" style:display-name="20% - Accent4 75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76" style:display-name="20% - Accent4 76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77" style:display-name="20% - Accent4 77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78" style:display-name="20% - Accent4 78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79" style:display-name="20% - Accent4 79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8" style:display-name="20% - Accent4 8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80" style:display-name="20% - Accent4 80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81" style:display-name="20% - Accent4 81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82" style:display-name="20% - Accent4 82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83" style:display-name="20% - Accent4 83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84" style:display-name="20% - Accent4 84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85" style:display-name="20% - Accent4 85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86" style:display-name="20% - Accent4 86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87" style:display-name="20% - Accent4 87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88" style:display-name="20% - Accent4 88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9" style:display-name="20% - Accent4 9" style:family="table-cell" style:parent-style-name="Default" style:data-style-name="N0">
      <style:table-cell-properties fo:background-color="#cc99ff"/>
      <style:text-properties fo:color="#000000"/>
    </style:style>
    <style:style style:name="_32_0_25__20_-_20_Accent5_20_10" style:display-name="20% - Accent5 10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11" style:display-name="20% - Accent5 11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12" style:display-name="20% - Accent5 12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13" style:display-name="20% - Accent5 13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14" style:display-name="20% - Accent5 14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15" style:display-name="20% - Accent5 15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16" style:display-name="20% - Accent5 16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17" style:display-name="20% - Accent5 17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18" style:display-name="20% - Accent5 18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19" style:display-name="20% - Accent5 19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2" style:display-name="20% - Accent5 2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20" style:display-name="20% - Accent5 20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21" style:display-name="20% - Accent5 21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22" style:display-name="20% - Accent5 22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23" style:display-name="20% - Accent5 23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24" style:display-name="20% - Accent5 24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25" style:display-name="20% - Accent5 25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26" style:display-name="20% - Accent5 26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27" style:display-name="20% - Accent5 27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28" style:display-name="20% - Accent5 28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29" style:display-name="20% - Accent5 29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3" style:display-name="20% - Accent5 3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30" style:display-name="20% - Accent5 30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31" style:display-name="20% - Accent5 31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32" style:display-name="20% - Accent5 32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33" style:display-name="20% - Accent5 33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34" style:display-name="20% - Accent5 34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35" style:display-name="20% - Accent5 35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36" style:display-name="20% - Accent5 36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37" style:display-name="20% - Accent5 37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38" style:display-name="20% - Accent5 38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39" style:display-name="20% - Accent5 39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4" style:display-name="20% - Accent5 4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40" style:display-name="20% - Accent5 40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41" style:display-name="20% - Accent5 41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42" style:display-name="20% - Accent5 42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43" style:display-name="20% - Accent5 43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44" style:display-name="20% - Accent5 44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45" style:display-name="20% - Accent5 45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46" style:display-name="20% - Accent5 46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47" style:display-name="20% - Accent5 47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48" style:display-name="20% - Accent5 48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49" style:display-name="20% - Accent5 49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5" style:display-name="20% - Accent5 5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50" style:display-name="20% - Accent5 50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51" style:display-name="20% - Accent5 51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52" style:display-name="20% - Accent5 52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53" style:display-name="20% - Accent5 53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54" style:display-name="20% - Accent5 54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55" style:display-name="20% - Accent5 55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56" style:display-name="20% - Accent5 56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57" style:display-name="20% - Accent5 57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58" style:display-name="20% - Accent5 58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59" style:display-name="20% - Accent5 59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6" style:display-name="20% - Accent5 6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60" style:display-name="20% - Accent5 60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61" style:display-name="20% - Accent5 61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62" style:display-name="20% - Accent5 62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63" style:display-name="20% - Accent5 63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64" style:display-name="20% - Accent5 64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65" style:display-name="20% - Accent5 65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66" style:display-name="20% - Accent5 66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67" style:display-name="20% - Accent5 67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68" style:display-name="20% - Accent5 68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69" style:display-name="20% - Accent5 69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7" style:display-name="20% - Accent5 7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70" style:display-name="20% - Accent5 70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71" style:display-name="20% - Accent5 71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72" style:display-name="20% - Accent5 72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73" style:display-name="20% - Accent5 73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74" style:display-name="20% - Accent5 74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75" style:display-name="20% - Accent5 75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76" style:display-name="20% - Accent5 76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77" style:display-name="20% - Accent5 77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78" style:display-name="20% - Accent5 78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79" style:display-name="20% - Accent5 79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8" style:display-name="20% - Accent5 8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80" style:display-name="20% - Accent5 80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81" style:display-name="20% - Accent5 81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82" style:display-name="20% - Accent5 82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83" style:display-name="20% - Accent5 83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84" style:display-name="20% - Accent5 84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85" style:display-name="20% - Accent5 85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86" style:display-name="20% - Accent5 86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87" style:display-name="20% - Accent5 87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88" style:display-name="20% - Accent5 88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9" style:display-name="20% - Accent5 9" style:family="table-cell" style:parent-style-name="Default" style:data-style-name="N0">
      <style:table-cell-properties fo:background-color="#ccffff"/>
      <style:text-properties fo:color="#000000"/>
    </style:style>
    <style:style style:name="_32_0_25__20_-_20_Accent6_20_10" style:display-name="20% - Accent6 10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11" style:display-name="20% - Accent6 11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12" style:display-name="20% - Accent6 12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13" style:display-name="20% - Accent6 13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14" style:display-name="20% - Accent6 14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15" style:display-name="20% - Accent6 15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16" style:display-name="20% - Accent6 16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17" style:display-name="20% - Accent6 17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18" style:display-name="20% - Accent6 18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19" style:display-name="20% - Accent6 19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2" style:display-name="20% - Accent6 2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20" style:display-name="20% - Accent6 20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21" style:display-name="20% - Accent6 21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22" style:display-name="20% - Accent6 22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23" style:display-name="20% - Accent6 23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24" style:display-name="20% - Accent6 24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25" style:display-name="20% - Accent6 25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26" style:display-name="20% - Accent6 26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27" style:display-name="20% - Accent6 27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28" style:display-name="20% - Accent6 28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29" style:display-name="20% - Accent6 29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3" style:display-name="20% - Accent6 3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30" style:display-name="20% - Accent6 30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31" style:display-name="20% - Accent6 31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32" style:display-name="20% - Accent6 32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33" style:display-name="20% - Accent6 33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34" style:display-name="20% - Accent6 34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35" style:display-name="20% - Accent6 35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36" style:display-name="20% - Accent6 36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37" style:display-name="20% - Accent6 37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38" style:display-name="20% - Accent6 38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39" style:display-name="20% - Accent6 39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4" style:display-name="20% - Accent6 4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40" style:display-name="20% - Accent6 40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41" style:display-name="20% - Accent6 41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42" style:display-name="20% - Accent6 42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43" style:display-name="20% - Accent6 43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44" style:display-name="20% - Accent6 44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45" style:display-name="20% - Accent6 45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46" style:display-name="20% - Accent6 46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47" style:display-name="20% - Accent6 47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48" style:display-name="20% - Accent6 48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49" style:display-name="20% - Accent6 49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5" style:display-name="20% - Accent6 5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50" style:display-name="20% - Accent6 50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51" style:display-name="20% - Accent6 51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52" style:display-name="20% - Accent6 52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53" style:display-name="20% - Accent6 53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54" style:display-name="20% - Accent6 54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55" style:display-name="20% - Accent6 55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56" style:display-name="20% - Accent6 56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57" style:display-name="20% - Accent6 57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58" style:display-name="20% - Accent6 58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59" style:display-name="20% - Accent6 59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6" style:display-name="20% - Accent6 6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60" style:display-name="20% - Accent6 60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61" style:display-name="20% - Accent6 61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62" style:display-name="20% - Accent6 62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63" style:display-name="20% - Accent6 63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64" style:display-name="20% - Accent6 64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65" style:display-name="20% - Accent6 65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66" style:display-name="20% - Accent6 66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67" style:display-name="20% - Accent6 67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68" style:display-name="20% - Accent6 68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69" style:display-name="20% - Accent6 69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7" style:display-name="20% - Accent6 7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70" style:display-name="20% - Accent6 70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71" style:display-name="20% - Accent6 71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72" style:display-name="20% - Accent6 72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73" style:display-name="20% - Accent6 73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74" style:display-name="20% - Accent6 74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75" style:display-name="20% - Accent6 75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76" style:display-name="20% - Accent6 76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77" style:display-name="20% - Accent6 77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78" style:display-name="20% - Accent6 78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79" style:display-name="20% - Accent6 79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8" style:display-name="20% - Accent6 8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80" style:display-name="20% - Accent6 80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81" style:display-name="20% - Accent6 81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82" style:display-name="20% - Accent6 82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83" style:display-name="20% - Accent6 83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84" style:display-name="20% - Accent6 84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85" style:display-name="20% - Accent6 85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86" style:display-name="20% - Accent6 86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87" style:display-name="20% - Accent6 87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88" style:display-name="20% - Accent6 88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9" style:display-name="20% - Accent6 9" style:family="table-cell" style:parent-style-name="Default" style:data-style-name="N0">
      <style:table-cell-properties fo:background-color="#ffcc99"/>
      <style:text-properties fo:color="#000000"/>
    </style:style>
    <style:style style:name="_34_0_25__20_-_20_Accent1_20_10" style:display-name="40% - Accent1 10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11" style:display-name="40% - Accent1 11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12" style:display-name="40% - Accent1 12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13" style:display-name="40% - Accent1 13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14" style:display-name="40% - Accent1 14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15" style:display-name="40% - Accent1 15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16" style:display-name="40% - Accent1 16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17" style:display-name="40% - Accent1 17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18" style:display-name="40% - Accent1 18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19" style:display-name="40% - Accent1 19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2" style:display-name="40% - Accent1 2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20" style:display-name="40% - Accent1 20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21" style:display-name="40% - Accent1 21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22" style:display-name="40% - Accent1 22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23" style:display-name="40% - Accent1 23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24" style:display-name="40% - Accent1 24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25" style:display-name="40% - Accent1 25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26" style:display-name="40% - Accent1 26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27" style:display-name="40% - Accent1 27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28" style:display-name="40% - Accent1 28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29" style:display-name="40% - Accent1 29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3" style:display-name="40% - Accent1 3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30" style:display-name="40% - Accent1 30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31" style:display-name="40% - Accent1 31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32" style:display-name="40% - Accent1 32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33" style:display-name="40% - Accent1 33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34" style:display-name="40% - Accent1 34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35" style:display-name="40% - Accent1 35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36" style:display-name="40% - Accent1 36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37" style:display-name="40% - Accent1 37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38" style:display-name="40% - Accent1 38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39" style:display-name="40% - Accent1 39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4" style:display-name="40% - Accent1 4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40" style:display-name="40% - Accent1 40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41" style:display-name="40% - Accent1 41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42" style:display-name="40% - Accent1 42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43" style:display-name="40% - Accent1 43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44" style:display-name="40% - Accent1 44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45" style:display-name="40% - Accent1 45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46" style:display-name="40% - Accent1 46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47" style:display-name="40% - Accent1 47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48" style:display-name="40% - Accent1 48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49" style:display-name="40% - Accent1 49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5" style:display-name="40% - Accent1 5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50" style:display-name="40% - Accent1 50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51" style:display-name="40% - Accent1 51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52" style:display-name="40% - Accent1 52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53" style:display-name="40% - Accent1 53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54" style:display-name="40% - Accent1 54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55" style:display-name="40% - Accent1 55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56" style:display-name="40% - Accent1 56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57" style:display-name="40% - Accent1 57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58" style:display-name="40% - Accent1 58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59" style:display-name="40% - Accent1 59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6" style:display-name="40% - Accent1 6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60" style:display-name="40% - Accent1 60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61" style:display-name="40% - Accent1 61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62" style:display-name="40% - Accent1 62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63" style:display-name="40% - Accent1 63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64" style:display-name="40% - Accent1 64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65" style:display-name="40% - Accent1 65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66" style:display-name="40% - Accent1 66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67" style:display-name="40% - Accent1 67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68" style:display-name="40% - Accent1 68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69" style:display-name="40% - Accent1 69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7" style:display-name="40% - Accent1 7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70" style:display-name="40% - Accent1 70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71" style:display-name="40% - Accent1 71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72" style:display-name="40% - Accent1 72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73" style:display-name="40% - Accent1 73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74" style:display-name="40% - Accent1 74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75" style:display-name="40% - Accent1 75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76" style:display-name="40% - Accent1 76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77" style:display-name="40% - Accent1 77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78" style:display-name="40% - Accent1 78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79" style:display-name="40% - Accent1 79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8" style:display-name="40% - Accent1 8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80" style:display-name="40% - Accent1 80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81" style:display-name="40% - Accent1 81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82" style:display-name="40% - Accent1 82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83" style:display-name="40% - Accent1 83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84" style:display-name="40% - Accent1 84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85" style:display-name="40% - Accent1 85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86" style:display-name="40% - Accent1 86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87" style:display-name="40% - Accent1 87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88" style:display-name="40% - Accent1 88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9" style:display-name="40% - Accent1 9" style:family="table-cell" style:parent-style-name="Default" style:data-style-name="N0">
      <style:table-cell-properties fo:background-color="#99ccff"/>
      <style:text-properties fo:color="#000000"/>
    </style:style>
    <style:style style:name="_34_0_25__20_-_20_Accent2_20_10" style:display-name="40% - Accent2 10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11" style:display-name="40% - Accent2 11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12" style:display-name="40% - Accent2 12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13" style:display-name="40% - Accent2 13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14" style:display-name="40% - Accent2 14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15" style:display-name="40% - Accent2 15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16" style:display-name="40% - Accent2 16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17" style:display-name="40% - Accent2 17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18" style:display-name="40% - Accent2 18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19" style:display-name="40% - Accent2 19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2" style:display-name="40% - Accent2 2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20" style:display-name="40% - Accent2 20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21" style:display-name="40% - Accent2 21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22" style:display-name="40% - Accent2 22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23" style:display-name="40% - Accent2 23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24" style:display-name="40% - Accent2 24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25" style:display-name="40% - Accent2 25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26" style:display-name="40% - Accent2 26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27" style:display-name="40% - Accent2 27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28" style:display-name="40% - Accent2 28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29" style:display-name="40% - Accent2 29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3" style:display-name="40% - Accent2 3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30" style:display-name="40% - Accent2 30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31" style:display-name="40% - Accent2 31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32" style:display-name="40% - Accent2 32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33" style:display-name="40% - Accent2 33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34" style:display-name="40% - Accent2 34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35" style:display-name="40% - Accent2 35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36" style:display-name="40% - Accent2 36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37" style:display-name="40% - Accent2 37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38" style:display-name="40% - Accent2 38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39" style:display-name="40% - Accent2 39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4" style:display-name="40% - Accent2 4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40" style:display-name="40% - Accent2 40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41" style:display-name="40% - Accent2 41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42" style:display-name="40% - Accent2 42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43" style:display-name="40% - Accent2 43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44" style:display-name="40% - Accent2 44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45" style:display-name="40% - Accent2 45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46" style:display-name="40% - Accent2 46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47" style:display-name="40% - Accent2 47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48" style:display-name="40% - Accent2 48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49" style:display-name="40% - Accent2 49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5" style:display-name="40% - Accent2 5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50" style:display-name="40% - Accent2 50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51" style:display-name="40% - Accent2 51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52" style:display-name="40% - Accent2 52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53" style:display-name="40% - Accent2 53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54" style:display-name="40% - Accent2 54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55" style:display-name="40% - Accent2 55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56" style:display-name="40% - Accent2 56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57" style:display-name="40% - Accent2 57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58" style:display-name="40% - Accent2 58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59" style:display-name="40% - Accent2 59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6" style:display-name="40% - Accent2 6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60" style:display-name="40% - Accent2 60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61" style:display-name="40% - Accent2 61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62" style:display-name="40% - Accent2 62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63" style:display-name="40% - Accent2 63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64" style:display-name="40% - Accent2 64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65" style:display-name="40% - Accent2 65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66" style:display-name="40% - Accent2 66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67" style:display-name="40% - Accent2 67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68" style:display-name="40% - Accent2 68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69" style:display-name="40% - Accent2 69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7" style:display-name="40% - Accent2 7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70" style:display-name="40% - Accent2 70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71" style:display-name="40% - Accent2 71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72" style:display-name="40% - Accent2 72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73" style:display-name="40% - Accent2 73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74" style:display-name="40% - Accent2 74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75" style:display-name="40% - Accent2 75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76" style:display-name="40% - Accent2 76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77" style:display-name="40% - Accent2 77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78" style:display-name="40% - Accent2 78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79" style:display-name="40% - Accent2 79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8" style:display-name="40% - Accent2 8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80" style:display-name="40% - Accent2 80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81" style:display-name="40% - Accent2 81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82" style:display-name="40% - Accent2 82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83" style:display-name="40% - Accent2 83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84" style:display-name="40% - Accent2 84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85" style:display-name="40% - Accent2 85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86" style:display-name="40% - Accent2 86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87" style:display-name="40% - Accent2 87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88" style:display-name="40% - Accent2 88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9" style:display-name="40% - Accent2 9" style:family="table-cell" style:parent-style-name="Default" style:data-style-name="N0">
      <style:table-cell-properties fo:background-color="#ff8080"/>
      <style:text-properties fo:color="#000000"/>
    </style:style>
    <style:style style:name="_34_0_25__20_-_20_Accent3_20_10" style:display-name="40% - Accent3 10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11" style:display-name="40% - Accent3 11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12" style:display-name="40% - Accent3 12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13" style:display-name="40% - Accent3 13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14" style:display-name="40% - Accent3 14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15" style:display-name="40% - Accent3 15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16" style:display-name="40% - Accent3 16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17" style:display-name="40% - Accent3 17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18" style:display-name="40% - Accent3 18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19" style:display-name="40% - Accent3 19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2" style:display-name="40% - Accent3 2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20" style:display-name="40% - Accent3 20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21" style:display-name="40% - Accent3 21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22" style:display-name="40% - Accent3 22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23" style:display-name="40% - Accent3 23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24" style:display-name="40% - Accent3 24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25" style:display-name="40% - Accent3 25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26" style:display-name="40% - Accent3 26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27" style:display-name="40% - Accent3 27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28" style:display-name="40% - Accent3 28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29" style:display-name="40% - Accent3 29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3" style:display-name="40% - Accent3 3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30" style:display-name="40% - Accent3 30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31" style:display-name="40% - Accent3 31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32" style:display-name="40% - Accent3 32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33" style:display-name="40% - Accent3 33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34" style:display-name="40% - Accent3 34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35" style:display-name="40% - Accent3 35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36" style:display-name="40% - Accent3 36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37" style:display-name="40% - Accent3 37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38" style:display-name="40% - Accent3 38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39" style:display-name="40% - Accent3 39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4" style:display-name="40% - Accent3 4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40" style:display-name="40% - Accent3 40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41" style:display-name="40% - Accent3 41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42" style:display-name="40% - Accent3 42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43" style:display-name="40% - Accent3 43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44" style:display-name="40% - Accent3 44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45" style:display-name="40% - Accent3 45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46" style:display-name="40% - Accent3 46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47" style:display-name="40% - Accent3 47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48" style:display-name="40% - Accent3 48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49" style:display-name="40% - Accent3 49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5" style:display-name="40% - Accent3 5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50" style:display-name="40% - Accent3 50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51" style:display-name="40% - Accent3 51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52" style:display-name="40% - Accent3 52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53" style:display-name="40% - Accent3 53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54" style:display-name="40% - Accent3 54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55" style:display-name="40% - Accent3 55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56" style:display-name="40% - Accent3 56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57" style:display-name="40% - Accent3 57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58" style:display-name="40% - Accent3 58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59" style:display-name="40% - Accent3 59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6" style:display-name="40% - Accent3 6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60" style:display-name="40% - Accent3 60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61" style:display-name="40% - Accent3 61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62" style:display-name="40% - Accent3 62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63" style:display-name="40% - Accent3 63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64" style:display-name="40% - Accent3 64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65" style:display-name="40% - Accent3 65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66" style:display-name="40% - Accent3 66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67" style:display-name="40% - Accent3 67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68" style:display-name="40% - Accent3 68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69" style:display-name="40% - Accent3 69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7" style:display-name="40% - Accent3 7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70" style:display-name="40% - Accent3 70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71" style:display-name="40% - Accent3 71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72" style:display-name="40% - Accent3 72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73" style:display-name="40% - Accent3 73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74" style:display-name="40% - Accent3 74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75" style:display-name="40% - Accent3 75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76" style:display-name="40% - Accent3 76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77" style:display-name="40% - Accent3 77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78" style:display-name="40% - Accent3 78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79" style:display-name="40% - Accent3 79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8" style:display-name="40% - Accent3 8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80" style:display-name="40% - Accent3 80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81" style:display-name="40% - Accent3 81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82" style:display-name="40% - Accent3 82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83" style:display-name="40% - Accent3 83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84" style:display-name="40% - Accent3 84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85" style:display-name="40% - Accent3 85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86" style:display-name="40% - Accent3 86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87" style:display-name="40% - Accent3 87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88" style:display-name="40% - Accent3 88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9" style:display-name="40% - Accent3 9" style:family="table-cell" style:parent-style-name="Default" style:data-style-name="N0">
      <style:table-cell-properties fo:background-color="#00ff00"/>
      <style:text-properties fo:color="#000000"/>
    </style:style>
    <style:style style:name="_34_0_25__20_-_20_Accent4_20_10" style:display-name="40% - Accent4 10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11" style:display-name="40% - Accent4 11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12" style:display-name="40% - Accent4 12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13" style:display-name="40% - Accent4 13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14" style:display-name="40% - Accent4 14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15" style:display-name="40% - Accent4 15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16" style:display-name="40% - Accent4 16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17" style:display-name="40% - Accent4 17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18" style:display-name="40% - Accent4 18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19" style:display-name="40% - Accent4 19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2" style:display-name="40% - Accent4 2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20" style:display-name="40% - Accent4 20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21" style:display-name="40% - Accent4 21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22" style:display-name="40% - Accent4 22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23" style:display-name="40% - Accent4 23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24" style:display-name="40% - Accent4 24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25" style:display-name="40% - Accent4 25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26" style:display-name="40% - Accent4 26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27" style:display-name="40% - Accent4 27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28" style:display-name="40% - Accent4 28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29" style:display-name="40% - Accent4 29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3" style:display-name="40% - Accent4 3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30" style:display-name="40% - Accent4 30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31" style:display-name="40% - Accent4 31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32" style:display-name="40% - Accent4 32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33" style:display-name="40% - Accent4 33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34" style:display-name="40% - Accent4 34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35" style:display-name="40% - Accent4 35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36" style:display-name="40% - Accent4 36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37" style:display-name="40% - Accent4 37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38" style:display-name="40% - Accent4 38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39" style:display-name="40% - Accent4 39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4" style:display-name="40% - Accent4 4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40" style:display-name="40% - Accent4 40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41" style:display-name="40% - Accent4 41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42" style:display-name="40% - Accent4 42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43" style:display-name="40% - Accent4 43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44" style:display-name="40% - Accent4 44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45" style:display-name="40% - Accent4 45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46" style:display-name="40% - Accent4 46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47" style:display-name="40% - Accent4 47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48" style:display-name="40% - Accent4 48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49" style:display-name="40% - Accent4 49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5" style:display-name="40% - Accent4 5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50" style:display-name="40% - Accent4 50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51" style:display-name="40% - Accent4 51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52" style:display-name="40% - Accent4 52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53" style:display-name="40% - Accent4 53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54" style:display-name="40% - Accent4 54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55" style:display-name="40% - Accent4 55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56" style:display-name="40% - Accent4 56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57" style:display-name="40% - Accent4 57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58" style:display-name="40% - Accent4 58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59" style:display-name="40% - Accent4 59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6" style:display-name="40% - Accent4 6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60" style:display-name="40% - Accent4 60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61" style:display-name="40% - Accent4 61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62" style:display-name="40% - Accent4 62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63" style:display-name="40% - Accent4 63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64" style:display-name="40% - Accent4 64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65" style:display-name="40% - Accent4 65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66" style:display-name="40% - Accent4 66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67" style:display-name="40% - Accent4 67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68" style:display-name="40% - Accent4 68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69" style:display-name="40% - Accent4 69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7" style:display-name="40% - Accent4 7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70" style:display-name="40% - Accent4 70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71" style:display-name="40% - Accent4 71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72" style:display-name="40% - Accent4 72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73" style:display-name="40% - Accent4 73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74" style:display-name="40% - Accent4 74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75" style:display-name="40% - Accent4 75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76" style:display-name="40% - Accent4 76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77" style:display-name="40% - Accent4 77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78" style:display-name="40% - Accent4 78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79" style:display-name="40% - Accent4 79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8" style:display-name="40% - Accent4 8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80" style:display-name="40% - Accent4 80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81" style:display-name="40% - Accent4 81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82" style:display-name="40% - Accent4 82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83" style:display-name="40% - Accent4 83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84" style:display-name="40% - Accent4 84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85" style:display-name="40% - Accent4 85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86" style:display-name="40% - Accent4 86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87" style:display-name="40% - Accent4 87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88" style:display-name="40% - Accent4 88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9" style:display-name="40% - Accent4 9" style:family="table-cell" style:parent-style-name="Default" style:data-style-name="N0">
      <style:table-cell-properties fo:background-color="#cc99ff"/>
      <style:text-properties fo:color="#000000"/>
    </style:style>
    <style:style style:name="_34_0_25__20_-_20_Accent5_20_10" style:display-name="40% - Accent5 10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11" style:display-name="40% - Accent5 11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12" style:display-name="40% - Accent5 12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13" style:display-name="40% - Accent5 13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14" style:display-name="40% - Accent5 14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15" style:display-name="40% - Accent5 15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16" style:display-name="40% - Accent5 16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17" style:display-name="40% - Accent5 17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18" style:display-name="40% - Accent5 18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19" style:display-name="40% - Accent5 19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2" style:display-name="40% - Accent5 2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20" style:display-name="40% - Accent5 20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21" style:display-name="40% - Accent5 21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22" style:display-name="40% - Accent5 22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23" style:display-name="40% - Accent5 23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24" style:display-name="40% - Accent5 24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25" style:display-name="40% - Accent5 25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26" style:display-name="40% - Accent5 26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27" style:display-name="40% - Accent5 27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28" style:display-name="40% - Accent5 28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29" style:display-name="40% - Accent5 29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3" style:display-name="40% - Accent5 3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30" style:display-name="40% - Accent5 30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31" style:display-name="40% - Accent5 31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32" style:display-name="40% - Accent5 32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33" style:display-name="40% - Accent5 33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34" style:display-name="40% - Accent5 34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35" style:display-name="40% - Accent5 35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36" style:display-name="40% - Accent5 36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37" style:display-name="40% - Accent5 37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38" style:display-name="40% - Accent5 38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39" style:display-name="40% - Accent5 39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4" style:display-name="40% - Accent5 4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40" style:display-name="40% - Accent5 40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41" style:display-name="40% - Accent5 41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42" style:display-name="40% - Accent5 42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43" style:display-name="40% - Accent5 43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44" style:display-name="40% - Accent5 44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45" style:display-name="40% - Accent5 45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46" style:display-name="40% - Accent5 46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47" style:display-name="40% - Accent5 47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48" style:display-name="40% - Accent5 48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49" style:display-name="40% - Accent5 49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5" style:display-name="40% - Accent5 5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50" style:display-name="40% - Accent5 50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51" style:display-name="40% - Accent5 51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52" style:display-name="40% - Accent5 52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53" style:display-name="40% - Accent5 53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54" style:display-name="40% - Accent5 54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55" style:display-name="40% - Accent5 55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56" style:display-name="40% - Accent5 56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57" style:display-name="40% - Accent5 57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58" style:display-name="40% - Accent5 58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59" style:display-name="40% - Accent5 59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6" style:display-name="40% - Accent5 6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60" style:display-name="40% - Accent5 60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61" style:display-name="40% - Accent5 61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62" style:display-name="40% - Accent5 62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63" style:display-name="40% - Accent5 63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64" style:display-name="40% - Accent5 64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65" style:display-name="40% - Accent5 65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66" style:display-name="40% - Accent5 66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67" style:display-name="40% - Accent5 67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68" style:display-name="40% - Accent5 68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69" style:display-name="40% - Accent5 69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7" style:display-name="40% - Accent5 7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70" style:display-name="40% - Accent5 70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71" style:display-name="40% - Accent5 71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72" style:display-name="40% - Accent5 72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73" style:display-name="40% - Accent5 73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74" style:display-name="40% - Accent5 74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75" style:display-name="40% - Accent5 75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76" style:display-name="40% - Accent5 76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77" style:display-name="40% - Accent5 77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78" style:display-name="40% - Accent5 78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79" style:display-name="40% - Accent5 79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8" style:display-name="40% - Accent5 8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80" style:display-name="40% - Accent5 80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81" style:display-name="40% - Accent5 81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82" style:display-name="40% - Accent5 82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83" style:display-name="40% - Accent5 83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84" style:display-name="40% - Accent5 84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85" style:display-name="40% - Accent5 85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86" style:display-name="40% - Accent5 86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87" style:display-name="40% - Accent5 87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88" style:display-name="40% - Accent5 88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9" style:display-name="40% - Accent5 9" style:family="table-cell" style:parent-style-name="Default" style:data-style-name="N0">
      <style:table-cell-properties fo:background-color="#99ccff"/>
      <style:text-properties fo:color="#000000"/>
    </style:style>
    <style:style style:name="_34_0_25__20_-_20_Accent6_20_10" style:display-name="40% - Accent6 10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11" style:display-name="40% - Accent6 11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12" style:display-name="40% - Accent6 12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13" style:display-name="40% - Accent6 13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14" style:display-name="40% - Accent6 14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15" style:display-name="40% - Accent6 15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16" style:display-name="40% - Accent6 16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17" style:display-name="40% - Accent6 17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18" style:display-name="40% - Accent6 18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19" style:display-name="40% - Accent6 19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2" style:display-name="40% - Accent6 2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20" style:display-name="40% - Accent6 20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21" style:display-name="40% - Accent6 21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22" style:display-name="40% - Accent6 22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23" style:display-name="40% - Accent6 23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24" style:display-name="40% - Accent6 24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25" style:display-name="40% - Accent6 25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26" style:display-name="40% - Accent6 26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27" style:display-name="40% - Accent6 27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28" style:display-name="40% - Accent6 28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29" style:display-name="40% - Accent6 29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3" style:display-name="40% - Accent6 3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30" style:display-name="40% - Accent6 30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31" style:display-name="40% - Accent6 31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32" style:display-name="40% - Accent6 32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33" style:display-name="40% - Accent6 33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34" style:display-name="40% - Accent6 34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35" style:display-name="40% - Accent6 35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36" style:display-name="40% - Accent6 36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37" style:display-name="40% - Accent6 37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38" style:display-name="40% - Accent6 38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39" style:display-name="40% - Accent6 39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4" style:display-name="40% - Accent6 4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40" style:display-name="40% - Accent6 40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41" style:display-name="40% - Accent6 41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42" style:display-name="40% - Accent6 42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43" style:display-name="40% - Accent6 43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44" style:display-name="40% - Accent6 44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45" style:display-name="40% - Accent6 45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46" style:display-name="40% - Accent6 46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47" style:display-name="40% - Accent6 47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48" style:display-name="40% - Accent6 48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49" style:display-name="40% - Accent6 49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5" style:display-name="40% - Accent6 5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50" style:display-name="40% - Accent6 50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51" style:display-name="40% - Accent6 51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52" style:display-name="40% - Accent6 52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53" style:display-name="40% - Accent6 53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54" style:display-name="40% - Accent6 54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55" style:display-name="40% - Accent6 55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56" style:display-name="40% - Accent6 56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57" style:display-name="40% - Accent6 57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58" style:display-name="40% - Accent6 58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59" style:display-name="40% - Accent6 59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6" style:display-name="40% - Accent6 6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60" style:display-name="40% - Accent6 60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61" style:display-name="40% - Accent6 61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62" style:display-name="40% - Accent6 62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63" style:display-name="40% - Accent6 63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64" style:display-name="40% - Accent6 64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65" style:display-name="40% - Accent6 65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66" style:display-name="40% - Accent6 66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67" style:display-name="40% - Accent6 67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68" style:display-name="40% - Accent6 68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69" style:display-name="40% - Accent6 69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7" style:display-name="40% - Accent6 7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70" style:display-name="40% - Accent6 70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71" style:display-name="40% - Accent6 71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72" style:display-name="40% - Accent6 72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73" style:display-name="40% - Accent6 73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74" style:display-name="40% - Accent6 74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75" style:display-name="40% - Accent6 75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76" style:display-name="40% - Accent6 76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77" style:display-name="40% - Accent6 77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78" style:display-name="40% - Accent6 78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79" style:display-name="40% - Accent6 79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8" style:display-name="40% - Accent6 8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80" style:display-name="40% - Accent6 80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81" style:display-name="40% - Accent6 81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82" style:display-name="40% - Accent6 82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83" style:display-name="40% - Accent6 83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84" style:display-name="40% - Accent6 84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85" style:display-name="40% - Accent6 85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86" style:display-name="40% - Accent6 86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87" style:display-name="40% - Accent6 87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88" style:display-name="40% - Accent6 88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9" style:display-name="40% - Accent6 9" style:family="table-cell" style:parent-style-name="Default" style:data-style-name="N0">
      <style:table-cell-properties fo:background-color="#ffcc00"/>
      <style:text-properties fo:color="#000000"/>
    </style:style>
    <style:style style:name="_36_0_25__20_-_20_Accent1_20_10" style:display-name="60% - Accent1 10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11" style:display-name="60% - Accent1 11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12" style:display-name="60% - Accent1 12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13" style:display-name="60% - Accent1 13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14" style:display-name="60% - Accent1 14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15" style:display-name="60% - Accent1 15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16" style:display-name="60% - Accent1 16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17" style:display-name="60% - Accent1 17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18" style:display-name="60% - Accent1 18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19" style:display-name="60% - Accent1 19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2" style:display-name="60% - Accent1 2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20" style:display-name="60% - Accent1 20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21" style:display-name="60% - Accent1 21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22" style:display-name="60% - Accent1 22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23" style:display-name="60% - Accent1 23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24" style:display-name="60% - Accent1 24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25" style:display-name="60% - Accent1 25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26" style:display-name="60% - Accent1 26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27" style:display-name="60% - Accent1 27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28" style:display-name="60% - Accent1 28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29" style:display-name="60% - Accent1 29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3" style:display-name="60% - Accent1 3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30" style:display-name="60% - Accent1 30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31" style:display-name="60% - Accent1 31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32" style:display-name="60% - Accent1 32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33" style:display-name="60% - Accent1 33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34" style:display-name="60% - Accent1 34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35" style:display-name="60% - Accent1 35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36" style:display-name="60% - Accent1 36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37" style:display-name="60% - Accent1 37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38" style:display-name="60% - Accent1 38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39" style:display-name="60% - Accent1 39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4" style:display-name="60% - Accent1 4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40" style:display-name="60% - Accent1 40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41" style:display-name="60% - Accent1 41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42" style:display-name="60% - Accent1 42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43" style:display-name="60% - Accent1 43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44" style:display-name="60% - Accent1 44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45" style:display-name="60% - Accent1 45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46" style:display-name="60% - Accent1 46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47" style:display-name="60% - Accent1 47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48" style:display-name="60% - Accent1 48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49" style:display-name="60% - Accent1 49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5" style:display-name="60% - Accent1 5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50" style:display-name="60% - Accent1 50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51" style:display-name="60% - Accent1 51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52" style:display-name="60% - Accent1 52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53" style:display-name="60% - Accent1 53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54" style:display-name="60% - Accent1 54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55" style:display-name="60% - Accent1 55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56" style:display-name="60% - Accent1 56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57" style:display-name="60% - Accent1 57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58" style:display-name="60% - Accent1 58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59" style:display-name="60% - Accent1 59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6" style:display-name="60% - Accent1 6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60" style:display-name="60% - Accent1 60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61" style:display-name="60% - Accent1 61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62" style:display-name="60% - Accent1 62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63" style:display-name="60% - Accent1 63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64" style:display-name="60% - Accent1 64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65" style:display-name="60% - Accent1 65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66" style:display-name="60% - Accent1 66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67" style:display-name="60% - Accent1 67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68" style:display-name="60% - Accent1 68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69" style:display-name="60% - Accent1 69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7" style:display-name="60% - Accent1 7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70" style:display-name="60% - Accent1 70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71" style:display-name="60% - Accent1 71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72" style:display-name="60% - Accent1 72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73" style:display-name="60% - Accent1 73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74" style:display-name="60% - Accent1 74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75" style:display-name="60% - Accent1 75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76" style:display-name="60% - Accent1 76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77" style:display-name="60% - Accent1 77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78" style:display-name="60% - Accent1 78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79" style:display-name="60% - Accent1 79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8" style:display-name="60% - Accent1 8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80" style:display-name="60% - Accent1 80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81" style:display-name="60% - Accent1 81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82" style:display-name="60% - Accent1 82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83" style:display-name="60% - Accent1 83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84" style:display-name="60% - Accent1 84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85" style:display-name="60% - Accent1 85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86" style:display-name="60% - Accent1 86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87" style:display-name="60% - Accent1 87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88" style:display-name="60% - Accent1 88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9" style:display-name="60% - Accent1 9" style:family="table-cell" style:parent-style-name="Default" style:data-style-name="N0">
      <style:table-cell-properties fo:background-color="#0066cc"/>
      <style:text-properties fo:color="#ffffff"/>
    </style:style>
    <style:style style:name="_36_0_25__20_-_20_Accent2_20_10" style:display-name="60% - Accent2 10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11" style:display-name="60% - Accent2 11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12" style:display-name="60% - Accent2 12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13" style:display-name="60% - Accent2 13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14" style:display-name="60% - Accent2 14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15" style:display-name="60% - Accent2 15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16" style:display-name="60% - Accent2 16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17" style:display-name="60% - Accent2 17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18" style:display-name="60% - Accent2 18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19" style:display-name="60% - Accent2 19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2" style:display-name="60% - Accent2 2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20" style:display-name="60% - Accent2 20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21" style:display-name="60% - Accent2 21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22" style:display-name="60% - Accent2 22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23" style:display-name="60% - Accent2 23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24" style:display-name="60% - Accent2 24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25" style:display-name="60% - Accent2 25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26" style:display-name="60% - Accent2 26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27" style:display-name="60% - Accent2 27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28" style:display-name="60% - Accent2 28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29" style:display-name="60% - Accent2 29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3" style:display-name="60% - Accent2 3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30" style:display-name="60% - Accent2 30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31" style:display-name="60% - Accent2 31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32" style:display-name="60% - Accent2 32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33" style:display-name="60% - Accent2 33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34" style:display-name="60% - Accent2 34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35" style:display-name="60% - Accent2 35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36" style:display-name="60% - Accent2 36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37" style:display-name="60% - Accent2 37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38" style:display-name="60% - Accent2 38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39" style:display-name="60% - Accent2 39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4" style:display-name="60% - Accent2 4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40" style:display-name="60% - Accent2 40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41" style:display-name="60% - Accent2 41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42" style:display-name="60% - Accent2 42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43" style:display-name="60% - Accent2 43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44" style:display-name="60% - Accent2 44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45" style:display-name="60% - Accent2 45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46" style:display-name="60% - Accent2 46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47" style:display-name="60% - Accent2 47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48" style:display-name="60% - Accent2 48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49" style:display-name="60% - Accent2 49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5" style:display-name="60% - Accent2 5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50" style:display-name="60% - Accent2 50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51" style:display-name="60% - Accent2 51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52" style:display-name="60% - Accent2 52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53" style:display-name="60% - Accent2 53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54" style:display-name="60% - Accent2 54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55" style:display-name="60% - Accent2 55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56" style:display-name="60% - Accent2 56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57" style:display-name="60% - Accent2 57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58" style:display-name="60% - Accent2 58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59" style:display-name="60% - Accent2 59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6" style:display-name="60% - Accent2 6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60" style:display-name="60% - Accent2 60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61" style:display-name="60% - Accent2 61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62" style:display-name="60% - Accent2 62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63" style:display-name="60% - Accent2 63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64" style:display-name="60% - Accent2 64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65" style:display-name="60% - Accent2 65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66" style:display-name="60% - Accent2 66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67" style:display-name="60% - Accent2 67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68" style:display-name="60% - Accent2 68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69" style:display-name="60% - Accent2 69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7" style:display-name="60% - Accent2 7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70" style:display-name="60% - Accent2 70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71" style:display-name="60% - Accent2 71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72" style:display-name="60% - Accent2 72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73" style:display-name="60% - Accent2 73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74" style:display-name="60% - Accent2 74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75" style:display-name="60% - Accent2 75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76" style:display-name="60% - Accent2 76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77" style:display-name="60% - Accent2 77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78" style:display-name="60% - Accent2 78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79" style:display-name="60% - Accent2 79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8" style:display-name="60% - Accent2 8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80" style:display-name="60% - Accent2 80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81" style:display-name="60% - Accent2 81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82" style:display-name="60% - Accent2 82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83" style:display-name="60% - Accent2 83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84" style:display-name="60% - Accent2 84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85" style:display-name="60% - Accent2 85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86" style:display-name="60% - Accent2 86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87" style:display-name="60% - Accent2 87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88" style:display-name="60% - Accent2 88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9" style:display-name="60% - Accent2 9" style:family="table-cell" style:parent-style-name="Default" style:data-style-name="N0">
      <style:table-cell-properties fo:background-color="#ff8080"/>
      <style:text-properties fo:color="#ffffff"/>
    </style:style>
    <style:style style:name="_36_0_25__20_-_20_Accent3_20_10" style:display-name="60% - Accent3 10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11" style:display-name="60% - Accent3 11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12" style:display-name="60% - Accent3 12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13" style:display-name="60% - Accent3 13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14" style:display-name="60% - Accent3 14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15" style:display-name="60% - Accent3 15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16" style:display-name="60% - Accent3 16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17" style:display-name="60% - Accent3 17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18" style:display-name="60% - Accent3 18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19" style:display-name="60% - Accent3 19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2" style:display-name="60% - Accent3 2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20" style:display-name="60% - Accent3 20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21" style:display-name="60% - Accent3 21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22" style:display-name="60% - Accent3 22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23" style:display-name="60% - Accent3 23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24" style:display-name="60% - Accent3 24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25" style:display-name="60% - Accent3 25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26" style:display-name="60% - Accent3 26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27" style:display-name="60% - Accent3 27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28" style:display-name="60% - Accent3 28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29" style:display-name="60% - Accent3 29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3" style:display-name="60% - Accent3 3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30" style:display-name="60% - Accent3 30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31" style:display-name="60% - Accent3 31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32" style:display-name="60% - Accent3 32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33" style:display-name="60% - Accent3 33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34" style:display-name="60% - Accent3 34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35" style:display-name="60% - Accent3 35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36" style:display-name="60% - Accent3 36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37" style:display-name="60% - Accent3 37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38" style:display-name="60% - Accent3 38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39" style:display-name="60% - Accent3 39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4" style:display-name="60% - Accent3 4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40" style:display-name="60% - Accent3 40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41" style:display-name="60% - Accent3 41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42" style:display-name="60% - Accent3 42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43" style:display-name="60% - Accent3 43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44" style:display-name="60% - Accent3 44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45" style:display-name="60% - Accent3 45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46" style:display-name="60% - Accent3 46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47" style:display-name="60% - Accent3 47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48" style:display-name="60% - Accent3 48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49" style:display-name="60% - Accent3 49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5" style:display-name="60% - Accent3 5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50" style:display-name="60% - Accent3 50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51" style:display-name="60% - Accent3 51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52" style:display-name="60% - Accent3 52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53" style:display-name="60% - Accent3 53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54" style:display-name="60% - Accent3 54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55" style:display-name="60% - Accent3 55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56" style:display-name="60% - Accent3 56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57" style:display-name="60% - Accent3 57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58" style:display-name="60% - Accent3 58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59" style:display-name="60% - Accent3 59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6" style:display-name="60% - Accent3 6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60" style:display-name="60% - Accent3 60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61" style:display-name="60% - Accent3 61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62" style:display-name="60% - Accent3 62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63" style:display-name="60% - Accent3 63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64" style:display-name="60% - Accent3 64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65" style:display-name="60% - Accent3 65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66" style:display-name="60% - Accent3 66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67" style:display-name="60% - Accent3 67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68" style:display-name="60% - Accent3 68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69" style:display-name="60% - Accent3 69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7" style:display-name="60% - Accent3 7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70" style:display-name="60% - Accent3 70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71" style:display-name="60% - Accent3 71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72" style:display-name="60% - Accent3 72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73" style:display-name="60% - Accent3 73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74" style:display-name="60% - Accent3 74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75" style:display-name="60% - Accent3 75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76" style:display-name="60% - Accent3 76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77" style:display-name="60% - Accent3 77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78" style:display-name="60% - Accent3 78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79" style:display-name="60% - Accent3 79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8" style:display-name="60% - Accent3 8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80" style:display-name="60% - Accent3 80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81" style:display-name="60% - Accent3 81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82" style:display-name="60% - Accent3 82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83" style:display-name="60% - Accent3 83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84" style:display-name="60% - Accent3 84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85" style:display-name="60% - Accent3 85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86" style:display-name="60% - Accent3 86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87" style:display-name="60% - Accent3 87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88" style:display-name="60% - Accent3 88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9" style:display-name="60% - Accent3 9" style:family="table-cell" style:parent-style-name="Default" style:data-style-name="N0">
      <style:table-cell-properties fo:background-color="#00ff00"/>
      <style:text-properties fo:color="#ffffff"/>
    </style:style>
    <style:style style:name="_36_0_25__20_-_20_Accent4_20_10" style:display-name="60% - Accent4 10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11" style:display-name="60% - Accent4 11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12" style:display-name="60% - Accent4 12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13" style:display-name="60% - Accent4 13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14" style:display-name="60% - Accent4 14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15" style:display-name="60% - Accent4 15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16" style:display-name="60% - Accent4 16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17" style:display-name="60% - Accent4 17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18" style:display-name="60% - Accent4 18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19" style:display-name="60% - Accent4 19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2" style:display-name="60% - Accent4 2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20" style:display-name="60% - Accent4 20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21" style:display-name="60% - Accent4 21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22" style:display-name="60% - Accent4 22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23" style:display-name="60% - Accent4 23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24" style:display-name="60% - Accent4 24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25" style:display-name="60% - Accent4 25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26" style:display-name="60% - Accent4 26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27" style:display-name="60% - Accent4 27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28" style:display-name="60% - Accent4 28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29" style:display-name="60% - Accent4 29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3" style:display-name="60% - Accent4 3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30" style:display-name="60% - Accent4 30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31" style:display-name="60% - Accent4 31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32" style:display-name="60% - Accent4 32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33" style:display-name="60% - Accent4 33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34" style:display-name="60% - Accent4 34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35" style:display-name="60% - Accent4 35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36" style:display-name="60% - Accent4 36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37" style:display-name="60% - Accent4 37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38" style:display-name="60% - Accent4 38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39" style:display-name="60% - Accent4 39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4" style:display-name="60% - Accent4 4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40" style:display-name="60% - Accent4 40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41" style:display-name="60% - Accent4 41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42" style:display-name="60% - Accent4 42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43" style:display-name="60% - Accent4 43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44" style:display-name="60% - Accent4 44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45" style:display-name="60% - Accent4 45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46" style:display-name="60% - Accent4 46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47" style:display-name="60% - Accent4 47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48" style:display-name="60% - Accent4 48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49" style:display-name="60% - Accent4 49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5" style:display-name="60% - Accent4 5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50" style:display-name="60% - Accent4 50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51" style:display-name="60% - Accent4 51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52" style:display-name="60% - Accent4 52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53" style:display-name="60% - Accent4 53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54" style:display-name="60% - Accent4 54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55" style:display-name="60% - Accent4 55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56" style:display-name="60% - Accent4 56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57" style:display-name="60% - Accent4 57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58" style:display-name="60% - Accent4 58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59" style:display-name="60% - Accent4 59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6" style:display-name="60% - Accent4 6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60" style:display-name="60% - Accent4 60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61" style:display-name="60% - Accent4 61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62" style:display-name="60% - Accent4 62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63" style:display-name="60% - Accent4 63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64" style:display-name="60% - Accent4 64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65" style:display-name="60% - Accent4 65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66" style:display-name="60% - Accent4 66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67" style:display-name="60% - Accent4 67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68" style:display-name="60% - Accent4 68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69" style:display-name="60% - Accent4 69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7" style:display-name="60% - Accent4 7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70" style:display-name="60% - Accent4 70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71" style:display-name="60% - Accent4 71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72" style:display-name="60% - Accent4 72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73" style:display-name="60% - Accent4 73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74" style:display-name="60% - Accent4 74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75" style:display-name="60% - Accent4 75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76" style:display-name="60% - Accent4 76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77" style:display-name="60% - Accent4 77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78" style:display-name="60% - Accent4 78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79" style:display-name="60% - Accent4 79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8" style:display-name="60% - Accent4 8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80" style:display-name="60% - Accent4 80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81" style:display-name="60% - Accent4 81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82" style:display-name="60% - Accent4 82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83" style:display-name="60% - Accent4 83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84" style:display-name="60% - Accent4 84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85" style:display-name="60% - Accent4 85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86" style:display-name="60% - Accent4 86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87" style:display-name="60% - Accent4 87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88" style:display-name="60% - Accent4 88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9" style:display-name="60% - Accent4 9" style:family="table-cell" style:parent-style-name="Default" style:data-style-name="N0">
      <style:table-cell-properties fo:background-color="#800080"/>
      <style:text-properties fo:color="#ffffff"/>
    </style:style>
    <style:style style:name="_36_0_25__20_-_20_Accent5_20_10" style:display-name="60% - Accent5 10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11" style:display-name="60% - Accent5 11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12" style:display-name="60% - Accent5 12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13" style:display-name="60% - Accent5 13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14" style:display-name="60% - Accent5 14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15" style:display-name="60% - Accent5 15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16" style:display-name="60% - Accent5 16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17" style:display-name="60% - Accent5 17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18" style:display-name="60% - Accent5 18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19" style:display-name="60% - Accent5 19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2" style:display-name="60% - Accent5 2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20" style:display-name="60% - Accent5 20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21" style:display-name="60% - Accent5 21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22" style:display-name="60% - Accent5 22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23" style:display-name="60% - Accent5 23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24" style:display-name="60% - Accent5 24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25" style:display-name="60% - Accent5 25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26" style:display-name="60% - Accent5 26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27" style:display-name="60% - Accent5 27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28" style:display-name="60% - Accent5 28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29" style:display-name="60% - Accent5 29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3" style:display-name="60% - Accent5 3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30" style:display-name="60% - Accent5 30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31" style:display-name="60% - Accent5 31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32" style:display-name="60% - Accent5 32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33" style:display-name="60% - Accent5 33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34" style:display-name="60% - Accent5 34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35" style:display-name="60% - Accent5 35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36" style:display-name="60% - Accent5 36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37" style:display-name="60% - Accent5 37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38" style:display-name="60% - Accent5 38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39" style:display-name="60% - Accent5 39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4" style:display-name="60% - Accent5 4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40" style:display-name="60% - Accent5 40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41" style:display-name="60% - Accent5 41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42" style:display-name="60% - Accent5 42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43" style:display-name="60% - Accent5 43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44" style:display-name="60% - Accent5 44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45" style:display-name="60% - Accent5 45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46" style:display-name="60% - Accent5 46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47" style:display-name="60% - Accent5 47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48" style:display-name="60% - Accent5 48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49" style:display-name="60% - Accent5 49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5" style:display-name="60% - Accent5 5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50" style:display-name="60% - Accent5 50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51" style:display-name="60% - Accent5 51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52" style:display-name="60% - Accent5 52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53" style:display-name="60% - Accent5 53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54" style:display-name="60% - Accent5 54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55" style:display-name="60% - Accent5 55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56" style:display-name="60% - Accent5 56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57" style:display-name="60% - Accent5 57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58" style:display-name="60% - Accent5 58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59" style:display-name="60% - Accent5 59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6" style:display-name="60% - Accent5 6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60" style:display-name="60% - Accent5 60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61" style:display-name="60% - Accent5 61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62" style:display-name="60% - Accent5 62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63" style:display-name="60% - Accent5 63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64" style:display-name="60% - Accent5 64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65" style:display-name="60% - Accent5 65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66" style:display-name="60% - Accent5 66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67" style:display-name="60% - Accent5 67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68" style:display-name="60% - Accent5 68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69" style:display-name="60% - Accent5 69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7" style:display-name="60% - Accent5 7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70" style:display-name="60% - Accent5 70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71" style:display-name="60% - Accent5 71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72" style:display-name="60% - Accent5 72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73" style:display-name="60% - Accent5 73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74" style:display-name="60% - Accent5 74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75" style:display-name="60% - Accent5 75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76" style:display-name="60% - Accent5 76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77" style:display-name="60% - Accent5 77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78" style:display-name="60% - Accent5 78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79" style:display-name="60% - Accent5 79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8" style:display-name="60% - Accent5 8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80" style:display-name="60% - Accent5 80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81" style:display-name="60% - Accent5 81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82" style:display-name="60% - Accent5 82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83" style:display-name="60% - Accent5 83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84" style:display-name="60% - Accent5 84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85" style:display-name="60% - Accent5 85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86" style:display-name="60% - Accent5 86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87" style:display-name="60% - Accent5 87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88" style:display-name="60% - Accent5 88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9" style:display-name="60% - Accent5 9" style:family="table-cell" style:parent-style-name="Default" style:data-style-name="N0">
      <style:table-cell-properties fo:background-color="#33cccc"/>
      <style:text-properties fo:color="#ffffff"/>
    </style:style>
    <style:style style:name="_36_0_25__20_-_20_Accent6_20_10" style:display-name="60% - Accent6 10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11" style:display-name="60% - Accent6 11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12" style:display-name="60% - Accent6 12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13" style:display-name="60% - Accent6 13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14" style:display-name="60% - Accent6 14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15" style:display-name="60% - Accent6 15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16" style:display-name="60% - Accent6 16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17" style:display-name="60% - Accent6 17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18" style:display-name="60% - Accent6 18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19" style:display-name="60% - Accent6 19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2" style:display-name="60% - Accent6 2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20" style:display-name="60% - Accent6 20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21" style:display-name="60% - Accent6 21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22" style:display-name="60% - Accent6 22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23" style:display-name="60% - Accent6 23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24" style:display-name="60% - Accent6 24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25" style:display-name="60% - Accent6 25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26" style:display-name="60% - Accent6 26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27" style:display-name="60% - Accent6 27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28" style:display-name="60% - Accent6 28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29" style:display-name="60% - Accent6 29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3" style:display-name="60% - Accent6 3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30" style:display-name="60% - Accent6 30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31" style:display-name="60% - Accent6 31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32" style:display-name="60% - Accent6 32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33" style:display-name="60% - Accent6 33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34" style:display-name="60% - Accent6 34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35" style:display-name="60% - Accent6 35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36" style:display-name="60% - Accent6 36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37" style:display-name="60% - Accent6 37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38" style:display-name="60% - Accent6 38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39" style:display-name="60% - Accent6 39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4" style:display-name="60% - Accent6 4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40" style:display-name="60% - Accent6 40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41" style:display-name="60% - Accent6 41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42" style:display-name="60% - Accent6 42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43" style:display-name="60% - Accent6 43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44" style:display-name="60% - Accent6 44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45" style:display-name="60% - Accent6 45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46" style:display-name="60% - Accent6 46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47" style:display-name="60% - Accent6 47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48" style:display-name="60% - Accent6 48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49" style:display-name="60% - Accent6 49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5" style:display-name="60% - Accent6 5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50" style:display-name="60% - Accent6 50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51" style:display-name="60% - Accent6 51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52" style:display-name="60% - Accent6 52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53" style:display-name="60% - Accent6 53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54" style:display-name="60% - Accent6 54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55" style:display-name="60% - Accent6 55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56" style:display-name="60% - Accent6 56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57" style:display-name="60% - Accent6 57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58" style:display-name="60% - Accent6 58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59" style:display-name="60% - Accent6 59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6" style:display-name="60% - Accent6 6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60" style:display-name="60% - Accent6 60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61" style:display-name="60% - Accent6 61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62" style:display-name="60% - Accent6 62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63" style:display-name="60% - Accent6 63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64" style:display-name="60% - Accent6 64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65" style:display-name="60% - Accent6 65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66" style:display-name="60% - Accent6 66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67" style:display-name="60% - Accent6 67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68" style:display-name="60% - Accent6 68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69" style:display-name="60% - Accent6 69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7" style:display-name="60% - Accent6 7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70" style:display-name="60% - Accent6 70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71" style:display-name="60% - Accent6 71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72" style:display-name="60% - Accent6 72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73" style:display-name="60% - Accent6 73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74" style:display-name="60% - Accent6 74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75" style:display-name="60% - Accent6 75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76" style:display-name="60% - Accent6 76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77" style:display-name="60% - Accent6 77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78" style:display-name="60% - Accent6 78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79" style:display-name="60% - Accent6 79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8" style:display-name="60% - Accent6 8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80" style:display-name="60% - Accent6 80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81" style:display-name="60% - Accent6 81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82" style:display-name="60% - Accent6 82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83" style:display-name="60% - Accent6 83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84" style:display-name="60% - Accent6 84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85" style:display-name="60% - Accent6 85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86" style:display-name="60% - Accent6 86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87" style:display-name="60% - Accent6 87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88" style:display-name="60% - Accent6 88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9" style:display-name="60% - Accent6 9" style:family="table-cell" style:parent-style-name="Default" style:data-style-name="N0">
      <style:table-cell-properties fo:background-color="#ff9900"/>
      <style:text-properties fo:color="#ffffff"/>
    </style:style>
    <style:style style:name="Accent1_20_10" style:display-name="Accent1 10" style:family="table-cell" style:parent-style-name="Default" style:data-style-name="N0">
      <style:table-cell-properties fo:background-color="#333399"/>
      <style:text-properties fo:color="#ffffff"/>
    </style:style>
    <style:style style:name="Accent1_20_11" style:display-name="Accent1 11" style:family="table-cell" style:parent-style-name="Default" style:data-style-name="N0">
      <style:table-cell-properties fo:background-color="#333399"/>
      <style:text-properties fo:color="#ffffff"/>
    </style:style>
    <style:style style:name="Accent1_20_12" style:display-name="Accent1 12" style:family="table-cell" style:parent-style-name="Default" style:data-style-name="N0">
      <style:table-cell-properties fo:background-color="#333399"/>
      <style:text-properties fo:color="#ffffff"/>
    </style:style>
    <style:style style:name="Accent1_20_13" style:display-name="Accent1 13" style:family="table-cell" style:parent-style-name="Default" style:data-style-name="N0">
      <style:table-cell-properties fo:background-color="#333399"/>
      <style:text-properties fo:color="#ffffff"/>
    </style:style>
    <style:style style:name="Accent1_20_14" style:display-name="Accent1 14" style:family="table-cell" style:parent-style-name="Default" style:data-style-name="N0">
      <style:table-cell-properties fo:background-color="#333399"/>
      <style:text-properties fo:color="#ffffff"/>
    </style:style>
    <style:style style:name="Accent1_20_15" style:display-name="Accent1 15" style:family="table-cell" style:parent-style-name="Default" style:data-style-name="N0">
      <style:table-cell-properties fo:background-color="#333399"/>
      <style:text-properties fo:color="#ffffff"/>
    </style:style>
    <style:style style:name="Accent1_20_16" style:display-name="Accent1 16" style:family="table-cell" style:parent-style-name="Default" style:data-style-name="N0">
      <style:table-cell-properties fo:background-color="#333399"/>
      <style:text-properties fo:color="#ffffff"/>
    </style:style>
    <style:style style:name="Accent1_20_17" style:display-name="Accent1 17" style:family="table-cell" style:parent-style-name="Default" style:data-style-name="N0">
      <style:table-cell-properties fo:background-color="#333399"/>
      <style:text-properties fo:color="#ffffff"/>
    </style:style>
    <style:style style:name="Accent1_20_18" style:display-name="Accent1 18" style:family="table-cell" style:parent-style-name="Default" style:data-style-name="N0">
      <style:table-cell-properties fo:background-color="#333399"/>
      <style:text-properties fo:color="#ffffff"/>
    </style:style>
    <style:style style:name="Accent1_20_19" style:display-name="Accent1 19" style:family="table-cell" style:parent-style-name="Default" style:data-style-name="N0">
      <style:table-cell-properties fo:background-color="#333399"/>
      <style:text-properties fo:color="#ffffff"/>
    </style:style>
    <style:style style:name="Accent1_20_2" style:display-name="Accent1 2" style:family="table-cell" style:parent-style-name="Default" style:data-style-name="N0">
      <style:table-cell-properties fo:background-color="#333399"/>
      <style:text-properties fo:color="#ffffff"/>
    </style:style>
    <style:style style:name="Accent1_20_20" style:display-name="Accent1 20" style:family="table-cell" style:parent-style-name="Default" style:data-style-name="N0">
      <style:table-cell-properties fo:background-color="#333399"/>
      <style:text-properties fo:color="#ffffff"/>
    </style:style>
    <style:style style:name="Accent1_20_21" style:display-name="Accent1 21" style:family="table-cell" style:parent-style-name="Default" style:data-style-name="N0">
      <style:table-cell-properties fo:background-color="#333399"/>
      <style:text-properties fo:color="#ffffff"/>
    </style:style>
    <style:style style:name="Accent1_20_22" style:display-name="Accent1 22" style:family="table-cell" style:parent-style-name="Default" style:data-style-name="N0">
      <style:table-cell-properties fo:background-color="#333399"/>
      <style:text-properties fo:color="#ffffff"/>
    </style:style>
    <style:style style:name="Accent1_20_23" style:display-name="Accent1 23" style:family="table-cell" style:parent-style-name="Default" style:data-style-name="N0">
      <style:table-cell-properties fo:background-color="#333399"/>
      <style:text-properties fo:color="#ffffff"/>
    </style:style>
    <style:style style:name="Accent1_20_24" style:display-name="Accent1 24" style:family="table-cell" style:parent-style-name="Default" style:data-style-name="N0">
      <style:table-cell-properties fo:background-color="#333399"/>
      <style:text-properties fo:color="#ffffff"/>
    </style:style>
    <style:style style:name="Accent1_20_25" style:display-name="Accent1 25" style:family="table-cell" style:parent-style-name="Default" style:data-style-name="N0">
      <style:table-cell-properties fo:background-color="#333399"/>
      <style:text-properties fo:color="#ffffff"/>
    </style:style>
    <style:style style:name="Accent1_20_26" style:display-name="Accent1 26" style:family="table-cell" style:parent-style-name="Default" style:data-style-name="N0">
      <style:table-cell-properties fo:background-color="#333399"/>
      <style:text-properties fo:color="#ffffff"/>
    </style:style>
    <style:style style:name="Accent1_20_27" style:display-name="Accent1 27" style:family="table-cell" style:parent-style-name="Default" style:data-style-name="N0">
      <style:table-cell-properties fo:background-color="#333399"/>
      <style:text-properties fo:color="#ffffff"/>
    </style:style>
    <style:style style:name="Accent1_20_28" style:display-name="Accent1 28" style:family="table-cell" style:parent-style-name="Default" style:data-style-name="N0">
      <style:table-cell-properties fo:background-color="#333399"/>
      <style:text-properties fo:color="#ffffff"/>
    </style:style>
    <style:style style:name="Accent1_20_29" style:display-name="Accent1 29" style:family="table-cell" style:parent-style-name="Default" style:data-style-name="N0">
      <style:table-cell-properties fo:background-color="#333399"/>
      <style:text-properties fo:color="#ffffff"/>
    </style:style>
    <style:style style:name="Accent1_20_3" style:display-name="Accent1 3" style:family="table-cell" style:parent-style-name="Default" style:data-style-name="N0">
      <style:table-cell-properties fo:background-color="#333399"/>
      <style:text-properties fo:color="#ffffff"/>
    </style:style>
    <style:style style:name="Accent1_20_30" style:display-name="Accent1 30" style:family="table-cell" style:parent-style-name="Default" style:data-style-name="N0">
      <style:table-cell-properties fo:background-color="#333399"/>
      <style:text-properties fo:color="#ffffff"/>
    </style:style>
    <style:style style:name="Accent1_20_31" style:display-name="Accent1 31" style:family="table-cell" style:parent-style-name="Default" style:data-style-name="N0">
      <style:table-cell-properties fo:background-color="#333399"/>
      <style:text-properties fo:color="#ffffff"/>
    </style:style>
    <style:style style:name="Accent1_20_32" style:display-name="Accent1 32" style:family="table-cell" style:parent-style-name="Default" style:data-style-name="N0">
      <style:table-cell-properties fo:background-color="#333399"/>
      <style:text-properties fo:color="#ffffff"/>
    </style:style>
    <style:style style:name="Accent1_20_33" style:display-name="Accent1 33" style:family="table-cell" style:parent-style-name="Default" style:data-style-name="N0">
      <style:table-cell-properties fo:background-color="#333399"/>
      <style:text-properties fo:color="#ffffff"/>
    </style:style>
    <style:style style:name="Accent1_20_34" style:display-name="Accent1 34" style:family="table-cell" style:parent-style-name="Default" style:data-style-name="N0">
      <style:table-cell-properties fo:background-color="#333399"/>
      <style:text-properties fo:color="#ffffff"/>
    </style:style>
    <style:style style:name="Accent1_20_35" style:display-name="Accent1 35" style:family="table-cell" style:parent-style-name="Default" style:data-style-name="N0">
      <style:table-cell-properties fo:background-color="#333399"/>
      <style:text-properties fo:color="#ffffff"/>
    </style:style>
    <style:style style:name="Accent1_20_36" style:display-name="Accent1 36" style:family="table-cell" style:parent-style-name="Default" style:data-style-name="N0">
      <style:table-cell-properties fo:background-color="#333399"/>
      <style:text-properties fo:color="#ffffff"/>
    </style:style>
    <style:style style:name="Accent1_20_37" style:display-name="Accent1 37" style:family="table-cell" style:parent-style-name="Default" style:data-style-name="N0">
      <style:table-cell-properties fo:background-color="#333399"/>
      <style:text-properties fo:color="#ffffff"/>
    </style:style>
    <style:style style:name="Accent1_20_38" style:display-name="Accent1 38" style:family="table-cell" style:parent-style-name="Default" style:data-style-name="N0">
      <style:table-cell-properties fo:background-color="#333399"/>
      <style:text-properties fo:color="#ffffff"/>
    </style:style>
    <style:style style:name="Accent1_20_39" style:display-name="Accent1 39" style:family="table-cell" style:parent-style-name="Default" style:data-style-name="N0">
      <style:table-cell-properties fo:background-color="#333399"/>
      <style:text-properties fo:color="#ffffff"/>
    </style:style>
    <style:style style:name="Accent1_20_4" style:display-name="Accent1 4" style:family="table-cell" style:parent-style-name="Default" style:data-style-name="N0">
      <style:table-cell-properties fo:background-color="#333399"/>
      <style:text-properties fo:color="#ffffff"/>
    </style:style>
    <style:style style:name="Accent1_20_40" style:display-name="Accent1 40" style:family="table-cell" style:parent-style-name="Default" style:data-style-name="N0">
      <style:table-cell-properties fo:background-color="#333399"/>
      <style:text-properties fo:color="#ffffff"/>
    </style:style>
    <style:style style:name="Accent1_20_41" style:display-name="Accent1 41" style:family="table-cell" style:parent-style-name="Default" style:data-style-name="N0">
      <style:table-cell-properties fo:background-color="#333399"/>
      <style:text-properties fo:color="#ffffff"/>
    </style:style>
    <style:style style:name="Accent1_20_42" style:display-name="Accent1 42" style:family="table-cell" style:parent-style-name="Default" style:data-style-name="N0">
      <style:table-cell-properties fo:background-color="#333399"/>
      <style:text-properties fo:color="#ffffff"/>
    </style:style>
    <style:style style:name="Accent1_20_43" style:display-name="Accent1 43" style:family="table-cell" style:parent-style-name="Default" style:data-style-name="N0">
      <style:table-cell-properties fo:background-color="#333399"/>
      <style:text-properties fo:color="#ffffff"/>
    </style:style>
    <style:style style:name="Accent1_20_44" style:display-name="Accent1 44" style:family="table-cell" style:parent-style-name="Default" style:data-style-name="N0">
      <style:table-cell-properties fo:background-color="#333399"/>
      <style:text-properties fo:color="#ffffff"/>
    </style:style>
    <style:style style:name="Accent1_20_45" style:display-name="Accent1 45" style:family="table-cell" style:parent-style-name="Default" style:data-style-name="N0">
      <style:table-cell-properties fo:background-color="#333399"/>
      <style:text-properties fo:color="#ffffff"/>
    </style:style>
    <style:style style:name="Accent1_20_46" style:display-name="Accent1 46" style:family="table-cell" style:parent-style-name="Default" style:data-style-name="N0">
      <style:table-cell-properties fo:background-color="#333399"/>
      <style:text-properties fo:color="#ffffff"/>
    </style:style>
    <style:style style:name="Accent1_20_47" style:display-name="Accent1 47" style:family="table-cell" style:parent-style-name="Default" style:data-style-name="N0">
      <style:table-cell-properties fo:background-color="#333399"/>
      <style:text-properties fo:color="#ffffff"/>
    </style:style>
    <style:style style:name="Accent1_20_48" style:display-name="Accent1 48" style:family="table-cell" style:parent-style-name="Default" style:data-style-name="N0">
      <style:table-cell-properties fo:background-color="#333399"/>
      <style:text-properties fo:color="#ffffff"/>
    </style:style>
    <style:style style:name="Accent1_20_49" style:display-name="Accent1 49" style:family="table-cell" style:parent-style-name="Default" style:data-style-name="N0">
      <style:table-cell-properties fo:background-color="#333399"/>
      <style:text-properties fo:color="#ffffff"/>
    </style:style>
    <style:style style:name="Accent1_20_5" style:display-name="Accent1 5" style:family="table-cell" style:parent-style-name="Default" style:data-style-name="N0">
      <style:table-cell-properties fo:background-color="#333399"/>
      <style:text-properties fo:color="#ffffff"/>
    </style:style>
    <style:style style:name="Accent1_20_50" style:display-name="Accent1 50" style:family="table-cell" style:parent-style-name="Default" style:data-style-name="N0">
      <style:table-cell-properties fo:background-color="#333399"/>
      <style:text-properties fo:color="#ffffff"/>
    </style:style>
    <style:style style:name="Accent1_20_51" style:display-name="Accent1 51" style:family="table-cell" style:parent-style-name="Default" style:data-style-name="N0">
      <style:table-cell-properties fo:background-color="#333399"/>
      <style:text-properties fo:color="#ffffff"/>
    </style:style>
    <style:style style:name="Accent1_20_52" style:display-name="Accent1 52" style:family="table-cell" style:parent-style-name="Default" style:data-style-name="N0">
      <style:table-cell-properties fo:background-color="#333399"/>
      <style:text-properties fo:color="#ffffff"/>
    </style:style>
    <style:style style:name="Accent1_20_53" style:display-name="Accent1 53" style:family="table-cell" style:parent-style-name="Default" style:data-style-name="N0">
      <style:table-cell-properties fo:background-color="#333399"/>
      <style:text-properties fo:color="#ffffff"/>
    </style:style>
    <style:style style:name="Accent1_20_54" style:display-name="Accent1 54" style:family="table-cell" style:parent-style-name="Default" style:data-style-name="N0">
      <style:table-cell-properties fo:background-color="#333399"/>
      <style:text-properties fo:color="#ffffff"/>
    </style:style>
    <style:style style:name="Accent1_20_55" style:display-name="Accent1 55" style:family="table-cell" style:parent-style-name="Default" style:data-style-name="N0">
      <style:table-cell-properties fo:background-color="#333399"/>
      <style:text-properties fo:color="#ffffff"/>
    </style:style>
    <style:style style:name="Accent1_20_56" style:display-name="Accent1 56" style:family="table-cell" style:parent-style-name="Default" style:data-style-name="N0">
      <style:table-cell-properties fo:background-color="#333399"/>
      <style:text-properties fo:color="#ffffff"/>
    </style:style>
    <style:style style:name="Accent1_20_57" style:display-name="Accent1 57" style:family="table-cell" style:parent-style-name="Default" style:data-style-name="N0">
      <style:table-cell-properties fo:background-color="#333399"/>
      <style:text-properties fo:color="#ffffff"/>
    </style:style>
    <style:style style:name="Accent1_20_58" style:display-name="Accent1 58" style:family="table-cell" style:parent-style-name="Default" style:data-style-name="N0">
      <style:table-cell-properties fo:background-color="#333399"/>
      <style:text-properties fo:color="#ffffff"/>
    </style:style>
    <style:style style:name="Accent1_20_59" style:display-name="Accent1 59" style:family="table-cell" style:parent-style-name="Default" style:data-style-name="N0">
      <style:table-cell-properties fo:background-color="#333399"/>
      <style:text-properties fo:color="#ffffff"/>
    </style:style>
    <style:style style:name="Accent1_20_6" style:display-name="Accent1 6" style:family="table-cell" style:parent-style-name="Default" style:data-style-name="N0">
      <style:table-cell-properties fo:background-color="#333399"/>
      <style:text-properties fo:color="#ffffff"/>
    </style:style>
    <style:style style:name="Accent1_20_60" style:display-name="Accent1 60" style:family="table-cell" style:parent-style-name="Default" style:data-style-name="N0">
      <style:table-cell-properties fo:background-color="#333399"/>
      <style:text-properties fo:color="#ffffff"/>
    </style:style>
    <style:style style:name="Accent1_20_61" style:display-name="Accent1 61" style:family="table-cell" style:parent-style-name="Default" style:data-style-name="N0">
      <style:table-cell-properties fo:background-color="#333399"/>
      <style:text-properties fo:color="#ffffff"/>
    </style:style>
    <style:style style:name="Accent1_20_62" style:display-name="Accent1 62" style:family="table-cell" style:parent-style-name="Default" style:data-style-name="N0">
      <style:table-cell-properties fo:background-color="#333399"/>
      <style:text-properties fo:color="#ffffff"/>
    </style:style>
    <style:style style:name="Accent1_20_63" style:display-name="Accent1 63" style:family="table-cell" style:parent-style-name="Default" style:data-style-name="N0">
      <style:table-cell-properties fo:background-color="#333399"/>
      <style:text-properties fo:color="#ffffff"/>
    </style:style>
    <style:style style:name="Accent1_20_64" style:display-name="Accent1 64" style:family="table-cell" style:parent-style-name="Default" style:data-style-name="N0">
      <style:table-cell-properties fo:background-color="#333399"/>
      <style:text-properties fo:color="#ffffff"/>
    </style:style>
    <style:style style:name="Accent1_20_65" style:display-name="Accent1 65" style:family="table-cell" style:parent-style-name="Default" style:data-style-name="N0">
      <style:table-cell-properties fo:background-color="#333399"/>
      <style:text-properties fo:color="#ffffff"/>
    </style:style>
    <style:style style:name="Accent1_20_66" style:display-name="Accent1 66" style:family="table-cell" style:parent-style-name="Default" style:data-style-name="N0">
      <style:table-cell-properties fo:background-color="#333399"/>
      <style:text-properties fo:color="#ffffff"/>
    </style:style>
    <style:style style:name="Accent1_20_67" style:display-name="Accent1 67" style:family="table-cell" style:parent-style-name="Default" style:data-style-name="N0">
      <style:table-cell-properties fo:background-color="#333399"/>
      <style:text-properties fo:color="#ffffff"/>
    </style:style>
    <style:style style:name="Accent1_20_68" style:display-name="Accent1 68" style:family="table-cell" style:parent-style-name="Default" style:data-style-name="N0">
      <style:table-cell-properties fo:background-color="#333399"/>
      <style:text-properties fo:color="#ffffff"/>
    </style:style>
    <style:style style:name="Accent1_20_69" style:display-name="Accent1 69" style:family="table-cell" style:parent-style-name="Default" style:data-style-name="N0">
      <style:table-cell-properties fo:background-color="#333399"/>
      <style:text-properties fo:color="#ffffff"/>
    </style:style>
    <style:style style:name="Accent1_20_7" style:display-name="Accent1 7" style:family="table-cell" style:parent-style-name="Default" style:data-style-name="N0">
      <style:table-cell-properties fo:background-color="#333399"/>
      <style:text-properties fo:color="#ffffff"/>
    </style:style>
    <style:style style:name="Accent1_20_70" style:display-name="Accent1 70" style:family="table-cell" style:parent-style-name="Default" style:data-style-name="N0">
      <style:table-cell-properties fo:background-color="#333399"/>
      <style:text-properties fo:color="#ffffff"/>
    </style:style>
    <style:style style:name="Accent1_20_71" style:display-name="Accent1 71" style:family="table-cell" style:parent-style-name="Default" style:data-style-name="N0">
      <style:table-cell-properties fo:background-color="#333399"/>
      <style:text-properties fo:color="#ffffff"/>
    </style:style>
    <style:style style:name="Accent1_20_72" style:display-name="Accent1 72" style:family="table-cell" style:parent-style-name="Default" style:data-style-name="N0">
      <style:table-cell-properties fo:background-color="#333399"/>
      <style:text-properties fo:color="#ffffff"/>
    </style:style>
    <style:style style:name="Accent1_20_73" style:display-name="Accent1 73" style:family="table-cell" style:parent-style-name="Default" style:data-style-name="N0">
      <style:table-cell-properties fo:background-color="#333399"/>
      <style:text-properties fo:color="#ffffff"/>
    </style:style>
    <style:style style:name="Accent1_20_74" style:display-name="Accent1 74" style:family="table-cell" style:parent-style-name="Default" style:data-style-name="N0">
      <style:table-cell-properties fo:background-color="#333399"/>
      <style:text-properties fo:color="#ffffff"/>
    </style:style>
    <style:style style:name="Accent1_20_75" style:display-name="Accent1 75" style:family="table-cell" style:parent-style-name="Default" style:data-style-name="N0">
      <style:table-cell-properties fo:background-color="#333399"/>
      <style:text-properties fo:color="#ffffff"/>
    </style:style>
    <style:style style:name="Accent1_20_76" style:display-name="Accent1 76" style:family="table-cell" style:parent-style-name="Default" style:data-style-name="N0">
      <style:table-cell-properties fo:background-color="#333399"/>
      <style:text-properties fo:color="#ffffff"/>
    </style:style>
    <style:style style:name="Accent1_20_77" style:display-name="Accent1 77" style:family="table-cell" style:parent-style-name="Default" style:data-style-name="N0">
      <style:table-cell-properties fo:background-color="#333399"/>
      <style:text-properties fo:color="#ffffff"/>
    </style:style>
    <style:style style:name="Accent1_20_78" style:display-name="Accent1 78" style:family="table-cell" style:parent-style-name="Default" style:data-style-name="N0">
      <style:table-cell-properties fo:background-color="#333399"/>
      <style:text-properties fo:color="#ffffff"/>
    </style:style>
    <style:style style:name="Accent1_20_79" style:display-name="Accent1 79" style:family="table-cell" style:parent-style-name="Default" style:data-style-name="N0">
      <style:table-cell-properties fo:background-color="#333399"/>
      <style:text-properties fo:color="#ffffff"/>
    </style:style>
    <style:style style:name="Accent1_20_8" style:display-name="Accent1 8" style:family="table-cell" style:parent-style-name="Default" style:data-style-name="N0">
      <style:table-cell-properties fo:background-color="#333399"/>
      <style:text-properties fo:color="#ffffff"/>
    </style:style>
    <style:style style:name="Accent1_20_80" style:display-name="Accent1 80" style:family="table-cell" style:parent-style-name="Default" style:data-style-name="N0">
      <style:table-cell-properties fo:background-color="#333399"/>
      <style:text-properties fo:color="#ffffff"/>
    </style:style>
    <style:style style:name="Accent1_20_81" style:display-name="Accent1 81" style:family="table-cell" style:parent-style-name="Default" style:data-style-name="N0">
      <style:table-cell-properties fo:background-color="#333399"/>
      <style:text-properties fo:color="#ffffff"/>
    </style:style>
    <style:style style:name="Accent1_20_82" style:display-name="Accent1 82" style:family="table-cell" style:parent-style-name="Default" style:data-style-name="N0">
      <style:table-cell-properties fo:background-color="#333399"/>
      <style:text-properties fo:color="#ffffff"/>
    </style:style>
    <style:style style:name="Accent1_20_83" style:display-name="Accent1 83" style:family="table-cell" style:parent-style-name="Default" style:data-style-name="N0">
      <style:table-cell-properties fo:background-color="#333399"/>
      <style:text-properties fo:color="#ffffff"/>
    </style:style>
    <style:style style:name="Accent1_20_84" style:display-name="Accent1 84" style:family="table-cell" style:parent-style-name="Default" style:data-style-name="N0">
      <style:table-cell-properties fo:background-color="#333399"/>
      <style:text-properties fo:color="#ffffff"/>
    </style:style>
    <style:style style:name="Accent1_20_85" style:display-name="Accent1 85" style:family="table-cell" style:parent-style-name="Default" style:data-style-name="N0">
      <style:table-cell-properties fo:background-color="#333399"/>
      <style:text-properties fo:color="#ffffff"/>
    </style:style>
    <style:style style:name="Accent1_20_86" style:display-name="Accent1 86" style:family="table-cell" style:parent-style-name="Default" style:data-style-name="N0">
      <style:table-cell-properties fo:background-color="#333399"/>
      <style:text-properties fo:color="#ffffff"/>
    </style:style>
    <style:style style:name="Accent1_20_87" style:display-name="Accent1 87" style:family="table-cell" style:parent-style-name="Default" style:data-style-name="N0">
      <style:table-cell-properties fo:background-color="#333399"/>
      <style:text-properties fo:color="#ffffff"/>
    </style:style>
    <style:style style:name="Accent1_20_88" style:display-name="Accent1 88" style:family="table-cell" style:parent-style-name="Default" style:data-style-name="N0">
      <style:table-cell-properties fo:background-color="#333399"/>
      <style:text-properties fo:color="#ffffff"/>
    </style:style>
    <style:style style:name="Accent1_20_9" style:display-name="Accent1 9" style:family="table-cell" style:parent-style-name="Default" style:data-style-name="N0">
      <style:table-cell-properties fo:background-color="#333399"/>
      <style:text-properties fo:color="#ffffff"/>
    </style:style>
    <style:style style:name="Accent2_20_10" style:display-name="Accent2 10" style:family="table-cell" style:parent-style-name="Default" style:data-style-name="N0">
      <style:table-cell-properties fo:background-color="#ff0000"/>
      <style:text-properties fo:color="#ffffff"/>
    </style:style>
    <style:style style:name="Accent2_20_11" style:display-name="Accent2 11" style:family="table-cell" style:parent-style-name="Default" style:data-style-name="N0">
      <style:table-cell-properties fo:background-color="#ff0000"/>
      <style:text-properties fo:color="#ffffff"/>
    </style:style>
    <style:style style:name="Accent2_20_12" style:display-name="Accent2 12" style:family="table-cell" style:parent-style-name="Default" style:data-style-name="N0">
      <style:table-cell-properties fo:background-color="#ff0000"/>
      <style:text-properties fo:color="#ffffff"/>
    </style:style>
    <style:style style:name="Accent2_20_13" style:display-name="Accent2 13" style:family="table-cell" style:parent-style-name="Default" style:data-style-name="N0">
      <style:table-cell-properties fo:background-color="#ff0000"/>
      <style:text-properties fo:color="#ffffff"/>
    </style:style>
    <style:style style:name="Accent2_20_14" style:display-name="Accent2 14" style:family="table-cell" style:parent-style-name="Default" style:data-style-name="N0">
      <style:table-cell-properties fo:background-color="#ff0000"/>
      <style:text-properties fo:color="#ffffff"/>
    </style:style>
    <style:style style:name="Accent2_20_15" style:display-name="Accent2 15" style:family="table-cell" style:parent-style-name="Default" style:data-style-name="N0">
      <style:table-cell-properties fo:background-color="#ff0000"/>
      <style:text-properties fo:color="#ffffff"/>
    </style:style>
    <style:style style:name="Accent2_20_16" style:display-name="Accent2 16" style:family="table-cell" style:parent-style-name="Default" style:data-style-name="N0">
      <style:table-cell-properties fo:background-color="#ff0000"/>
      <style:text-properties fo:color="#ffffff"/>
    </style:style>
    <style:style style:name="Accent2_20_17" style:display-name="Accent2 17" style:family="table-cell" style:parent-style-name="Default" style:data-style-name="N0">
      <style:table-cell-properties fo:background-color="#ff0000"/>
      <style:text-properties fo:color="#ffffff"/>
    </style:style>
    <style:style style:name="Accent2_20_18" style:display-name="Accent2 18" style:family="table-cell" style:parent-style-name="Default" style:data-style-name="N0">
      <style:table-cell-properties fo:background-color="#ff0000"/>
      <style:text-properties fo:color="#ffffff"/>
    </style:style>
    <style:style style:name="Accent2_20_19" style:display-name="Accent2 19" style:family="table-cell" style:parent-style-name="Default" style:data-style-name="N0">
      <style:table-cell-properties fo:background-color="#ff0000"/>
      <style:text-properties fo:color="#ffffff"/>
    </style:style>
    <style:style style:name="Accent2_20_2" style:display-name="Accent2 2" style:family="table-cell" style:parent-style-name="Default" style:data-style-name="N0">
      <style:table-cell-properties fo:background-color="#ff0000"/>
      <style:text-properties fo:color="#ffffff"/>
    </style:style>
    <style:style style:name="Accent2_20_20" style:display-name="Accent2 20" style:family="table-cell" style:parent-style-name="Default" style:data-style-name="N0">
      <style:table-cell-properties fo:background-color="#ff0000"/>
      <style:text-properties fo:color="#ffffff"/>
    </style:style>
    <style:style style:name="Accent2_20_21" style:display-name="Accent2 21" style:family="table-cell" style:parent-style-name="Default" style:data-style-name="N0">
      <style:table-cell-properties fo:background-color="#ff0000"/>
      <style:text-properties fo:color="#ffffff"/>
    </style:style>
    <style:style style:name="Accent2_20_22" style:display-name="Accent2 22" style:family="table-cell" style:parent-style-name="Default" style:data-style-name="N0">
      <style:table-cell-properties fo:background-color="#ff0000"/>
      <style:text-properties fo:color="#ffffff"/>
    </style:style>
    <style:style style:name="Accent2_20_23" style:display-name="Accent2 23" style:family="table-cell" style:parent-style-name="Default" style:data-style-name="N0">
      <style:table-cell-properties fo:background-color="#ff0000"/>
      <style:text-properties fo:color="#ffffff"/>
    </style:style>
    <style:style style:name="Accent2_20_24" style:display-name="Accent2 24" style:family="table-cell" style:parent-style-name="Default" style:data-style-name="N0">
      <style:table-cell-properties fo:background-color="#ff0000"/>
      <style:text-properties fo:color="#ffffff"/>
    </style:style>
    <style:style style:name="Accent2_20_25" style:display-name="Accent2 25" style:family="table-cell" style:parent-style-name="Default" style:data-style-name="N0">
      <style:table-cell-properties fo:background-color="#ff0000"/>
      <style:text-properties fo:color="#ffffff"/>
    </style:style>
    <style:style style:name="Accent2_20_26" style:display-name="Accent2 26" style:family="table-cell" style:parent-style-name="Default" style:data-style-name="N0">
      <style:table-cell-properties fo:background-color="#ff0000"/>
      <style:text-properties fo:color="#ffffff"/>
    </style:style>
    <style:style style:name="Accent2_20_27" style:display-name="Accent2 27" style:family="table-cell" style:parent-style-name="Default" style:data-style-name="N0">
      <style:table-cell-properties fo:background-color="#ff0000"/>
      <style:text-properties fo:color="#ffffff"/>
    </style:style>
    <style:style style:name="Accent2_20_28" style:display-name="Accent2 28" style:family="table-cell" style:parent-style-name="Default" style:data-style-name="N0">
      <style:table-cell-properties fo:background-color="#ff0000"/>
      <style:text-properties fo:color="#ffffff"/>
    </style:style>
    <style:style style:name="Accent2_20_29" style:display-name="Accent2 29" style:family="table-cell" style:parent-style-name="Default" style:data-style-name="N0">
      <style:table-cell-properties fo:background-color="#ff0000"/>
      <style:text-properties fo:color="#ffffff"/>
    </style:style>
    <style:style style:name="Accent2_20_3" style:display-name="Accent2 3" style:family="table-cell" style:parent-style-name="Default" style:data-style-name="N0">
      <style:table-cell-properties fo:background-color="#ff0000"/>
      <style:text-properties fo:color="#ffffff"/>
    </style:style>
    <style:style style:name="Accent2_20_30" style:display-name="Accent2 30" style:family="table-cell" style:parent-style-name="Default" style:data-style-name="N0">
      <style:table-cell-properties fo:background-color="#ff0000"/>
      <style:text-properties fo:color="#ffffff"/>
    </style:style>
    <style:style style:name="Accent2_20_31" style:display-name="Accent2 31" style:family="table-cell" style:parent-style-name="Default" style:data-style-name="N0">
      <style:table-cell-properties fo:background-color="#ff0000"/>
      <style:text-properties fo:color="#ffffff"/>
    </style:style>
    <style:style style:name="Accent2_20_32" style:display-name="Accent2 32" style:family="table-cell" style:parent-style-name="Default" style:data-style-name="N0">
      <style:table-cell-properties fo:background-color="#ff0000"/>
      <style:text-properties fo:color="#ffffff"/>
    </style:style>
    <style:style style:name="Accent2_20_33" style:display-name="Accent2 33" style:family="table-cell" style:parent-style-name="Default" style:data-style-name="N0">
      <style:table-cell-properties fo:background-color="#ff0000"/>
      <style:text-properties fo:color="#ffffff"/>
    </style:style>
    <style:style style:name="Accent2_20_34" style:display-name="Accent2 34" style:family="table-cell" style:parent-style-name="Default" style:data-style-name="N0">
      <style:table-cell-properties fo:background-color="#ff0000"/>
      <style:text-properties fo:color="#ffffff"/>
    </style:style>
    <style:style style:name="Accent2_20_35" style:display-name="Accent2 35" style:family="table-cell" style:parent-style-name="Default" style:data-style-name="N0">
      <style:table-cell-properties fo:background-color="#ff0000"/>
      <style:text-properties fo:color="#ffffff"/>
    </style:style>
    <style:style style:name="Accent2_20_36" style:display-name="Accent2 36" style:family="table-cell" style:parent-style-name="Default" style:data-style-name="N0">
      <style:table-cell-properties fo:background-color="#ff0000"/>
      <style:text-properties fo:color="#ffffff"/>
    </style:style>
    <style:style style:name="Accent2_20_37" style:display-name="Accent2 37" style:family="table-cell" style:parent-style-name="Default" style:data-style-name="N0">
      <style:table-cell-properties fo:background-color="#ff0000"/>
      <style:text-properties fo:color="#ffffff"/>
    </style:style>
    <style:style style:name="Accent2_20_38" style:display-name="Accent2 38" style:family="table-cell" style:parent-style-name="Default" style:data-style-name="N0">
      <style:table-cell-properties fo:background-color="#ff0000"/>
      <style:text-properties fo:color="#ffffff"/>
    </style:style>
    <style:style style:name="Accent2_20_39" style:display-name="Accent2 39" style:family="table-cell" style:parent-style-name="Default" style:data-style-name="N0">
      <style:table-cell-properties fo:background-color="#ff0000"/>
      <style:text-properties fo:color="#ffffff"/>
    </style:style>
    <style:style style:name="Accent2_20_4" style:display-name="Accent2 4" style:family="table-cell" style:parent-style-name="Default" style:data-style-name="N0">
      <style:table-cell-properties fo:background-color="#ff0000"/>
      <style:text-properties fo:color="#ffffff"/>
    </style:style>
    <style:style style:name="Accent2_20_40" style:display-name="Accent2 40" style:family="table-cell" style:parent-style-name="Default" style:data-style-name="N0">
      <style:table-cell-properties fo:background-color="#ff0000"/>
      <style:text-properties fo:color="#ffffff"/>
    </style:style>
    <style:style style:name="Accent2_20_41" style:display-name="Accent2 41" style:family="table-cell" style:parent-style-name="Default" style:data-style-name="N0">
      <style:table-cell-properties fo:background-color="#ff0000"/>
      <style:text-properties fo:color="#ffffff"/>
    </style:style>
    <style:style style:name="Accent2_20_42" style:display-name="Accent2 42" style:family="table-cell" style:parent-style-name="Default" style:data-style-name="N0">
      <style:table-cell-properties fo:background-color="#ff0000"/>
      <style:text-properties fo:color="#ffffff"/>
    </style:style>
    <style:style style:name="Accent2_20_43" style:display-name="Accent2 43" style:family="table-cell" style:parent-style-name="Default" style:data-style-name="N0">
      <style:table-cell-properties fo:background-color="#ff0000"/>
      <style:text-properties fo:color="#ffffff"/>
    </style:style>
    <style:style style:name="Accent2_20_44" style:display-name="Accent2 44" style:family="table-cell" style:parent-style-name="Default" style:data-style-name="N0">
      <style:table-cell-properties fo:background-color="#ff0000"/>
      <style:text-properties fo:color="#ffffff"/>
    </style:style>
    <style:style style:name="Accent2_20_45" style:display-name="Accent2 45" style:family="table-cell" style:parent-style-name="Default" style:data-style-name="N0">
      <style:table-cell-properties fo:background-color="#ff0000"/>
      <style:text-properties fo:color="#ffffff"/>
    </style:style>
    <style:style style:name="Accent2_20_46" style:display-name="Accent2 46" style:family="table-cell" style:parent-style-name="Default" style:data-style-name="N0">
      <style:table-cell-properties fo:background-color="#ff0000"/>
      <style:text-properties fo:color="#ffffff"/>
    </style:style>
    <style:style style:name="Accent2_20_47" style:display-name="Accent2 47" style:family="table-cell" style:parent-style-name="Default" style:data-style-name="N0">
      <style:table-cell-properties fo:background-color="#ff0000"/>
      <style:text-properties fo:color="#ffffff"/>
    </style:style>
    <style:style style:name="Accent2_20_48" style:display-name="Accent2 48" style:family="table-cell" style:parent-style-name="Default" style:data-style-name="N0">
      <style:table-cell-properties fo:background-color="#ff0000"/>
      <style:text-properties fo:color="#ffffff"/>
    </style:style>
    <style:style style:name="Accent2_20_49" style:display-name="Accent2 49" style:family="table-cell" style:parent-style-name="Default" style:data-style-name="N0">
      <style:table-cell-properties fo:background-color="#ff0000"/>
      <style:text-properties fo:color="#ffffff"/>
    </style:style>
    <style:style style:name="Accent2_20_5" style:display-name="Accent2 5" style:family="table-cell" style:parent-style-name="Default" style:data-style-name="N0">
      <style:table-cell-properties fo:background-color="#ff0000"/>
      <style:text-properties fo:color="#ffffff"/>
    </style:style>
    <style:style style:name="Accent2_20_50" style:display-name="Accent2 50" style:family="table-cell" style:parent-style-name="Default" style:data-style-name="N0">
      <style:table-cell-properties fo:background-color="#ff0000"/>
      <style:text-properties fo:color="#ffffff"/>
    </style:style>
    <style:style style:name="Accent2_20_51" style:display-name="Accent2 51" style:family="table-cell" style:parent-style-name="Default" style:data-style-name="N0">
      <style:table-cell-properties fo:background-color="#ff0000"/>
      <style:text-properties fo:color="#ffffff"/>
    </style:style>
    <style:style style:name="Accent2_20_52" style:display-name="Accent2 52" style:family="table-cell" style:parent-style-name="Default" style:data-style-name="N0">
      <style:table-cell-properties fo:background-color="#ff0000"/>
      <style:text-properties fo:color="#ffffff"/>
    </style:style>
    <style:style style:name="Accent2_20_53" style:display-name="Accent2 53" style:family="table-cell" style:parent-style-name="Default" style:data-style-name="N0">
      <style:table-cell-properties fo:background-color="#ff0000"/>
      <style:text-properties fo:color="#ffffff"/>
    </style:style>
    <style:style style:name="Accent2_20_54" style:display-name="Accent2 54" style:family="table-cell" style:parent-style-name="Default" style:data-style-name="N0">
      <style:table-cell-properties fo:background-color="#ff0000"/>
      <style:text-properties fo:color="#ffffff"/>
    </style:style>
    <style:style style:name="Accent2_20_55" style:display-name="Accent2 55" style:family="table-cell" style:parent-style-name="Default" style:data-style-name="N0">
      <style:table-cell-properties fo:background-color="#ff0000"/>
      <style:text-properties fo:color="#ffffff"/>
    </style:style>
    <style:style style:name="Accent2_20_56" style:display-name="Accent2 56" style:family="table-cell" style:parent-style-name="Default" style:data-style-name="N0">
      <style:table-cell-properties fo:background-color="#ff0000"/>
      <style:text-properties fo:color="#ffffff"/>
    </style:style>
    <style:style style:name="Accent2_20_57" style:display-name="Accent2 57" style:family="table-cell" style:parent-style-name="Default" style:data-style-name="N0">
      <style:table-cell-properties fo:background-color="#ff0000"/>
      <style:text-properties fo:color="#ffffff"/>
    </style:style>
    <style:style style:name="Accent2_20_58" style:display-name="Accent2 58" style:family="table-cell" style:parent-style-name="Default" style:data-style-name="N0">
      <style:table-cell-properties fo:background-color="#ff0000"/>
      <style:text-properties fo:color="#ffffff"/>
    </style:style>
    <style:style style:name="Accent2_20_59" style:display-name="Accent2 59" style:family="table-cell" style:parent-style-name="Default" style:data-style-name="N0">
      <style:table-cell-properties fo:background-color="#ff0000"/>
      <style:text-properties fo:color="#ffffff"/>
    </style:style>
    <style:style style:name="Accent2_20_6" style:display-name="Accent2 6" style:family="table-cell" style:parent-style-name="Default" style:data-style-name="N0">
      <style:table-cell-properties fo:background-color="#ff0000"/>
      <style:text-properties fo:color="#ffffff"/>
    </style:style>
    <style:style style:name="Accent2_20_60" style:display-name="Accent2 60" style:family="table-cell" style:parent-style-name="Default" style:data-style-name="N0">
      <style:table-cell-properties fo:background-color="#ff0000"/>
      <style:text-properties fo:color="#ffffff"/>
    </style:style>
    <style:style style:name="Accent2_20_61" style:display-name="Accent2 61" style:family="table-cell" style:parent-style-name="Default" style:data-style-name="N0">
      <style:table-cell-properties fo:background-color="#ff0000"/>
      <style:text-properties fo:color="#ffffff"/>
    </style:style>
    <style:style style:name="Accent2_20_62" style:display-name="Accent2 62" style:family="table-cell" style:parent-style-name="Default" style:data-style-name="N0">
      <style:table-cell-properties fo:background-color="#ff0000"/>
      <style:text-properties fo:color="#ffffff"/>
    </style:style>
    <style:style style:name="Accent2_20_63" style:display-name="Accent2 63" style:family="table-cell" style:parent-style-name="Default" style:data-style-name="N0">
      <style:table-cell-properties fo:background-color="#ff0000"/>
      <style:text-properties fo:color="#ffffff"/>
    </style:style>
    <style:style style:name="Accent2_20_64" style:display-name="Accent2 64" style:family="table-cell" style:parent-style-name="Default" style:data-style-name="N0">
      <style:table-cell-properties fo:background-color="#ff0000"/>
      <style:text-properties fo:color="#ffffff"/>
    </style:style>
    <style:style style:name="Accent2_20_65" style:display-name="Accent2 65" style:family="table-cell" style:parent-style-name="Default" style:data-style-name="N0">
      <style:table-cell-properties fo:background-color="#ff0000"/>
      <style:text-properties fo:color="#ffffff"/>
    </style:style>
    <style:style style:name="Accent2_20_66" style:display-name="Accent2 66" style:family="table-cell" style:parent-style-name="Default" style:data-style-name="N0">
      <style:table-cell-properties fo:background-color="#ff0000"/>
      <style:text-properties fo:color="#ffffff"/>
    </style:style>
    <style:style style:name="Accent2_20_67" style:display-name="Accent2 67" style:family="table-cell" style:parent-style-name="Default" style:data-style-name="N0">
      <style:table-cell-properties fo:background-color="#ff0000"/>
      <style:text-properties fo:color="#ffffff"/>
    </style:style>
    <style:style style:name="Accent2_20_68" style:display-name="Accent2 68" style:family="table-cell" style:parent-style-name="Default" style:data-style-name="N0">
      <style:table-cell-properties fo:background-color="#ff0000"/>
      <style:text-properties fo:color="#ffffff"/>
    </style:style>
    <style:style style:name="Accent2_20_69" style:display-name="Accent2 69" style:family="table-cell" style:parent-style-name="Default" style:data-style-name="N0">
      <style:table-cell-properties fo:background-color="#ff0000"/>
      <style:text-properties fo:color="#ffffff"/>
    </style:style>
    <style:style style:name="Accent2_20_7" style:display-name="Accent2 7" style:family="table-cell" style:parent-style-name="Default" style:data-style-name="N0">
      <style:table-cell-properties fo:background-color="#ff0000"/>
      <style:text-properties fo:color="#ffffff"/>
    </style:style>
    <style:style style:name="Accent2_20_70" style:display-name="Accent2 70" style:family="table-cell" style:parent-style-name="Default" style:data-style-name="N0">
      <style:table-cell-properties fo:background-color="#ff0000"/>
      <style:text-properties fo:color="#ffffff"/>
    </style:style>
    <style:style style:name="Accent2_20_71" style:display-name="Accent2 71" style:family="table-cell" style:parent-style-name="Default" style:data-style-name="N0">
      <style:table-cell-properties fo:background-color="#ff0000"/>
      <style:text-properties fo:color="#ffffff"/>
    </style:style>
    <style:style style:name="Accent2_20_72" style:display-name="Accent2 72" style:family="table-cell" style:parent-style-name="Default" style:data-style-name="N0">
      <style:table-cell-properties fo:background-color="#ff0000"/>
      <style:text-properties fo:color="#ffffff"/>
    </style:style>
    <style:style style:name="Accent2_20_73" style:display-name="Accent2 73" style:family="table-cell" style:parent-style-name="Default" style:data-style-name="N0">
      <style:table-cell-properties fo:background-color="#ff0000"/>
      <style:text-properties fo:color="#ffffff"/>
    </style:style>
    <style:style style:name="Accent2_20_74" style:display-name="Accent2 74" style:family="table-cell" style:parent-style-name="Default" style:data-style-name="N0">
      <style:table-cell-properties fo:background-color="#ff0000"/>
      <style:text-properties fo:color="#ffffff"/>
    </style:style>
    <style:style style:name="Accent2_20_75" style:display-name="Accent2 75" style:family="table-cell" style:parent-style-name="Default" style:data-style-name="N0">
      <style:table-cell-properties fo:background-color="#ff0000"/>
      <style:text-properties fo:color="#ffffff"/>
    </style:style>
    <style:style style:name="Accent2_20_76" style:display-name="Accent2 76" style:family="table-cell" style:parent-style-name="Default" style:data-style-name="N0">
      <style:table-cell-properties fo:background-color="#ff0000"/>
      <style:text-properties fo:color="#ffffff"/>
    </style:style>
    <style:style style:name="Accent2_20_77" style:display-name="Accent2 77" style:family="table-cell" style:parent-style-name="Default" style:data-style-name="N0">
      <style:table-cell-properties fo:background-color="#ff0000"/>
      <style:text-properties fo:color="#ffffff"/>
    </style:style>
    <style:style style:name="Accent2_20_78" style:display-name="Accent2 78" style:family="table-cell" style:parent-style-name="Default" style:data-style-name="N0">
      <style:table-cell-properties fo:background-color="#ff0000"/>
      <style:text-properties fo:color="#ffffff"/>
    </style:style>
    <style:style style:name="Accent2_20_79" style:display-name="Accent2 79" style:family="table-cell" style:parent-style-name="Default" style:data-style-name="N0">
      <style:table-cell-properties fo:background-color="#ff0000"/>
      <style:text-properties fo:color="#ffffff"/>
    </style:style>
    <style:style style:name="Accent2_20_8" style:display-name="Accent2 8" style:family="table-cell" style:parent-style-name="Default" style:data-style-name="N0">
      <style:table-cell-properties fo:background-color="#ff0000"/>
      <style:text-properties fo:color="#ffffff"/>
    </style:style>
    <style:style style:name="Accent2_20_80" style:display-name="Accent2 80" style:family="table-cell" style:parent-style-name="Default" style:data-style-name="N0">
      <style:table-cell-properties fo:background-color="#ff0000"/>
      <style:text-properties fo:color="#ffffff"/>
    </style:style>
    <style:style style:name="Accent2_20_81" style:display-name="Accent2 81" style:family="table-cell" style:parent-style-name="Default" style:data-style-name="N0">
      <style:table-cell-properties fo:background-color="#ff0000"/>
      <style:text-properties fo:color="#ffffff"/>
    </style:style>
    <style:style style:name="Accent2_20_82" style:display-name="Accent2 82" style:family="table-cell" style:parent-style-name="Default" style:data-style-name="N0">
      <style:table-cell-properties fo:background-color="#ff0000"/>
      <style:text-properties fo:color="#ffffff"/>
    </style:style>
    <style:style style:name="Accent2_20_83" style:display-name="Accent2 83" style:family="table-cell" style:parent-style-name="Default" style:data-style-name="N0">
      <style:table-cell-properties fo:background-color="#ff0000"/>
      <style:text-properties fo:color="#ffffff"/>
    </style:style>
    <style:style style:name="Accent2_20_84" style:display-name="Accent2 84" style:family="table-cell" style:parent-style-name="Default" style:data-style-name="N0">
      <style:table-cell-properties fo:background-color="#ff0000"/>
      <style:text-properties fo:color="#ffffff"/>
    </style:style>
    <style:style style:name="Accent2_20_85" style:display-name="Accent2 85" style:family="table-cell" style:parent-style-name="Default" style:data-style-name="N0">
      <style:table-cell-properties fo:background-color="#ff0000"/>
      <style:text-properties fo:color="#ffffff"/>
    </style:style>
    <style:style style:name="Accent2_20_86" style:display-name="Accent2 86" style:family="table-cell" style:parent-style-name="Default" style:data-style-name="N0">
      <style:table-cell-properties fo:background-color="#ff0000"/>
      <style:text-properties fo:color="#ffffff"/>
    </style:style>
    <style:style style:name="Accent2_20_87" style:display-name="Accent2 87" style:family="table-cell" style:parent-style-name="Default" style:data-style-name="N0">
      <style:table-cell-properties fo:background-color="#ff0000"/>
      <style:text-properties fo:color="#ffffff"/>
    </style:style>
    <style:style style:name="Accent2_20_88" style:display-name="Accent2 88" style:family="table-cell" style:parent-style-name="Default" style:data-style-name="N0">
      <style:table-cell-properties fo:background-color="#ff0000"/>
      <style:text-properties fo:color="#ffffff"/>
    </style:style>
    <style:style style:name="Accent2_20_9" style:display-name="Accent2 9" style:family="table-cell" style:parent-style-name="Default" style:data-style-name="N0">
      <style:table-cell-properties fo:background-color="#ff0000"/>
      <style:text-properties fo:color="#ffffff"/>
    </style:style>
    <style:style style:name="Accent3_20_10" style:display-name="Accent3 10" style:family="table-cell" style:parent-style-name="Default" style:data-style-name="N0">
      <style:table-cell-properties fo:background-color="#339966"/>
      <style:text-properties fo:color="#ffffff"/>
    </style:style>
    <style:style style:name="Accent3_20_11" style:display-name="Accent3 11" style:family="table-cell" style:parent-style-name="Default" style:data-style-name="N0">
      <style:table-cell-properties fo:background-color="#339966"/>
      <style:text-properties fo:color="#ffffff"/>
    </style:style>
    <style:style style:name="Accent3_20_12" style:display-name="Accent3 12" style:family="table-cell" style:parent-style-name="Default" style:data-style-name="N0">
      <style:table-cell-properties fo:background-color="#339966"/>
      <style:text-properties fo:color="#ffffff"/>
    </style:style>
    <style:style style:name="Accent3_20_13" style:display-name="Accent3 13" style:family="table-cell" style:parent-style-name="Default" style:data-style-name="N0">
      <style:table-cell-properties fo:background-color="#339966"/>
      <style:text-properties fo:color="#ffffff"/>
    </style:style>
    <style:style style:name="Accent3_20_14" style:display-name="Accent3 14" style:family="table-cell" style:parent-style-name="Default" style:data-style-name="N0">
      <style:table-cell-properties fo:background-color="#339966"/>
      <style:text-properties fo:color="#ffffff"/>
    </style:style>
    <style:style style:name="Accent3_20_15" style:display-name="Accent3 15" style:family="table-cell" style:parent-style-name="Default" style:data-style-name="N0">
      <style:table-cell-properties fo:background-color="#339966"/>
      <style:text-properties fo:color="#ffffff"/>
    </style:style>
    <style:style style:name="Accent3_20_16" style:display-name="Accent3 16" style:family="table-cell" style:parent-style-name="Default" style:data-style-name="N0">
      <style:table-cell-properties fo:background-color="#339966"/>
      <style:text-properties fo:color="#ffffff"/>
    </style:style>
    <style:style style:name="Accent3_20_17" style:display-name="Accent3 17" style:family="table-cell" style:parent-style-name="Default" style:data-style-name="N0">
      <style:table-cell-properties fo:background-color="#339966"/>
      <style:text-properties fo:color="#ffffff"/>
    </style:style>
    <style:style style:name="Accent3_20_18" style:display-name="Accent3 18" style:family="table-cell" style:parent-style-name="Default" style:data-style-name="N0">
      <style:table-cell-properties fo:background-color="#339966"/>
      <style:text-properties fo:color="#ffffff"/>
    </style:style>
    <style:style style:name="Accent3_20_19" style:display-name="Accent3 19" style:family="table-cell" style:parent-style-name="Default" style:data-style-name="N0">
      <style:table-cell-properties fo:background-color="#339966"/>
      <style:text-properties fo:color="#ffffff"/>
    </style:style>
    <style:style style:name="Accent3_20_2" style:display-name="Accent3 2" style:family="table-cell" style:parent-style-name="Default" style:data-style-name="N0">
      <style:table-cell-properties fo:background-color="#339966"/>
      <style:text-properties fo:color="#ffffff"/>
    </style:style>
    <style:style style:name="Accent3_20_20" style:display-name="Accent3 20" style:family="table-cell" style:parent-style-name="Default" style:data-style-name="N0">
      <style:table-cell-properties fo:background-color="#339966"/>
      <style:text-properties fo:color="#ffffff"/>
    </style:style>
    <style:style style:name="Accent3_20_21" style:display-name="Accent3 21" style:family="table-cell" style:parent-style-name="Default" style:data-style-name="N0">
      <style:table-cell-properties fo:background-color="#339966"/>
      <style:text-properties fo:color="#ffffff"/>
    </style:style>
    <style:style style:name="Accent3_20_22" style:display-name="Accent3 22" style:family="table-cell" style:parent-style-name="Default" style:data-style-name="N0">
      <style:table-cell-properties fo:background-color="#339966"/>
      <style:text-properties fo:color="#ffffff"/>
    </style:style>
    <style:style style:name="Accent3_20_23" style:display-name="Accent3 23" style:family="table-cell" style:parent-style-name="Default" style:data-style-name="N0">
      <style:table-cell-properties fo:background-color="#339966"/>
      <style:text-properties fo:color="#ffffff"/>
    </style:style>
    <style:style style:name="Accent3_20_24" style:display-name="Accent3 24" style:family="table-cell" style:parent-style-name="Default" style:data-style-name="N0">
      <style:table-cell-properties fo:background-color="#339966"/>
      <style:text-properties fo:color="#ffffff"/>
    </style:style>
    <style:style style:name="Accent3_20_25" style:display-name="Accent3 25" style:family="table-cell" style:parent-style-name="Default" style:data-style-name="N0">
      <style:table-cell-properties fo:background-color="#339966"/>
      <style:text-properties fo:color="#ffffff"/>
    </style:style>
    <style:style style:name="Accent3_20_26" style:display-name="Accent3 26" style:family="table-cell" style:parent-style-name="Default" style:data-style-name="N0">
      <style:table-cell-properties fo:background-color="#339966"/>
      <style:text-properties fo:color="#ffffff"/>
    </style:style>
    <style:style style:name="Accent3_20_27" style:display-name="Accent3 27" style:family="table-cell" style:parent-style-name="Default" style:data-style-name="N0">
      <style:table-cell-properties fo:background-color="#339966"/>
      <style:text-properties fo:color="#ffffff"/>
    </style:style>
    <style:style style:name="Accent3_20_28" style:display-name="Accent3 28" style:family="table-cell" style:parent-style-name="Default" style:data-style-name="N0">
      <style:table-cell-properties fo:background-color="#339966"/>
      <style:text-properties fo:color="#ffffff"/>
    </style:style>
    <style:style style:name="Accent3_20_29" style:display-name="Accent3 29" style:family="table-cell" style:parent-style-name="Default" style:data-style-name="N0">
      <style:table-cell-properties fo:background-color="#339966"/>
      <style:text-properties fo:color="#ffffff"/>
    </style:style>
    <style:style style:name="Accent3_20_3" style:display-name="Accent3 3" style:family="table-cell" style:parent-style-name="Default" style:data-style-name="N0">
      <style:table-cell-properties fo:background-color="#339966"/>
      <style:text-properties fo:color="#ffffff"/>
    </style:style>
    <style:style style:name="Accent3_20_30" style:display-name="Accent3 30" style:family="table-cell" style:parent-style-name="Default" style:data-style-name="N0">
      <style:table-cell-properties fo:background-color="#339966"/>
      <style:text-properties fo:color="#ffffff"/>
    </style:style>
    <style:style style:name="Accent3_20_31" style:display-name="Accent3 31" style:family="table-cell" style:parent-style-name="Default" style:data-style-name="N0">
      <style:table-cell-properties fo:background-color="#339966"/>
      <style:text-properties fo:color="#ffffff"/>
    </style:style>
    <style:style style:name="Accent3_20_32" style:display-name="Accent3 32" style:family="table-cell" style:parent-style-name="Default" style:data-style-name="N0">
      <style:table-cell-properties fo:background-color="#339966"/>
      <style:text-properties fo:color="#ffffff"/>
    </style:style>
    <style:style style:name="Accent3_20_33" style:display-name="Accent3 33" style:family="table-cell" style:parent-style-name="Default" style:data-style-name="N0">
      <style:table-cell-properties fo:background-color="#339966"/>
      <style:text-properties fo:color="#ffffff"/>
    </style:style>
    <style:style style:name="Accent3_20_34" style:display-name="Accent3 34" style:family="table-cell" style:parent-style-name="Default" style:data-style-name="N0">
      <style:table-cell-properties fo:background-color="#339966"/>
      <style:text-properties fo:color="#ffffff"/>
    </style:style>
    <style:style style:name="Accent3_20_35" style:display-name="Accent3 35" style:family="table-cell" style:parent-style-name="Default" style:data-style-name="N0">
      <style:table-cell-properties fo:background-color="#339966"/>
      <style:text-properties fo:color="#ffffff"/>
    </style:style>
    <style:style style:name="Accent3_20_36" style:display-name="Accent3 36" style:family="table-cell" style:parent-style-name="Default" style:data-style-name="N0">
      <style:table-cell-properties fo:background-color="#339966"/>
      <style:text-properties fo:color="#ffffff"/>
    </style:style>
    <style:style style:name="Accent3_20_37" style:display-name="Accent3 37" style:family="table-cell" style:parent-style-name="Default" style:data-style-name="N0">
      <style:table-cell-properties fo:background-color="#339966"/>
      <style:text-properties fo:color="#ffffff"/>
    </style:style>
    <style:style style:name="Accent3_20_38" style:display-name="Accent3 38" style:family="table-cell" style:parent-style-name="Default" style:data-style-name="N0">
      <style:table-cell-properties fo:background-color="#339966"/>
      <style:text-properties fo:color="#ffffff"/>
    </style:style>
    <style:style style:name="Accent3_20_39" style:display-name="Accent3 39" style:family="table-cell" style:parent-style-name="Default" style:data-style-name="N0">
      <style:table-cell-properties fo:background-color="#339966"/>
      <style:text-properties fo:color="#ffffff"/>
    </style:style>
    <style:style style:name="Accent3_20_4" style:display-name="Accent3 4" style:family="table-cell" style:parent-style-name="Default" style:data-style-name="N0">
      <style:table-cell-properties fo:background-color="#339966"/>
      <style:text-properties fo:color="#ffffff"/>
    </style:style>
    <style:style style:name="Accent3_20_40" style:display-name="Accent3 40" style:family="table-cell" style:parent-style-name="Default" style:data-style-name="N0">
      <style:table-cell-properties fo:background-color="#339966"/>
      <style:text-properties fo:color="#ffffff"/>
    </style:style>
    <style:style style:name="Accent3_20_41" style:display-name="Accent3 41" style:family="table-cell" style:parent-style-name="Default" style:data-style-name="N0">
      <style:table-cell-properties fo:background-color="#339966"/>
      <style:text-properties fo:color="#ffffff"/>
    </style:style>
    <style:style style:name="Accent3_20_42" style:display-name="Accent3 42" style:family="table-cell" style:parent-style-name="Default" style:data-style-name="N0">
      <style:table-cell-properties fo:background-color="#339966"/>
      <style:text-properties fo:color="#ffffff"/>
    </style:style>
    <style:style style:name="Accent3_20_43" style:display-name="Accent3 43" style:family="table-cell" style:parent-style-name="Default" style:data-style-name="N0">
      <style:table-cell-properties fo:background-color="#339966"/>
      <style:text-properties fo:color="#ffffff"/>
    </style:style>
    <style:style style:name="Accent3_20_44" style:display-name="Accent3 44" style:family="table-cell" style:parent-style-name="Default" style:data-style-name="N0">
      <style:table-cell-properties fo:background-color="#339966"/>
      <style:text-properties fo:color="#ffffff"/>
    </style:style>
    <style:style style:name="Accent3_20_45" style:display-name="Accent3 45" style:family="table-cell" style:parent-style-name="Default" style:data-style-name="N0">
      <style:table-cell-properties fo:background-color="#339966"/>
      <style:text-properties fo:color="#ffffff"/>
    </style:style>
    <style:style style:name="Accent3_20_46" style:display-name="Accent3 46" style:family="table-cell" style:parent-style-name="Default" style:data-style-name="N0">
      <style:table-cell-properties fo:background-color="#339966"/>
      <style:text-properties fo:color="#ffffff"/>
    </style:style>
    <style:style style:name="Accent3_20_47" style:display-name="Accent3 47" style:family="table-cell" style:parent-style-name="Default" style:data-style-name="N0">
      <style:table-cell-properties fo:background-color="#339966"/>
      <style:text-properties fo:color="#ffffff"/>
    </style:style>
    <style:style style:name="Accent3_20_48" style:display-name="Accent3 48" style:family="table-cell" style:parent-style-name="Default" style:data-style-name="N0">
      <style:table-cell-properties fo:background-color="#339966"/>
      <style:text-properties fo:color="#ffffff"/>
    </style:style>
    <style:style style:name="Accent3_20_49" style:display-name="Accent3 49" style:family="table-cell" style:parent-style-name="Default" style:data-style-name="N0">
      <style:table-cell-properties fo:background-color="#339966"/>
      <style:text-properties fo:color="#ffffff"/>
    </style:style>
    <style:style style:name="Accent3_20_5" style:display-name="Accent3 5" style:family="table-cell" style:parent-style-name="Default" style:data-style-name="N0">
      <style:table-cell-properties fo:background-color="#339966"/>
      <style:text-properties fo:color="#ffffff"/>
    </style:style>
    <style:style style:name="Accent3_20_50" style:display-name="Accent3 50" style:family="table-cell" style:parent-style-name="Default" style:data-style-name="N0">
      <style:table-cell-properties fo:background-color="#339966"/>
      <style:text-properties fo:color="#ffffff"/>
    </style:style>
    <style:style style:name="Accent3_20_51" style:display-name="Accent3 51" style:family="table-cell" style:parent-style-name="Default" style:data-style-name="N0">
      <style:table-cell-properties fo:background-color="#339966"/>
      <style:text-properties fo:color="#ffffff"/>
    </style:style>
    <style:style style:name="Accent3_20_52" style:display-name="Accent3 52" style:family="table-cell" style:parent-style-name="Default" style:data-style-name="N0">
      <style:table-cell-properties fo:background-color="#339966"/>
      <style:text-properties fo:color="#ffffff"/>
    </style:style>
    <style:style style:name="Accent3_20_53" style:display-name="Accent3 53" style:family="table-cell" style:parent-style-name="Default" style:data-style-name="N0">
      <style:table-cell-properties fo:background-color="#339966"/>
      <style:text-properties fo:color="#ffffff"/>
    </style:style>
    <style:style style:name="Accent3_20_54" style:display-name="Accent3 54" style:family="table-cell" style:parent-style-name="Default" style:data-style-name="N0">
      <style:table-cell-properties fo:background-color="#339966"/>
      <style:text-properties fo:color="#ffffff"/>
    </style:style>
    <style:style style:name="Accent3_20_55" style:display-name="Accent3 55" style:family="table-cell" style:parent-style-name="Default" style:data-style-name="N0">
      <style:table-cell-properties fo:background-color="#339966"/>
      <style:text-properties fo:color="#ffffff"/>
    </style:style>
    <style:style style:name="Accent3_20_56" style:display-name="Accent3 56" style:family="table-cell" style:parent-style-name="Default" style:data-style-name="N0">
      <style:table-cell-properties fo:background-color="#339966"/>
      <style:text-properties fo:color="#ffffff"/>
    </style:style>
    <style:style style:name="Accent3_20_57" style:display-name="Accent3 57" style:family="table-cell" style:parent-style-name="Default" style:data-style-name="N0">
      <style:table-cell-properties fo:background-color="#339966"/>
      <style:text-properties fo:color="#ffffff"/>
    </style:style>
    <style:style style:name="Accent3_20_58" style:display-name="Accent3 58" style:family="table-cell" style:parent-style-name="Default" style:data-style-name="N0">
      <style:table-cell-properties fo:background-color="#339966"/>
      <style:text-properties fo:color="#ffffff"/>
    </style:style>
    <style:style style:name="Accent3_20_59" style:display-name="Accent3 59" style:family="table-cell" style:parent-style-name="Default" style:data-style-name="N0">
      <style:table-cell-properties fo:background-color="#339966"/>
      <style:text-properties fo:color="#ffffff"/>
    </style:style>
    <style:style style:name="Accent3_20_6" style:display-name="Accent3 6" style:family="table-cell" style:parent-style-name="Default" style:data-style-name="N0">
      <style:table-cell-properties fo:background-color="#339966"/>
      <style:text-properties fo:color="#ffffff"/>
    </style:style>
    <style:style style:name="Accent3_20_60" style:display-name="Accent3 60" style:family="table-cell" style:parent-style-name="Default" style:data-style-name="N0">
      <style:table-cell-properties fo:background-color="#339966"/>
      <style:text-properties fo:color="#ffffff"/>
    </style:style>
    <style:style style:name="Accent3_20_61" style:display-name="Accent3 61" style:family="table-cell" style:parent-style-name="Default" style:data-style-name="N0">
      <style:table-cell-properties fo:background-color="#339966"/>
      <style:text-properties fo:color="#ffffff"/>
    </style:style>
    <style:style style:name="Accent3_20_62" style:display-name="Accent3 62" style:family="table-cell" style:parent-style-name="Default" style:data-style-name="N0">
      <style:table-cell-properties fo:background-color="#339966"/>
      <style:text-properties fo:color="#ffffff"/>
    </style:style>
    <style:style style:name="Accent3_20_63" style:display-name="Accent3 63" style:family="table-cell" style:parent-style-name="Default" style:data-style-name="N0">
      <style:table-cell-properties fo:background-color="#339966"/>
      <style:text-properties fo:color="#ffffff"/>
    </style:style>
    <style:style style:name="Accent3_20_64" style:display-name="Accent3 64" style:family="table-cell" style:parent-style-name="Default" style:data-style-name="N0">
      <style:table-cell-properties fo:background-color="#339966"/>
      <style:text-properties fo:color="#ffffff"/>
    </style:style>
    <style:style style:name="Accent3_20_65" style:display-name="Accent3 65" style:family="table-cell" style:parent-style-name="Default" style:data-style-name="N0">
      <style:table-cell-properties fo:background-color="#339966"/>
      <style:text-properties fo:color="#ffffff"/>
    </style:style>
    <style:style style:name="Accent3_20_66" style:display-name="Accent3 66" style:family="table-cell" style:parent-style-name="Default" style:data-style-name="N0">
      <style:table-cell-properties fo:background-color="#339966"/>
      <style:text-properties fo:color="#ffffff"/>
    </style:style>
    <style:style style:name="Accent3_20_67" style:display-name="Accent3 67" style:family="table-cell" style:parent-style-name="Default" style:data-style-name="N0">
      <style:table-cell-properties fo:background-color="#339966"/>
      <style:text-properties fo:color="#ffffff"/>
    </style:style>
    <style:style style:name="Accent3_20_68" style:display-name="Accent3 68" style:family="table-cell" style:parent-style-name="Default" style:data-style-name="N0">
      <style:table-cell-properties fo:background-color="#339966"/>
      <style:text-properties fo:color="#ffffff"/>
    </style:style>
    <style:style style:name="Accent3_20_69" style:display-name="Accent3 69" style:family="table-cell" style:parent-style-name="Default" style:data-style-name="N0">
      <style:table-cell-properties fo:background-color="#339966"/>
      <style:text-properties fo:color="#ffffff"/>
    </style:style>
    <style:style style:name="Accent3_20_7" style:display-name="Accent3 7" style:family="table-cell" style:parent-style-name="Default" style:data-style-name="N0">
      <style:table-cell-properties fo:background-color="#339966"/>
      <style:text-properties fo:color="#ffffff"/>
    </style:style>
    <style:style style:name="Accent3_20_70" style:display-name="Accent3 70" style:family="table-cell" style:parent-style-name="Default" style:data-style-name="N0">
      <style:table-cell-properties fo:background-color="#339966"/>
      <style:text-properties fo:color="#ffffff"/>
    </style:style>
    <style:style style:name="Accent3_20_71" style:display-name="Accent3 71" style:family="table-cell" style:parent-style-name="Default" style:data-style-name="N0">
      <style:table-cell-properties fo:background-color="#339966"/>
      <style:text-properties fo:color="#ffffff"/>
    </style:style>
    <style:style style:name="Accent3_20_72" style:display-name="Accent3 72" style:family="table-cell" style:parent-style-name="Default" style:data-style-name="N0">
      <style:table-cell-properties fo:background-color="#339966"/>
      <style:text-properties fo:color="#ffffff"/>
    </style:style>
    <style:style style:name="Accent3_20_73" style:display-name="Accent3 73" style:family="table-cell" style:parent-style-name="Default" style:data-style-name="N0">
      <style:table-cell-properties fo:background-color="#339966"/>
      <style:text-properties fo:color="#ffffff"/>
    </style:style>
    <style:style style:name="Accent3_20_74" style:display-name="Accent3 74" style:family="table-cell" style:parent-style-name="Default" style:data-style-name="N0">
      <style:table-cell-properties fo:background-color="#339966"/>
      <style:text-properties fo:color="#ffffff"/>
    </style:style>
    <style:style style:name="Accent3_20_75" style:display-name="Accent3 75" style:family="table-cell" style:parent-style-name="Default" style:data-style-name="N0">
      <style:table-cell-properties fo:background-color="#339966"/>
      <style:text-properties fo:color="#ffffff"/>
    </style:style>
    <style:style style:name="Accent3_20_76" style:display-name="Accent3 76" style:family="table-cell" style:parent-style-name="Default" style:data-style-name="N0">
      <style:table-cell-properties fo:background-color="#339966"/>
      <style:text-properties fo:color="#ffffff"/>
    </style:style>
    <style:style style:name="Accent3_20_77" style:display-name="Accent3 77" style:family="table-cell" style:parent-style-name="Default" style:data-style-name="N0">
      <style:table-cell-properties fo:background-color="#339966"/>
      <style:text-properties fo:color="#ffffff"/>
    </style:style>
    <style:style style:name="Accent3_20_78" style:display-name="Accent3 78" style:family="table-cell" style:parent-style-name="Default" style:data-style-name="N0">
      <style:table-cell-properties fo:background-color="#339966"/>
      <style:text-properties fo:color="#ffffff"/>
    </style:style>
    <style:style style:name="Accent3_20_79" style:display-name="Accent3 79" style:family="table-cell" style:parent-style-name="Default" style:data-style-name="N0">
      <style:table-cell-properties fo:background-color="#339966"/>
      <style:text-properties fo:color="#ffffff"/>
    </style:style>
    <style:style style:name="Accent3_20_8" style:display-name="Accent3 8" style:family="table-cell" style:parent-style-name="Default" style:data-style-name="N0">
      <style:table-cell-properties fo:background-color="#339966"/>
      <style:text-properties fo:color="#ffffff"/>
    </style:style>
    <style:style style:name="Accent3_20_80" style:display-name="Accent3 80" style:family="table-cell" style:parent-style-name="Default" style:data-style-name="N0">
      <style:table-cell-properties fo:background-color="#339966"/>
      <style:text-properties fo:color="#ffffff"/>
    </style:style>
    <style:style style:name="Accent3_20_81" style:display-name="Accent3 81" style:family="table-cell" style:parent-style-name="Default" style:data-style-name="N0">
      <style:table-cell-properties fo:background-color="#339966"/>
      <style:text-properties fo:color="#ffffff"/>
    </style:style>
    <style:style style:name="Accent3_20_82" style:display-name="Accent3 82" style:family="table-cell" style:parent-style-name="Default" style:data-style-name="N0">
      <style:table-cell-properties fo:background-color="#339966"/>
      <style:text-properties fo:color="#ffffff"/>
    </style:style>
    <style:style style:name="Accent3_20_83" style:display-name="Accent3 83" style:family="table-cell" style:parent-style-name="Default" style:data-style-name="N0">
      <style:table-cell-properties fo:background-color="#339966"/>
      <style:text-properties fo:color="#ffffff"/>
    </style:style>
    <style:style style:name="Accent3_20_84" style:display-name="Accent3 84" style:family="table-cell" style:parent-style-name="Default" style:data-style-name="N0">
      <style:table-cell-properties fo:background-color="#339966"/>
      <style:text-properties fo:color="#ffffff"/>
    </style:style>
    <style:style style:name="Accent3_20_85" style:display-name="Accent3 85" style:family="table-cell" style:parent-style-name="Default" style:data-style-name="N0">
      <style:table-cell-properties fo:background-color="#339966"/>
      <style:text-properties fo:color="#ffffff"/>
    </style:style>
    <style:style style:name="Accent3_20_86" style:display-name="Accent3 86" style:family="table-cell" style:parent-style-name="Default" style:data-style-name="N0">
      <style:table-cell-properties fo:background-color="#339966"/>
      <style:text-properties fo:color="#ffffff"/>
    </style:style>
    <style:style style:name="Accent3_20_87" style:display-name="Accent3 87" style:family="table-cell" style:parent-style-name="Default" style:data-style-name="N0">
      <style:table-cell-properties fo:background-color="#339966"/>
      <style:text-properties fo:color="#ffffff"/>
    </style:style>
    <style:style style:name="Accent3_20_88" style:display-name="Accent3 88" style:family="table-cell" style:parent-style-name="Default" style:data-style-name="N0">
      <style:table-cell-properties fo:background-color="#339966"/>
      <style:text-properties fo:color="#ffffff"/>
    </style:style>
    <style:style style:name="Accent3_20_9" style:display-name="Accent3 9" style:family="table-cell" style:parent-style-name="Default" style:data-style-name="N0">
      <style:table-cell-properties fo:background-color="#339966"/>
      <style:text-properties fo:color="#ffffff"/>
    </style:style>
    <style:style style:name="Accent4_20_10" style:display-name="Accent4 10" style:family="table-cell" style:parent-style-name="Default" style:data-style-name="N0">
      <style:table-cell-properties fo:background-color="#800080"/>
      <style:text-properties fo:color="#ffffff"/>
    </style:style>
    <style:style style:name="Accent4_20_11" style:display-name="Accent4 11" style:family="table-cell" style:parent-style-name="Default" style:data-style-name="N0">
      <style:table-cell-properties fo:background-color="#800080"/>
      <style:text-properties fo:color="#ffffff"/>
    </style:style>
    <style:style style:name="Accent4_20_12" style:display-name="Accent4 12" style:family="table-cell" style:parent-style-name="Default" style:data-style-name="N0">
      <style:table-cell-properties fo:background-color="#800080"/>
      <style:text-properties fo:color="#ffffff"/>
    </style:style>
    <style:style style:name="Accent4_20_13" style:display-name="Accent4 13" style:family="table-cell" style:parent-style-name="Default" style:data-style-name="N0">
      <style:table-cell-properties fo:background-color="#800080"/>
      <style:text-properties fo:color="#ffffff"/>
    </style:style>
    <style:style style:name="Accent4_20_14" style:display-name="Accent4 14" style:family="table-cell" style:parent-style-name="Default" style:data-style-name="N0">
      <style:table-cell-properties fo:background-color="#800080"/>
      <style:text-properties fo:color="#ffffff"/>
    </style:style>
    <style:style style:name="Accent4_20_15" style:display-name="Accent4 15" style:family="table-cell" style:parent-style-name="Default" style:data-style-name="N0">
      <style:table-cell-properties fo:background-color="#800080"/>
      <style:text-properties fo:color="#ffffff"/>
    </style:style>
    <style:style style:name="Accent4_20_16" style:display-name="Accent4 16" style:family="table-cell" style:parent-style-name="Default" style:data-style-name="N0">
      <style:table-cell-properties fo:background-color="#800080"/>
      <style:text-properties fo:color="#ffffff"/>
    </style:style>
    <style:style style:name="Accent4_20_17" style:display-name="Accent4 17" style:family="table-cell" style:parent-style-name="Default" style:data-style-name="N0">
      <style:table-cell-properties fo:background-color="#800080"/>
      <style:text-properties fo:color="#ffffff"/>
    </style:style>
    <style:style style:name="Accent4_20_18" style:display-name="Accent4 18" style:family="table-cell" style:parent-style-name="Default" style:data-style-name="N0">
      <style:table-cell-properties fo:background-color="#800080"/>
      <style:text-properties fo:color="#ffffff"/>
    </style:style>
    <style:style style:name="Accent4_20_19" style:display-name="Accent4 19" style:family="table-cell" style:parent-style-name="Default" style:data-style-name="N0">
      <style:table-cell-properties fo:background-color="#800080"/>
      <style:text-properties fo:color="#ffffff"/>
    </style:style>
    <style:style style:name="Accent4_20_2" style:display-name="Accent4 2" style:family="table-cell" style:parent-style-name="Default" style:data-style-name="N0">
      <style:table-cell-properties fo:background-color="#800080"/>
      <style:text-properties fo:color="#ffffff"/>
    </style:style>
    <style:style style:name="Accent4_20_20" style:display-name="Accent4 20" style:family="table-cell" style:parent-style-name="Default" style:data-style-name="N0">
      <style:table-cell-properties fo:background-color="#800080"/>
      <style:text-properties fo:color="#ffffff"/>
    </style:style>
    <style:style style:name="Accent4_20_21" style:display-name="Accent4 21" style:family="table-cell" style:parent-style-name="Default" style:data-style-name="N0">
      <style:table-cell-properties fo:background-color="#800080"/>
      <style:text-properties fo:color="#ffffff"/>
    </style:style>
    <style:style style:name="Accent4_20_22" style:display-name="Accent4 22" style:family="table-cell" style:parent-style-name="Default" style:data-style-name="N0">
      <style:table-cell-properties fo:background-color="#800080"/>
      <style:text-properties fo:color="#ffffff"/>
    </style:style>
    <style:style style:name="Accent4_20_23" style:display-name="Accent4 23" style:family="table-cell" style:parent-style-name="Default" style:data-style-name="N0">
      <style:table-cell-properties fo:background-color="#800080"/>
      <style:text-properties fo:color="#ffffff"/>
    </style:style>
    <style:style style:name="Accent4_20_24" style:display-name="Accent4 24" style:family="table-cell" style:parent-style-name="Default" style:data-style-name="N0">
      <style:table-cell-properties fo:background-color="#800080"/>
      <style:text-properties fo:color="#ffffff"/>
    </style:style>
    <style:style style:name="Accent4_20_25" style:display-name="Accent4 25" style:family="table-cell" style:parent-style-name="Default" style:data-style-name="N0">
      <style:table-cell-properties fo:background-color="#800080"/>
      <style:text-properties fo:color="#ffffff"/>
    </style:style>
    <style:style style:name="Accent4_20_26" style:display-name="Accent4 26" style:family="table-cell" style:parent-style-name="Default" style:data-style-name="N0">
      <style:table-cell-properties fo:background-color="#800080"/>
      <style:text-properties fo:color="#ffffff"/>
    </style:style>
    <style:style style:name="Accent4_20_27" style:display-name="Accent4 27" style:family="table-cell" style:parent-style-name="Default" style:data-style-name="N0">
      <style:table-cell-properties fo:background-color="#800080"/>
      <style:text-properties fo:color="#ffffff"/>
    </style:style>
    <style:style style:name="Accent4_20_28" style:display-name="Accent4 28" style:family="table-cell" style:parent-style-name="Default" style:data-style-name="N0">
      <style:table-cell-properties fo:background-color="#800080"/>
      <style:text-properties fo:color="#ffffff"/>
    </style:style>
    <style:style style:name="Accent4_20_29" style:display-name="Accent4 29" style:family="table-cell" style:parent-style-name="Default" style:data-style-name="N0">
      <style:table-cell-properties fo:background-color="#800080"/>
      <style:text-properties fo:color="#ffffff"/>
    </style:style>
    <style:style style:name="Accent4_20_3" style:display-name="Accent4 3" style:family="table-cell" style:parent-style-name="Default" style:data-style-name="N0">
      <style:table-cell-properties fo:background-color="#800080"/>
      <style:text-properties fo:color="#ffffff"/>
    </style:style>
    <style:style style:name="Accent4_20_30" style:display-name="Accent4 30" style:family="table-cell" style:parent-style-name="Default" style:data-style-name="N0">
      <style:table-cell-properties fo:background-color="#800080"/>
      <style:text-properties fo:color="#ffffff"/>
    </style:style>
    <style:style style:name="Accent4_20_31" style:display-name="Accent4 31" style:family="table-cell" style:parent-style-name="Default" style:data-style-name="N0">
      <style:table-cell-properties fo:background-color="#800080"/>
      <style:text-properties fo:color="#ffffff"/>
    </style:style>
    <style:style style:name="Accent4_20_32" style:display-name="Accent4 32" style:family="table-cell" style:parent-style-name="Default" style:data-style-name="N0">
      <style:table-cell-properties fo:background-color="#800080"/>
      <style:text-properties fo:color="#ffffff"/>
    </style:style>
    <style:style style:name="Accent4_20_33" style:display-name="Accent4 33" style:family="table-cell" style:parent-style-name="Default" style:data-style-name="N0">
      <style:table-cell-properties fo:background-color="#800080"/>
      <style:text-properties fo:color="#ffffff"/>
    </style:style>
    <style:style style:name="Accent4_20_34" style:display-name="Accent4 34" style:family="table-cell" style:parent-style-name="Default" style:data-style-name="N0">
      <style:table-cell-properties fo:background-color="#800080"/>
      <style:text-properties fo:color="#ffffff"/>
    </style:style>
    <style:style style:name="Accent4_20_35" style:display-name="Accent4 35" style:family="table-cell" style:parent-style-name="Default" style:data-style-name="N0">
      <style:table-cell-properties fo:background-color="#800080"/>
      <style:text-properties fo:color="#ffffff"/>
    </style:style>
    <style:style style:name="Accent4_20_36" style:display-name="Accent4 36" style:family="table-cell" style:parent-style-name="Default" style:data-style-name="N0">
      <style:table-cell-properties fo:background-color="#800080"/>
      <style:text-properties fo:color="#ffffff"/>
    </style:style>
    <style:style style:name="Accent4_20_37" style:display-name="Accent4 37" style:family="table-cell" style:parent-style-name="Default" style:data-style-name="N0">
      <style:table-cell-properties fo:background-color="#800080"/>
      <style:text-properties fo:color="#ffffff"/>
    </style:style>
    <style:style style:name="Accent4_20_38" style:display-name="Accent4 38" style:family="table-cell" style:parent-style-name="Default" style:data-style-name="N0">
      <style:table-cell-properties fo:background-color="#800080"/>
      <style:text-properties fo:color="#ffffff"/>
    </style:style>
    <style:style style:name="Accent4_20_39" style:display-name="Accent4 39" style:family="table-cell" style:parent-style-name="Default" style:data-style-name="N0">
      <style:table-cell-properties fo:background-color="#800080"/>
      <style:text-properties fo:color="#ffffff"/>
    </style:style>
    <style:style style:name="Accent4_20_4" style:display-name="Accent4 4" style:family="table-cell" style:parent-style-name="Default" style:data-style-name="N0">
      <style:table-cell-properties fo:background-color="#800080"/>
      <style:text-properties fo:color="#ffffff"/>
    </style:style>
    <style:style style:name="Accent4_20_40" style:display-name="Accent4 40" style:family="table-cell" style:parent-style-name="Default" style:data-style-name="N0">
      <style:table-cell-properties fo:background-color="#800080"/>
      <style:text-properties fo:color="#ffffff"/>
    </style:style>
    <style:style style:name="Accent4_20_41" style:display-name="Accent4 41" style:family="table-cell" style:parent-style-name="Default" style:data-style-name="N0">
      <style:table-cell-properties fo:background-color="#800080"/>
      <style:text-properties fo:color="#ffffff"/>
    </style:style>
    <style:style style:name="Accent4_20_42" style:display-name="Accent4 42" style:family="table-cell" style:parent-style-name="Default" style:data-style-name="N0">
      <style:table-cell-properties fo:background-color="#800080"/>
      <style:text-properties fo:color="#ffffff"/>
    </style:style>
    <style:style style:name="Accent4_20_43" style:display-name="Accent4 43" style:family="table-cell" style:parent-style-name="Default" style:data-style-name="N0">
      <style:table-cell-properties fo:background-color="#800080"/>
      <style:text-properties fo:color="#ffffff"/>
    </style:style>
    <style:style style:name="Accent4_20_44" style:display-name="Accent4 44" style:family="table-cell" style:parent-style-name="Default" style:data-style-name="N0">
      <style:table-cell-properties fo:background-color="#800080"/>
      <style:text-properties fo:color="#ffffff"/>
    </style:style>
    <style:style style:name="Accent4_20_45" style:display-name="Accent4 45" style:family="table-cell" style:parent-style-name="Default" style:data-style-name="N0">
      <style:table-cell-properties fo:background-color="#800080"/>
      <style:text-properties fo:color="#ffffff"/>
    </style:style>
    <style:style style:name="Accent4_20_46" style:display-name="Accent4 46" style:family="table-cell" style:parent-style-name="Default" style:data-style-name="N0">
      <style:table-cell-properties fo:background-color="#800080"/>
      <style:text-properties fo:color="#ffffff"/>
    </style:style>
    <style:style style:name="Accent4_20_47" style:display-name="Accent4 47" style:family="table-cell" style:parent-style-name="Default" style:data-style-name="N0">
      <style:table-cell-properties fo:background-color="#800080"/>
      <style:text-properties fo:color="#ffffff"/>
    </style:style>
    <style:style style:name="Accent4_20_48" style:display-name="Accent4 48" style:family="table-cell" style:parent-style-name="Default" style:data-style-name="N0">
      <style:table-cell-properties fo:background-color="#800080"/>
      <style:text-properties fo:color="#ffffff"/>
    </style:style>
    <style:style style:name="Accent4_20_49" style:display-name="Accent4 49" style:family="table-cell" style:parent-style-name="Default" style:data-style-name="N0">
      <style:table-cell-properties fo:background-color="#800080"/>
      <style:text-properties fo:color="#ffffff"/>
    </style:style>
    <style:style style:name="Accent4_20_5" style:display-name="Accent4 5" style:family="table-cell" style:parent-style-name="Default" style:data-style-name="N0">
      <style:table-cell-properties fo:background-color="#800080"/>
      <style:text-properties fo:color="#ffffff"/>
    </style:style>
    <style:style style:name="Accent4_20_50" style:display-name="Accent4 50" style:family="table-cell" style:parent-style-name="Default" style:data-style-name="N0">
      <style:table-cell-properties fo:background-color="#800080"/>
      <style:text-properties fo:color="#ffffff"/>
    </style:style>
    <style:style style:name="Accent4_20_51" style:display-name="Accent4 51" style:family="table-cell" style:parent-style-name="Default" style:data-style-name="N0">
      <style:table-cell-properties fo:background-color="#800080"/>
      <style:text-properties fo:color="#ffffff"/>
    </style:style>
    <style:style style:name="Accent4_20_52" style:display-name="Accent4 52" style:family="table-cell" style:parent-style-name="Default" style:data-style-name="N0">
      <style:table-cell-properties fo:background-color="#800080"/>
      <style:text-properties fo:color="#ffffff"/>
    </style:style>
    <style:style style:name="Accent4_20_53" style:display-name="Accent4 53" style:family="table-cell" style:parent-style-name="Default" style:data-style-name="N0">
      <style:table-cell-properties fo:background-color="#800080"/>
      <style:text-properties fo:color="#ffffff"/>
    </style:style>
    <style:style style:name="Accent4_20_54" style:display-name="Accent4 54" style:family="table-cell" style:parent-style-name="Default" style:data-style-name="N0">
      <style:table-cell-properties fo:background-color="#800080"/>
      <style:text-properties fo:color="#ffffff"/>
    </style:style>
    <style:style style:name="Accent4_20_55" style:display-name="Accent4 55" style:family="table-cell" style:parent-style-name="Default" style:data-style-name="N0">
      <style:table-cell-properties fo:background-color="#800080"/>
      <style:text-properties fo:color="#ffffff"/>
    </style:style>
    <style:style style:name="Accent4_20_56" style:display-name="Accent4 56" style:family="table-cell" style:parent-style-name="Default" style:data-style-name="N0">
      <style:table-cell-properties fo:background-color="#800080"/>
      <style:text-properties fo:color="#ffffff"/>
    </style:style>
    <style:style style:name="Accent4_20_57" style:display-name="Accent4 57" style:family="table-cell" style:parent-style-name="Default" style:data-style-name="N0">
      <style:table-cell-properties fo:background-color="#800080"/>
      <style:text-properties fo:color="#ffffff"/>
    </style:style>
    <style:style style:name="Accent4_20_58" style:display-name="Accent4 58" style:family="table-cell" style:parent-style-name="Default" style:data-style-name="N0">
      <style:table-cell-properties fo:background-color="#800080"/>
      <style:text-properties fo:color="#ffffff"/>
    </style:style>
    <style:style style:name="Accent4_20_59" style:display-name="Accent4 59" style:family="table-cell" style:parent-style-name="Default" style:data-style-name="N0">
      <style:table-cell-properties fo:background-color="#800080"/>
      <style:text-properties fo:color="#ffffff"/>
    </style:style>
    <style:style style:name="Accent4_20_6" style:display-name="Accent4 6" style:family="table-cell" style:parent-style-name="Default" style:data-style-name="N0">
      <style:table-cell-properties fo:background-color="#800080"/>
      <style:text-properties fo:color="#ffffff"/>
    </style:style>
    <style:style style:name="Accent4_20_60" style:display-name="Accent4 60" style:family="table-cell" style:parent-style-name="Default" style:data-style-name="N0">
      <style:table-cell-properties fo:background-color="#800080"/>
      <style:text-properties fo:color="#ffffff"/>
    </style:style>
    <style:style style:name="Accent4_20_61" style:display-name="Accent4 61" style:family="table-cell" style:parent-style-name="Default" style:data-style-name="N0">
      <style:table-cell-properties fo:background-color="#800080"/>
      <style:text-properties fo:color="#ffffff"/>
    </style:style>
    <style:style style:name="Accent4_20_62" style:display-name="Accent4 62" style:family="table-cell" style:parent-style-name="Default" style:data-style-name="N0">
      <style:table-cell-properties fo:background-color="#800080"/>
      <style:text-properties fo:color="#ffffff"/>
    </style:style>
    <style:style style:name="Accent4_20_63" style:display-name="Accent4 63" style:family="table-cell" style:parent-style-name="Default" style:data-style-name="N0">
      <style:table-cell-properties fo:background-color="#800080"/>
      <style:text-properties fo:color="#ffffff"/>
    </style:style>
    <style:style style:name="Accent4_20_64" style:display-name="Accent4 64" style:family="table-cell" style:parent-style-name="Default" style:data-style-name="N0">
      <style:table-cell-properties fo:background-color="#800080"/>
      <style:text-properties fo:color="#ffffff"/>
    </style:style>
    <style:style style:name="Accent4_20_65" style:display-name="Accent4 65" style:family="table-cell" style:parent-style-name="Default" style:data-style-name="N0">
      <style:table-cell-properties fo:background-color="#800080"/>
      <style:text-properties fo:color="#ffffff"/>
    </style:style>
    <style:style style:name="Accent4_20_66" style:display-name="Accent4 66" style:family="table-cell" style:parent-style-name="Default" style:data-style-name="N0">
      <style:table-cell-properties fo:background-color="#800080"/>
      <style:text-properties fo:color="#ffffff"/>
    </style:style>
    <style:style style:name="Accent4_20_67" style:display-name="Accent4 67" style:family="table-cell" style:parent-style-name="Default" style:data-style-name="N0">
      <style:table-cell-properties fo:background-color="#800080"/>
      <style:text-properties fo:color="#ffffff"/>
    </style:style>
    <style:style style:name="Accent4_20_68" style:display-name="Accent4 68" style:family="table-cell" style:parent-style-name="Default" style:data-style-name="N0">
      <style:table-cell-properties fo:background-color="#800080"/>
      <style:text-properties fo:color="#ffffff"/>
    </style:style>
    <style:style style:name="Accent4_20_69" style:display-name="Accent4 69" style:family="table-cell" style:parent-style-name="Default" style:data-style-name="N0">
      <style:table-cell-properties fo:background-color="#800080"/>
      <style:text-properties fo:color="#ffffff"/>
    </style:style>
    <style:style style:name="Accent4_20_7" style:display-name="Accent4 7" style:family="table-cell" style:parent-style-name="Default" style:data-style-name="N0">
      <style:table-cell-properties fo:background-color="#800080"/>
      <style:text-properties fo:color="#ffffff"/>
    </style:style>
    <style:style style:name="Accent4_20_70" style:display-name="Accent4 70" style:family="table-cell" style:parent-style-name="Default" style:data-style-name="N0">
      <style:table-cell-properties fo:background-color="#800080"/>
      <style:text-properties fo:color="#ffffff"/>
    </style:style>
    <style:style style:name="Accent4_20_71" style:display-name="Accent4 71" style:family="table-cell" style:parent-style-name="Default" style:data-style-name="N0">
      <style:table-cell-properties fo:background-color="#800080"/>
      <style:text-properties fo:color="#ffffff"/>
    </style:style>
    <style:style style:name="Accent4_20_72" style:display-name="Accent4 72" style:family="table-cell" style:parent-style-name="Default" style:data-style-name="N0">
      <style:table-cell-properties fo:background-color="#800080"/>
      <style:text-properties fo:color="#ffffff"/>
    </style:style>
    <style:style style:name="Accent4_20_73" style:display-name="Accent4 73" style:family="table-cell" style:parent-style-name="Default" style:data-style-name="N0">
      <style:table-cell-properties fo:background-color="#800080"/>
      <style:text-properties fo:color="#ffffff"/>
    </style:style>
    <style:style style:name="Accent4_20_74" style:display-name="Accent4 74" style:family="table-cell" style:parent-style-name="Default" style:data-style-name="N0">
      <style:table-cell-properties fo:background-color="#800080"/>
      <style:text-properties fo:color="#ffffff"/>
    </style:style>
    <style:style style:name="Accent4_20_75" style:display-name="Accent4 75" style:family="table-cell" style:parent-style-name="Default" style:data-style-name="N0">
      <style:table-cell-properties fo:background-color="#800080"/>
      <style:text-properties fo:color="#ffffff"/>
    </style:style>
    <style:style style:name="Accent4_20_76" style:display-name="Accent4 76" style:family="table-cell" style:parent-style-name="Default" style:data-style-name="N0">
      <style:table-cell-properties fo:background-color="#800080"/>
      <style:text-properties fo:color="#ffffff"/>
    </style:style>
    <style:style style:name="Accent4_20_77" style:display-name="Accent4 77" style:family="table-cell" style:parent-style-name="Default" style:data-style-name="N0">
      <style:table-cell-properties fo:background-color="#800080"/>
      <style:text-properties fo:color="#ffffff"/>
    </style:style>
    <style:style style:name="Accent4_20_78" style:display-name="Accent4 78" style:family="table-cell" style:parent-style-name="Default" style:data-style-name="N0">
      <style:table-cell-properties fo:background-color="#800080"/>
      <style:text-properties fo:color="#ffffff"/>
    </style:style>
    <style:style style:name="Accent4_20_79" style:display-name="Accent4 79" style:family="table-cell" style:parent-style-name="Default" style:data-style-name="N0">
      <style:table-cell-properties fo:background-color="#800080"/>
      <style:text-properties fo:color="#ffffff"/>
    </style:style>
    <style:style style:name="Accent4_20_8" style:display-name="Accent4 8" style:family="table-cell" style:parent-style-name="Default" style:data-style-name="N0">
      <style:table-cell-properties fo:background-color="#800080"/>
      <style:text-properties fo:color="#ffffff"/>
    </style:style>
    <style:style style:name="Accent4_20_80" style:display-name="Accent4 80" style:family="table-cell" style:parent-style-name="Default" style:data-style-name="N0">
      <style:table-cell-properties fo:background-color="#800080"/>
      <style:text-properties fo:color="#ffffff"/>
    </style:style>
    <style:style style:name="Accent4_20_81" style:display-name="Accent4 81" style:family="table-cell" style:parent-style-name="Default" style:data-style-name="N0">
      <style:table-cell-properties fo:background-color="#800080"/>
      <style:text-properties fo:color="#ffffff"/>
    </style:style>
    <style:style style:name="Accent4_20_82" style:display-name="Accent4 82" style:family="table-cell" style:parent-style-name="Default" style:data-style-name="N0">
      <style:table-cell-properties fo:background-color="#800080"/>
      <style:text-properties fo:color="#ffffff"/>
    </style:style>
    <style:style style:name="Accent4_20_83" style:display-name="Accent4 83" style:family="table-cell" style:parent-style-name="Default" style:data-style-name="N0">
      <style:table-cell-properties fo:background-color="#800080"/>
      <style:text-properties fo:color="#ffffff"/>
    </style:style>
    <style:style style:name="Accent4_20_84" style:display-name="Accent4 84" style:family="table-cell" style:parent-style-name="Default" style:data-style-name="N0">
      <style:table-cell-properties fo:background-color="#800080"/>
      <style:text-properties fo:color="#ffffff"/>
    </style:style>
    <style:style style:name="Accent4_20_85" style:display-name="Accent4 85" style:family="table-cell" style:parent-style-name="Default" style:data-style-name="N0">
      <style:table-cell-properties fo:background-color="#800080"/>
      <style:text-properties fo:color="#ffffff"/>
    </style:style>
    <style:style style:name="Accent4_20_86" style:display-name="Accent4 86" style:family="table-cell" style:parent-style-name="Default" style:data-style-name="N0">
      <style:table-cell-properties fo:background-color="#800080"/>
      <style:text-properties fo:color="#ffffff"/>
    </style:style>
    <style:style style:name="Accent4_20_87" style:display-name="Accent4 87" style:family="table-cell" style:parent-style-name="Default" style:data-style-name="N0">
      <style:table-cell-properties fo:background-color="#800080"/>
      <style:text-properties fo:color="#ffffff"/>
    </style:style>
    <style:style style:name="Accent4_20_88" style:display-name="Accent4 88" style:family="table-cell" style:parent-style-name="Default" style:data-style-name="N0">
      <style:table-cell-properties fo:background-color="#800080"/>
      <style:text-properties fo:color="#ffffff"/>
    </style:style>
    <style:style style:name="Accent4_20_9" style:display-name="Accent4 9" style:family="table-cell" style:parent-style-name="Default" style:data-style-name="N0">
      <style:table-cell-properties fo:background-color="#800080"/>
      <style:text-properties fo:color="#ffffff"/>
    </style:style>
    <style:style style:name="Accent5_20_10" style:display-name="Accent5 10" style:family="table-cell" style:parent-style-name="Default" style:data-style-name="N0">
      <style:table-cell-properties fo:background-color="#33cccc"/>
      <style:text-properties fo:color="#ffffff"/>
    </style:style>
    <style:style style:name="Accent5_20_11" style:display-name="Accent5 11" style:family="table-cell" style:parent-style-name="Default" style:data-style-name="N0">
      <style:table-cell-properties fo:background-color="#33cccc"/>
      <style:text-properties fo:color="#ffffff"/>
    </style:style>
    <style:style style:name="Accent5_20_12" style:display-name="Accent5 12" style:family="table-cell" style:parent-style-name="Default" style:data-style-name="N0">
      <style:table-cell-properties fo:background-color="#33cccc"/>
      <style:text-properties fo:color="#ffffff"/>
    </style:style>
    <style:style style:name="Accent5_20_13" style:display-name="Accent5 13" style:family="table-cell" style:parent-style-name="Default" style:data-style-name="N0">
      <style:table-cell-properties fo:background-color="#33cccc"/>
      <style:text-properties fo:color="#ffffff"/>
    </style:style>
    <style:style style:name="Accent5_20_14" style:display-name="Accent5 14" style:family="table-cell" style:parent-style-name="Default" style:data-style-name="N0">
      <style:table-cell-properties fo:background-color="#33cccc"/>
      <style:text-properties fo:color="#ffffff"/>
    </style:style>
    <style:style style:name="Accent5_20_15" style:display-name="Accent5 15" style:family="table-cell" style:parent-style-name="Default" style:data-style-name="N0">
      <style:table-cell-properties fo:background-color="#33cccc"/>
      <style:text-properties fo:color="#ffffff"/>
    </style:style>
    <style:style style:name="Accent5_20_16" style:display-name="Accent5 16" style:family="table-cell" style:parent-style-name="Default" style:data-style-name="N0">
      <style:table-cell-properties fo:background-color="#33cccc"/>
      <style:text-properties fo:color="#ffffff"/>
    </style:style>
    <style:style style:name="Accent5_20_17" style:display-name="Accent5 17" style:family="table-cell" style:parent-style-name="Default" style:data-style-name="N0">
      <style:table-cell-properties fo:background-color="#33cccc"/>
      <style:text-properties fo:color="#ffffff"/>
    </style:style>
    <style:style style:name="Accent5_20_18" style:display-name="Accent5 18" style:family="table-cell" style:parent-style-name="Default" style:data-style-name="N0">
      <style:table-cell-properties fo:background-color="#33cccc"/>
      <style:text-properties fo:color="#ffffff"/>
    </style:style>
    <style:style style:name="Accent5_20_19" style:display-name="Accent5 19" style:family="table-cell" style:parent-style-name="Default" style:data-style-name="N0">
      <style:table-cell-properties fo:background-color="#33cccc"/>
      <style:text-properties fo:color="#ffffff"/>
    </style:style>
    <style:style style:name="Accent5_20_2" style:display-name="Accent5 2" style:family="table-cell" style:parent-style-name="Default" style:data-style-name="N0">
      <style:table-cell-properties fo:background-color="#33cccc"/>
      <style:text-properties fo:color="#ffffff"/>
    </style:style>
    <style:style style:name="Accent5_20_20" style:display-name="Accent5 20" style:family="table-cell" style:parent-style-name="Default" style:data-style-name="N0">
      <style:table-cell-properties fo:background-color="#33cccc"/>
      <style:text-properties fo:color="#ffffff"/>
    </style:style>
    <style:style style:name="Accent5_20_21" style:display-name="Accent5 21" style:family="table-cell" style:parent-style-name="Default" style:data-style-name="N0">
      <style:table-cell-properties fo:background-color="#33cccc"/>
      <style:text-properties fo:color="#ffffff"/>
    </style:style>
    <style:style style:name="Accent5_20_22" style:display-name="Accent5 22" style:family="table-cell" style:parent-style-name="Default" style:data-style-name="N0">
      <style:table-cell-properties fo:background-color="#33cccc"/>
      <style:text-properties fo:color="#ffffff"/>
    </style:style>
    <style:style style:name="Accent5_20_23" style:display-name="Accent5 23" style:family="table-cell" style:parent-style-name="Default" style:data-style-name="N0">
      <style:table-cell-properties fo:background-color="#33cccc"/>
      <style:text-properties fo:color="#ffffff"/>
    </style:style>
    <style:style style:name="Accent5_20_24" style:display-name="Accent5 24" style:family="table-cell" style:parent-style-name="Default" style:data-style-name="N0">
      <style:table-cell-properties fo:background-color="#33cccc"/>
      <style:text-properties fo:color="#ffffff"/>
    </style:style>
    <style:style style:name="Accent5_20_25" style:display-name="Accent5 25" style:family="table-cell" style:parent-style-name="Default" style:data-style-name="N0">
      <style:table-cell-properties fo:background-color="#33cccc"/>
      <style:text-properties fo:color="#ffffff"/>
    </style:style>
    <style:style style:name="Accent5_20_26" style:display-name="Accent5 26" style:family="table-cell" style:parent-style-name="Default" style:data-style-name="N0">
      <style:table-cell-properties fo:background-color="#33cccc"/>
      <style:text-properties fo:color="#ffffff"/>
    </style:style>
    <style:style style:name="Accent5_20_27" style:display-name="Accent5 27" style:family="table-cell" style:parent-style-name="Default" style:data-style-name="N0">
      <style:table-cell-properties fo:background-color="#33cccc"/>
      <style:text-properties fo:color="#ffffff"/>
    </style:style>
    <style:style style:name="Accent5_20_28" style:display-name="Accent5 28" style:family="table-cell" style:parent-style-name="Default" style:data-style-name="N0">
      <style:table-cell-properties fo:background-color="#33cccc"/>
      <style:text-properties fo:color="#ffffff"/>
    </style:style>
    <style:style style:name="Accent5_20_29" style:display-name="Accent5 29" style:family="table-cell" style:parent-style-name="Default" style:data-style-name="N0">
      <style:table-cell-properties fo:background-color="#33cccc"/>
      <style:text-properties fo:color="#ffffff"/>
    </style:style>
    <style:style style:name="Accent5_20_3" style:display-name="Accent5 3" style:family="table-cell" style:parent-style-name="Default" style:data-style-name="N0">
      <style:table-cell-properties fo:background-color="#33cccc"/>
      <style:text-properties fo:color="#ffffff"/>
    </style:style>
    <style:style style:name="Accent5_20_30" style:display-name="Accent5 30" style:family="table-cell" style:parent-style-name="Default" style:data-style-name="N0">
      <style:table-cell-properties fo:background-color="#33cccc"/>
      <style:text-properties fo:color="#ffffff"/>
    </style:style>
    <style:style style:name="Accent5_20_31" style:display-name="Accent5 31" style:family="table-cell" style:parent-style-name="Default" style:data-style-name="N0">
      <style:table-cell-properties fo:background-color="#33cccc"/>
      <style:text-properties fo:color="#ffffff"/>
    </style:style>
    <style:style style:name="Accent5_20_32" style:display-name="Accent5 32" style:family="table-cell" style:parent-style-name="Default" style:data-style-name="N0">
      <style:table-cell-properties fo:background-color="#33cccc"/>
      <style:text-properties fo:color="#ffffff"/>
    </style:style>
    <style:style style:name="Accent5_20_33" style:display-name="Accent5 33" style:family="table-cell" style:parent-style-name="Default" style:data-style-name="N0">
      <style:table-cell-properties fo:background-color="#33cccc"/>
      <style:text-properties fo:color="#ffffff"/>
    </style:style>
    <style:style style:name="Accent5_20_34" style:display-name="Accent5 34" style:family="table-cell" style:parent-style-name="Default" style:data-style-name="N0">
      <style:table-cell-properties fo:background-color="#33cccc"/>
      <style:text-properties fo:color="#ffffff"/>
    </style:style>
    <style:style style:name="Accent5_20_35" style:display-name="Accent5 35" style:family="table-cell" style:parent-style-name="Default" style:data-style-name="N0">
      <style:table-cell-properties fo:background-color="#33cccc"/>
      <style:text-properties fo:color="#ffffff"/>
    </style:style>
    <style:style style:name="Accent5_20_36" style:display-name="Accent5 36" style:family="table-cell" style:parent-style-name="Default" style:data-style-name="N0">
      <style:table-cell-properties fo:background-color="#33cccc"/>
      <style:text-properties fo:color="#ffffff"/>
    </style:style>
    <style:style style:name="Accent5_20_37" style:display-name="Accent5 37" style:family="table-cell" style:parent-style-name="Default" style:data-style-name="N0">
      <style:table-cell-properties fo:background-color="#33cccc"/>
      <style:text-properties fo:color="#ffffff"/>
    </style:style>
    <style:style style:name="Accent5_20_38" style:display-name="Accent5 38" style:family="table-cell" style:parent-style-name="Default" style:data-style-name="N0">
      <style:table-cell-properties fo:background-color="#33cccc"/>
      <style:text-properties fo:color="#ffffff"/>
    </style:style>
    <style:style style:name="Accent5_20_39" style:display-name="Accent5 39" style:family="table-cell" style:parent-style-name="Default" style:data-style-name="N0">
      <style:table-cell-properties fo:background-color="#33cccc"/>
      <style:text-properties fo:color="#ffffff"/>
    </style:style>
    <style:style style:name="Accent5_20_4" style:display-name="Accent5 4" style:family="table-cell" style:parent-style-name="Default" style:data-style-name="N0">
      <style:table-cell-properties fo:background-color="#33cccc"/>
      <style:text-properties fo:color="#ffffff"/>
    </style:style>
    <style:style style:name="Accent5_20_40" style:display-name="Accent5 40" style:family="table-cell" style:parent-style-name="Default" style:data-style-name="N0">
      <style:table-cell-properties fo:background-color="#33cccc"/>
      <style:text-properties fo:color="#ffffff"/>
    </style:style>
    <style:style style:name="Accent5_20_41" style:display-name="Accent5 41" style:family="table-cell" style:parent-style-name="Default" style:data-style-name="N0">
      <style:table-cell-properties fo:background-color="#33cccc"/>
      <style:text-properties fo:color="#ffffff"/>
    </style:style>
    <style:style style:name="Accent5_20_42" style:display-name="Accent5 42" style:family="table-cell" style:parent-style-name="Default" style:data-style-name="N0">
      <style:table-cell-properties fo:background-color="#33cccc"/>
      <style:text-properties fo:color="#ffffff"/>
    </style:style>
    <style:style style:name="Accent5_20_43" style:display-name="Accent5 43" style:family="table-cell" style:parent-style-name="Default" style:data-style-name="N0">
      <style:table-cell-properties fo:background-color="#33cccc"/>
      <style:text-properties fo:color="#ffffff"/>
    </style:style>
    <style:style style:name="Accent5_20_44" style:display-name="Accent5 44" style:family="table-cell" style:parent-style-name="Default" style:data-style-name="N0">
      <style:table-cell-properties fo:background-color="#33cccc"/>
      <style:text-properties fo:color="#ffffff"/>
    </style:style>
    <style:style style:name="Accent5_20_45" style:display-name="Accent5 45" style:family="table-cell" style:parent-style-name="Default" style:data-style-name="N0">
      <style:table-cell-properties fo:background-color="#33cccc"/>
      <style:text-properties fo:color="#ffffff"/>
    </style:style>
    <style:style style:name="Accent5_20_46" style:display-name="Accent5 46" style:family="table-cell" style:parent-style-name="Default" style:data-style-name="N0">
      <style:table-cell-properties fo:background-color="#33cccc"/>
      <style:text-properties fo:color="#ffffff"/>
    </style:style>
    <style:style style:name="Accent5_20_47" style:display-name="Accent5 47" style:family="table-cell" style:parent-style-name="Default" style:data-style-name="N0">
      <style:table-cell-properties fo:background-color="#33cccc"/>
      <style:text-properties fo:color="#ffffff"/>
    </style:style>
    <style:style style:name="Accent5_20_48" style:display-name="Accent5 48" style:family="table-cell" style:parent-style-name="Default" style:data-style-name="N0">
      <style:table-cell-properties fo:background-color="#33cccc"/>
      <style:text-properties fo:color="#ffffff"/>
    </style:style>
    <style:style style:name="Accent5_20_49" style:display-name="Accent5 49" style:family="table-cell" style:parent-style-name="Default" style:data-style-name="N0">
      <style:table-cell-properties fo:background-color="#33cccc"/>
      <style:text-properties fo:color="#ffffff"/>
    </style:style>
    <style:style style:name="Accent5_20_5" style:display-name="Accent5 5" style:family="table-cell" style:parent-style-name="Default" style:data-style-name="N0">
      <style:table-cell-properties fo:background-color="#33cccc"/>
      <style:text-properties fo:color="#ffffff"/>
    </style:style>
    <style:style style:name="Accent5_20_50" style:display-name="Accent5 50" style:family="table-cell" style:parent-style-name="Default" style:data-style-name="N0">
      <style:table-cell-properties fo:background-color="#33cccc"/>
      <style:text-properties fo:color="#ffffff"/>
    </style:style>
    <style:style style:name="Accent5_20_51" style:display-name="Accent5 51" style:family="table-cell" style:parent-style-name="Default" style:data-style-name="N0">
      <style:table-cell-properties fo:background-color="#33cccc"/>
      <style:text-properties fo:color="#ffffff"/>
    </style:style>
    <style:style style:name="Accent5_20_52" style:display-name="Accent5 52" style:family="table-cell" style:parent-style-name="Default" style:data-style-name="N0">
      <style:table-cell-properties fo:background-color="#33cccc"/>
      <style:text-properties fo:color="#ffffff"/>
    </style:style>
    <style:style style:name="Accent5_20_53" style:display-name="Accent5 53" style:family="table-cell" style:parent-style-name="Default" style:data-style-name="N0">
      <style:table-cell-properties fo:background-color="#33cccc"/>
      <style:text-properties fo:color="#ffffff"/>
    </style:style>
    <style:style style:name="Accent5_20_54" style:display-name="Accent5 54" style:family="table-cell" style:parent-style-name="Default" style:data-style-name="N0">
      <style:table-cell-properties fo:background-color="#33cccc"/>
      <style:text-properties fo:color="#ffffff"/>
    </style:style>
    <style:style style:name="Accent5_20_55" style:display-name="Accent5 55" style:family="table-cell" style:parent-style-name="Default" style:data-style-name="N0">
      <style:table-cell-properties fo:background-color="#33cccc"/>
      <style:text-properties fo:color="#ffffff"/>
    </style:style>
    <style:style style:name="Accent5_20_56" style:display-name="Accent5 56" style:family="table-cell" style:parent-style-name="Default" style:data-style-name="N0">
      <style:table-cell-properties fo:background-color="#33cccc"/>
      <style:text-properties fo:color="#ffffff"/>
    </style:style>
    <style:style style:name="Accent5_20_57" style:display-name="Accent5 57" style:family="table-cell" style:parent-style-name="Default" style:data-style-name="N0">
      <style:table-cell-properties fo:background-color="#33cccc"/>
      <style:text-properties fo:color="#ffffff"/>
    </style:style>
    <style:style style:name="Accent5_20_58" style:display-name="Accent5 58" style:family="table-cell" style:parent-style-name="Default" style:data-style-name="N0">
      <style:table-cell-properties fo:background-color="#33cccc"/>
      <style:text-properties fo:color="#ffffff"/>
    </style:style>
    <style:style style:name="Accent5_20_59" style:display-name="Accent5 59" style:family="table-cell" style:parent-style-name="Default" style:data-style-name="N0">
      <style:table-cell-properties fo:background-color="#33cccc"/>
      <style:text-properties fo:color="#ffffff"/>
    </style:style>
    <style:style style:name="Accent5_20_6" style:display-name="Accent5 6" style:family="table-cell" style:parent-style-name="Default" style:data-style-name="N0">
      <style:table-cell-properties fo:background-color="#33cccc"/>
      <style:text-properties fo:color="#ffffff"/>
    </style:style>
    <style:style style:name="Accent5_20_60" style:display-name="Accent5 60" style:family="table-cell" style:parent-style-name="Default" style:data-style-name="N0">
      <style:table-cell-properties fo:background-color="#33cccc"/>
      <style:text-properties fo:color="#ffffff"/>
    </style:style>
    <style:style style:name="Accent5_20_61" style:display-name="Accent5 61" style:family="table-cell" style:parent-style-name="Default" style:data-style-name="N0">
      <style:table-cell-properties fo:background-color="#33cccc"/>
      <style:text-properties fo:color="#ffffff"/>
    </style:style>
    <style:style style:name="Accent5_20_62" style:display-name="Accent5 62" style:family="table-cell" style:parent-style-name="Default" style:data-style-name="N0">
      <style:table-cell-properties fo:background-color="#33cccc"/>
      <style:text-properties fo:color="#ffffff"/>
    </style:style>
    <style:style style:name="Accent5_20_63" style:display-name="Accent5 63" style:family="table-cell" style:parent-style-name="Default" style:data-style-name="N0">
      <style:table-cell-properties fo:background-color="#33cccc"/>
      <style:text-properties fo:color="#ffffff"/>
    </style:style>
    <style:style style:name="Accent5_20_64" style:display-name="Accent5 64" style:family="table-cell" style:parent-style-name="Default" style:data-style-name="N0">
      <style:table-cell-properties fo:background-color="#33cccc"/>
      <style:text-properties fo:color="#ffffff"/>
    </style:style>
    <style:style style:name="Accent5_20_65" style:display-name="Accent5 65" style:family="table-cell" style:parent-style-name="Default" style:data-style-name="N0">
      <style:table-cell-properties fo:background-color="#33cccc"/>
      <style:text-properties fo:color="#ffffff"/>
    </style:style>
    <style:style style:name="Accent5_20_66" style:display-name="Accent5 66" style:family="table-cell" style:parent-style-name="Default" style:data-style-name="N0">
      <style:table-cell-properties fo:background-color="#33cccc"/>
      <style:text-properties fo:color="#ffffff"/>
    </style:style>
    <style:style style:name="Accent5_20_67" style:display-name="Accent5 67" style:family="table-cell" style:parent-style-name="Default" style:data-style-name="N0">
      <style:table-cell-properties fo:background-color="#33cccc"/>
      <style:text-properties fo:color="#ffffff"/>
    </style:style>
    <style:style style:name="Accent5_20_68" style:display-name="Accent5 68" style:family="table-cell" style:parent-style-name="Default" style:data-style-name="N0">
      <style:table-cell-properties fo:background-color="#33cccc"/>
      <style:text-properties fo:color="#ffffff"/>
    </style:style>
    <style:style style:name="Accent5_20_69" style:display-name="Accent5 69" style:family="table-cell" style:parent-style-name="Default" style:data-style-name="N0">
      <style:table-cell-properties fo:background-color="#33cccc"/>
      <style:text-properties fo:color="#ffffff"/>
    </style:style>
    <style:style style:name="Accent5_20_7" style:display-name="Accent5 7" style:family="table-cell" style:parent-style-name="Default" style:data-style-name="N0">
      <style:table-cell-properties fo:background-color="#33cccc"/>
      <style:text-properties fo:color="#ffffff"/>
    </style:style>
    <style:style style:name="Accent5_20_70" style:display-name="Accent5 70" style:family="table-cell" style:parent-style-name="Default" style:data-style-name="N0">
      <style:table-cell-properties fo:background-color="#33cccc"/>
      <style:text-properties fo:color="#ffffff"/>
    </style:style>
    <style:style style:name="Accent5_20_71" style:display-name="Accent5 71" style:family="table-cell" style:parent-style-name="Default" style:data-style-name="N0">
      <style:table-cell-properties fo:background-color="#33cccc"/>
      <style:text-properties fo:color="#ffffff"/>
    </style:style>
    <style:style style:name="Accent5_20_72" style:display-name="Accent5 72" style:family="table-cell" style:parent-style-name="Default" style:data-style-name="N0">
      <style:table-cell-properties fo:background-color="#33cccc"/>
      <style:text-properties fo:color="#ffffff"/>
    </style:style>
    <style:style style:name="Accent5_20_73" style:display-name="Accent5 73" style:family="table-cell" style:parent-style-name="Default" style:data-style-name="N0">
      <style:table-cell-properties fo:background-color="#33cccc"/>
      <style:text-properties fo:color="#ffffff"/>
    </style:style>
    <style:style style:name="Accent5_20_74" style:display-name="Accent5 74" style:family="table-cell" style:parent-style-name="Default" style:data-style-name="N0">
      <style:table-cell-properties fo:background-color="#33cccc"/>
      <style:text-properties fo:color="#ffffff"/>
    </style:style>
    <style:style style:name="Accent5_20_75" style:display-name="Accent5 75" style:family="table-cell" style:parent-style-name="Default" style:data-style-name="N0">
      <style:table-cell-properties fo:background-color="#33cccc"/>
      <style:text-properties fo:color="#ffffff"/>
    </style:style>
    <style:style style:name="Accent5_20_76" style:display-name="Accent5 76" style:family="table-cell" style:parent-style-name="Default" style:data-style-name="N0">
      <style:table-cell-properties fo:background-color="#33cccc"/>
      <style:text-properties fo:color="#ffffff"/>
    </style:style>
    <style:style style:name="Accent5_20_77" style:display-name="Accent5 77" style:family="table-cell" style:parent-style-name="Default" style:data-style-name="N0">
      <style:table-cell-properties fo:background-color="#33cccc"/>
      <style:text-properties fo:color="#ffffff"/>
    </style:style>
    <style:style style:name="Accent5_20_78" style:display-name="Accent5 78" style:family="table-cell" style:parent-style-name="Default" style:data-style-name="N0">
      <style:table-cell-properties fo:background-color="#33cccc"/>
      <style:text-properties fo:color="#ffffff"/>
    </style:style>
    <style:style style:name="Accent5_20_79" style:display-name="Accent5 79" style:family="table-cell" style:parent-style-name="Default" style:data-style-name="N0">
      <style:table-cell-properties fo:background-color="#33cccc"/>
      <style:text-properties fo:color="#ffffff"/>
    </style:style>
    <style:style style:name="Accent5_20_8" style:display-name="Accent5 8" style:family="table-cell" style:parent-style-name="Default" style:data-style-name="N0">
      <style:table-cell-properties fo:background-color="#33cccc"/>
      <style:text-properties fo:color="#ffffff"/>
    </style:style>
    <style:style style:name="Accent5_20_80" style:display-name="Accent5 80" style:family="table-cell" style:parent-style-name="Default" style:data-style-name="N0">
      <style:table-cell-properties fo:background-color="#33cccc"/>
      <style:text-properties fo:color="#ffffff"/>
    </style:style>
    <style:style style:name="Accent5_20_81" style:display-name="Accent5 81" style:family="table-cell" style:parent-style-name="Default" style:data-style-name="N0">
      <style:table-cell-properties fo:background-color="#33cccc"/>
      <style:text-properties fo:color="#ffffff"/>
    </style:style>
    <style:style style:name="Accent5_20_82" style:display-name="Accent5 82" style:family="table-cell" style:parent-style-name="Default" style:data-style-name="N0">
      <style:table-cell-properties fo:background-color="#33cccc"/>
      <style:text-properties fo:color="#ffffff"/>
    </style:style>
    <style:style style:name="Accent5_20_83" style:display-name="Accent5 83" style:family="table-cell" style:parent-style-name="Default" style:data-style-name="N0">
      <style:table-cell-properties fo:background-color="#33cccc"/>
      <style:text-properties fo:color="#ffffff"/>
    </style:style>
    <style:style style:name="Accent5_20_84" style:display-name="Accent5 84" style:family="table-cell" style:parent-style-name="Default" style:data-style-name="N0">
      <style:table-cell-properties fo:background-color="#33cccc"/>
      <style:text-properties fo:color="#ffffff"/>
    </style:style>
    <style:style style:name="Accent5_20_85" style:display-name="Accent5 85" style:family="table-cell" style:parent-style-name="Default" style:data-style-name="N0">
      <style:table-cell-properties fo:background-color="#33cccc"/>
      <style:text-properties fo:color="#ffffff"/>
    </style:style>
    <style:style style:name="Accent5_20_86" style:display-name="Accent5 86" style:family="table-cell" style:parent-style-name="Default" style:data-style-name="N0">
      <style:table-cell-properties fo:background-color="#33cccc"/>
      <style:text-properties fo:color="#ffffff"/>
    </style:style>
    <style:style style:name="Accent5_20_87" style:display-name="Accent5 87" style:family="table-cell" style:parent-style-name="Default" style:data-style-name="N0">
      <style:table-cell-properties fo:background-color="#33cccc"/>
      <style:text-properties fo:color="#ffffff"/>
    </style:style>
    <style:style style:name="Accent5_20_88" style:display-name="Accent5 88" style:family="table-cell" style:parent-style-name="Default" style:data-style-name="N0">
      <style:table-cell-properties fo:background-color="#33cccc"/>
      <style:text-properties fo:color="#ffffff"/>
    </style:style>
    <style:style style:name="Accent5_20_9" style:display-name="Accent5 9" style:family="table-cell" style:parent-style-name="Default" style:data-style-name="N0">
      <style:table-cell-properties fo:background-color="#33cccc"/>
      <style:text-properties fo:color="#ffffff"/>
    </style:style>
    <style:style style:name="Accent6_20_10" style:display-name="Accent6 10" style:family="table-cell" style:parent-style-name="Default" style:data-style-name="N0">
      <style:table-cell-properties fo:background-color="#ff6600"/>
      <style:text-properties fo:color="#ffffff"/>
    </style:style>
    <style:style style:name="Accent6_20_11" style:display-name="Accent6 11" style:family="table-cell" style:parent-style-name="Default" style:data-style-name="N0">
      <style:table-cell-properties fo:background-color="#ff6600"/>
      <style:text-properties fo:color="#ffffff"/>
    </style:style>
    <style:style style:name="Accent6_20_12" style:display-name="Accent6 12" style:family="table-cell" style:parent-style-name="Default" style:data-style-name="N0">
      <style:table-cell-properties fo:background-color="#ff6600"/>
      <style:text-properties fo:color="#ffffff"/>
    </style:style>
    <style:style style:name="Accent6_20_13" style:display-name="Accent6 13" style:family="table-cell" style:parent-style-name="Default" style:data-style-name="N0">
      <style:table-cell-properties fo:background-color="#ff6600"/>
      <style:text-properties fo:color="#ffffff"/>
    </style:style>
    <style:style style:name="Accent6_20_14" style:display-name="Accent6 14" style:family="table-cell" style:parent-style-name="Default" style:data-style-name="N0">
      <style:table-cell-properties fo:background-color="#ff6600"/>
      <style:text-properties fo:color="#ffffff"/>
    </style:style>
    <style:style style:name="Accent6_20_15" style:display-name="Accent6 15" style:family="table-cell" style:parent-style-name="Default" style:data-style-name="N0">
      <style:table-cell-properties fo:background-color="#ff6600"/>
      <style:text-properties fo:color="#ffffff"/>
    </style:style>
    <style:style style:name="Accent6_20_16" style:display-name="Accent6 16" style:family="table-cell" style:parent-style-name="Default" style:data-style-name="N0">
      <style:table-cell-properties fo:background-color="#ff6600"/>
      <style:text-properties fo:color="#ffffff"/>
    </style:style>
    <style:style style:name="Accent6_20_17" style:display-name="Accent6 17" style:family="table-cell" style:parent-style-name="Default" style:data-style-name="N0">
      <style:table-cell-properties fo:background-color="#ff6600"/>
      <style:text-properties fo:color="#ffffff"/>
    </style:style>
    <style:style style:name="Accent6_20_18" style:display-name="Accent6 18" style:family="table-cell" style:parent-style-name="Default" style:data-style-name="N0">
      <style:table-cell-properties fo:background-color="#ff6600"/>
      <style:text-properties fo:color="#ffffff"/>
    </style:style>
    <style:style style:name="Accent6_20_19" style:display-name="Accent6 19" style:family="table-cell" style:parent-style-name="Default" style:data-style-name="N0">
      <style:table-cell-properties fo:background-color="#ff6600"/>
      <style:text-properties fo:color="#ffffff"/>
    </style:style>
    <style:style style:name="Accent6_20_2" style:display-name="Accent6 2" style:family="table-cell" style:parent-style-name="Default" style:data-style-name="N0">
      <style:table-cell-properties fo:background-color="#ff6600"/>
      <style:text-properties fo:color="#ffffff"/>
    </style:style>
    <style:style style:name="Accent6_20_20" style:display-name="Accent6 20" style:family="table-cell" style:parent-style-name="Default" style:data-style-name="N0">
      <style:table-cell-properties fo:background-color="#ff6600"/>
      <style:text-properties fo:color="#ffffff"/>
    </style:style>
    <style:style style:name="Accent6_20_21" style:display-name="Accent6 21" style:family="table-cell" style:parent-style-name="Default" style:data-style-name="N0">
      <style:table-cell-properties fo:background-color="#ff6600"/>
      <style:text-properties fo:color="#ffffff"/>
    </style:style>
    <style:style style:name="Accent6_20_22" style:display-name="Accent6 22" style:family="table-cell" style:parent-style-name="Default" style:data-style-name="N0">
      <style:table-cell-properties fo:background-color="#ff6600"/>
      <style:text-properties fo:color="#ffffff"/>
    </style:style>
    <style:style style:name="Accent6_20_23" style:display-name="Accent6 23" style:family="table-cell" style:parent-style-name="Default" style:data-style-name="N0">
      <style:table-cell-properties fo:background-color="#ff6600"/>
      <style:text-properties fo:color="#ffffff"/>
    </style:style>
    <style:style style:name="Accent6_20_24" style:display-name="Accent6 24" style:family="table-cell" style:parent-style-name="Default" style:data-style-name="N0">
      <style:table-cell-properties fo:background-color="#ff6600"/>
      <style:text-properties fo:color="#ffffff"/>
    </style:style>
    <style:style style:name="Accent6_20_25" style:display-name="Accent6 25" style:family="table-cell" style:parent-style-name="Default" style:data-style-name="N0">
      <style:table-cell-properties fo:background-color="#ff6600"/>
      <style:text-properties fo:color="#ffffff"/>
    </style:style>
    <style:style style:name="Accent6_20_26" style:display-name="Accent6 26" style:family="table-cell" style:parent-style-name="Default" style:data-style-name="N0">
      <style:table-cell-properties fo:background-color="#ff6600"/>
      <style:text-properties fo:color="#ffffff"/>
    </style:style>
    <style:style style:name="Accent6_20_27" style:display-name="Accent6 27" style:family="table-cell" style:parent-style-name="Default" style:data-style-name="N0">
      <style:table-cell-properties fo:background-color="#ff6600"/>
      <style:text-properties fo:color="#ffffff"/>
    </style:style>
    <style:style style:name="Accent6_20_28" style:display-name="Accent6 28" style:family="table-cell" style:parent-style-name="Default" style:data-style-name="N0">
      <style:table-cell-properties fo:background-color="#ff6600"/>
      <style:text-properties fo:color="#ffffff"/>
    </style:style>
    <style:style style:name="Accent6_20_29" style:display-name="Accent6 29" style:family="table-cell" style:parent-style-name="Default" style:data-style-name="N0">
      <style:table-cell-properties fo:background-color="#ff6600"/>
      <style:text-properties fo:color="#ffffff"/>
    </style:style>
    <style:style style:name="Accent6_20_3" style:display-name="Accent6 3" style:family="table-cell" style:parent-style-name="Default" style:data-style-name="N0">
      <style:table-cell-properties fo:background-color="#ff6600"/>
      <style:text-properties fo:color="#ffffff"/>
    </style:style>
    <style:style style:name="Accent6_20_30" style:display-name="Accent6 30" style:family="table-cell" style:parent-style-name="Default" style:data-style-name="N0">
      <style:table-cell-properties fo:background-color="#ff6600"/>
      <style:text-properties fo:color="#ffffff"/>
    </style:style>
    <style:style style:name="Accent6_20_31" style:display-name="Accent6 31" style:family="table-cell" style:parent-style-name="Default" style:data-style-name="N0">
      <style:table-cell-properties fo:background-color="#ff6600"/>
      <style:text-properties fo:color="#ffffff"/>
    </style:style>
    <style:style style:name="Accent6_20_32" style:display-name="Accent6 32" style:family="table-cell" style:parent-style-name="Default" style:data-style-name="N0">
      <style:table-cell-properties fo:background-color="#ff6600"/>
      <style:text-properties fo:color="#ffffff"/>
    </style:style>
    <style:style style:name="Accent6_20_33" style:display-name="Accent6 33" style:family="table-cell" style:parent-style-name="Default" style:data-style-name="N0">
      <style:table-cell-properties fo:background-color="#ff6600"/>
      <style:text-properties fo:color="#ffffff"/>
    </style:style>
    <style:style style:name="Accent6_20_34" style:display-name="Accent6 34" style:family="table-cell" style:parent-style-name="Default" style:data-style-name="N0">
      <style:table-cell-properties fo:background-color="#ff6600"/>
      <style:text-properties fo:color="#ffffff"/>
    </style:style>
    <style:style style:name="Accent6_20_35" style:display-name="Accent6 35" style:family="table-cell" style:parent-style-name="Default" style:data-style-name="N0">
      <style:table-cell-properties fo:background-color="#ff6600"/>
      <style:text-properties fo:color="#ffffff"/>
    </style:style>
    <style:style style:name="Accent6_20_36" style:display-name="Accent6 36" style:family="table-cell" style:parent-style-name="Default" style:data-style-name="N0">
      <style:table-cell-properties fo:background-color="#ff6600"/>
      <style:text-properties fo:color="#ffffff"/>
    </style:style>
    <style:style style:name="Accent6_20_37" style:display-name="Accent6 37" style:family="table-cell" style:parent-style-name="Default" style:data-style-name="N0">
      <style:table-cell-properties fo:background-color="#ff6600"/>
      <style:text-properties fo:color="#ffffff"/>
    </style:style>
    <style:style style:name="Accent6_20_38" style:display-name="Accent6 38" style:family="table-cell" style:parent-style-name="Default" style:data-style-name="N0">
      <style:table-cell-properties fo:background-color="#ff6600"/>
      <style:text-properties fo:color="#ffffff"/>
    </style:style>
    <style:style style:name="Accent6_20_39" style:display-name="Accent6 39" style:family="table-cell" style:parent-style-name="Default" style:data-style-name="N0">
      <style:table-cell-properties fo:background-color="#ff6600"/>
      <style:text-properties fo:color="#ffffff"/>
    </style:style>
    <style:style style:name="Accent6_20_4" style:display-name="Accent6 4" style:family="table-cell" style:parent-style-name="Default" style:data-style-name="N0">
      <style:table-cell-properties fo:background-color="#ff6600"/>
      <style:text-properties fo:color="#ffffff"/>
    </style:style>
    <style:style style:name="Accent6_20_40" style:display-name="Accent6 40" style:family="table-cell" style:parent-style-name="Default" style:data-style-name="N0">
      <style:table-cell-properties fo:background-color="#ff6600"/>
      <style:text-properties fo:color="#ffffff"/>
    </style:style>
    <style:style style:name="Accent6_20_41" style:display-name="Accent6 41" style:family="table-cell" style:parent-style-name="Default" style:data-style-name="N0">
      <style:table-cell-properties fo:background-color="#ff6600"/>
      <style:text-properties fo:color="#ffffff"/>
    </style:style>
    <style:style style:name="Accent6_20_42" style:display-name="Accent6 42" style:family="table-cell" style:parent-style-name="Default" style:data-style-name="N0">
      <style:table-cell-properties fo:background-color="#ff6600"/>
      <style:text-properties fo:color="#ffffff"/>
    </style:style>
    <style:style style:name="Accent6_20_43" style:display-name="Accent6 43" style:family="table-cell" style:parent-style-name="Default" style:data-style-name="N0">
      <style:table-cell-properties fo:background-color="#ff6600"/>
      <style:text-properties fo:color="#ffffff"/>
    </style:style>
    <style:style style:name="Accent6_20_44" style:display-name="Accent6 44" style:family="table-cell" style:parent-style-name="Default" style:data-style-name="N0">
      <style:table-cell-properties fo:background-color="#ff6600"/>
      <style:text-properties fo:color="#ffffff"/>
    </style:style>
    <style:style style:name="Accent6_20_45" style:display-name="Accent6 45" style:family="table-cell" style:parent-style-name="Default" style:data-style-name="N0">
      <style:table-cell-properties fo:background-color="#ff6600"/>
      <style:text-properties fo:color="#ffffff"/>
    </style:style>
    <style:style style:name="Accent6_20_46" style:display-name="Accent6 46" style:family="table-cell" style:parent-style-name="Default" style:data-style-name="N0">
      <style:table-cell-properties fo:background-color="#ff6600"/>
      <style:text-properties fo:color="#ffffff"/>
    </style:style>
    <style:style style:name="Accent6_20_47" style:display-name="Accent6 47" style:family="table-cell" style:parent-style-name="Default" style:data-style-name="N0">
      <style:table-cell-properties fo:background-color="#ff6600"/>
      <style:text-properties fo:color="#ffffff"/>
    </style:style>
    <style:style style:name="Accent6_20_48" style:display-name="Accent6 48" style:family="table-cell" style:parent-style-name="Default" style:data-style-name="N0">
      <style:table-cell-properties fo:background-color="#ff6600"/>
      <style:text-properties fo:color="#ffffff"/>
    </style:style>
    <style:style style:name="Accent6_20_49" style:display-name="Accent6 49" style:family="table-cell" style:parent-style-name="Default" style:data-style-name="N0">
      <style:table-cell-properties fo:background-color="#ff6600"/>
      <style:text-properties fo:color="#ffffff"/>
    </style:style>
    <style:style style:name="Accent6_20_5" style:display-name="Accent6 5" style:family="table-cell" style:parent-style-name="Default" style:data-style-name="N0">
      <style:table-cell-properties fo:background-color="#ff6600"/>
      <style:text-properties fo:color="#ffffff"/>
    </style:style>
    <style:style style:name="Accent6_20_50" style:display-name="Accent6 50" style:family="table-cell" style:parent-style-name="Default" style:data-style-name="N0">
      <style:table-cell-properties fo:background-color="#ff6600"/>
      <style:text-properties fo:color="#ffffff"/>
    </style:style>
    <style:style style:name="Accent6_20_51" style:display-name="Accent6 51" style:family="table-cell" style:parent-style-name="Default" style:data-style-name="N0">
      <style:table-cell-properties fo:background-color="#ff6600"/>
      <style:text-properties fo:color="#ffffff"/>
    </style:style>
    <style:style style:name="Accent6_20_52" style:display-name="Accent6 52" style:family="table-cell" style:parent-style-name="Default" style:data-style-name="N0">
      <style:table-cell-properties fo:background-color="#ff6600"/>
      <style:text-properties fo:color="#ffffff"/>
    </style:style>
    <style:style style:name="Accent6_20_53" style:display-name="Accent6 53" style:family="table-cell" style:parent-style-name="Default" style:data-style-name="N0">
      <style:table-cell-properties fo:background-color="#ff6600"/>
      <style:text-properties fo:color="#ffffff"/>
    </style:style>
    <style:style style:name="Accent6_20_54" style:display-name="Accent6 54" style:family="table-cell" style:parent-style-name="Default" style:data-style-name="N0">
      <style:table-cell-properties fo:background-color="#ff6600"/>
      <style:text-properties fo:color="#ffffff"/>
    </style:style>
    <style:style style:name="Accent6_20_55" style:display-name="Accent6 55" style:family="table-cell" style:parent-style-name="Default" style:data-style-name="N0">
      <style:table-cell-properties fo:background-color="#ff6600"/>
      <style:text-properties fo:color="#ffffff"/>
    </style:style>
    <style:style style:name="Accent6_20_56" style:display-name="Accent6 56" style:family="table-cell" style:parent-style-name="Default" style:data-style-name="N0">
      <style:table-cell-properties fo:background-color="#ff6600"/>
      <style:text-properties fo:color="#ffffff"/>
    </style:style>
    <style:style style:name="Accent6_20_57" style:display-name="Accent6 57" style:family="table-cell" style:parent-style-name="Default" style:data-style-name="N0">
      <style:table-cell-properties fo:background-color="#ff6600"/>
      <style:text-properties fo:color="#ffffff"/>
    </style:style>
    <style:style style:name="Accent6_20_58" style:display-name="Accent6 58" style:family="table-cell" style:parent-style-name="Default" style:data-style-name="N0">
      <style:table-cell-properties fo:background-color="#ff6600"/>
      <style:text-properties fo:color="#ffffff"/>
    </style:style>
    <style:style style:name="Accent6_20_59" style:display-name="Accent6 59" style:family="table-cell" style:parent-style-name="Default" style:data-style-name="N0">
      <style:table-cell-properties fo:background-color="#ff6600"/>
      <style:text-properties fo:color="#ffffff"/>
    </style:style>
    <style:style style:name="Accent6_20_6" style:display-name="Accent6 6" style:family="table-cell" style:parent-style-name="Default" style:data-style-name="N0">
      <style:table-cell-properties fo:background-color="#ff6600"/>
      <style:text-properties fo:color="#ffffff"/>
    </style:style>
    <style:style style:name="Accent6_20_60" style:display-name="Accent6 60" style:family="table-cell" style:parent-style-name="Default" style:data-style-name="N0">
      <style:table-cell-properties fo:background-color="#ff6600"/>
      <style:text-properties fo:color="#ffffff"/>
    </style:style>
    <style:style style:name="Accent6_20_61" style:display-name="Accent6 61" style:family="table-cell" style:parent-style-name="Default" style:data-style-name="N0">
      <style:table-cell-properties fo:background-color="#ff6600"/>
      <style:text-properties fo:color="#ffffff"/>
    </style:style>
    <style:style style:name="Accent6_20_62" style:display-name="Accent6 62" style:family="table-cell" style:parent-style-name="Default" style:data-style-name="N0">
      <style:table-cell-properties fo:background-color="#ff6600"/>
      <style:text-properties fo:color="#ffffff"/>
    </style:style>
    <style:style style:name="Accent6_20_63" style:display-name="Accent6 63" style:family="table-cell" style:parent-style-name="Default" style:data-style-name="N0">
      <style:table-cell-properties fo:background-color="#ff6600"/>
      <style:text-properties fo:color="#ffffff"/>
    </style:style>
    <style:style style:name="Accent6_20_64" style:display-name="Accent6 64" style:family="table-cell" style:parent-style-name="Default" style:data-style-name="N0">
      <style:table-cell-properties fo:background-color="#ff6600"/>
      <style:text-properties fo:color="#ffffff"/>
    </style:style>
    <style:style style:name="Accent6_20_65" style:display-name="Accent6 65" style:family="table-cell" style:parent-style-name="Default" style:data-style-name="N0">
      <style:table-cell-properties fo:background-color="#ff6600"/>
      <style:text-properties fo:color="#ffffff"/>
    </style:style>
    <style:style style:name="Accent6_20_66" style:display-name="Accent6 66" style:family="table-cell" style:parent-style-name="Default" style:data-style-name="N0">
      <style:table-cell-properties fo:background-color="#ff6600"/>
      <style:text-properties fo:color="#ffffff"/>
    </style:style>
    <style:style style:name="Accent6_20_67" style:display-name="Accent6 67" style:family="table-cell" style:parent-style-name="Default" style:data-style-name="N0">
      <style:table-cell-properties fo:background-color="#ff6600"/>
      <style:text-properties fo:color="#ffffff"/>
    </style:style>
    <style:style style:name="Accent6_20_68" style:display-name="Accent6 68" style:family="table-cell" style:parent-style-name="Default" style:data-style-name="N0">
      <style:table-cell-properties fo:background-color="#ff6600"/>
      <style:text-properties fo:color="#ffffff"/>
    </style:style>
    <style:style style:name="Accent6_20_69" style:display-name="Accent6 69" style:family="table-cell" style:parent-style-name="Default" style:data-style-name="N0">
      <style:table-cell-properties fo:background-color="#ff6600"/>
      <style:text-properties fo:color="#ffffff"/>
    </style:style>
    <style:style style:name="Accent6_20_7" style:display-name="Accent6 7" style:family="table-cell" style:parent-style-name="Default" style:data-style-name="N0">
      <style:table-cell-properties fo:background-color="#ff6600"/>
      <style:text-properties fo:color="#ffffff"/>
    </style:style>
    <style:style style:name="Accent6_20_70" style:display-name="Accent6 70" style:family="table-cell" style:parent-style-name="Default" style:data-style-name="N0">
      <style:table-cell-properties fo:background-color="#ff6600"/>
      <style:text-properties fo:color="#ffffff"/>
    </style:style>
    <style:style style:name="Accent6_20_71" style:display-name="Accent6 71" style:family="table-cell" style:parent-style-name="Default" style:data-style-name="N0">
      <style:table-cell-properties fo:background-color="#ff6600"/>
      <style:text-properties fo:color="#ffffff"/>
    </style:style>
    <style:style style:name="Accent6_20_72" style:display-name="Accent6 72" style:family="table-cell" style:parent-style-name="Default" style:data-style-name="N0">
      <style:table-cell-properties fo:background-color="#ff6600"/>
      <style:text-properties fo:color="#ffffff"/>
    </style:style>
    <style:style style:name="Accent6_20_73" style:display-name="Accent6 73" style:family="table-cell" style:parent-style-name="Default" style:data-style-name="N0">
      <style:table-cell-properties fo:background-color="#ff6600"/>
      <style:text-properties fo:color="#ffffff"/>
    </style:style>
    <style:style style:name="Accent6_20_74" style:display-name="Accent6 74" style:family="table-cell" style:parent-style-name="Default" style:data-style-name="N0">
      <style:table-cell-properties fo:background-color="#ff6600"/>
      <style:text-properties fo:color="#ffffff"/>
    </style:style>
    <style:style style:name="Accent6_20_75" style:display-name="Accent6 75" style:family="table-cell" style:parent-style-name="Default" style:data-style-name="N0">
      <style:table-cell-properties fo:background-color="#ff6600"/>
      <style:text-properties fo:color="#ffffff"/>
    </style:style>
    <style:style style:name="Accent6_20_76" style:display-name="Accent6 76" style:family="table-cell" style:parent-style-name="Default" style:data-style-name="N0">
      <style:table-cell-properties fo:background-color="#ff6600"/>
      <style:text-properties fo:color="#ffffff"/>
    </style:style>
    <style:style style:name="Accent6_20_77" style:display-name="Accent6 77" style:family="table-cell" style:parent-style-name="Default" style:data-style-name="N0">
      <style:table-cell-properties fo:background-color="#ff6600"/>
      <style:text-properties fo:color="#ffffff"/>
    </style:style>
    <style:style style:name="Accent6_20_78" style:display-name="Accent6 78" style:family="table-cell" style:parent-style-name="Default" style:data-style-name="N0">
      <style:table-cell-properties fo:background-color="#ff6600"/>
      <style:text-properties fo:color="#ffffff"/>
    </style:style>
    <style:style style:name="Accent6_20_79" style:display-name="Accent6 79" style:family="table-cell" style:parent-style-name="Default" style:data-style-name="N0">
      <style:table-cell-properties fo:background-color="#ff6600"/>
      <style:text-properties fo:color="#ffffff"/>
    </style:style>
    <style:style style:name="Accent6_20_8" style:display-name="Accent6 8" style:family="table-cell" style:parent-style-name="Default" style:data-style-name="N0">
      <style:table-cell-properties fo:background-color="#ff6600"/>
      <style:text-properties fo:color="#ffffff"/>
    </style:style>
    <style:style style:name="Accent6_20_80" style:display-name="Accent6 80" style:family="table-cell" style:parent-style-name="Default" style:data-style-name="N0">
      <style:table-cell-properties fo:background-color="#ff6600"/>
      <style:text-properties fo:color="#ffffff"/>
    </style:style>
    <style:style style:name="Accent6_20_81" style:display-name="Accent6 81" style:family="table-cell" style:parent-style-name="Default" style:data-style-name="N0">
      <style:table-cell-properties fo:background-color="#ff6600"/>
      <style:text-properties fo:color="#ffffff"/>
    </style:style>
    <style:style style:name="Accent6_20_82" style:display-name="Accent6 82" style:family="table-cell" style:parent-style-name="Default" style:data-style-name="N0">
      <style:table-cell-properties fo:background-color="#ff6600"/>
      <style:text-properties fo:color="#ffffff"/>
    </style:style>
    <style:style style:name="Accent6_20_83" style:display-name="Accent6 83" style:family="table-cell" style:parent-style-name="Default" style:data-style-name="N0">
      <style:table-cell-properties fo:background-color="#ff6600"/>
      <style:text-properties fo:color="#ffffff"/>
    </style:style>
    <style:style style:name="Accent6_20_84" style:display-name="Accent6 84" style:family="table-cell" style:parent-style-name="Default" style:data-style-name="N0">
      <style:table-cell-properties fo:background-color="#ff6600"/>
      <style:text-properties fo:color="#ffffff"/>
    </style:style>
    <style:style style:name="Accent6_20_85" style:display-name="Accent6 85" style:family="table-cell" style:parent-style-name="Default" style:data-style-name="N0">
      <style:table-cell-properties fo:background-color="#ff6600"/>
      <style:text-properties fo:color="#ffffff"/>
    </style:style>
    <style:style style:name="Accent6_20_86" style:display-name="Accent6 86" style:family="table-cell" style:parent-style-name="Default" style:data-style-name="N0">
      <style:table-cell-properties fo:background-color="#ff6600"/>
      <style:text-properties fo:color="#ffffff"/>
    </style:style>
    <style:style style:name="Accent6_20_87" style:display-name="Accent6 87" style:family="table-cell" style:parent-style-name="Default" style:data-style-name="N0">
      <style:table-cell-properties fo:background-color="#ff6600"/>
      <style:text-properties fo:color="#ffffff"/>
    </style:style>
    <style:style style:name="Accent6_20_88" style:display-name="Accent6 88" style:family="table-cell" style:parent-style-name="Default" style:data-style-name="N0">
      <style:table-cell-properties fo:background-color="#ff6600"/>
      <style:text-properties fo:color="#ffffff"/>
    </style:style>
    <style:style style:name="Accent6_20_9" style:display-name="Accent6 9" style:family="table-cell" style:parent-style-name="Default" style:data-style-name="N0">
      <style:table-cell-properties fo:background-color="#ff6600"/>
      <style:text-properties fo:color="#ffffff"/>
    </style:style>
    <style:style style:name="AeE_ad__20__5b_0_5d__5f_INQUIRY_20__bf__b5__be__f7_AßAø_20_" style:display-name="AeE­ [0]_INQUIRY ¿µ¾÷AßAø " style:family="table-cell" style:parent-style-name="Default" style:data-style-name="N0"/>
    <style:style style:name="AeE_ad__5f_INQUIRY_20__bf__b5__be__f7_AßAø_20_" style:display-name="AeE­_INQUIRY ¿µ¾÷AßAø " style:family="table-cell" style:parent-style-name="Default" style:data-style-name="N0"/>
    <style:style style:name="AÞ_b8__b6__20__5b_0_5d__5f_INQUIRY_20__bf__3f__be__f7_AßAø_20_" style:display-name="AÞ¸¶ [0]_INQUIRY ¿?¾÷AßAø " style:family="table-cell" style:parent-style-name="Default" style:data-style-name="N0"/>
    <style:style style:name="AÞ_b8__b6__5f_INQUIRY_20__bf__3f__be__f7_AßAø_20_" style:display-name="AÞ¸¶_INQUIRY ¿?¾÷AßAø " style:family="table-cell" style:parent-style-name="Default" style:data-style-name="N0"/>
    <style:style style:name="Bad_20_10" style:display-name="Bad 10" style:family="table-cell" style:parent-style-name="Default" style:data-style-name="N0">
      <style:table-cell-properties fo:background-color="#ff99cc"/>
      <style:text-properties fo:color="#800080"/>
    </style:style>
    <style:style style:name="Bad_20_11" style:display-name="Bad 11" style:family="table-cell" style:parent-style-name="Default" style:data-style-name="N0">
      <style:table-cell-properties fo:background-color="#ff99cc"/>
      <style:text-properties fo:color="#800080"/>
    </style:style>
    <style:style style:name="Bad_20_12" style:display-name="Bad 12" style:family="table-cell" style:parent-style-name="Default" style:data-style-name="N0">
      <style:table-cell-properties fo:background-color="#ff99cc"/>
      <style:text-properties fo:color="#800080"/>
    </style:style>
    <style:style style:name="Bad_20_13" style:display-name="Bad 13" style:family="table-cell" style:parent-style-name="Default" style:data-style-name="N0">
      <style:table-cell-properties fo:background-color="#ff99cc"/>
      <style:text-properties fo:color="#800080"/>
    </style:style>
    <style:style style:name="Bad_20_14" style:display-name="Bad 14" style:family="table-cell" style:parent-style-name="Default" style:data-style-name="N0">
      <style:table-cell-properties fo:background-color="#ff99cc"/>
      <style:text-properties fo:color="#800080"/>
    </style:style>
    <style:style style:name="Bad_20_15" style:display-name="Bad 15" style:family="table-cell" style:parent-style-name="Default" style:data-style-name="N0">
      <style:table-cell-properties fo:background-color="#ff99cc"/>
      <style:text-properties fo:color="#800080"/>
    </style:style>
    <style:style style:name="Bad_20_16" style:display-name="Bad 16" style:family="table-cell" style:parent-style-name="Default" style:data-style-name="N0">
      <style:table-cell-properties fo:background-color="#ff99cc"/>
      <style:text-properties fo:color="#800080"/>
    </style:style>
    <style:style style:name="Bad_20_17" style:display-name="Bad 17" style:family="table-cell" style:parent-style-name="Default" style:data-style-name="N0">
      <style:table-cell-properties fo:background-color="#ff99cc"/>
      <style:text-properties fo:color="#800080"/>
    </style:style>
    <style:style style:name="Bad_20_18" style:display-name="Bad 18" style:family="table-cell" style:parent-style-name="Default" style:data-style-name="N0">
      <style:table-cell-properties fo:background-color="#ff99cc"/>
      <style:text-properties fo:color="#800080"/>
    </style:style>
    <style:style style:name="Bad_20_19" style:display-name="Bad 19" style:family="table-cell" style:parent-style-name="Default" style:data-style-name="N0">
      <style:table-cell-properties fo:background-color="#ff99cc"/>
      <style:text-properties fo:color="#800080"/>
    </style:style>
    <style:style style:name="Bad_20_2" style:display-name="Bad 2" style:family="table-cell" style:parent-style-name="Default" style:data-style-name="N0">
      <style:table-cell-properties fo:background-color="#ff99cc"/>
      <style:text-properties fo:color="#800080"/>
    </style:style>
    <style:style style:name="Bad_20_20" style:display-name="Bad 20" style:family="table-cell" style:parent-style-name="Default" style:data-style-name="N0">
      <style:table-cell-properties fo:background-color="#ff99cc"/>
      <style:text-properties fo:color="#800080"/>
    </style:style>
    <style:style style:name="Bad_20_21" style:display-name="Bad 21" style:family="table-cell" style:parent-style-name="Default" style:data-style-name="N0">
      <style:table-cell-properties fo:background-color="#ff99cc"/>
      <style:text-properties fo:color="#800080"/>
    </style:style>
    <style:style style:name="Bad_20_22" style:display-name="Bad 22" style:family="table-cell" style:parent-style-name="Default" style:data-style-name="N0">
      <style:table-cell-properties fo:background-color="#ff99cc"/>
      <style:text-properties fo:color="#800080"/>
    </style:style>
    <style:style style:name="Bad_20_23" style:display-name="Bad 23" style:family="table-cell" style:parent-style-name="Default" style:data-style-name="N0">
      <style:table-cell-properties fo:background-color="#ff99cc"/>
      <style:text-properties fo:color="#800080"/>
    </style:style>
    <style:style style:name="Bad_20_24" style:display-name="Bad 24" style:family="table-cell" style:parent-style-name="Default" style:data-style-name="N0">
      <style:table-cell-properties fo:background-color="#ff99cc"/>
      <style:text-properties fo:color="#800080"/>
    </style:style>
    <style:style style:name="Bad_20_25" style:display-name="Bad 25" style:family="table-cell" style:parent-style-name="Default" style:data-style-name="N0">
      <style:table-cell-properties fo:background-color="#ff99cc"/>
      <style:text-properties fo:color="#800080"/>
    </style:style>
    <style:style style:name="Bad_20_26" style:display-name="Bad 26" style:family="table-cell" style:parent-style-name="Default" style:data-style-name="N0">
      <style:table-cell-properties fo:background-color="#ff99cc"/>
      <style:text-properties fo:color="#800080"/>
    </style:style>
    <style:style style:name="Bad_20_27" style:display-name="Bad 27" style:family="table-cell" style:parent-style-name="Default" style:data-style-name="N0">
      <style:table-cell-properties fo:background-color="#ff99cc"/>
      <style:text-properties fo:color="#800080"/>
    </style:style>
    <style:style style:name="Bad_20_28" style:display-name="Bad 28" style:family="table-cell" style:parent-style-name="Default" style:data-style-name="N0">
      <style:table-cell-properties fo:background-color="#ff99cc"/>
      <style:text-properties fo:color="#800080"/>
    </style:style>
    <style:style style:name="Bad_20_29" style:display-name="Bad 29" style:family="table-cell" style:parent-style-name="Default" style:data-style-name="N0">
      <style:table-cell-properties fo:background-color="#ff99cc"/>
      <style:text-properties fo:color="#800080"/>
    </style:style>
    <style:style style:name="Bad_20_3" style:display-name="Bad 3" style:family="table-cell" style:parent-style-name="Default" style:data-style-name="N0">
      <style:table-cell-properties fo:background-color="#ff99cc"/>
      <style:text-properties fo:color="#800080"/>
    </style:style>
    <style:style style:name="Bad_20_30" style:display-name="Bad 30" style:family="table-cell" style:parent-style-name="Default" style:data-style-name="N0">
      <style:table-cell-properties fo:background-color="#ff99cc"/>
      <style:text-properties fo:color="#800080"/>
    </style:style>
    <style:style style:name="Bad_20_31" style:display-name="Bad 31" style:family="table-cell" style:parent-style-name="Default" style:data-style-name="N0">
      <style:table-cell-properties fo:background-color="#ff99cc"/>
      <style:text-properties fo:color="#800080"/>
    </style:style>
    <style:style style:name="Bad_20_32" style:display-name="Bad 32" style:family="table-cell" style:parent-style-name="Default" style:data-style-name="N0">
      <style:table-cell-properties fo:background-color="#ff99cc"/>
      <style:text-properties fo:color="#800080"/>
    </style:style>
    <style:style style:name="Bad_20_33" style:display-name="Bad 33" style:family="table-cell" style:parent-style-name="Default" style:data-style-name="N0">
      <style:table-cell-properties fo:background-color="#ff99cc"/>
      <style:text-properties fo:color="#800080"/>
    </style:style>
    <style:style style:name="Bad_20_34" style:display-name="Bad 34" style:family="table-cell" style:parent-style-name="Default" style:data-style-name="N0">
      <style:table-cell-properties fo:background-color="#ff99cc"/>
      <style:text-properties fo:color="#800080"/>
    </style:style>
    <style:style style:name="Bad_20_35" style:display-name="Bad 35" style:family="table-cell" style:parent-style-name="Default" style:data-style-name="N0">
      <style:table-cell-properties fo:background-color="#ff99cc"/>
      <style:text-properties fo:color="#800080"/>
    </style:style>
    <style:style style:name="Bad_20_36" style:display-name="Bad 36" style:family="table-cell" style:parent-style-name="Default" style:data-style-name="N0">
      <style:table-cell-properties fo:background-color="#ff99cc"/>
      <style:text-properties fo:color="#800080"/>
    </style:style>
    <style:style style:name="Bad_20_37" style:display-name="Bad 37" style:family="table-cell" style:parent-style-name="Default" style:data-style-name="N0">
      <style:table-cell-properties fo:background-color="#ff99cc"/>
      <style:text-properties fo:color="#800080"/>
    </style:style>
    <style:style style:name="Bad_20_38" style:display-name="Bad 38" style:family="table-cell" style:parent-style-name="Default" style:data-style-name="N0">
      <style:table-cell-properties fo:background-color="#ff99cc"/>
      <style:text-properties fo:color="#800080"/>
    </style:style>
    <style:style style:name="Bad_20_39" style:display-name="Bad 39" style:family="table-cell" style:parent-style-name="Default" style:data-style-name="N0">
      <style:table-cell-properties fo:background-color="#ff99cc"/>
      <style:text-properties fo:color="#800080"/>
    </style:style>
    <style:style style:name="Bad_20_4" style:display-name="Bad 4" style:family="table-cell" style:parent-style-name="Default" style:data-style-name="N0">
      <style:table-cell-properties fo:background-color="#ff99cc"/>
      <style:text-properties fo:color="#800080"/>
    </style:style>
    <style:style style:name="Bad_20_40" style:display-name="Bad 40" style:family="table-cell" style:parent-style-name="Default" style:data-style-name="N0">
      <style:table-cell-properties fo:background-color="#ff99cc"/>
      <style:text-properties fo:color="#800080"/>
    </style:style>
    <style:style style:name="Bad_20_41" style:display-name="Bad 41" style:family="table-cell" style:parent-style-name="Default" style:data-style-name="N0">
      <style:table-cell-properties fo:background-color="#ff99cc"/>
      <style:text-properties fo:color="#800080"/>
    </style:style>
    <style:style style:name="Bad_20_42" style:display-name="Bad 42" style:family="table-cell" style:parent-style-name="Default" style:data-style-name="N0">
      <style:table-cell-properties fo:background-color="#ff99cc"/>
      <style:text-properties fo:color="#800080"/>
    </style:style>
    <style:style style:name="Bad_20_43" style:display-name="Bad 43" style:family="table-cell" style:parent-style-name="Default" style:data-style-name="N0">
      <style:table-cell-properties fo:background-color="#ff99cc"/>
      <style:text-properties fo:color="#800080"/>
    </style:style>
    <style:style style:name="Bad_20_44" style:display-name="Bad 44" style:family="table-cell" style:parent-style-name="Default" style:data-style-name="N0">
      <style:table-cell-properties fo:background-color="#ff99cc"/>
      <style:text-properties fo:color="#800080"/>
    </style:style>
    <style:style style:name="Bad_20_45" style:display-name="Bad 45" style:family="table-cell" style:parent-style-name="Default" style:data-style-name="N0">
      <style:table-cell-properties fo:background-color="#ff99cc"/>
      <style:text-properties fo:color="#800080"/>
    </style:style>
    <style:style style:name="Bad_20_46" style:display-name="Bad 46" style:family="table-cell" style:parent-style-name="Default" style:data-style-name="N0">
      <style:table-cell-properties fo:background-color="#ff99cc"/>
      <style:text-properties fo:color="#800080"/>
    </style:style>
    <style:style style:name="Bad_20_47" style:display-name="Bad 47" style:family="table-cell" style:parent-style-name="Default" style:data-style-name="N0">
      <style:table-cell-properties fo:background-color="#ff99cc"/>
      <style:text-properties fo:color="#800080"/>
    </style:style>
    <style:style style:name="Bad_20_48" style:display-name="Bad 48" style:family="table-cell" style:parent-style-name="Default" style:data-style-name="N0">
      <style:table-cell-properties fo:background-color="#ff99cc"/>
      <style:text-properties fo:color="#800080"/>
    </style:style>
    <style:style style:name="Bad_20_49" style:display-name="Bad 49" style:family="table-cell" style:parent-style-name="Default" style:data-style-name="N0">
      <style:table-cell-properties fo:background-color="#ff99cc"/>
      <style:text-properties fo:color="#800080"/>
    </style:style>
    <style:style style:name="Bad_20_5" style:display-name="Bad 5" style:family="table-cell" style:parent-style-name="Default" style:data-style-name="N0">
      <style:table-cell-properties fo:background-color="#ff99cc"/>
      <style:text-properties fo:color="#800080"/>
    </style:style>
    <style:style style:name="Bad_20_50" style:display-name="Bad 50" style:family="table-cell" style:parent-style-name="Default" style:data-style-name="N0">
      <style:table-cell-properties fo:background-color="#ff99cc"/>
      <style:text-properties fo:color="#800080"/>
    </style:style>
    <style:style style:name="Bad_20_51" style:display-name="Bad 51" style:family="table-cell" style:parent-style-name="Default" style:data-style-name="N0">
      <style:table-cell-properties fo:background-color="#ff99cc"/>
      <style:text-properties fo:color="#800080"/>
    </style:style>
    <style:style style:name="Bad_20_52" style:display-name="Bad 52" style:family="table-cell" style:parent-style-name="Default" style:data-style-name="N0">
      <style:table-cell-properties fo:background-color="#ff99cc"/>
      <style:text-properties fo:color="#800080"/>
    </style:style>
    <style:style style:name="Bad_20_53" style:display-name="Bad 53" style:family="table-cell" style:parent-style-name="Default" style:data-style-name="N0">
      <style:table-cell-properties fo:background-color="#ff99cc"/>
      <style:text-properties fo:color="#800080"/>
    </style:style>
    <style:style style:name="Bad_20_54" style:display-name="Bad 54" style:family="table-cell" style:parent-style-name="Default" style:data-style-name="N0">
      <style:table-cell-properties fo:background-color="#ff99cc"/>
      <style:text-properties fo:color="#800080"/>
    </style:style>
    <style:style style:name="Bad_20_55" style:display-name="Bad 55" style:family="table-cell" style:parent-style-name="Default" style:data-style-name="N0">
      <style:table-cell-properties fo:background-color="#ff99cc"/>
      <style:text-properties fo:color="#800080"/>
    </style:style>
    <style:style style:name="Bad_20_56" style:display-name="Bad 56" style:family="table-cell" style:parent-style-name="Default" style:data-style-name="N0">
      <style:table-cell-properties fo:background-color="#ff99cc"/>
      <style:text-properties fo:color="#800080"/>
    </style:style>
    <style:style style:name="Bad_20_57" style:display-name="Bad 57" style:family="table-cell" style:parent-style-name="Default" style:data-style-name="N0">
      <style:table-cell-properties fo:background-color="#ff99cc"/>
      <style:text-properties fo:color="#800080"/>
    </style:style>
    <style:style style:name="Bad_20_58" style:display-name="Bad 58" style:family="table-cell" style:parent-style-name="Default" style:data-style-name="N0">
      <style:table-cell-properties fo:background-color="#ff99cc"/>
      <style:text-properties fo:color="#800080"/>
    </style:style>
    <style:style style:name="Bad_20_59" style:display-name="Bad 59" style:family="table-cell" style:parent-style-name="Default" style:data-style-name="N0">
      <style:table-cell-properties fo:background-color="#ff99cc"/>
      <style:text-properties fo:color="#800080"/>
    </style:style>
    <style:style style:name="Bad_20_6" style:display-name="Bad 6" style:family="table-cell" style:parent-style-name="Default" style:data-style-name="N0">
      <style:table-cell-properties fo:background-color="#ff99cc"/>
      <style:text-properties fo:color="#800080"/>
    </style:style>
    <style:style style:name="Bad_20_60" style:display-name="Bad 60" style:family="table-cell" style:parent-style-name="Default" style:data-style-name="N0">
      <style:table-cell-properties fo:background-color="#ff99cc"/>
      <style:text-properties fo:color="#800080"/>
    </style:style>
    <style:style style:name="Bad_20_61" style:display-name="Bad 61" style:family="table-cell" style:parent-style-name="Default" style:data-style-name="N0">
      <style:table-cell-properties fo:background-color="#ff99cc"/>
      <style:text-properties fo:color="#800080"/>
    </style:style>
    <style:style style:name="Bad_20_62" style:display-name="Bad 62" style:family="table-cell" style:parent-style-name="Default" style:data-style-name="N0">
      <style:table-cell-properties fo:background-color="#ff99cc"/>
      <style:text-properties fo:color="#800080"/>
    </style:style>
    <style:style style:name="Bad_20_63" style:display-name="Bad 63" style:family="table-cell" style:parent-style-name="Default" style:data-style-name="N0">
      <style:table-cell-properties fo:background-color="#ff99cc"/>
      <style:text-properties fo:color="#800080"/>
    </style:style>
    <style:style style:name="Bad_20_64" style:display-name="Bad 64" style:family="table-cell" style:parent-style-name="Default" style:data-style-name="N0">
      <style:table-cell-properties fo:background-color="#ff99cc"/>
      <style:text-properties fo:color="#800080"/>
    </style:style>
    <style:style style:name="Bad_20_65" style:display-name="Bad 65" style:family="table-cell" style:parent-style-name="Default" style:data-style-name="N0">
      <style:table-cell-properties fo:background-color="#ff99cc"/>
      <style:text-properties fo:color="#800080"/>
    </style:style>
    <style:style style:name="Bad_20_66" style:display-name="Bad 66" style:family="table-cell" style:parent-style-name="Default" style:data-style-name="N0">
      <style:table-cell-properties fo:background-color="#ff99cc"/>
      <style:text-properties fo:color="#800080"/>
    </style:style>
    <style:style style:name="Bad_20_67" style:display-name="Bad 67" style:family="table-cell" style:parent-style-name="Default" style:data-style-name="N0">
      <style:table-cell-properties fo:background-color="#ff99cc"/>
      <style:text-properties fo:color="#800080"/>
    </style:style>
    <style:style style:name="Bad_20_68" style:display-name="Bad 68" style:family="table-cell" style:parent-style-name="Default" style:data-style-name="N0">
      <style:table-cell-properties fo:background-color="#ff99cc"/>
      <style:text-properties fo:color="#800080"/>
    </style:style>
    <style:style style:name="Bad_20_69" style:display-name="Bad 69" style:family="table-cell" style:parent-style-name="Default" style:data-style-name="N0">
      <style:table-cell-properties fo:background-color="#ff99cc"/>
      <style:text-properties fo:color="#800080"/>
    </style:style>
    <style:style style:name="Bad_20_7" style:display-name="Bad 7" style:family="table-cell" style:parent-style-name="Default" style:data-style-name="N0">
      <style:table-cell-properties fo:background-color="#ff99cc"/>
      <style:text-properties fo:color="#800080"/>
    </style:style>
    <style:style style:name="Bad_20_70" style:display-name="Bad 70" style:family="table-cell" style:parent-style-name="Default" style:data-style-name="N0">
      <style:table-cell-properties fo:background-color="#ff99cc"/>
      <style:text-properties fo:color="#800080"/>
    </style:style>
    <style:style style:name="Bad_20_71" style:display-name="Bad 71" style:family="table-cell" style:parent-style-name="Default" style:data-style-name="N0">
      <style:table-cell-properties fo:background-color="#ff99cc"/>
      <style:text-properties fo:color="#800080"/>
    </style:style>
    <style:style style:name="Bad_20_72" style:display-name="Bad 72" style:family="table-cell" style:parent-style-name="Default" style:data-style-name="N0">
      <style:table-cell-properties fo:background-color="#ff99cc"/>
      <style:text-properties fo:color="#800080"/>
    </style:style>
    <style:style style:name="Bad_20_73" style:display-name="Bad 73" style:family="table-cell" style:parent-style-name="Default" style:data-style-name="N0">
      <style:table-cell-properties fo:background-color="#ff99cc"/>
      <style:text-properties fo:color="#800080"/>
    </style:style>
    <style:style style:name="Bad_20_74" style:display-name="Bad 74" style:family="table-cell" style:parent-style-name="Default" style:data-style-name="N0">
      <style:table-cell-properties fo:background-color="#ff99cc"/>
      <style:text-properties fo:color="#800080"/>
    </style:style>
    <style:style style:name="Bad_20_75" style:display-name="Bad 75" style:family="table-cell" style:parent-style-name="Default" style:data-style-name="N0">
      <style:table-cell-properties fo:background-color="#ff99cc"/>
      <style:text-properties fo:color="#800080"/>
    </style:style>
    <style:style style:name="Bad_20_76" style:display-name="Bad 76" style:family="table-cell" style:parent-style-name="Default" style:data-style-name="N0">
      <style:table-cell-properties fo:background-color="#ff99cc"/>
      <style:text-properties fo:color="#800080"/>
    </style:style>
    <style:style style:name="Bad_20_77" style:display-name="Bad 77" style:family="table-cell" style:parent-style-name="Default" style:data-style-name="N0">
      <style:table-cell-properties fo:background-color="#ff99cc"/>
      <style:text-properties fo:color="#800080"/>
    </style:style>
    <style:style style:name="Bad_20_78" style:display-name="Bad 78" style:family="table-cell" style:parent-style-name="Default" style:data-style-name="N0">
      <style:table-cell-properties fo:background-color="#ff99cc"/>
      <style:text-properties fo:color="#800080"/>
    </style:style>
    <style:style style:name="Bad_20_79" style:display-name="Bad 79" style:family="table-cell" style:parent-style-name="Default" style:data-style-name="N0">
      <style:table-cell-properties fo:background-color="#ff99cc"/>
      <style:text-properties fo:color="#800080"/>
    </style:style>
    <style:style style:name="Bad_20_8" style:display-name="Bad 8" style:family="table-cell" style:parent-style-name="Default" style:data-style-name="N0">
      <style:table-cell-properties fo:background-color="#ff99cc"/>
      <style:text-properties fo:color="#800080"/>
    </style:style>
    <style:style style:name="Bad_20_80" style:display-name="Bad 80" style:family="table-cell" style:parent-style-name="Default" style:data-style-name="N0">
      <style:table-cell-properties fo:background-color="#ff99cc"/>
      <style:text-properties fo:color="#800080"/>
    </style:style>
    <style:style style:name="Bad_20_81" style:display-name="Bad 81" style:family="table-cell" style:parent-style-name="Default" style:data-style-name="N0">
      <style:table-cell-properties fo:background-color="#ff99cc"/>
      <style:text-properties fo:color="#800080"/>
    </style:style>
    <style:style style:name="Bad_20_82" style:display-name="Bad 82" style:family="table-cell" style:parent-style-name="Default" style:data-style-name="N0">
      <style:table-cell-properties fo:background-color="#ff99cc"/>
      <style:text-properties fo:color="#800080"/>
    </style:style>
    <style:style style:name="Bad_20_83" style:display-name="Bad 83" style:family="table-cell" style:parent-style-name="Default" style:data-style-name="N0">
      <style:table-cell-properties fo:background-color="#ff99cc"/>
      <style:text-properties fo:color="#800080"/>
    </style:style>
    <style:style style:name="Bad_20_84" style:display-name="Bad 84" style:family="table-cell" style:parent-style-name="Default" style:data-style-name="N0">
      <style:table-cell-properties fo:background-color="#ff99cc"/>
      <style:text-properties fo:color="#800080"/>
    </style:style>
    <style:style style:name="Bad_20_85" style:display-name="Bad 85" style:family="table-cell" style:parent-style-name="Default" style:data-style-name="N0">
      <style:table-cell-properties fo:background-color="#ff99cc"/>
      <style:text-properties fo:color="#800080"/>
    </style:style>
    <style:style style:name="Bad_20_86" style:display-name="Bad 86" style:family="table-cell" style:parent-style-name="Default" style:data-style-name="N0">
      <style:table-cell-properties fo:background-color="#ff99cc"/>
      <style:text-properties fo:color="#800080"/>
    </style:style>
    <style:style style:name="Bad_20_87" style:display-name="Bad 87" style:family="table-cell" style:parent-style-name="Default" style:data-style-name="N0">
      <style:table-cell-properties fo:background-color="#ff99cc"/>
      <style:text-properties fo:color="#800080"/>
    </style:style>
    <style:style style:name="Bad_20_88" style:display-name="Bad 88" style:family="table-cell" style:parent-style-name="Default" style:data-style-name="N0">
      <style:table-cell-properties fo:background-color="#ff99cc"/>
      <style:text-properties fo:color="#800080"/>
    </style:style>
    <style:style style:name="Bad_20_9" style:display-name="Bad 9" style:family="table-cell" style:parent-style-name="Default" style:data-style-name="N0">
      <style:table-cell-properties fo:background-color="#ff99cc"/>
      <style:text-properties fo:color="#800080"/>
    </style:style>
    <style:style style:name="C_3f_AØ_5f__bf__3f__be__f7_CoE_b2__20_" style:display-name="C?AØ_¿?¾÷CoE² " style:family="table-cell" style:parent-style-name="Default" style:data-style-name="N0">
      <style:table-cell-properties fo:background-color="transparent" style:vertical-align="automatic"/>
      <style:text-properties fo:color="#000000" style:font-name="¹UAAA¼" fo:font-size="12pt" style:font-name-asian="¹UAAA¼1" style:font-size-asian="12pt" style:font-name-complex="¹UAAA¼1" style:font-size-complex="12pt"/>
    </style:style>
    <style:style style:name="C_ffe5_AØ_5f__bf_μ_be__f7_CoE_b2__20_" style:display-name="C￥AØ_¿μ¾÷CoE² " style:family="table-cell" style:parent-style-name="Default" style:data-style-name="N0">
      <style:table-cell-properties fo:background-color="transparent" style:vertical-align="automatic"/>
      <style:text-properties fo:color="#000000" style:font-name="¹UAAA¼" fo:font-size="12pt" style:font-name-asian="¹UAAA¼1" style:font-size-asian="12pt" style:font-name-complex="¹UAAA¼1" style:font-size-complex="12pt"/>
    </style:style>
    <style:style style:name="Ç_a5_ÁØ_5f_S" style:display-name="Ç¥ÁØ_S" style:family="table-cell" style:parent-style-name="Default" style:data-style-name="N117">
      <style:table-cell-properties fo:background-color="transparent" style:vertical-align="automatic"/>
      <style:text-properties fo:color="#000000" style:font-name="Helv" fo:font-size="12pt" style:font-name-asian="Helv1" style:font-size-asian="12pt" style:font-name-complex="Helv1" style:font-size-complex="12pt"/>
    </style:style>
    <style:style style:name="C_ffe5_AØ_5f_Sheet1_5f__bf_μ_be__f7_CoE_b2__20_" style:display-name="C￥AØ_Sheet1_¿μ¾÷CoE² " style:family="table-cell" style:parent-style-name="Default" style:data-style-name="N0">
      <style:table-cell-properties fo:background-color="transparent" style:vertical-align="automatic"/>
      <style:text-properties fo:color="#000000" style:font-name="±¼¸²A¼" fo:font-size="10pt" style:font-name-asian="±¼¸²A¼1" style:font-size-asian="10pt" style:font-name-complex="±¼¸²A¼1" style:font-size-complex="10pt"/>
    </style:style>
    <style:style style:name="Calc_20_Currency_20__28_0_29_" style:display-name="Calc Currency (0)" style:family="table-cell" style:parent-style-name="Default" style:data-style-name="N132">
      <style:text-properties fo:color="#000000" style:font-name=".VnTime" fo:font-size="12pt" style:font-name-asian=".VnTime1" style:font-size-asian="12pt" style:font-name-complex=".VnTime1" style:font-size-complex="12pt"/>
    </style:style>
    <style:style style:name="Calculation_20_10" style:display-name="Calculation 10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11" style:display-name="Calculation 11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12" style:display-name="Calculation 12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13" style:display-name="Calculation 13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14" style:display-name="Calculation 14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15" style:display-name="Calculation 15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16" style:display-name="Calculation 16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17" style:display-name="Calculation 17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18" style:display-name="Calculation 18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19" style:display-name="Calculation 19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2" style:display-name="Calculation 2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20" style:display-name="Calculation 20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21" style:display-name="Calculation 21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22" style:display-name="Calculation 22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23" style:display-name="Calculation 23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24" style:display-name="Calculation 24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25" style:display-name="Calculation 25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26" style:display-name="Calculation 26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27" style:display-name="Calculation 27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28" style:display-name="Calculation 28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29" style:display-name="Calculation 29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3" style:display-name="Calculation 3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30" style:display-name="Calculation 30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31" style:display-name="Calculation 31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32" style:display-name="Calculation 32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33" style:display-name="Calculation 33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34" style:display-name="Calculation 34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35" style:display-name="Calculation 35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36" style:display-name="Calculation 36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37" style:display-name="Calculation 37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38" style:display-name="Calculation 38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39" style:display-name="Calculation 39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4" style:display-name="Calculation 4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40" style:display-name="Calculation 40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41" style:display-name="Calculation 41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42" style:display-name="Calculation 42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43" style:display-name="Calculation 43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44" style:display-name="Calculation 44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45" style:display-name="Calculation 45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46" style:display-name="Calculation 46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47" style:display-name="Calculation 47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48" style:display-name="Calculation 48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49" style:display-name="Calculation 49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5" style:display-name="Calculation 5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50" style:display-name="Calculation 50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51" style:display-name="Calculation 51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52" style:display-name="Calculation 52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53" style:display-name="Calculation 53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54" style:display-name="Calculation 54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55" style:display-name="Calculation 55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56" style:display-name="Calculation 56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57" style:display-name="Calculation 57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58" style:display-name="Calculation 58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59" style:display-name="Calculation 59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6" style:display-name="Calculation 6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60" style:display-name="Calculation 60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61" style:display-name="Calculation 61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62" style:display-name="Calculation 62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63" style:display-name="Calculation 63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64" style:display-name="Calculation 64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65" style:display-name="Calculation 65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66" style:display-name="Calculation 66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67" style:display-name="Calculation 67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68" style:display-name="Calculation 68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69" style:display-name="Calculation 69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7" style:display-name="Calculation 7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70" style:display-name="Calculation 70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71" style:display-name="Calculation 71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72" style:display-name="Calculation 72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73" style:display-name="Calculation 73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74" style:display-name="Calculation 74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75" style:display-name="Calculation 75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76" style:display-name="Calculation 76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77" style:display-name="Calculation 77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78" style:display-name="Calculation 78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79" style:display-name="Calculation 79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8" style:display-name="Calculation 8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80" style:display-name="Calculation 80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81" style:display-name="Calculation 81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82" style:display-name="Calculation 82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83" style:display-name="Calculation 83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84" style:display-name="Calculation 84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85" style:display-name="Calculation 85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86" style:display-name="Calculation 86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87" style:display-name="Calculation 87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88" style:display-name="Calculation 88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alculation_20_9" style:display-name="Calculation 9" style:family="table-cell" style:parent-style-name="Default" style:data-style-name="N0">
      <style:table-cell-properties fo:background-color="#c0c0c0" fo:border="0.0008in solid #808080"/>
      <style:text-properties fo:color="#ff9900" fo:font-weight="bold" style:font-weight-asian="bold" style:font-weight-complex="bold"/>
    </style:style>
    <style:style style:name="Check_20_Cell_20_10" style:display-name="Check Cell 10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11" style:display-name="Check Cell 11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12" style:display-name="Check Cell 12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13" style:display-name="Check Cell 13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14" style:display-name="Check Cell 14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15" style:display-name="Check Cell 15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16" style:display-name="Check Cell 16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17" style:display-name="Check Cell 17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18" style:display-name="Check Cell 18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19" style:display-name="Check Cell 19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2" style:display-name="Check Cell 2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20" style:display-name="Check Cell 20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21" style:display-name="Check Cell 21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22" style:display-name="Check Cell 22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23" style:display-name="Check Cell 23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24" style:display-name="Check Cell 24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25" style:display-name="Check Cell 25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26" style:display-name="Check Cell 26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27" style:display-name="Check Cell 27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28" style:display-name="Check Cell 28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29" style:display-name="Check Cell 29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3" style:display-name="Check Cell 3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30" style:display-name="Check Cell 30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31" style:display-name="Check Cell 31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32" style:display-name="Check Cell 32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33" style:display-name="Check Cell 33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34" style:display-name="Check Cell 34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35" style:display-name="Check Cell 35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36" style:display-name="Check Cell 36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37" style:display-name="Check Cell 37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38" style:display-name="Check Cell 38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39" style:display-name="Check Cell 39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4" style:display-name="Check Cell 4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40" style:display-name="Check Cell 40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41" style:display-name="Check Cell 41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42" style:display-name="Check Cell 42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43" style:display-name="Check Cell 43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44" style:display-name="Check Cell 44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45" style:display-name="Check Cell 45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46" style:display-name="Check Cell 46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47" style:display-name="Check Cell 47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48" style:display-name="Check Cell 48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49" style:display-name="Check Cell 49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5" style:display-name="Check Cell 5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50" style:display-name="Check Cell 50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51" style:display-name="Check Cell 51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52" style:display-name="Check Cell 52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53" style:display-name="Check Cell 53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54" style:display-name="Check Cell 54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55" style:display-name="Check Cell 55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56" style:display-name="Check Cell 56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57" style:display-name="Check Cell 57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58" style:display-name="Check Cell 58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59" style:display-name="Check Cell 59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6" style:display-name="Check Cell 6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60" style:display-name="Check Cell 60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61" style:display-name="Check Cell 61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62" style:display-name="Check Cell 62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63" style:display-name="Check Cell 63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64" style:display-name="Check Cell 64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65" style:display-name="Check Cell 65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66" style:display-name="Check Cell 66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67" style:display-name="Check Cell 67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68" style:display-name="Check Cell 68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69" style:display-name="Check Cell 69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7" style:display-name="Check Cell 7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70" style:display-name="Check Cell 70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71" style:display-name="Check Cell 71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72" style:display-name="Check Cell 72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73" style:display-name="Check Cell 73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74" style:display-name="Check Cell 74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75" style:display-name="Check Cell 75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76" style:display-name="Check Cell 76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77" style:display-name="Check Cell 77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78" style:display-name="Check Cell 78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79" style:display-name="Check Cell 79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8" style:display-name="Check Cell 8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80" style:display-name="Check Cell 80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81" style:display-name="Check Cell 81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82" style:display-name="Check Cell 82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83" style:display-name="Check Cell 83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84" style:display-name="Check Cell 84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85" style:display-name="Check Cell 85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86" style:display-name="Check Cell 86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87" style:display-name="Check Cell 87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88" style:display-name="Check Cell 88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heck_20_Cell_20_9" style:display-name="Check Cell 9" style:family="table-cell" style:parent-style-name="Default" style:data-style-name="N0">
      <style:table-cell-properties fo:background-color="#969696" fo:border="0.0154in double #333333" style:border-line-width="0.0008in 0.0138in 0.0008in"/>
      <style:text-properties fo:color="#ffffff" fo:font-weight="bold" style:font-weight-asian="bold" style:font-weight-complex="bold"/>
    </style:style>
    <style:style style:name="Comma0" style:family="table-cell" style:parent-style-name="Default" style:data-style-name="N3"/>
    <style:style style:name="Currency0" style:family="table-cell" style:parent-style-name="Default" style:data-style-name="N134"/>
    <style:style style:name="Date" style:family="table-cell" style:parent-style-name="Default" style:data-style-name="N0"/>
    <style:style style:name="Explanatory_20_Text_20_10" style:display-name="Explanatory Text 10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11" style:display-name="Explanatory Text 11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12" style:display-name="Explanatory Text 12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13" style:display-name="Explanatory Text 13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14" style:display-name="Explanatory Text 14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15" style:display-name="Explanatory Text 15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16" style:display-name="Explanatory Text 16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17" style:display-name="Explanatory Text 17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18" style:display-name="Explanatory Text 18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19" style:display-name="Explanatory Text 19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2" style:display-name="Explanatory Text 2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20" style:display-name="Explanatory Text 20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21" style:display-name="Explanatory Text 21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22" style:display-name="Explanatory Text 22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23" style:display-name="Explanatory Text 23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24" style:display-name="Explanatory Text 24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25" style:display-name="Explanatory Text 25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26" style:display-name="Explanatory Text 26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27" style:display-name="Explanatory Text 27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28" style:display-name="Explanatory Text 28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29" style:display-name="Explanatory Text 29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3" style:display-name="Explanatory Text 3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30" style:display-name="Explanatory Text 30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31" style:display-name="Explanatory Text 31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32" style:display-name="Explanatory Text 32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33" style:display-name="Explanatory Text 33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34" style:display-name="Explanatory Text 34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35" style:display-name="Explanatory Text 35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36" style:display-name="Explanatory Text 36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37" style:display-name="Explanatory Text 37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38" style:display-name="Explanatory Text 38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39" style:display-name="Explanatory Text 39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4" style:display-name="Explanatory Text 4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40" style:display-name="Explanatory Text 40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41" style:display-name="Explanatory Text 41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42" style:display-name="Explanatory Text 42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43" style:display-name="Explanatory Text 43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44" style:display-name="Explanatory Text 44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45" style:display-name="Explanatory Text 45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46" style:display-name="Explanatory Text 46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47" style:display-name="Explanatory Text 47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48" style:display-name="Explanatory Text 48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49" style:display-name="Explanatory Text 49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5" style:display-name="Explanatory Text 5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50" style:display-name="Explanatory Text 50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51" style:display-name="Explanatory Text 51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52" style:display-name="Explanatory Text 52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53" style:display-name="Explanatory Text 53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54" style:display-name="Explanatory Text 54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55" style:display-name="Explanatory Text 55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56" style:display-name="Explanatory Text 56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57" style:display-name="Explanatory Text 57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58" style:display-name="Explanatory Text 58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59" style:display-name="Explanatory Text 59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6" style:display-name="Explanatory Text 6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60" style:display-name="Explanatory Text 60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61" style:display-name="Explanatory Text 61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62" style:display-name="Explanatory Text 62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63" style:display-name="Explanatory Text 63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64" style:display-name="Explanatory Text 64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65" style:display-name="Explanatory Text 65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66" style:display-name="Explanatory Text 66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67" style:display-name="Explanatory Text 67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68" style:display-name="Explanatory Text 68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69" style:display-name="Explanatory Text 69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7" style:display-name="Explanatory Text 7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70" style:display-name="Explanatory Text 70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71" style:display-name="Explanatory Text 71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72" style:display-name="Explanatory Text 72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73" style:display-name="Explanatory Text 73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74" style:display-name="Explanatory Text 74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75" style:display-name="Explanatory Text 75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76" style:display-name="Explanatory Text 76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77" style:display-name="Explanatory Text 77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78" style:display-name="Explanatory Text 78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79" style:display-name="Explanatory Text 79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8" style:display-name="Explanatory Text 8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80" style:display-name="Explanatory Text 80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81" style:display-name="Explanatory Text 81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82" style:display-name="Explanatory Text 82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83" style:display-name="Explanatory Text 83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84" style:display-name="Explanatory Text 84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85" style:display-name="Explanatory Text 85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86" style:display-name="Explanatory Text 86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87" style:display-name="Explanatory Text 87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88" style:display-name="Explanatory Text 88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9" style:display-name="Explanatory Text 9" style:family="table-cell" style:parent-style-name="Default" style:data-style-name="N0">
      <style:text-properties fo:color="#808080" fo:font-style="italic" style:font-style-asian="italic" style:font-style-complex="italic"/>
    </style:style>
    <style:style style:name="Fixed" style:family="table-cell" style:parent-style-name="Default" style:data-style-name="N2"/>
    <style:style style:name="Good_20_10" style:display-name="Good 10" style:family="table-cell" style:parent-style-name="Default" style:data-style-name="N0">
      <style:table-cell-properties fo:background-color="#ccffcc"/>
      <style:text-properties fo:color="#008000"/>
    </style:style>
    <style:style style:name="Good_20_11" style:display-name="Good 11" style:family="table-cell" style:parent-style-name="Default" style:data-style-name="N0">
      <style:table-cell-properties fo:background-color="#ccffcc"/>
      <style:text-properties fo:color="#008000"/>
    </style:style>
    <style:style style:name="Good_20_12" style:display-name="Good 12" style:family="table-cell" style:parent-style-name="Default" style:data-style-name="N0">
      <style:table-cell-properties fo:background-color="#ccffcc"/>
      <style:text-properties fo:color="#008000"/>
    </style:style>
    <style:style style:name="Good_20_13" style:display-name="Good 13" style:family="table-cell" style:parent-style-name="Default" style:data-style-name="N0">
      <style:table-cell-properties fo:background-color="#ccffcc"/>
      <style:text-properties fo:color="#008000"/>
    </style:style>
    <style:style style:name="Good_20_14" style:display-name="Good 14" style:family="table-cell" style:parent-style-name="Default" style:data-style-name="N0">
      <style:table-cell-properties fo:background-color="#ccffcc"/>
      <style:text-properties fo:color="#008000"/>
    </style:style>
    <style:style style:name="Good_20_15" style:display-name="Good 15" style:family="table-cell" style:parent-style-name="Default" style:data-style-name="N0">
      <style:table-cell-properties fo:background-color="#ccffcc"/>
      <style:text-properties fo:color="#008000"/>
    </style:style>
    <style:style style:name="Good_20_16" style:display-name="Good 16" style:family="table-cell" style:parent-style-name="Default" style:data-style-name="N0">
      <style:table-cell-properties fo:background-color="#ccffcc"/>
      <style:text-properties fo:color="#008000"/>
    </style:style>
    <style:style style:name="Good_20_17" style:display-name="Good 17" style:family="table-cell" style:parent-style-name="Default" style:data-style-name="N0">
      <style:table-cell-properties fo:background-color="#ccffcc"/>
      <style:text-properties fo:color="#008000"/>
    </style:style>
    <style:style style:name="Good_20_18" style:display-name="Good 18" style:family="table-cell" style:parent-style-name="Default" style:data-style-name="N0">
      <style:table-cell-properties fo:background-color="#ccffcc"/>
      <style:text-properties fo:color="#008000"/>
    </style:style>
    <style:style style:name="Good_20_19" style:display-name="Good 19" style:family="table-cell" style:parent-style-name="Default" style:data-style-name="N0">
      <style:table-cell-properties fo:background-color="#ccffcc"/>
      <style:text-properties fo:color="#008000"/>
    </style:style>
    <style:style style:name="Good_20_2" style:display-name="Good 2" style:family="table-cell" style:parent-style-name="Default" style:data-style-name="N0">
      <style:table-cell-properties fo:background-color="#ccffcc"/>
      <style:text-properties fo:color="#008000"/>
    </style:style>
    <style:style style:name="Good_20_20" style:display-name="Good 20" style:family="table-cell" style:parent-style-name="Default" style:data-style-name="N0">
      <style:table-cell-properties fo:background-color="#ccffcc"/>
      <style:text-properties fo:color="#008000"/>
    </style:style>
    <style:style style:name="Good_20_21" style:display-name="Good 21" style:family="table-cell" style:parent-style-name="Default" style:data-style-name="N0">
      <style:table-cell-properties fo:background-color="#ccffcc"/>
      <style:text-properties fo:color="#008000"/>
    </style:style>
    <style:style style:name="Good_20_22" style:display-name="Good 22" style:family="table-cell" style:parent-style-name="Default" style:data-style-name="N0">
      <style:table-cell-properties fo:background-color="#ccffcc"/>
      <style:text-properties fo:color="#008000"/>
    </style:style>
    <style:style style:name="Good_20_23" style:display-name="Good 23" style:family="table-cell" style:parent-style-name="Default" style:data-style-name="N0">
      <style:table-cell-properties fo:background-color="#ccffcc"/>
      <style:text-properties fo:color="#008000"/>
    </style:style>
    <style:style style:name="Good_20_24" style:display-name="Good 24" style:family="table-cell" style:parent-style-name="Default" style:data-style-name="N0">
      <style:table-cell-properties fo:background-color="#ccffcc"/>
      <style:text-properties fo:color="#008000"/>
    </style:style>
    <style:style style:name="Good_20_25" style:display-name="Good 25" style:family="table-cell" style:parent-style-name="Default" style:data-style-name="N0">
      <style:table-cell-properties fo:background-color="#ccffcc"/>
      <style:text-properties fo:color="#008000"/>
    </style:style>
    <style:style style:name="Good_20_26" style:display-name="Good 26" style:family="table-cell" style:parent-style-name="Default" style:data-style-name="N0">
      <style:table-cell-properties fo:background-color="#ccffcc"/>
      <style:text-properties fo:color="#008000"/>
    </style:style>
    <style:style style:name="Good_20_27" style:display-name="Good 27" style:family="table-cell" style:parent-style-name="Default" style:data-style-name="N0">
      <style:table-cell-properties fo:background-color="#ccffcc"/>
      <style:text-properties fo:color="#008000"/>
    </style:style>
    <style:style style:name="Good_20_28" style:display-name="Good 28" style:family="table-cell" style:parent-style-name="Default" style:data-style-name="N0">
      <style:table-cell-properties fo:background-color="#ccffcc"/>
      <style:text-properties fo:color="#008000"/>
    </style:style>
    <style:style style:name="Good_20_29" style:display-name="Good 29" style:family="table-cell" style:parent-style-name="Default" style:data-style-name="N0">
      <style:table-cell-properties fo:background-color="#ccffcc"/>
      <style:text-properties fo:color="#008000"/>
    </style:style>
    <style:style style:name="Good_20_3" style:display-name="Good 3" style:family="table-cell" style:parent-style-name="Default" style:data-style-name="N0">
      <style:table-cell-properties fo:background-color="#ccffcc"/>
      <style:text-properties fo:color="#008000"/>
    </style:style>
    <style:style style:name="Good_20_30" style:display-name="Good 30" style:family="table-cell" style:parent-style-name="Default" style:data-style-name="N0">
      <style:table-cell-properties fo:background-color="#ccffcc"/>
      <style:text-properties fo:color="#008000"/>
    </style:style>
    <style:style style:name="Good_20_31" style:display-name="Good 31" style:family="table-cell" style:parent-style-name="Default" style:data-style-name="N0">
      <style:table-cell-properties fo:background-color="#ccffcc"/>
      <style:text-properties fo:color="#008000"/>
    </style:style>
    <style:style style:name="Good_20_32" style:display-name="Good 32" style:family="table-cell" style:parent-style-name="Default" style:data-style-name="N0">
      <style:table-cell-properties fo:background-color="#ccffcc"/>
      <style:text-properties fo:color="#008000"/>
    </style:style>
    <style:style style:name="Good_20_33" style:display-name="Good 33" style:family="table-cell" style:parent-style-name="Default" style:data-style-name="N0">
      <style:table-cell-properties fo:background-color="#ccffcc"/>
      <style:text-properties fo:color="#008000"/>
    </style:style>
    <style:style style:name="Good_20_34" style:display-name="Good 34" style:family="table-cell" style:parent-style-name="Default" style:data-style-name="N0">
      <style:table-cell-properties fo:background-color="#ccffcc"/>
      <style:text-properties fo:color="#008000"/>
    </style:style>
    <style:style style:name="Good_20_35" style:display-name="Good 35" style:family="table-cell" style:parent-style-name="Default" style:data-style-name="N0">
      <style:table-cell-properties fo:background-color="#ccffcc"/>
      <style:text-properties fo:color="#008000"/>
    </style:style>
    <style:style style:name="Good_20_36" style:display-name="Good 36" style:family="table-cell" style:parent-style-name="Default" style:data-style-name="N0">
      <style:table-cell-properties fo:background-color="#ccffcc"/>
      <style:text-properties fo:color="#008000"/>
    </style:style>
    <style:style style:name="Good_20_37" style:display-name="Good 37" style:family="table-cell" style:parent-style-name="Default" style:data-style-name="N0">
      <style:table-cell-properties fo:background-color="#ccffcc"/>
      <style:text-properties fo:color="#008000"/>
    </style:style>
    <style:style style:name="Good_20_38" style:display-name="Good 38" style:family="table-cell" style:parent-style-name="Default" style:data-style-name="N0">
      <style:table-cell-properties fo:background-color="#ccffcc"/>
      <style:text-properties fo:color="#008000"/>
    </style:style>
    <style:style style:name="Good_20_39" style:display-name="Good 39" style:family="table-cell" style:parent-style-name="Default" style:data-style-name="N0">
      <style:table-cell-properties fo:background-color="#ccffcc"/>
      <style:text-properties fo:color="#008000"/>
    </style:style>
    <style:style style:name="Good_20_4" style:display-name="Good 4" style:family="table-cell" style:parent-style-name="Default" style:data-style-name="N0">
      <style:table-cell-properties fo:background-color="#ccffcc"/>
      <style:text-properties fo:color="#008000"/>
    </style:style>
    <style:style style:name="Good_20_40" style:display-name="Good 40" style:family="table-cell" style:parent-style-name="Default" style:data-style-name="N0">
      <style:table-cell-properties fo:background-color="#ccffcc"/>
      <style:text-properties fo:color="#008000"/>
    </style:style>
    <style:style style:name="Good_20_41" style:display-name="Good 41" style:family="table-cell" style:parent-style-name="Default" style:data-style-name="N0">
      <style:table-cell-properties fo:background-color="#ccffcc"/>
      <style:text-properties fo:color="#008000"/>
    </style:style>
    <style:style style:name="Good_20_42" style:display-name="Good 42" style:family="table-cell" style:parent-style-name="Default" style:data-style-name="N0">
      <style:table-cell-properties fo:background-color="#ccffcc"/>
      <style:text-properties fo:color="#008000"/>
    </style:style>
    <style:style style:name="Good_20_43" style:display-name="Good 43" style:family="table-cell" style:parent-style-name="Default" style:data-style-name="N0">
      <style:table-cell-properties fo:background-color="#ccffcc"/>
      <style:text-properties fo:color="#008000"/>
    </style:style>
    <style:style style:name="Good_20_44" style:display-name="Good 44" style:family="table-cell" style:parent-style-name="Default" style:data-style-name="N0">
      <style:table-cell-properties fo:background-color="#ccffcc"/>
      <style:text-properties fo:color="#008000"/>
    </style:style>
    <style:style style:name="Good_20_45" style:display-name="Good 45" style:family="table-cell" style:parent-style-name="Default" style:data-style-name="N0">
      <style:table-cell-properties fo:background-color="#ccffcc"/>
      <style:text-properties fo:color="#008000"/>
    </style:style>
    <style:style style:name="Good_20_46" style:display-name="Good 46" style:family="table-cell" style:parent-style-name="Default" style:data-style-name="N0">
      <style:table-cell-properties fo:background-color="#ccffcc"/>
      <style:text-properties fo:color="#008000"/>
    </style:style>
    <style:style style:name="Good_20_47" style:display-name="Good 47" style:family="table-cell" style:parent-style-name="Default" style:data-style-name="N0">
      <style:table-cell-properties fo:background-color="#ccffcc"/>
      <style:text-properties fo:color="#008000"/>
    </style:style>
    <style:style style:name="Good_20_48" style:display-name="Good 48" style:family="table-cell" style:parent-style-name="Default" style:data-style-name="N0">
      <style:table-cell-properties fo:background-color="#ccffcc"/>
      <style:text-properties fo:color="#008000"/>
    </style:style>
    <style:style style:name="Good_20_49" style:display-name="Good 49" style:family="table-cell" style:parent-style-name="Default" style:data-style-name="N0">
      <style:table-cell-properties fo:background-color="#ccffcc"/>
      <style:text-properties fo:color="#008000"/>
    </style:style>
    <style:style style:name="Good_20_5" style:display-name="Good 5" style:family="table-cell" style:parent-style-name="Default" style:data-style-name="N0">
      <style:table-cell-properties fo:background-color="#ccffcc"/>
      <style:text-properties fo:color="#008000"/>
    </style:style>
    <style:style style:name="Good_20_50" style:display-name="Good 50" style:family="table-cell" style:parent-style-name="Default" style:data-style-name="N0">
      <style:table-cell-properties fo:background-color="#ccffcc"/>
      <style:text-properties fo:color="#008000"/>
    </style:style>
    <style:style style:name="Good_20_51" style:display-name="Good 51" style:family="table-cell" style:parent-style-name="Default" style:data-style-name="N0">
      <style:table-cell-properties fo:background-color="#ccffcc"/>
      <style:text-properties fo:color="#008000"/>
    </style:style>
    <style:style style:name="Good_20_52" style:display-name="Good 52" style:family="table-cell" style:parent-style-name="Default" style:data-style-name="N0">
      <style:table-cell-properties fo:background-color="#ccffcc"/>
      <style:text-properties fo:color="#008000"/>
    </style:style>
    <style:style style:name="Good_20_53" style:display-name="Good 53" style:family="table-cell" style:parent-style-name="Default" style:data-style-name="N0">
      <style:table-cell-properties fo:background-color="#ccffcc"/>
      <style:text-properties fo:color="#008000"/>
    </style:style>
    <style:style style:name="Good_20_54" style:display-name="Good 54" style:family="table-cell" style:parent-style-name="Default" style:data-style-name="N0">
      <style:table-cell-properties fo:background-color="#ccffcc"/>
      <style:text-properties fo:color="#008000"/>
    </style:style>
    <style:style style:name="Good_20_55" style:display-name="Good 55" style:family="table-cell" style:parent-style-name="Default" style:data-style-name="N0">
      <style:table-cell-properties fo:background-color="#ccffcc"/>
      <style:text-properties fo:color="#008000"/>
    </style:style>
    <style:style style:name="Good_20_56" style:display-name="Good 56" style:family="table-cell" style:parent-style-name="Default" style:data-style-name="N0">
      <style:table-cell-properties fo:background-color="#ccffcc"/>
      <style:text-properties fo:color="#008000"/>
    </style:style>
    <style:style style:name="Good_20_57" style:display-name="Good 57" style:family="table-cell" style:parent-style-name="Default" style:data-style-name="N0">
      <style:table-cell-properties fo:background-color="#ccffcc"/>
      <style:text-properties fo:color="#008000"/>
    </style:style>
    <style:style style:name="Good_20_58" style:display-name="Good 58" style:family="table-cell" style:parent-style-name="Default" style:data-style-name="N0">
      <style:table-cell-properties fo:background-color="#ccffcc"/>
      <style:text-properties fo:color="#008000"/>
    </style:style>
    <style:style style:name="Good_20_59" style:display-name="Good 59" style:family="table-cell" style:parent-style-name="Default" style:data-style-name="N0">
      <style:table-cell-properties fo:background-color="#ccffcc"/>
      <style:text-properties fo:color="#008000"/>
    </style:style>
    <style:style style:name="Good_20_6" style:display-name="Good 6" style:family="table-cell" style:parent-style-name="Default" style:data-style-name="N0">
      <style:table-cell-properties fo:background-color="#ccffcc"/>
      <style:text-properties fo:color="#008000"/>
    </style:style>
    <style:style style:name="Good_20_60" style:display-name="Good 60" style:family="table-cell" style:parent-style-name="Default" style:data-style-name="N0">
      <style:table-cell-properties fo:background-color="#ccffcc"/>
      <style:text-properties fo:color="#008000"/>
    </style:style>
    <style:style style:name="Good_20_61" style:display-name="Good 61" style:family="table-cell" style:parent-style-name="Default" style:data-style-name="N0">
      <style:table-cell-properties fo:background-color="#ccffcc"/>
      <style:text-properties fo:color="#008000"/>
    </style:style>
    <style:style style:name="Good_20_62" style:display-name="Good 62" style:family="table-cell" style:parent-style-name="Default" style:data-style-name="N0">
      <style:table-cell-properties fo:background-color="#ccffcc"/>
      <style:text-properties fo:color="#008000"/>
    </style:style>
    <style:style style:name="Good_20_63" style:display-name="Good 63" style:family="table-cell" style:parent-style-name="Default" style:data-style-name="N0">
      <style:table-cell-properties fo:background-color="#ccffcc"/>
      <style:text-properties fo:color="#008000"/>
    </style:style>
    <style:style style:name="Good_20_64" style:display-name="Good 64" style:family="table-cell" style:parent-style-name="Default" style:data-style-name="N0">
      <style:table-cell-properties fo:background-color="#ccffcc"/>
      <style:text-properties fo:color="#008000"/>
    </style:style>
    <style:style style:name="Good_20_65" style:display-name="Good 65" style:family="table-cell" style:parent-style-name="Default" style:data-style-name="N0">
      <style:table-cell-properties fo:background-color="#ccffcc"/>
      <style:text-properties fo:color="#008000"/>
    </style:style>
    <style:style style:name="Good_20_66" style:display-name="Good 66" style:family="table-cell" style:parent-style-name="Default" style:data-style-name="N0">
      <style:table-cell-properties fo:background-color="#ccffcc"/>
      <style:text-properties fo:color="#008000"/>
    </style:style>
    <style:style style:name="Good_20_67" style:display-name="Good 67" style:family="table-cell" style:parent-style-name="Default" style:data-style-name="N0">
      <style:table-cell-properties fo:background-color="#ccffcc"/>
      <style:text-properties fo:color="#008000"/>
    </style:style>
    <style:style style:name="Good_20_68" style:display-name="Good 68" style:family="table-cell" style:parent-style-name="Default" style:data-style-name="N0">
      <style:table-cell-properties fo:background-color="#ccffcc"/>
      <style:text-properties fo:color="#008000"/>
    </style:style>
    <style:style style:name="Good_20_69" style:display-name="Good 69" style:family="table-cell" style:parent-style-name="Default" style:data-style-name="N0">
      <style:table-cell-properties fo:background-color="#ccffcc"/>
      <style:text-properties fo:color="#008000"/>
    </style:style>
    <style:style style:name="Good_20_7" style:display-name="Good 7" style:family="table-cell" style:parent-style-name="Default" style:data-style-name="N0">
      <style:table-cell-properties fo:background-color="#ccffcc"/>
      <style:text-properties fo:color="#008000"/>
    </style:style>
    <style:style style:name="Good_20_70" style:display-name="Good 70" style:family="table-cell" style:parent-style-name="Default" style:data-style-name="N0">
      <style:table-cell-properties fo:background-color="#ccffcc"/>
      <style:text-properties fo:color="#008000"/>
    </style:style>
    <style:style style:name="Good_20_71" style:display-name="Good 71" style:family="table-cell" style:parent-style-name="Default" style:data-style-name="N0">
      <style:table-cell-properties fo:background-color="#ccffcc"/>
      <style:text-properties fo:color="#008000"/>
    </style:style>
    <style:style style:name="Good_20_72" style:display-name="Good 72" style:family="table-cell" style:parent-style-name="Default" style:data-style-name="N0">
      <style:table-cell-properties fo:background-color="#ccffcc"/>
      <style:text-properties fo:color="#008000"/>
    </style:style>
    <style:style style:name="Good_20_73" style:display-name="Good 73" style:family="table-cell" style:parent-style-name="Default" style:data-style-name="N0">
      <style:table-cell-properties fo:background-color="#ccffcc"/>
      <style:text-properties fo:color="#008000"/>
    </style:style>
    <style:style style:name="Good_20_74" style:display-name="Good 74" style:family="table-cell" style:parent-style-name="Default" style:data-style-name="N0">
      <style:table-cell-properties fo:background-color="#ccffcc"/>
      <style:text-properties fo:color="#008000"/>
    </style:style>
    <style:style style:name="Good_20_75" style:display-name="Good 75" style:family="table-cell" style:parent-style-name="Default" style:data-style-name="N0">
      <style:table-cell-properties fo:background-color="#ccffcc"/>
      <style:text-properties fo:color="#008000"/>
    </style:style>
    <style:style style:name="Good_20_76" style:display-name="Good 76" style:family="table-cell" style:parent-style-name="Default" style:data-style-name="N0">
      <style:table-cell-properties fo:background-color="#ccffcc"/>
      <style:text-properties fo:color="#008000"/>
    </style:style>
    <style:style style:name="Good_20_77" style:display-name="Good 77" style:family="table-cell" style:parent-style-name="Default" style:data-style-name="N0">
      <style:table-cell-properties fo:background-color="#ccffcc"/>
      <style:text-properties fo:color="#008000"/>
    </style:style>
    <style:style style:name="Good_20_78" style:display-name="Good 78" style:family="table-cell" style:parent-style-name="Default" style:data-style-name="N0">
      <style:table-cell-properties fo:background-color="#ccffcc"/>
      <style:text-properties fo:color="#008000"/>
    </style:style>
    <style:style style:name="Good_20_79" style:display-name="Good 79" style:family="table-cell" style:parent-style-name="Default" style:data-style-name="N0">
      <style:table-cell-properties fo:background-color="#ccffcc"/>
      <style:text-properties fo:color="#008000"/>
    </style:style>
    <style:style style:name="Good_20_8" style:display-name="Good 8" style:family="table-cell" style:parent-style-name="Default" style:data-style-name="N0">
      <style:table-cell-properties fo:background-color="#ccffcc"/>
      <style:text-properties fo:color="#008000"/>
    </style:style>
    <style:style style:name="Good_20_80" style:display-name="Good 80" style:family="table-cell" style:parent-style-name="Default" style:data-style-name="N0">
      <style:table-cell-properties fo:background-color="#ccffcc"/>
      <style:text-properties fo:color="#008000"/>
    </style:style>
    <style:style style:name="Good_20_81" style:display-name="Good 81" style:family="table-cell" style:parent-style-name="Default" style:data-style-name="N0">
      <style:table-cell-properties fo:background-color="#ccffcc"/>
      <style:text-properties fo:color="#008000"/>
    </style:style>
    <style:style style:name="Good_20_82" style:display-name="Good 82" style:family="table-cell" style:parent-style-name="Default" style:data-style-name="N0">
      <style:table-cell-properties fo:background-color="#ccffcc"/>
      <style:text-properties fo:color="#008000"/>
    </style:style>
    <style:style style:name="Good_20_83" style:display-name="Good 83" style:family="table-cell" style:parent-style-name="Default" style:data-style-name="N0">
      <style:table-cell-properties fo:background-color="#ccffcc"/>
      <style:text-properties fo:color="#008000"/>
    </style:style>
    <style:style style:name="Good_20_84" style:display-name="Good 84" style:family="table-cell" style:parent-style-name="Default" style:data-style-name="N0">
      <style:table-cell-properties fo:background-color="#ccffcc"/>
      <style:text-properties fo:color="#008000"/>
    </style:style>
    <style:style style:name="Good_20_85" style:display-name="Good 85" style:family="table-cell" style:parent-style-name="Default" style:data-style-name="N0">
      <style:table-cell-properties fo:background-color="#ccffcc"/>
      <style:text-properties fo:color="#008000"/>
    </style:style>
    <style:style style:name="Good_20_86" style:display-name="Good 86" style:family="table-cell" style:parent-style-name="Default" style:data-style-name="N0">
      <style:table-cell-properties fo:background-color="#ccffcc"/>
      <style:text-properties fo:color="#008000"/>
    </style:style>
    <style:style style:name="Good_20_87" style:display-name="Good 87" style:family="table-cell" style:parent-style-name="Default" style:data-style-name="N0">
      <style:table-cell-properties fo:background-color="#ccffcc"/>
      <style:text-properties fo:color="#008000"/>
    </style:style>
    <style:style style:name="Good_20_88" style:display-name="Good 88" style:family="table-cell" style:parent-style-name="Default" style:data-style-name="N0">
      <style:table-cell-properties fo:background-color="#ccffcc"/>
      <style:text-properties fo:color="#008000"/>
    </style:style>
    <style:style style:name="Good_20_9" style:display-name="Good 9" style:family="table-cell" style:parent-style-name="Default" style:data-style-name="N0">
      <style:table-cell-properties fo:background-color="#ccffcc"/>
      <style:text-properties fo:color="#008000"/>
    </style:style>
    <style:style style:name="Header1" style:family="table-cell" style:parent-style-name="Default" style:data-style-name="N0">
      <style:table-cell-properties fo:border-bottom="0.028in solid #000000" fo:background-color="transparent" fo:border-left="none" fo:border-right="none" fo:border-top="0.028in solid #000000"/>
      <style:text-properties fo:color="#000000"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Header2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none" fo:border-top="0.0008in solid #000000" style:vertical-align="middle"/>
      <style:paragraph-properties fo:text-align="start" fo:margin-left="0in"/>
      <style:text-properties fo:color="#000000"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Heading_20_1_20_10" style:display-name="Heading 1 10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11" style:display-name="Heading 1 11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12" style:display-name="Heading 1 12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13" style:display-name="Heading 1 13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14" style:display-name="Heading 1 14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15" style:display-name="Heading 1 15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16" style:display-name="Heading 1 16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17" style:display-name="Heading 1 17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18" style:display-name="Heading 1 18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19" style:display-name="Heading 1 19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2" style:display-name="Heading 1 2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20" style:display-name="Heading 1 20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21" style:display-name="Heading 1 21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22" style:display-name="Heading 1 22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23" style:display-name="Heading 1 23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24" style:display-name="Heading 1 24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25" style:display-name="Heading 1 25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26" style:display-name="Heading 1 26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27" style:display-name="Heading 1 27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28" style:display-name="Heading 1 28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29" style:display-name="Heading 1 29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3" style:display-name="Heading 1 3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30" style:display-name="Heading 1 30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31" style:display-name="Heading 1 31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32" style:display-name="Heading 1 32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33" style:display-name="Heading 1 33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34" style:display-name="Heading 1 34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35" style:display-name="Heading 1 35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36" style:display-name="Heading 1 36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37" style:display-name="Heading 1 37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38" style:display-name="Heading 1 38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39" style:display-name="Heading 1 39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4" style:display-name="Heading 1 4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40" style:display-name="Heading 1 40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41" style:display-name="Heading 1 41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42" style:display-name="Heading 1 42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43" style:display-name="Heading 1 43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44" style:display-name="Heading 1 44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45" style:display-name="Heading 1 45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46" style:display-name="Heading 1 46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47" style:display-name="Heading 1 47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48" style:display-name="Heading 1 48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49" style:display-name="Heading 1 49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5" style:display-name="Heading 1 5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50" style:display-name="Heading 1 50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51" style:display-name="Heading 1 51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52" style:display-name="Heading 1 52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53" style:display-name="Heading 1 53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54" style:display-name="Heading 1 54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55" style:display-name="Heading 1 55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56" style:display-name="Heading 1 56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57" style:display-name="Heading 1 57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58" style:display-name="Heading 1 58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59" style:display-name="Heading 1 59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6" style:display-name="Heading 1 6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60" style:display-name="Heading 1 60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61" style:display-name="Heading 1 61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62" style:display-name="Heading 1 62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63" style:display-name="Heading 1 63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64" style:display-name="Heading 1 64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65" style:display-name="Heading 1 65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66" style:display-name="Heading 1 66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67" style:display-name="Heading 1 67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68" style:display-name="Heading 1 68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69" style:display-name="Heading 1 69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7" style:display-name="Heading 1 7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70" style:display-name="Heading 1 70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71" style:display-name="Heading 1 71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72" style:display-name="Heading 1 72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73" style:display-name="Heading 1 73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74" style:display-name="Heading 1 74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75" style:display-name="Heading 1 75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76" style:display-name="Heading 1 76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77" style:display-name="Heading 1 77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78" style:display-name="Heading 1 78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79" style:display-name="Heading 1 79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8" style:display-name="Heading 1 8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80" style:display-name="Heading 1 80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81" style:display-name="Heading 1 81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82" style:display-name="Heading 1 82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83" style:display-name="Heading 1 83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84" style:display-name="Heading 1 84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85" style:display-name="Heading 1 85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86" style:display-name="Heading 1 86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87" style:display-name="Heading 1 87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88" style:display-name="Heading 1 88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9" style:display-name="Heading 1 9" style:family="table-cell" style:parent-style-name="Default" style:data-style-name="N0">
      <style:table-cell-properties fo:border-bottom="0.0346in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2_20_10" style:display-name="Heading 2 10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11" style:display-name="Heading 2 11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12" style:display-name="Heading 2 12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13" style:display-name="Heading 2 13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14" style:display-name="Heading 2 14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15" style:display-name="Heading 2 15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16" style:display-name="Heading 2 16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17" style:display-name="Heading 2 17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18" style:display-name="Heading 2 18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19" style:display-name="Heading 2 19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2" style:display-name="Heading 2 2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20" style:display-name="Heading 2 20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21" style:display-name="Heading 2 21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22" style:display-name="Heading 2 22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23" style:display-name="Heading 2 23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24" style:display-name="Heading 2 24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25" style:display-name="Heading 2 25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26" style:display-name="Heading 2 26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27" style:display-name="Heading 2 27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28" style:display-name="Heading 2 28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29" style:display-name="Heading 2 29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3" style:display-name="Heading 2 3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30" style:display-name="Heading 2 30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31" style:display-name="Heading 2 31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32" style:display-name="Heading 2 32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33" style:display-name="Heading 2 33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34" style:display-name="Heading 2 34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35" style:display-name="Heading 2 35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36" style:display-name="Heading 2 36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37" style:display-name="Heading 2 37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38" style:display-name="Heading 2 38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39" style:display-name="Heading 2 39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4" style:display-name="Heading 2 4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40" style:display-name="Heading 2 40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41" style:display-name="Heading 2 41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42" style:display-name="Heading 2 42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43" style:display-name="Heading 2 43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44" style:display-name="Heading 2 44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45" style:display-name="Heading 2 45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46" style:display-name="Heading 2 46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47" style:display-name="Heading 2 47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48" style:display-name="Heading 2 48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49" style:display-name="Heading 2 49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5" style:display-name="Heading 2 5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50" style:display-name="Heading 2 50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51" style:display-name="Heading 2 51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52" style:display-name="Heading 2 52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53" style:display-name="Heading 2 53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54" style:display-name="Heading 2 54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55" style:display-name="Heading 2 55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56" style:display-name="Heading 2 56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57" style:display-name="Heading 2 57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58" style:display-name="Heading 2 58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59" style:display-name="Heading 2 59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6" style:display-name="Heading 2 6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60" style:display-name="Heading 2 60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61" style:display-name="Heading 2 61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62" style:display-name="Heading 2 62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63" style:display-name="Heading 2 63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64" style:display-name="Heading 2 64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65" style:display-name="Heading 2 65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66" style:display-name="Heading 2 66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67" style:display-name="Heading 2 67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68" style:display-name="Heading 2 68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69" style:display-name="Heading 2 69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7" style:display-name="Heading 2 7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70" style:display-name="Heading 2 70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71" style:display-name="Heading 2 71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72" style:display-name="Heading 2 72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73" style:display-name="Heading 2 73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74" style:display-name="Heading 2 74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75" style:display-name="Heading 2 75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76" style:display-name="Heading 2 76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77" style:display-name="Heading 2 77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78" style:display-name="Heading 2 78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79" style:display-name="Heading 2 79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8" style:display-name="Heading 2 8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80" style:display-name="Heading 2 80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81" style:display-name="Heading 2 81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82" style:display-name="Heading 2 82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83" style:display-name="Heading 2 83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84" style:display-name="Heading 2 84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85" style:display-name="Heading 2 85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86" style:display-name="Heading 2 86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87" style:display-name="Heading 2 87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88" style:display-name="Heading 2 88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9" style:display-name="Heading 2 9" style:family="table-cell" style:parent-style-name="Default" style:data-style-name="N0">
      <style:table-cell-properties fo:border-bottom="0.0346in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3_20_10" style:display-name="Heading 3 10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11" style:display-name="Heading 3 11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12" style:display-name="Heading 3 12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13" style:display-name="Heading 3 13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14" style:display-name="Heading 3 14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15" style:display-name="Heading 3 15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16" style:display-name="Heading 3 16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17" style:display-name="Heading 3 17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18" style:display-name="Heading 3 18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19" style:display-name="Heading 3 19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2" style:display-name="Heading 3 2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20" style:display-name="Heading 3 20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21" style:display-name="Heading 3 21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22" style:display-name="Heading 3 22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23" style:display-name="Heading 3 23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24" style:display-name="Heading 3 24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25" style:display-name="Heading 3 25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26" style:display-name="Heading 3 26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27" style:display-name="Heading 3 27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28" style:display-name="Heading 3 28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29" style:display-name="Heading 3 29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3" style:display-name="Heading 3 3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30" style:display-name="Heading 3 30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31" style:display-name="Heading 3 31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32" style:display-name="Heading 3 32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33" style:display-name="Heading 3 33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34" style:display-name="Heading 3 34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35" style:display-name="Heading 3 35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36" style:display-name="Heading 3 36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37" style:display-name="Heading 3 37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38" style:display-name="Heading 3 38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39" style:display-name="Heading 3 39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4" style:display-name="Heading 3 4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40" style:display-name="Heading 3 40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41" style:display-name="Heading 3 41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42" style:display-name="Heading 3 42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43" style:display-name="Heading 3 43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44" style:display-name="Heading 3 44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45" style:display-name="Heading 3 45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46" style:display-name="Heading 3 46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47" style:display-name="Heading 3 47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48" style:display-name="Heading 3 48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49" style:display-name="Heading 3 49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5" style:display-name="Heading 3 5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50" style:display-name="Heading 3 50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51" style:display-name="Heading 3 51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52" style:display-name="Heading 3 52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53" style:display-name="Heading 3 53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54" style:display-name="Heading 3 54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55" style:display-name="Heading 3 55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56" style:display-name="Heading 3 56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57" style:display-name="Heading 3 57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58" style:display-name="Heading 3 58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59" style:display-name="Heading 3 59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6" style:display-name="Heading 3 6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60" style:display-name="Heading 3 60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61" style:display-name="Heading 3 61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62" style:display-name="Heading 3 62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63" style:display-name="Heading 3 63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64" style:display-name="Heading 3 64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65" style:display-name="Heading 3 65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66" style:display-name="Heading 3 66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67" style:display-name="Heading 3 67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68" style:display-name="Heading 3 68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69" style:display-name="Heading 3 69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7" style:display-name="Heading 3 7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70" style:display-name="Heading 3 70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71" style:display-name="Heading 3 71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72" style:display-name="Heading 3 72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73" style:display-name="Heading 3 73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74" style:display-name="Heading 3 74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75" style:display-name="Heading 3 75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76" style:display-name="Heading 3 76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77" style:display-name="Heading 3 77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78" style:display-name="Heading 3 78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79" style:display-name="Heading 3 79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8" style:display-name="Heading 3 8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80" style:display-name="Heading 3 80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81" style:display-name="Heading 3 81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82" style:display-name="Heading 3 82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83" style:display-name="Heading 3 83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84" style:display-name="Heading 3 84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85" style:display-name="Heading 3 85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86" style:display-name="Heading 3 86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87" style:display-name="Heading 3 87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88" style:display-name="Heading 3 88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9" style:display-name="Heading 3 9" style:family="table-cell" style:parent-style-name="Default" style:data-style-name="N0">
      <style:table-cell-properties fo:border-bottom="0.028in solid #0066cc" fo:border-left="none" fo:border-right="none" fo:border-top="none"/>
      <style:text-properties fo:color="#003366" fo:font-weight="bold" style:font-weight-asian="bold" style:font-weight-complex="bold"/>
    </style:style>
    <style:style style:name="Heading_20_4_20_10" style:display-name="Heading 4 10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11" style:display-name="Heading 4 11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12" style:display-name="Heading 4 12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13" style:display-name="Heading 4 13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14" style:display-name="Heading 4 14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15" style:display-name="Heading 4 15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16" style:display-name="Heading 4 16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17" style:display-name="Heading 4 17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18" style:display-name="Heading 4 18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19" style:display-name="Heading 4 19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2" style:display-name="Heading 4 2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20" style:display-name="Heading 4 20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21" style:display-name="Heading 4 21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22" style:display-name="Heading 4 22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23" style:display-name="Heading 4 23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24" style:display-name="Heading 4 24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25" style:display-name="Heading 4 25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26" style:display-name="Heading 4 26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27" style:display-name="Heading 4 27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28" style:display-name="Heading 4 28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29" style:display-name="Heading 4 29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3" style:display-name="Heading 4 3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30" style:display-name="Heading 4 30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31" style:display-name="Heading 4 31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32" style:display-name="Heading 4 32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33" style:display-name="Heading 4 33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34" style:display-name="Heading 4 34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35" style:display-name="Heading 4 35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36" style:display-name="Heading 4 36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37" style:display-name="Heading 4 37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38" style:display-name="Heading 4 38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39" style:display-name="Heading 4 39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4" style:display-name="Heading 4 4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40" style:display-name="Heading 4 40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41" style:display-name="Heading 4 41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42" style:display-name="Heading 4 42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43" style:display-name="Heading 4 43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44" style:display-name="Heading 4 44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45" style:display-name="Heading 4 45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46" style:display-name="Heading 4 46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47" style:display-name="Heading 4 47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48" style:display-name="Heading 4 48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49" style:display-name="Heading 4 49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5" style:display-name="Heading 4 5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50" style:display-name="Heading 4 50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51" style:display-name="Heading 4 51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52" style:display-name="Heading 4 52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53" style:display-name="Heading 4 53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54" style:display-name="Heading 4 54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55" style:display-name="Heading 4 55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56" style:display-name="Heading 4 56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57" style:display-name="Heading 4 57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58" style:display-name="Heading 4 58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59" style:display-name="Heading 4 59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6" style:display-name="Heading 4 6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60" style:display-name="Heading 4 60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61" style:display-name="Heading 4 61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62" style:display-name="Heading 4 62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63" style:display-name="Heading 4 63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64" style:display-name="Heading 4 64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65" style:display-name="Heading 4 65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66" style:display-name="Heading 4 66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67" style:display-name="Heading 4 67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68" style:display-name="Heading 4 68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69" style:display-name="Heading 4 69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7" style:display-name="Heading 4 7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70" style:display-name="Heading 4 70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71" style:display-name="Heading 4 71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72" style:display-name="Heading 4 72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73" style:display-name="Heading 4 73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74" style:display-name="Heading 4 74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75" style:display-name="Heading 4 75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76" style:display-name="Heading 4 76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77" style:display-name="Heading 4 77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78" style:display-name="Heading 4 78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79" style:display-name="Heading 4 79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8" style:display-name="Heading 4 8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80" style:display-name="Heading 4 80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81" style:display-name="Heading 4 81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82" style:display-name="Heading 4 82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83" style:display-name="Heading 4 83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84" style:display-name="Heading 4 84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85" style:display-name="Heading 4 85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86" style:display-name="Heading 4 86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87" style:display-name="Heading 4 87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88" style:display-name="Heading 4 88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9" style:display-name="Heading 4 9" style:family="table-cell" style:parent-style-name="Default" style:data-style-name="N0">
      <style:text-properties fo:color="#003366" fo:font-weight="bold" style:font-weight-asian="bold" style:font-weight-complex="bold"/>
    </style:style>
    <style:style style:name="Input_20_10" style:display-name="Input 10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11" style:display-name="Input 11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12" style:display-name="Input 12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13" style:display-name="Input 13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14" style:display-name="Input 14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15" style:display-name="Input 15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16" style:display-name="Input 16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17" style:display-name="Input 17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18" style:display-name="Input 18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19" style:display-name="Input 19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2" style:display-name="Input 2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20" style:display-name="Input 20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21" style:display-name="Input 21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22" style:display-name="Input 22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23" style:display-name="Input 23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24" style:display-name="Input 24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25" style:display-name="Input 25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26" style:display-name="Input 26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27" style:display-name="Input 27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28" style:display-name="Input 28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29" style:display-name="Input 29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3" style:display-name="Input 3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30" style:display-name="Input 30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31" style:display-name="Input 31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32" style:display-name="Input 32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33" style:display-name="Input 33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34" style:display-name="Input 34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35" style:display-name="Input 35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36" style:display-name="Input 36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37" style:display-name="Input 37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38" style:display-name="Input 38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39" style:display-name="Input 39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4" style:display-name="Input 4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40" style:display-name="Input 40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41" style:display-name="Input 41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42" style:display-name="Input 42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43" style:display-name="Input 43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44" style:display-name="Input 44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45" style:display-name="Input 45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46" style:display-name="Input 46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47" style:display-name="Input 47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48" style:display-name="Input 48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49" style:display-name="Input 49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5" style:display-name="Input 5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50" style:display-name="Input 50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51" style:display-name="Input 51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52" style:display-name="Input 52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53" style:display-name="Input 53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54" style:display-name="Input 54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55" style:display-name="Input 55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56" style:display-name="Input 56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57" style:display-name="Input 57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58" style:display-name="Input 58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59" style:display-name="Input 59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6" style:display-name="Input 6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60" style:display-name="Input 60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61" style:display-name="Input 61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62" style:display-name="Input 62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63" style:display-name="Input 63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64" style:display-name="Input 64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65" style:display-name="Input 65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66" style:display-name="Input 66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67" style:display-name="Input 67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68" style:display-name="Input 68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69" style:display-name="Input 69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7" style:display-name="Input 7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70" style:display-name="Input 70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71" style:display-name="Input 71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72" style:display-name="Input 72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73" style:display-name="Input 73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74" style:display-name="Input 74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75" style:display-name="Input 75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76" style:display-name="Input 76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77" style:display-name="Input 77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78" style:display-name="Input 78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79" style:display-name="Input 79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8" style:display-name="Input 8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80" style:display-name="Input 80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81" style:display-name="Input 81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82" style:display-name="Input 82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83" style:display-name="Input 83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84" style:display-name="Input 84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85" style:display-name="Input 85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86" style:display-name="Input 86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87" style:display-name="Input 87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88" style:display-name="Input 88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Input_20_9" style:display-name="Input 9" style:family="table-cell" style:parent-style-name="Default" style:data-style-name="N0">
      <style:table-cell-properties fo:background-color="#ffcc99" fo:border="0.0008in solid #808080"/>
      <style:text-properties fo:color="#333399"/>
    </style:style>
    <style:style style:name="Linked_20_Cell_20_10" style:display-name="Linked Cell 10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11" style:display-name="Linked Cell 11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12" style:display-name="Linked Cell 12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13" style:display-name="Linked Cell 13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14" style:display-name="Linked Cell 14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15" style:display-name="Linked Cell 15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16" style:display-name="Linked Cell 16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17" style:display-name="Linked Cell 17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18" style:display-name="Linked Cell 18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19" style:display-name="Linked Cell 19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2" style:display-name="Linked Cell 2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20" style:display-name="Linked Cell 20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21" style:display-name="Linked Cell 21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22" style:display-name="Linked Cell 22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23" style:display-name="Linked Cell 23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24" style:display-name="Linked Cell 24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25" style:display-name="Linked Cell 25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26" style:display-name="Linked Cell 26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27" style:display-name="Linked Cell 27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28" style:display-name="Linked Cell 28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29" style:display-name="Linked Cell 29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3" style:display-name="Linked Cell 3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30" style:display-name="Linked Cell 30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31" style:display-name="Linked Cell 31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32" style:display-name="Linked Cell 32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33" style:display-name="Linked Cell 33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34" style:display-name="Linked Cell 34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35" style:display-name="Linked Cell 35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36" style:display-name="Linked Cell 36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37" style:display-name="Linked Cell 37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38" style:display-name="Linked Cell 38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39" style:display-name="Linked Cell 39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4" style:display-name="Linked Cell 4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40" style:display-name="Linked Cell 40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41" style:display-name="Linked Cell 41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42" style:display-name="Linked Cell 42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43" style:display-name="Linked Cell 43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44" style:display-name="Linked Cell 44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45" style:display-name="Linked Cell 45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46" style:display-name="Linked Cell 46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47" style:display-name="Linked Cell 47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48" style:display-name="Linked Cell 48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49" style:display-name="Linked Cell 49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5" style:display-name="Linked Cell 5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50" style:display-name="Linked Cell 50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51" style:display-name="Linked Cell 51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52" style:display-name="Linked Cell 52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53" style:display-name="Linked Cell 53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54" style:display-name="Linked Cell 54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55" style:display-name="Linked Cell 55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56" style:display-name="Linked Cell 56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57" style:display-name="Linked Cell 57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58" style:display-name="Linked Cell 58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59" style:display-name="Linked Cell 59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6" style:display-name="Linked Cell 6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60" style:display-name="Linked Cell 60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61" style:display-name="Linked Cell 61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62" style:display-name="Linked Cell 62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63" style:display-name="Linked Cell 63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64" style:display-name="Linked Cell 64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65" style:display-name="Linked Cell 65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66" style:display-name="Linked Cell 66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67" style:display-name="Linked Cell 67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68" style:display-name="Linked Cell 68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69" style:display-name="Linked Cell 69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7" style:display-name="Linked Cell 7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70" style:display-name="Linked Cell 70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71" style:display-name="Linked Cell 71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72" style:display-name="Linked Cell 72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73" style:display-name="Linked Cell 73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74" style:display-name="Linked Cell 74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75" style:display-name="Linked Cell 75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76" style:display-name="Linked Cell 76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77" style:display-name="Linked Cell 77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78" style:display-name="Linked Cell 78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79" style:display-name="Linked Cell 79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8" style:display-name="Linked Cell 8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80" style:display-name="Linked Cell 80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81" style:display-name="Linked Cell 81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82" style:display-name="Linked Cell 82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83" style:display-name="Linked Cell 83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84" style:display-name="Linked Cell 84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85" style:display-name="Linked Cell 85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86" style:display-name="Linked Cell 86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87" style:display-name="Linked Cell 87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88" style:display-name="Linked Cell 88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Linked_20_Cell_20_9" style:display-name="Linked Cell 9" style:family="table-cell" style:parent-style-name="Default" style:data-style-name="N0">
      <style:table-cell-properties fo:border-bottom="0.0154in double #ff9900" style:border-line-width-bottom="0.0008in 0.0138in 0.0008in" fo:border-left="none" fo:border-right="none" fo:border-top="none"/>
      <style:text-properties fo:color="#ff9900"/>
    </style:style>
    <style:style style:name="moi" style:family="table-cell" style:parent-style-name="Default" style:data-style-name="N132">
      <style:table-cell-properties fo:background-color="transparent" fo:border="0.0008in solid #000000" style:vertical-align="automatic"/>
      <style:text-properties fo:color="#000000" style:font-name=".VnAvant" fo:font-size="10pt" style:font-name-asian=".VnAvant1" style:font-size-asian="10pt" style:font-name-complex=".VnAvant1" style:font-size-complex="10pt"/>
    </style:style>
    <style:style style:name="n" style:family="table-cell" style:parent-style-name="Default" style:data-style-name="N0"/>
    <style:style style:name="Neutral_20_10" style:display-name="Neutral 10" style:family="table-cell" style:parent-style-name="Default" style:data-style-name="N0">
      <style:table-cell-properties fo:background-color="#ffff99"/>
      <style:text-properties fo:color="#993300"/>
    </style:style>
    <style:style style:name="Neutral_20_11" style:display-name="Neutral 11" style:family="table-cell" style:parent-style-name="Default" style:data-style-name="N0">
      <style:table-cell-properties fo:background-color="#ffff99"/>
      <style:text-properties fo:color="#993300"/>
    </style:style>
    <style:style style:name="Neutral_20_12" style:display-name="Neutral 12" style:family="table-cell" style:parent-style-name="Default" style:data-style-name="N0">
      <style:table-cell-properties fo:background-color="#ffff99"/>
      <style:text-properties fo:color="#993300"/>
    </style:style>
    <style:style style:name="Neutral_20_13" style:display-name="Neutral 13" style:family="table-cell" style:parent-style-name="Default" style:data-style-name="N0">
      <style:table-cell-properties fo:background-color="#ffff99"/>
      <style:text-properties fo:color="#993300"/>
    </style:style>
    <style:style style:name="Neutral_20_14" style:display-name="Neutral 14" style:family="table-cell" style:parent-style-name="Default" style:data-style-name="N0">
      <style:table-cell-properties fo:background-color="#ffff99"/>
      <style:text-properties fo:color="#993300"/>
    </style:style>
    <style:style style:name="Neutral_20_15" style:display-name="Neutral 15" style:family="table-cell" style:parent-style-name="Default" style:data-style-name="N0">
      <style:table-cell-properties fo:background-color="#ffff99"/>
      <style:text-properties fo:color="#993300"/>
    </style:style>
    <style:style style:name="Neutral_20_16" style:display-name="Neutral 16" style:family="table-cell" style:parent-style-name="Default" style:data-style-name="N0">
      <style:table-cell-properties fo:background-color="#ffff99"/>
      <style:text-properties fo:color="#993300"/>
    </style:style>
    <style:style style:name="Neutral_20_17" style:display-name="Neutral 17" style:family="table-cell" style:parent-style-name="Default" style:data-style-name="N0">
      <style:table-cell-properties fo:background-color="#ffff99"/>
      <style:text-properties fo:color="#993300"/>
    </style:style>
    <style:style style:name="Neutral_20_18" style:display-name="Neutral 18" style:family="table-cell" style:parent-style-name="Default" style:data-style-name="N0">
      <style:table-cell-properties fo:background-color="#ffff99"/>
      <style:text-properties fo:color="#993300"/>
    </style:style>
    <style:style style:name="Neutral_20_19" style:display-name="Neutral 19" style:family="table-cell" style:parent-style-name="Default" style:data-style-name="N0">
      <style:table-cell-properties fo:background-color="#ffff99"/>
      <style:text-properties fo:color="#993300"/>
    </style:style>
    <style:style style:name="Neutral_20_2" style:display-name="Neutral 2" style:family="table-cell" style:parent-style-name="Default" style:data-style-name="N0">
      <style:table-cell-properties fo:background-color="#ffff99"/>
      <style:text-properties fo:color="#993300"/>
    </style:style>
    <style:style style:name="Neutral_20_20" style:display-name="Neutral 20" style:family="table-cell" style:parent-style-name="Default" style:data-style-name="N0">
      <style:table-cell-properties fo:background-color="#ffff99"/>
      <style:text-properties fo:color="#993300"/>
    </style:style>
    <style:style style:name="Neutral_20_21" style:display-name="Neutral 21" style:family="table-cell" style:parent-style-name="Default" style:data-style-name="N0">
      <style:table-cell-properties fo:background-color="#ffff99"/>
      <style:text-properties fo:color="#993300"/>
    </style:style>
    <style:style style:name="Neutral_20_22" style:display-name="Neutral 22" style:family="table-cell" style:parent-style-name="Default" style:data-style-name="N0">
      <style:table-cell-properties fo:background-color="#ffff99"/>
      <style:text-properties fo:color="#993300"/>
    </style:style>
    <style:style style:name="Neutral_20_23" style:display-name="Neutral 23" style:family="table-cell" style:parent-style-name="Default" style:data-style-name="N0">
      <style:table-cell-properties fo:background-color="#ffff99"/>
      <style:text-properties fo:color="#993300"/>
    </style:style>
    <style:style style:name="Neutral_20_24" style:display-name="Neutral 24" style:family="table-cell" style:parent-style-name="Default" style:data-style-name="N0">
      <style:table-cell-properties fo:background-color="#ffff99"/>
      <style:text-properties fo:color="#993300"/>
    </style:style>
    <style:style style:name="Neutral_20_25" style:display-name="Neutral 25" style:family="table-cell" style:parent-style-name="Default" style:data-style-name="N0">
      <style:table-cell-properties fo:background-color="#ffff99"/>
      <style:text-properties fo:color="#993300"/>
    </style:style>
    <style:style style:name="Neutral_20_26" style:display-name="Neutral 26" style:family="table-cell" style:parent-style-name="Default" style:data-style-name="N0">
      <style:table-cell-properties fo:background-color="#ffff99"/>
      <style:text-properties fo:color="#993300"/>
    </style:style>
    <style:style style:name="Neutral_20_27" style:display-name="Neutral 27" style:family="table-cell" style:parent-style-name="Default" style:data-style-name="N0">
      <style:table-cell-properties fo:background-color="#ffff99"/>
      <style:text-properties fo:color="#993300"/>
    </style:style>
    <style:style style:name="Neutral_20_28" style:display-name="Neutral 28" style:family="table-cell" style:parent-style-name="Default" style:data-style-name="N0">
      <style:table-cell-properties fo:background-color="#ffff99"/>
      <style:text-properties fo:color="#993300"/>
    </style:style>
    <style:style style:name="Neutral_20_29" style:display-name="Neutral 29" style:family="table-cell" style:parent-style-name="Default" style:data-style-name="N0">
      <style:table-cell-properties fo:background-color="#ffff99"/>
      <style:text-properties fo:color="#993300"/>
    </style:style>
    <style:style style:name="Neutral_20_3" style:display-name="Neutral 3" style:family="table-cell" style:parent-style-name="Default" style:data-style-name="N0">
      <style:table-cell-properties fo:background-color="#ffff99"/>
      <style:text-properties fo:color="#993300"/>
    </style:style>
    <style:style style:name="Neutral_20_30" style:display-name="Neutral 30" style:family="table-cell" style:parent-style-name="Default" style:data-style-name="N0">
      <style:table-cell-properties fo:background-color="#ffff99"/>
      <style:text-properties fo:color="#993300"/>
    </style:style>
    <style:style style:name="Neutral_20_31" style:display-name="Neutral 31" style:family="table-cell" style:parent-style-name="Default" style:data-style-name="N0">
      <style:table-cell-properties fo:background-color="#ffff99"/>
      <style:text-properties fo:color="#993300"/>
    </style:style>
    <style:style style:name="Neutral_20_32" style:display-name="Neutral 32" style:family="table-cell" style:parent-style-name="Default" style:data-style-name="N0">
      <style:table-cell-properties fo:background-color="#ffff99"/>
      <style:text-properties fo:color="#993300"/>
    </style:style>
    <style:style style:name="Neutral_20_33" style:display-name="Neutral 33" style:family="table-cell" style:parent-style-name="Default" style:data-style-name="N0">
      <style:table-cell-properties fo:background-color="#ffff99"/>
      <style:text-properties fo:color="#993300"/>
    </style:style>
    <style:style style:name="Neutral_20_34" style:display-name="Neutral 34" style:family="table-cell" style:parent-style-name="Default" style:data-style-name="N0">
      <style:table-cell-properties fo:background-color="#ffff99"/>
      <style:text-properties fo:color="#993300"/>
    </style:style>
    <style:style style:name="Neutral_20_35" style:display-name="Neutral 35" style:family="table-cell" style:parent-style-name="Default" style:data-style-name="N0">
      <style:table-cell-properties fo:background-color="#ffff99"/>
      <style:text-properties fo:color="#993300"/>
    </style:style>
    <style:style style:name="Neutral_20_36" style:display-name="Neutral 36" style:family="table-cell" style:parent-style-name="Default" style:data-style-name="N0">
      <style:table-cell-properties fo:background-color="#ffff99"/>
      <style:text-properties fo:color="#993300"/>
    </style:style>
    <style:style style:name="Neutral_20_37" style:display-name="Neutral 37" style:family="table-cell" style:parent-style-name="Default" style:data-style-name="N0">
      <style:table-cell-properties fo:background-color="#ffff99"/>
      <style:text-properties fo:color="#993300"/>
    </style:style>
    <style:style style:name="Neutral_20_38" style:display-name="Neutral 38" style:family="table-cell" style:parent-style-name="Default" style:data-style-name="N0">
      <style:table-cell-properties fo:background-color="#ffff99"/>
      <style:text-properties fo:color="#993300"/>
    </style:style>
    <style:style style:name="Neutral_20_39" style:display-name="Neutral 39" style:family="table-cell" style:parent-style-name="Default" style:data-style-name="N0">
      <style:table-cell-properties fo:background-color="#ffff99"/>
      <style:text-properties fo:color="#993300"/>
    </style:style>
    <style:style style:name="Neutral_20_4" style:display-name="Neutral 4" style:family="table-cell" style:parent-style-name="Default" style:data-style-name="N0">
      <style:table-cell-properties fo:background-color="#ffff99"/>
      <style:text-properties fo:color="#993300"/>
    </style:style>
    <style:style style:name="Neutral_20_40" style:display-name="Neutral 40" style:family="table-cell" style:parent-style-name="Default" style:data-style-name="N0">
      <style:table-cell-properties fo:background-color="#ffff99"/>
      <style:text-properties fo:color="#993300"/>
    </style:style>
    <style:style style:name="Neutral_20_41" style:display-name="Neutral 41" style:family="table-cell" style:parent-style-name="Default" style:data-style-name="N0">
      <style:table-cell-properties fo:background-color="#ffff99"/>
      <style:text-properties fo:color="#993300"/>
    </style:style>
    <style:style style:name="Neutral_20_42" style:display-name="Neutral 42" style:family="table-cell" style:parent-style-name="Default" style:data-style-name="N0">
      <style:table-cell-properties fo:background-color="#ffff99"/>
      <style:text-properties fo:color="#993300"/>
    </style:style>
    <style:style style:name="Neutral_20_43" style:display-name="Neutral 43" style:family="table-cell" style:parent-style-name="Default" style:data-style-name="N0">
      <style:table-cell-properties fo:background-color="#ffff99"/>
      <style:text-properties fo:color="#993300"/>
    </style:style>
    <style:style style:name="Neutral_20_44" style:display-name="Neutral 44" style:family="table-cell" style:parent-style-name="Default" style:data-style-name="N0">
      <style:table-cell-properties fo:background-color="#ffff99"/>
      <style:text-properties fo:color="#993300"/>
    </style:style>
    <style:style style:name="Neutral_20_45" style:display-name="Neutral 45" style:family="table-cell" style:parent-style-name="Default" style:data-style-name="N0">
      <style:table-cell-properties fo:background-color="#ffff99"/>
      <style:text-properties fo:color="#993300"/>
    </style:style>
    <style:style style:name="Neutral_20_46" style:display-name="Neutral 46" style:family="table-cell" style:parent-style-name="Default" style:data-style-name="N0">
      <style:table-cell-properties fo:background-color="#ffff99"/>
      <style:text-properties fo:color="#993300"/>
    </style:style>
    <style:style style:name="Neutral_20_47" style:display-name="Neutral 47" style:family="table-cell" style:parent-style-name="Default" style:data-style-name="N0">
      <style:table-cell-properties fo:background-color="#ffff99"/>
      <style:text-properties fo:color="#993300"/>
    </style:style>
    <style:style style:name="Neutral_20_48" style:display-name="Neutral 48" style:family="table-cell" style:parent-style-name="Default" style:data-style-name="N0">
      <style:table-cell-properties fo:background-color="#ffff99"/>
      <style:text-properties fo:color="#993300"/>
    </style:style>
    <style:style style:name="Neutral_20_49" style:display-name="Neutral 49" style:family="table-cell" style:parent-style-name="Default" style:data-style-name="N0">
      <style:table-cell-properties fo:background-color="#ffff99"/>
      <style:text-properties fo:color="#993300"/>
    </style:style>
    <style:style style:name="Neutral_20_5" style:display-name="Neutral 5" style:family="table-cell" style:parent-style-name="Default" style:data-style-name="N0">
      <style:table-cell-properties fo:background-color="#ffff99"/>
      <style:text-properties fo:color="#993300"/>
    </style:style>
    <style:style style:name="Neutral_20_50" style:display-name="Neutral 50" style:family="table-cell" style:parent-style-name="Default" style:data-style-name="N0">
      <style:table-cell-properties fo:background-color="#ffff99"/>
      <style:text-properties fo:color="#993300"/>
    </style:style>
    <style:style style:name="Neutral_20_51" style:display-name="Neutral 51" style:family="table-cell" style:parent-style-name="Default" style:data-style-name="N0">
      <style:table-cell-properties fo:background-color="#ffff99"/>
      <style:text-properties fo:color="#993300"/>
    </style:style>
    <style:style style:name="Neutral_20_52" style:display-name="Neutral 52" style:family="table-cell" style:parent-style-name="Default" style:data-style-name="N0">
      <style:table-cell-properties fo:background-color="#ffff99"/>
      <style:text-properties fo:color="#993300"/>
    </style:style>
    <style:style style:name="Neutral_20_53" style:display-name="Neutral 53" style:family="table-cell" style:parent-style-name="Default" style:data-style-name="N0">
      <style:table-cell-properties fo:background-color="#ffff99"/>
      <style:text-properties fo:color="#993300"/>
    </style:style>
    <style:style style:name="Neutral_20_54" style:display-name="Neutral 54" style:family="table-cell" style:parent-style-name="Default" style:data-style-name="N0">
      <style:table-cell-properties fo:background-color="#ffff99"/>
      <style:text-properties fo:color="#993300"/>
    </style:style>
    <style:style style:name="Neutral_20_55" style:display-name="Neutral 55" style:family="table-cell" style:parent-style-name="Default" style:data-style-name="N0">
      <style:table-cell-properties fo:background-color="#ffff99"/>
      <style:text-properties fo:color="#993300"/>
    </style:style>
    <style:style style:name="Neutral_20_56" style:display-name="Neutral 56" style:family="table-cell" style:parent-style-name="Default" style:data-style-name="N0">
      <style:table-cell-properties fo:background-color="#ffff99"/>
      <style:text-properties fo:color="#993300"/>
    </style:style>
    <style:style style:name="Neutral_20_57" style:display-name="Neutral 57" style:family="table-cell" style:parent-style-name="Default" style:data-style-name="N0">
      <style:table-cell-properties fo:background-color="#ffff99"/>
      <style:text-properties fo:color="#993300"/>
    </style:style>
    <style:style style:name="Neutral_20_58" style:display-name="Neutral 58" style:family="table-cell" style:parent-style-name="Default" style:data-style-name="N0">
      <style:table-cell-properties fo:background-color="#ffff99"/>
      <style:text-properties fo:color="#993300"/>
    </style:style>
    <style:style style:name="Neutral_20_59" style:display-name="Neutral 59" style:family="table-cell" style:parent-style-name="Default" style:data-style-name="N0">
      <style:table-cell-properties fo:background-color="#ffff99"/>
      <style:text-properties fo:color="#993300"/>
    </style:style>
    <style:style style:name="Neutral_20_6" style:display-name="Neutral 6" style:family="table-cell" style:parent-style-name="Default" style:data-style-name="N0">
      <style:table-cell-properties fo:background-color="#ffff99"/>
      <style:text-properties fo:color="#993300"/>
    </style:style>
    <style:style style:name="Neutral_20_60" style:display-name="Neutral 60" style:family="table-cell" style:parent-style-name="Default" style:data-style-name="N0">
      <style:table-cell-properties fo:background-color="#ffff99"/>
      <style:text-properties fo:color="#993300"/>
    </style:style>
    <style:style style:name="Neutral_20_61" style:display-name="Neutral 61" style:family="table-cell" style:parent-style-name="Default" style:data-style-name="N0">
      <style:table-cell-properties fo:background-color="#ffff99"/>
      <style:text-properties fo:color="#993300"/>
    </style:style>
    <style:style style:name="Neutral_20_62" style:display-name="Neutral 62" style:family="table-cell" style:parent-style-name="Default" style:data-style-name="N0">
      <style:table-cell-properties fo:background-color="#ffff99"/>
      <style:text-properties fo:color="#993300"/>
    </style:style>
    <style:style style:name="Neutral_20_63" style:display-name="Neutral 63" style:family="table-cell" style:parent-style-name="Default" style:data-style-name="N0">
      <style:table-cell-properties fo:background-color="#ffff99"/>
      <style:text-properties fo:color="#993300"/>
    </style:style>
    <style:style style:name="Neutral_20_64" style:display-name="Neutral 64" style:family="table-cell" style:parent-style-name="Default" style:data-style-name="N0">
      <style:table-cell-properties fo:background-color="#ffff99"/>
      <style:text-properties fo:color="#993300"/>
    </style:style>
    <style:style style:name="Neutral_20_65" style:display-name="Neutral 65" style:family="table-cell" style:parent-style-name="Default" style:data-style-name="N0">
      <style:table-cell-properties fo:background-color="#ffff99"/>
      <style:text-properties fo:color="#993300"/>
    </style:style>
    <style:style style:name="Neutral_20_66" style:display-name="Neutral 66" style:family="table-cell" style:parent-style-name="Default" style:data-style-name="N0">
      <style:table-cell-properties fo:background-color="#ffff99"/>
      <style:text-properties fo:color="#993300"/>
    </style:style>
    <style:style style:name="Neutral_20_67" style:display-name="Neutral 67" style:family="table-cell" style:parent-style-name="Default" style:data-style-name="N0">
      <style:table-cell-properties fo:background-color="#ffff99"/>
      <style:text-properties fo:color="#993300"/>
    </style:style>
    <style:style style:name="Neutral_20_68" style:display-name="Neutral 68" style:family="table-cell" style:parent-style-name="Default" style:data-style-name="N0">
      <style:table-cell-properties fo:background-color="#ffff99"/>
      <style:text-properties fo:color="#993300"/>
    </style:style>
    <style:style style:name="Neutral_20_69" style:display-name="Neutral 69" style:family="table-cell" style:parent-style-name="Default" style:data-style-name="N0">
      <style:table-cell-properties fo:background-color="#ffff99"/>
      <style:text-properties fo:color="#993300"/>
    </style:style>
    <style:style style:name="Neutral_20_7" style:display-name="Neutral 7" style:family="table-cell" style:parent-style-name="Default" style:data-style-name="N0">
      <style:table-cell-properties fo:background-color="#ffff99"/>
      <style:text-properties fo:color="#993300"/>
    </style:style>
    <style:style style:name="Neutral_20_70" style:display-name="Neutral 70" style:family="table-cell" style:parent-style-name="Default" style:data-style-name="N0">
      <style:table-cell-properties fo:background-color="#ffff99"/>
      <style:text-properties fo:color="#993300"/>
    </style:style>
    <style:style style:name="Neutral_20_71" style:display-name="Neutral 71" style:family="table-cell" style:parent-style-name="Default" style:data-style-name="N0">
      <style:table-cell-properties fo:background-color="#ffff99"/>
      <style:text-properties fo:color="#993300"/>
    </style:style>
    <style:style style:name="Neutral_20_72" style:display-name="Neutral 72" style:family="table-cell" style:parent-style-name="Default" style:data-style-name="N0">
      <style:table-cell-properties fo:background-color="#ffff99"/>
      <style:text-properties fo:color="#993300"/>
    </style:style>
    <style:style style:name="Neutral_20_73" style:display-name="Neutral 73" style:family="table-cell" style:parent-style-name="Default" style:data-style-name="N0">
      <style:table-cell-properties fo:background-color="#ffff99"/>
      <style:text-properties fo:color="#993300"/>
    </style:style>
    <style:style style:name="Neutral_20_74" style:display-name="Neutral 74" style:family="table-cell" style:parent-style-name="Default" style:data-style-name="N0">
      <style:table-cell-properties fo:background-color="#ffff99"/>
      <style:text-properties fo:color="#993300"/>
    </style:style>
    <style:style style:name="Neutral_20_75" style:display-name="Neutral 75" style:family="table-cell" style:parent-style-name="Default" style:data-style-name="N0">
      <style:table-cell-properties fo:background-color="#ffff99"/>
      <style:text-properties fo:color="#993300"/>
    </style:style>
    <style:style style:name="Neutral_20_76" style:display-name="Neutral 76" style:family="table-cell" style:parent-style-name="Default" style:data-style-name="N0">
      <style:table-cell-properties fo:background-color="#ffff99"/>
      <style:text-properties fo:color="#993300"/>
    </style:style>
    <style:style style:name="Neutral_20_77" style:display-name="Neutral 77" style:family="table-cell" style:parent-style-name="Default" style:data-style-name="N0">
      <style:table-cell-properties fo:background-color="#ffff99"/>
      <style:text-properties fo:color="#993300"/>
    </style:style>
    <style:style style:name="Neutral_20_78" style:display-name="Neutral 78" style:family="table-cell" style:parent-style-name="Default" style:data-style-name="N0">
      <style:table-cell-properties fo:background-color="#ffff99"/>
      <style:text-properties fo:color="#993300"/>
    </style:style>
    <style:style style:name="Neutral_20_79" style:display-name="Neutral 79" style:family="table-cell" style:parent-style-name="Default" style:data-style-name="N0">
      <style:table-cell-properties fo:background-color="#ffff99"/>
      <style:text-properties fo:color="#993300"/>
    </style:style>
    <style:style style:name="Neutral_20_8" style:display-name="Neutral 8" style:family="table-cell" style:parent-style-name="Default" style:data-style-name="N0">
      <style:table-cell-properties fo:background-color="#ffff99"/>
      <style:text-properties fo:color="#993300"/>
    </style:style>
    <style:style style:name="Neutral_20_80" style:display-name="Neutral 80" style:family="table-cell" style:parent-style-name="Default" style:data-style-name="N0">
      <style:table-cell-properties fo:background-color="#ffff99"/>
      <style:text-properties fo:color="#993300"/>
    </style:style>
    <style:style style:name="Neutral_20_81" style:display-name="Neutral 81" style:family="table-cell" style:parent-style-name="Default" style:data-style-name="N0">
      <style:table-cell-properties fo:background-color="#ffff99"/>
      <style:text-properties fo:color="#993300"/>
    </style:style>
    <style:style style:name="Neutral_20_82" style:display-name="Neutral 82" style:family="table-cell" style:parent-style-name="Default" style:data-style-name="N0">
      <style:table-cell-properties fo:background-color="#ffff99"/>
      <style:text-properties fo:color="#993300"/>
    </style:style>
    <style:style style:name="Neutral_20_83" style:display-name="Neutral 83" style:family="table-cell" style:parent-style-name="Default" style:data-style-name="N0">
      <style:table-cell-properties fo:background-color="#ffff99"/>
      <style:text-properties fo:color="#993300"/>
    </style:style>
    <style:style style:name="Neutral_20_84" style:display-name="Neutral 84" style:family="table-cell" style:parent-style-name="Default" style:data-style-name="N0">
      <style:table-cell-properties fo:background-color="#ffff99"/>
      <style:text-properties fo:color="#993300"/>
    </style:style>
    <style:style style:name="Neutral_20_85" style:display-name="Neutral 85" style:family="table-cell" style:parent-style-name="Default" style:data-style-name="N0">
      <style:table-cell-properties fo:background-color="#ffff99"/>
      <style:text-properties fo:color="#993300"/>
    </style:style>
    <style:style style:name="Neutral_20_86" style:display-name="Neutral 86" style:family="table-cell" style:parent-style-name="Default" style:data-style-name="N0">
      <style:table-cell-properties fo:background-color="#ffff99"/>
      <style:text-properties fo:color="#993300"/>
    </style:style>
    <style:style style:name="Neutral_20_87" style:display-name="Neutral 87" style:family="table-cell" style:parent-style-name="Default" style:data-style-name="N0">
      <style:table-cell-properties fo:background-color="#ffff99"/>
      <style:text-properties fo:color="#993300"/>
    </style:style>
    <style:style style:name="Neutral_20_88" style:display-name="Neutral 88" style:family="table-cell" style:parent-style-name="Default" style:data-style-name="N0">
      <style:table-cell-properties fo:background-color="#ffff99"/>
      <style:text-properties fo:color="#993300"/>
    </style:style>
    <style:style style:name="Neutral_20_9" style:display-name="Neutral 9" style:family="table-cell" style:parent-style-name="Default" style:data-style-name="N0">
      <style:table-cell-properties fo:background-color="#ffff99"/>
      <style:text-properties fo:color="#993300"/>
    </style:style>
    <style:style style:name="Normal_20_-_20_Style1" style:display-name="Normal - Style1" style:family="table-cell" style:parent-style-name="Default" style:data-style-name="N138">
      <style:table-cell-properties fo:background-color="transparent" style:vertical-align="automatic"/>
      <style:text-properties fo:color="#000000" style:font-name=".VnTime" fo:font-size="13pt" style:font-name-asian=".VnTime1" style:font-size-asian="13pt" style:font-name-complex=".VnTime1" style:font-size-complex="13pt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Tahoma" fo:font-size="10pt" style:font-name-asian="Tahoma1" style:font-size-asian="10pt" style:font-name-complex="Tahoma1" style:font-size-complex="10pt"/>
    </style:style>
    <style:style style:name="Normal_20_2_20_10" style:display-name="Normal 2 10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11" style:display-name="Normal 2 11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12" style:display-name="Normal 2 12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13" style:display-name="Normal 2 13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14" style:display-name="Normal 2 14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15" style:display-name="Normal 2 15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16" style:display-name="Normal 2 16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17" style:display-name="Normal 2 17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18" style:display-name="Normal 2 18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19" style:display-name="Normal 2 19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20" style:display-name="Normal 2 20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21" style:display-name="Normal 2 21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22" style:display-name="Normal 2 22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23" style:display-name="Normal 2 23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24" style:display-name="Normal 2 24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25" style:display-name="Normal 2 25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26" style:display-name="Normal 2 26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27" style:display-name="Normal 2 27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28" style:display-name="Normal 2 28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29" style:display-name="Normal 2 29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30" style:display-name="Normal 2 30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31" style:display-name="Normal 2 31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32" style:display-name="Normal 2 32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33" style:display-name="Normal 2 33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34" style:display-name="Normal 2 34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35" style:display-name="Normal 2 35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36" style:display-name="Normal 2 36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37" style:display-name="Normal 2 37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38" style:display-name="Normal 2 38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39" style:display-name="Normal 2 39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40" style:display-name="Normal 2 40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41" style:display-name="Normal 2 41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42" style:display-name="Normal 2 42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43" style:display-name="Normal 2 43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44" style:display-name="Normal 2 44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45" style:display-name="Normal 2 45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46" style:display-name="Normal 2 46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47" style:display-name="Normal 2 47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48" style:display-name="Normal 2 48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49" style:display-name="Normal 2 49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50" style:display-name="Normal 2 50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51" style:display-name="Normal 2 51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52" style:display-name="Normal 2 52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53" style:display-name="Normal 2 53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54" style:display-name="Normal 2 54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55" style:display-name="Normal 2 55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56" style:display-name="Normal 2 56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57" style:display-name="Normal 2 57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58" style:display-name="Normal 2 58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59" style:display-name="Normal 2 59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60" style:display-name="Normal 2 60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61" style:display-name="Normal 2 61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62" style:display-name="Normal 2 62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63" style:display-name="Normal 2 63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64" style:display-name="Normal 2 64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65" style:display-name="Normal 2 65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66" style:display-name="Normal 2 66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67" style:display-name="Normal 2 67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68" style:display-name="Normal 2 68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69" style:display-name="Normal 2 69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7" style:display-name="Normal 2 7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70" style:display-name="Normal 2 70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71" style:display-name="Normal 2 71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72" style:display-name="Normal 2 72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73" style:display-name="Normal 2 73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74" style:display-name="Normal 2 74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75" style:display-name="Normal 2 75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76" style:display-name="Normal 2 76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77" style:display-name="Normal 2 77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78" style:display-name="Normal 2 78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79" style:display-name="Normal 2 79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8" style:display-name="Normal 2 8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80" style:display-name="Normal 2 80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81" style:display-name="Normal 2 81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82" style:display-name="Normal 2 82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83" style:display-name="Normal 2 83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84" style:display-name="Normal 2 84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85" style:display-name="Normal 2 85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86" style:display-name="Normal 2 86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87" style:display-name="Normal 2 87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88" style:display-name="Normal 2 88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2_20_89" style:display-name="Normal 2 89" style:family="table-cell" style:parent-style-name="Default" style:data-style-name="N0">
      <style:table-cell-properties fo:background-color="transparent" style:vertical-align="automatic"/>
      <style:text-properties fo:color="#000000" style:font-name="ＭＳ Ｐゴシック" style:font-name-asian="ＭＳ Ｐゴシック" style:font-name-complex="ＭＳ Ｐゴシック"/>
    </style:style>
    <style:style style:name="Normal_20_2_20_9" style:display-name="Normal 2 9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Normal_20_3_20_2" style:display-name="Normal 3 2" style:family="table-cell" style:parent-style-name="Default" style:data-style-name="N0">
      <style:table-cell-properties fo:background-color="transparent" style:vertical-align="automatic"/>
      <style:text-properties fo:color="#000000" style:font-name="ＭＳ Ｐゴシック" style:font-name-asian="ＭＳ Ｐゴシック" style:font-name-complex="ＭＳ Ｐゴシック"/>
    </style:style>
    <style:style style:name="Normal_20_6" style:display-name="Normal 6" style:family="table-cell" style:parent-style-name="Default" style:data-style-name="N127">
      <style:table-cell-properties fo:background-color="transparent" style:vertical-align="automatic"/>
    </style:style>
    <style:style style:name="Normal_5f_FCR-View-MPF_5f_Estimation_5f_v1.1_5f_VN_20__28_version_20_1_29_" style:display-name="Normal_FCR-View-MPF_Estimation_v1.1_VN (version 1)" style:family="table-cell" style:parent-style-name="Default" style:data-style-name="N0">
      <style:table-cell-properties fo:background-color="transparent" style:vertical-align="automatic"/>
      <style:text-properties fo:color="#000000" style:font-name="ＭＳ Ｐゴシック" style:font-name-asian="ＭＳ Ｐゴシック" style:font-name-complex="ＭＳ Ｐゴシック"/>
    </style:style>
    <style:style style:name="Normal_5f_IIP-2ndモニタ対応_5f_見積書_5f_V0.1_5f_FPT20090412" style:display-name="Normal_IIP-2ndモニタ対応_見積書_V0.1_FPT20090412" style:family="table-cell" style:parent-style-name="Default" style:data-style-name="N0">
      <style:table-cell-properties fo:background-color="transparent" style:vertical-align="automatic"/>
      <style:text-properties fo:color="#000000" style:font-name="ＭＳ Ｐゴシック" style:font-name-asian="ＭＳ Ｐゴシック" style:font-name-complex="ＭＳ Ｐゴシック"/>
    </style:style>
    <style:style style:name="Normal1" style:family="table-cell" style:parent-style-name="Default" style:data-style-name="N0">
      <style:table-cell-properties fo:background-color="transparent" style:vertical-align="automatic"/>
      <style:text-properties fo:color="#000000" style:font-name=".VnTime" fo:font-size="12pt" style:font-name-asian=".VnTime1" style:font-size-asian="12pt" style:font-name-complex=".VnTime1" style:font-size-complex="12pt"/>
    </style:style>
    <style:style style:name="Note_20_10" style:display-name="Note 10" style:family="table-cell" style:parent-style-name="Default" style:data-style-name="N0">
      <style:table-cell-properties fo:background-color="#ffffcc" fo:border="0.0008in solid #c0c0c0"/>
    </style:style>
    <style:style style:name="Note_20_11" style:display-name="Note 11" style:family="table-cell" style:parent-style-name="Default" style:data-style-name="N0">
      <style:table-cell-properties fo:background-color="#ffffcc" fo:border="0.0008in solid #c0c0c0"/>
    </style:style>
    <style:style style:name="Note_20_12" style:display-name="Note 12" style:family="table-cell" style:parent-style-name="Default" style:data-style-name="N0">
      <style:table-cell-properties fo:background-color="#ffffcc" fo:border="0.0008in solid #c0c0c0"/>
    </style:style>
    <style:style style:name="Note_20_13" style:display-name="Note 13" style:family="table-cell" style:parent-style-name="Default" style:data-style-name="N0">
      <style:table-cell-properties fo:background-color="#ffffcc" fo:border="0.0008in solid #c0c0c0"/>
    </style:style>
    <style:style style:name="Note_20_14" style:display-name="Note 14" style:family="table-cell" style:parent-style-name="Default" style:data-style-name="N0">
      <style:table-cell-properties fo:background-color="#ffffcc" fo:border="0.0008in solid #c0c0c0"/>
    </style:style>
    <style:style style:name="Note_20_15" style:display-name="Note 15" style:family="table-cell" style:parent-style-name="Default" style:data-style-name="N0">
      <style:table-cell-properties fo:background-color="#ffffcc" fo:border="0.0008in solid #c0c0c0"/>
    </style:style>
    <style:style style:name="Note_20_16" style:display-name="Note 16" style:family="table-cell" style:parent-style-name="Default" style:data-style-name="N0">
      <style:table-cell-properties fo:background-color="#ffffcc" fo:border="0.0008in solid #c0c0c0"/>
    </style:style>
    <style:style style:name="Note_20_17" style:display-name="Note 17" style:family="table-cell" style:parent-style-name="Default" style:data-style-name="N0">
      <style:table-cell-properties fo:background-color="#ffffcc" fo:border="0.0008in solid #c0c0c0"/>
    </style:style>
    <style:style style:name="Note_20_18" style:display-name="Note 18" style:family="table-cell" style:parent-style-name="Default" style:data-style-name="N0">
      <style:table-cell-properties fo:background-color="#ffffcc" fo:border="0.0008in solid #c0c0c0"/>
    </style:style>
    <style:style style:name="Note_20_19" style:display-name="Note 19" style:family="table-cell" style:parent-style-name="Default" style:data-style-name="N0">
      <style:table-cell-properties fo:background-color="#ffffcc" fo:border="0.0008in solid #c0c0c0"/>
    </style:style>
    <style:style style:name="Note_20_2" style:display-name="Note 2" style:family="table-cell" style:parent-style-name="Default" style:data-style-name="N0">
      <style:table-cell-properties fo:background-color="#ffffcc" fo:border="0.0008in solid #c0c0c0"/>
    </style:style>
    <style:style style:name="Note_20_20" style:display-name="Note 20" style:family="table-cell" style:parent-style-name="Default" style:data-style-name="N0">
      <style:table-cell-properties fo:background-color="#ffffcc" fo:border="0.0008in solid #c0c0c0"/>
    </style:style>
    <style:style style:name="Note_20_21" style:display-name="Note 21" style:family="table-cell" style:parent-style-name="Default" style:data-style-name="N0">
      <style:table-cell-properties fo:background-color="#ffffcc" fo:border="0.0008in solid #c0c0c0"/>
    </style:style>
    <style:style style:name="Note_20_22" style:display-name="Note 22" style:family="table-cell" style:parent-style-name="Default" style:data-style-name="N0">
      <style:table-cell-properties fo:background-color="#ffffcc" fo:border="0.0008in solid #c0c0c0"/>
    </style:style>
    <style:style style:name="Note_20_23" style:display-name="Note 23" style:family="table-cell" style:parent-style-name="Default" style:data-style-name="N0">
      <style:table-cell-properties fo:background-color="#ffffcc" fo:border="0.0008in solid #c0c0c0"/>
    </style:style>
    <style:style style:name="Note_20_24" style:display-name="Note 24" style:family="table-cell" style:parent-style-name="Default" style:data-style-name="N0">
      <style:table-cell-properties fo:background-color="#ffffcc" fo:border="0.0008in solid #c0c0c0"/>
    </style:style>
    <style:style style:name="Note_20_25" style:display-name="Note 25" style:family="table-cell" style:parent-style-name="Default" style:data-style-name="N0">
      <style:table-cell-properties fo:background-color="#ffffcc" fo:border="0.0008in solid #c0c0c0"/>
    </style:style>
    <style:style style:name="Note_20_26" style:display-name="Note 26" style:family="table-cell" style:parent-style-name="Default" style:data-style-name="N0">
      <style:table-cell-properties fo:background-color="#ffffcc" fo:border="0.0008in solid #c0c0c0"/>
    </style:style>
    <style:style style:name="Note_20_27" style:display-name="Note 27" style:family="table-cell" style:parent-style-name="Default" style:data-style-name="N0">
      <style:table-cell-properties fo:background-color="#ffffcc" fo:border="0.0008in solid #c0c0c0"/>
    </style:style>
    <style:style style:name="Note_20_28" style:display-name="Note 28" style:family="table-cell" style:parent-style-name="Default" style:data-style-name="N0">
      <style:table-cell-properties fo:background-color="#ffffcc" fo:border="0.0008in solid #c0c0c0"/>
    </style:style>
    <style:style style:name="Note_20_29" style:display-name="Note 29" style:family="table-cell" style:parent-style-name="Default" style:data-style-name="N0">
      <style:table-cell-properties fo:background-color="#ffffcc" fo:border="0.0008in solid #c0c0c0"/>
    </style:style>
    <style:style style:name="Note_20_3" style:display-name="Note 3" style:family="table-cell" style:parent-style-name="Default" style:data-style-name="N0">
      <style:table-cell-properties fo:background-color="#ffffcc" fo:border="0.0008in solid #c0c0c0"/>
    </style:style>
    <style:style style:name="Note_20_30" style:display-name="Note 30" style:family="table-cell" style:parent-style-name="Default" style:data-style-name="N0">
      <style:table-cell-properties fo:background-color="#ffffcc" fo:border="0.0008in solid #c0c0c0"/>
    </style:style>
    <style:style style:name="Note_20_31" style:display-name="Note 31" style:family="table-cell" style:parent-style-name="Default" style:data-style-name="N0">
      <style:table-cell-properties fo:background-color="#ffffcc" fo:border="0.0008in solid #c0c0c0"/>
    </style:style>
    <style:style style:name="Note_20_32" style:display-name="Note 32" style:family="table-cell" style:parent-style-name="Default" style:data-style-name="N0">
      <style:table-cell-properties fo:background-color="#ffffcc" fo:border="0.0008in solid #c0c0c0"/>
    </style:style>
    <style:style style:name="Note_20_33" style:display-name="Note 33" style:family="table-cell" style:parent-style-name="Default" style:data-style-name="N0">
      <style:table-cell-properties fo:background-color="#ffffcc" fo:border="0.0008in solid #c0c0c0"/>
    </style:style>
    <style:style style:name="Note_20_34" style:display-name="Note 34" style:family="table-cell" style:parent-style-name="Default" style:data-style-name="N0">
      <style:table-cell-properties fo:background-color="#ffffcc" fo:border="0.0008in solid #c0c0c0"/>
    </style:style>
    <style:style style:name="Note_20_35" style:display-name="Note 35" style:family="table-cell" style:parent-style-name="Default" style:data-style-name="N0">
      <style:table-cell-properties fo:background-color="#ffffcc" fo:border="0.0008in solid #c0c0c0"/>
    </style:style>
    <style:style style:name="Note_20_36" style:display-name="Note 36" style:family="table-cell" style:parent-style-name="Default" style:data-style-name="N0">
      <style:table-cell-properties fo:background-color="#ffffcc" fo:border="0.0008in solid #c0c0c0"/>
    </style:style>
    <style:style style:name="Note_20_37" style:display-name="Note 37" style:family="table-cell" style:parent-style-name="Default" style:data-style-name="N0">
      <style:table-cell-properties fo:background-color="#ffffcc" fo:border="0.0008in solid #c0c0c0"/>
    </style:style>
    <style:style style:name="Note_20_38" style:display-name="Note 38" style:family="table-cell" style:parent-style-name="Default" style:data-style-name="N0">
      <style:table-cell-properties fo:background-color="#ffffcc" fo:border="0.0008in solid #c0c0c0"/>
    </style:style>
    <style:style style:name="Note_20_39" style:display-name="Note 39" style:family="table-cell" style:parent-style-name="Default" style:data-style-name="N0">
      <style:table-cell-properties fo:background-color="#ffffcc" fo:border="0.0008in solid #c0c0c0"/>
    </style:style>
    <style:style style:name="Note_20_4" style:display-name="Note 4" style:family="table-cell" style:parent-style-name="Default" style:data-style-name="N0">
      <style:table-cell-properties fo:background-color="#ffffcc" fo:border="0.0008in solid #c0c0c0"/>
    </style:style>
    <style:style style:name="Note_20_40" style:display-name="Note 40" style:family="table-cell" style:parent-style-name="Default" style:data-style-name="N0">
      <style:table-cell-properties fo:background-color="#ffffcc" fo:border="0.0008in solid #c0c0c0"/>
    </style:style>
    <style:style style:name="Note_20_41" style:display-name="Note 41" style:family="table-cell" style:parent-style-name="Default" style:data-style-name="N0">
      <style:table-cell-properties fo:background-color="#ffffcc" fo:border="0.0008in solid #c0c0c0"/>
    </style:style>
    <style:style style:name="Note_20_42" style:display-name="Note 42" style:family="table-cell" style:parent-style-name="Default" style:data-style-name="N0">
      <style:table-cell-properties fo:background-color="#ffffcc" fo:border="0.0008in solid #c0c0c0"/>
    </style:style>
    <style:style style:name="Note_20_43" style:display-name="Note 43" style:family="table-cell" style:parent-style-name="Default" style:data-style-name="N0">
      <style:table-cell-properties fo:background-color="#ffffcc" fo:border="0.0008in solid #c0c0c0"/>
    </style:style>
    <style:style style:name="Note_20_44" style:display-name="Note 44" style:family="table-cell" style:parent-style-name="Default" style:data-style-name="N0">
      <style:table-cell-properties fo:background-color="#ffffcc" fo:border="0.0008in solid #c0c0c0"/>
    </style:style>
    <style:style style:name="Note_20_45" style:display-name="Note 45" style:family="table-cell" style:parent-style-name="Default" style:data-style-name="N0">
      <style:table-cell-properties fo:background-color="#ffffcc" fo:border="0.0008in solid #c0c0c0"/>
    </style:style>
    <style:style style:name="Note_20_46" style:display-name="Note 46" style:family="table-cell" style:parent-style-name="Default" style:data-style-name="N0">
      <style:table-cell-properties fo:background-color="#ffffcc" fo:border="0.0008in solid #c0c0c0"/>
    </style:style>
    <style:style style:name="Note_20_47" style:display-name="Note 47" style:family="table-cell" style:parent-style-name="Default" style:data-style-name="N0">
      <style:table-cell-properties fo:background-color="#ffffcc" fo:border="0.0008in solid #c0c0c0"/>
    </style:style>
    <style:style style:name="Note_20_48" style:display-name="Note 48" style:family="table-cell" style:parent-style-name="Default" style:data-style-name="N0">
      <style:table-cell-properties fo:background-color="#ffffcc" fo:border="0.0008in solid #c0c0c0"/>
    </style:style>
    <style:style style:name="Note_20_49" style:display-name="Note 49" style:family="table-cell" style:parent-style-name="Default" style:data-style-name="N0">
      <style:table-cell-properties fo:background-color="#ffffcc" fo:border="0.0008in solid #c0c0c0"/>
    </style:style>
    <style:style style:name="Note_20_5" style:display-name="Note 5" style:family="table-cell" style:parent-style-name="Default" style:data-style-name="N0">
      <style:table-cell-properties fo:background-color="#ffffcc" fo:border="0.0008in solid #c0c0c0"/>
    </style:style>
    <style:style style:name="Note_20_50" style:display-name="Note 50" style:family="table-cell" style:parent-style-name="Default" style:data-style-name="N0">
      <style:table-cell-properties fo:background-color="#ffffcc" fo:border="0.0008in solid #c0c0c0"/>
    </style:style>
    <style:style style:name="Note_20_51" style:display-name="Note 51" style:family="table-cell" style:parent-style-name="Default" style:data-style-name="N0">
      <style:table-cell-properties fo:background-color="#ffffcc" fo:border="0.0008in solid #c0c0c0"/>
    </style:style>
    <style:style style:name="Note_20_52" style:display-name="Note 52" style:family="table-cell" style:parent-style-name="Default" style:data-style-name="N0">
      <style:table-cell-properties fo:background-color="#ffffcc" fo:border="0.0008in solid #c0c0c0"/>
    </style:style>
    <style:style style:name="Note_20_53" style:display-name="Note 53" style:family="table-cell" style:parent-style-name="Default" style:data-style-name="N0">
      <style:table-cell-properties fo:background-color="#ffffcc" fo:border="0.0008in solid #c0c0c0"/>
    </style:style>
    <style:style style:name="Note_20_54" style:display-name="Note 54" style:family="table-cell" style:parent-style-name="Default" style:data-style-name="N0">
      <style:table-cell-properties fo:background-color="#ffffcc" fo:border="0.0008in solid #c0c0c0"/>
    </style:style>
    <style:style style:name="Note_20_55" style:display-name="Note 55" style:family="table-cell" style:parent-style-name="Default" style:data-style-name="N0">
      <style:table-cell-properties fo:background-color="#ffffcc" fo:border="0.0008in solid #c0c0c0"/>
    </style:style>
    <style:style style:name="Note_20_56" style:display-name="Note 56" style:family="table-cell" style:parent-style-name="Default" style:data-style-name="N0">
      <style:table-cell-properties fo:background-color="#ffffcc" fo:border="0.0008in solid #c0c0c0"/>
    </style:style>
    <style:style style:name="Note_20_57" style:display-name="Note 57" style:family="table-cell" style:parent-style-name="Default" style:data-style-name="N0">
      <style:table-cell-properties fo:background-color="#ffffcc" fo:border="0.0008in solid #c0c0c0"/>
    </style:style>
    <style:style style:name="Note_20_58" style:display-name="Note 58" style:family="table-cell" style:parent-style-name="Default" style:data-style-name="N0">
      <style:table-cell-properties fo:background-color="#ffffcc" fo:border="0.0008in solid #c0c0c0"/>
    </style:style>
    <style:style style:name="Note_20_59" style:display-name="Note 59" style:family="table-cell" style:parent-style-name="Default" style:data-style-name="N0">
      <style:table-cell-properties fo:background-color="#ffffcc" fo:border="0.0008in solid #c0c0c0"/>
    </style:style>
    <style:style style:name="Note_20_6" style:display-name="Note 6" style:family="table-cell" style:parent-style-name="Default" style:data-style-name="N0">
      <style:table-cell-properties fo:background-color="#ffffcc" fo:border="0.0008in solid #c0c0c0"/>
    </style:style>
    <style:style style:name="Note_20_60" style:display-name="Note 60" style:family="table-cell" style:parent-style-name="Default" style:data-style-name="N0">
      <style:table-cell-properties fo:background-color="#ffffcc" fo:border="0.0008in solid #c0c0c0"/>
    </style:style>
    <style:style style:name="Note_20_61" style:display-name="Note 61" style:family="table-cell" style:parent-style-name="Default" style:data-style-name="N0">
      <style:table-cell-properties fo:background-color="#ffffcc" fo:border="0.0008in solid #c0c0c0"/>
    </style:style>
    <style:style style:name="Note_20_62" style:display-name="Note 62" style:family="table-cell" style:parent-style-name="Default" style:data-style-name="N0">
      <style:table-cell-properties fo:background-color="#ffffcc" fo:border="0.0008in solid #c0c0c0"/>
    </style:style>
    <style:style style:name="Note_20_63" style:display-name="Note 63" style:family="table-cell" style:parent-style-name="Default" style:data-style-name="N0">
      <style:table-cell-properties fo:background-color="#ffffcc" fo:border="0.0008in solid #c0c0c0"/>
    </style:style>
    <style:style style:name="Note_20_64" style:display-name="Note 64" style:family="table-cell" style:parent-style-name="Default" style:data-style-name="N0">
      <style:table-cell-properties fo:background-color="#ffffcc" fo:border="0.0008in solid #c0c0c0"/>
    </style:style>
    <style:style style:name="Note_20_65" style:display-name="Note 65" style:family="table-cell" style:parent-style-name="Default" style:data-style-name="N0">
      <style:table-cell-properties fo:background-color="#ffffcc" fo:border="0.0008in solid #c0c0c0"/>
    </style:style>
    <style:style style:name="Note_20_66" style:display-name="Note 66" style:family="table-cell" style:parent-style-name="Default" style:data-style-name="N0">
      <style:table-cell-properties fo:background-color="#ffffcc" fo:border="0.0008in solid #c0c0c0"/>
    </style:style>
    <style:style style:name="Note_20_67" style:display-name="Note 67" style:family="table-cell" style:parent-style-name="Default" style:data-style-name="N0">
      <style:table-cell-properties fo:background-color="#ffffcc" fo:border="0.0008in solid #c0c0c0"/>
    </style:style>
    <style:style style:name="Note_20_68" style:display-name="Note 68" style:family="table-cell" style:parent-style-name="Default" style:data-style-name="N0">
      <style:table-cell-properties fo:background-color="#ffffcc" fo:border="0.0008in solid #c0c0c0"/>
    </style:style>
    <style:style style:name="Note_20_69" style:display-name="Note 69" style:family="table-cell" style:parent-style-name="Default" style:data-style-name="N0">
      <style:table-cell-properties fo:background-color="#ffffcc" fo:border="0.0008in solid #c0c0c0"/>
    </style:style>
    <style:style style:name="Note_20_7" style:display-name="Note 7" style:family="table-cell" style:parent-style-name="Default" style:data-style-name="N0">
      <style:table-cell-properties fo:background-color="#ffffcc" fo:border="0.0008in solid #c0c0c0"/>
    </style:style>
    <style:style style:name="Note_20_70" style:display-name="Note 70" style:family="table-cell" style:parent-style-name="Default" style:data-style-name="N0">
      <style:table-cell-properties fo:background-color="#ffffcc" fo:border="0.0008in solid #c0c0c0"/>
    </style:style>
    <style:style style:name="Note_20_71" style:display-name="Note 71" style:family="table-cell" style:parent-style-name="Default" style:data-style-name="N0">
      <style:table-cell-properties fo:background-color="#ffffcc" fo:border="0.0008in solid #c0c0c0"/>
    </style:style>
    <style:style style:name="Note_20_72" style:display-name="Note 72" style:family="table-cell" style:parent-style-name="Default" style:data-style-name="N0">
      <style:table-cell-properties fo:background-color="#ffffcc" fo:border="0.0008in solid #c0c0c0"/>
    </style:style>
    <style:style style:name="Note_20_73" style:display-name="Note 73" style:family="table-cell" style:parent-style-name="Default" style:data-style-name="N0">
      <style:table-cell-properties fo:background-color="#ffffcc" fo:border="0.0008in solid #c0c0c0"/>
    </style:style>
    <style:style style:name="Note_20_74" style:display-name="Note 74" style:family="table-cell" style:parent-style-name="Default" style:data-style-name="N0">
      <style:table-cell-properties fo:background-color="#ffffcc" fo:border="0.0008in solid #c0c0c0"/>
    </style:style>
    <style:style style:name="Note_20_75" style:display-name="Note 75" style:family="table-cell" style:parent-style-name="Default" style:data-style-name="N0">
      <style:table-cell-properties fo:background-color="#ffffcc" fo:border="0.0008in solid #c0c0c0"/>
    </style:style>
    <style:style style:name="Note_20_76" style:display-name="Note 76" style:family="table-cell" style:parent-style-name="Default" style:data-style-name="N0">
      <style:table-cell-properties fo:background-color="#ffffcc" fo:border="0.0008in solid #c0c0c0"/>
    </style:style>
    <style:style style:name="Note_20_77" style:display-name="Note 77" style:family="table-cell" style:parent-style-name="Default" style:data-style-name="N0">
      <style:table-cell-properties fo:background-color="#ffffcc" fo:border="0.0008in solid #c0c0c0"/>
    </style:style>
    <style:style style:name="Note_20_78" style:display-name="Note 78" style:family="table-cell" style:parent-style-name="Default" style:data-style-name="N0">
      <style:table-cell-properties fo:background-color="#ffffcc" fo:border="0.0008in solid #c0c0c0"/>
    </style:style>
    <style:style style:name="Note_20_79" style:display-name="Note 79" style:family="table-cell" style:parent-style-name="Default" style:data-style-name="N0">
      <style:table-cell-properties fo:background-color="#ffffcc" fo:border="0.0008in solid #c0c0c0"/>
    </style:style>
    <style:style style:name="Note_20_8" style:display-name="Note 8" style:family="table-cell" style:parent-style-name="Default" style:data-style-name="N0">
      <style:table-cell-properties fo:background-color="#ffffcc" fo:border="0.0008in solid #c0c0c0"/>
    </style:style>
    <style:style style:name="Note_20_80" style:display-name="Note 80" style:family="table-cell" style:parent-style-name="Default" style:data-style-name="N0">
      <style:table-cell-properties fo:background-color="#ffffcc" fo:border="0.0008in solid #c0c0c0"/>
    </style:style>
    <style:style style:name="Note_20_81" style:display-name="Note 81" style:family="table-cell" style:parent-style-name="Default" style:data-style-name="N0">
      <style:table-cell-properties fo:background-color="#ffffcc" fo:border="0.0008in solid #c0c0c0"/>
    </style:style>
    <style:style style:name="Note_20_82" style:display-name="Note 82" style:family="table-cell" style:parent-style-name="Default" style:data-style-name="N0">
      <style:table-cell-properties fo:background-color="#ffffcc" fo:border="0.0008in solid #c0c0c0"/>
    </style:style>
    <style:style style:name="Note_20_83" style:display-name="Note 83" style:family="table-cell" style:parent-style-name="Default" style:data-style-name="N0">
      <style:table-cell-properties fo:background-color="#ffffcc" fo:border="0.0008in solid #c0c0c0"/>
    </style:style>
    <style:style style:name="Note_20_84" style:display-name="Note 84" style:family="table-cell" style:parent-style-name="Default" style:data-style-name="N0">
      <style:table-cell-properties fo:background-color="#ffffcc" fo:border="0.0008in solid #c0c0c0"/>
    </style:style>
    <style:style style:name="Note_20_85" style:display-name="Note 85" style:family="table-cell" style:parent-style-name="Default" style:data-style-name="N0">
      <style:table-cell-properties fo:background-color="#ffffcc" fo:border="0.0008in solid #c0c0c0"/>
    </style:style>
    <style:style style:name="Note_20_86" style:display-name="Note 86" style:family="table-cell" style:parent-style-name="Default" style:data-style-name="N0">
      <style:table-cell-properties fo:background-color="#ffffcc" fo:border="0.0008in solid #c0c0c0"/>
    </style:style>
    <style:style style:name="Note_20_87" style:display-name="Note 87" style:family="table-cell" style:parent-style-name="Default" style:data-style-name="N0">
      <style:table-cell-properties fo:background-color="#ffffcc" fo:border="0.0008in solid #c0c0c0"/>
    </style:style>
    <style:style style:name="Note_20_88" style:display-name="Note 88" style:family="table-cell" style:parent-style-name="Default" style:data-style-name="N0">
      <style:table-cell-properties fo:background-color="#ffffcc" fo:border="0.0008in solid #c0c0c0"/>
    </style:style>
    <style:style style:name="Note_20_9" style:display-name="Note 9" style:family="table-cell" style:parent-style-name="Default" style:data-style-name="N0">
      <style:table-cell-properties fo:background-color="#ffffcc" fo:border="0.0008in solid #c0c0c0"/>
    </style:style>
    <style:style style:name="Output_20_10" style:display-name="Output 10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11" style:display-name="Output 11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12" style:display-name="Output 12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13" style:display-name="Output 13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14" style:display-name="Output 14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15" style:display-name="Output 15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16" style:display-name="Output 16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17" style:display-name="Output 17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18" style:display-name="Output 18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19" style:display-name="Output 19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2" style:display-name="Output 2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20" style:display-name="Output 20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21" style:display-name="Output 21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22" style:display-name="Output 22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23" style:display-name="Output 23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24" style:display-name="Output 24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25" style:display-name="Output 25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26" style:display-name="Output 26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27" style:display-name="Output 27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28" style:display-name="Output 28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29" style:display-name="Output 29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3" style:display-name="Output 3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30" style:display-name="Output 30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31" style:display-name="Output 31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32" style:display-name="Output 32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33" style:display-name="Output 33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34" style:display-name="Output 34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35" style:display-name="Output 35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36" style:display-name="Output 36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37" style:display-name="Output 37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38" style:display-name="Output 38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39" style:display-name="Output 39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4" style:display-name="Output 4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40" style:display-name="Output 40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41" style:display-name="Output 41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42" style:display-name="Output 42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43" style:display-name="Output 43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44" style:display-name="Output 44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45" style:display-name="Output 45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46" style:display-name="Output 46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47" style:display-name="Output 47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48" style:display-name="Output 48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49" style:display-name="Output 49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5" style:display-name="Output 5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50" style:display-name="Output 50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51" style:display-name="Output 51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52" style:display-name="Output 52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53" style:display-name="Output 53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54" style:display-name="Output 54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55" style:display-name="Output 55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56" style:display-name="Output 56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57" style:display-name="Output 57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58" style:display-name="Output 58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59" style:display-name="Output 59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6" style:display-name="Output 6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60" style:display-name="Output 60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61" style:display-name="Output 61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62" style:display-name="Output 62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63" style:display-name="Output 63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64" style:display-name="Output 64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65" style:display-name="Output 65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66" style:display-name="Output 66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67" style:display-name="Output 67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68" style:display-name="Output 68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69" style:display-name="Output 69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7" style:display-name="Output 7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70" style:display-name="Output 70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71" style:display-name="Output 71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72" style:display-name="Output 72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73" style:display-name="Output 73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74" style:display-name="Output 74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75" style:display-name="Output 75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76" style:display-name="Output 76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77" style:display-name="Output 77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78" style:display-name="Output 78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79" style:display-name="Output 79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8" style:display-name="Output 8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80" style:display-name="Output 80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81" style:display-name="Output 81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82" style:display-name="Output 82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83" style:display-name="Output 83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84" style:display-name="Output 84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85" style:display-name="Output 85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86" style:display-name="Output 86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87" style:display-name="Output 87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88" style:display-name="Output 88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Output_20_9" style:display-name="Output 9" style:family="table-cell" style:parent-style-name="Default" style:data-style-name="N0">
      <style:table-cell-properties fo:background-color="#c0c0c0" fo:border="0.0008in solid #333333"/>
      <style:text-properties fo:color="#333333" fo:font-weight="bold" style:font-weight-asian="bold" style:font-weight-complex="bold"/>
    </style:style>
    <style:style style:name="T" style:family="table-cell" style:parent-style-name="Default" style:data-style-name="N140">
      <style:table-cell-properties fo:border-bottom="0.0008in solid #000000" style:text-align-source="fix" style:repeat-content="false" fo:background-color="transparent" fo:border-left="0.0008in solid #000000" fo:padding-bottom="0.0138in" fo:padding-left="0.0138in" fo:padding-right="0in" fo:padding-top="0.0138in" fo:border-right="none" fo:border-top="0.0008in solid #000000" style:vertical-align="middle"/>
      <style:paragraph-properties fo:text-align="end"/>
      <style:text-properties fo:color="#000000" style:font-name=".VnTime" fo:font-size="13pt" style:font-name-asian=".VnTime1" style:font-size-asian="13pt" style:font-name-complex=".VnTime1" style:font-size-complex="13pt"/>
    </style:style>
    <style:style style:name="T_5f_Book1" style:display-name="T_Book1" style:family="table-cell" style:parent-style-name="Default" style:data-style-name="N140">
      <style:table-cell-properties fo:border-bottom="0.0008in solid #000000" style:text-align-source="fix" style:repeat-content="false" fo:background-color="transparent" fo:border-left="0.0008in solid #000000" fo:padding-bottom="0.0138in" fo:padding-left="0.0138in" fo:padding-right="0in" fo:padding-top="0.0138in" fo:border-right="none" fo:border-top="0.0008in solid #000000" style:vertical-align="middle"/>
      <style:paragraph-properties fo:text-align="end"/>
      <style:text-properties fo:color="#000000" style:font-name=".VnTime" fo:font-size="13pt" style:font-name-asian=".VnTime1" style:font-size-asian="13pt" style:font-name-complex=".VnTime1" style:font-size-complex="13pt"/>
    </style:style>
    <style:style style:name="T_5f_Book1_5f_CMS_5f_Detail_20_design_5f_Category" style:display-name="T_Book1_CMS_Detail design_Category" style:family="table-cell" style:parent-style-name="Default" style:data-style-name="N140">
      <style:table-cell-properties fo:border-bottom="0.0008in solid #000000" style:text-align-source="fix" style:repeat-content="false" fo:background-color="transparent" fo:border-left="0.0008in solid #000000" fo:padding-bottom="0.0138in" fo:padding-left="0.0138in" fo:padding-right="0in" fo:padding-top="0.0138in" fo:border-right="none" fo:border-top="0.0008in solid #000000" style:vertical-align="middle"/>
      <style:paragraph-properties fo:text-align="end"/>
      <style:text-properties fo:color="#000000" style:font-name=".VnTime" fo:font-size="13pt" style:font-name-asian=".VnTime1" style:font-size-asian="13pt" style:font-name-complex=".VnTime1" style:font-size-complex="13pt"/>
    </style:style>
    <style:style style:name="T_5f_Book1_5f_CMS_5f_Detail_20_design_5f_Management" style:display-name="T_Book1_CMS_Detail design_Management" style:family="table-cell" style:parent-style-name="Default" style:data-style-name="N140">
      <style:table-cell-properties fo:border-bottom="0.0008in solid #000000" style:text-align-source="fix" style:repeat-content="false" fo:background-color="transparent" fo:border-left="0.0008in solid #000000" fo:padding-bottom="0.0138in" fo:padding-left="0.0138in" fo:padding-right="0in" fo:padding-top="0.0138in" fo:border-right="none" fo:border-top="0.0008in solid #000000" style:vertical-align="middle"/>
      <style:paragraph-properties fo:text-align="end"/>
      <style:text-properties fo:color="#000000" style:font-name=".VnTime" fo:font-size="13pt" style:font-name-asian=".VnTime1" style:font-size-asian="13pt" style:font-name-complex=".VnTime1" style:font-size-complex="13pt"/>
    </style:style>
    <style:style style:name="T_5f_Book1_5f_DD-Entity_26_Db_5f_Category" style:display-name="T_Book1_DD-Entity&amp;Db_Category" style:family="table-cell" style:parent-style-name="Default" style:data-style-name="N140">
      <style:table-cell-properties fo:border-bottom="0.0008in solid #000000" style:text-align-source="fix" style:repeat-content="false" fo:background-color="transparent" fo:border-left="0.0008in solid #000000" fo:padding-bottom="0.0138in" fo:padding-left="0.0138in" fo:padding-right="0in" fo:padding-top="0.0138in" fo:border-right="none" fo:border-top="0.0008in solid #000000" style:vertical-align="middle"/>
      <style:paragraph-properties fo:text-align="end"/>
      <style:text-properties fo:color="#000000" style:font-name=".VnTime" fo:font-size="13pt" style:font-name-asian=".VnTime1" style:font-size-asian="13pt" style:font-name-complex=".VnTime1" style:font-size-complex="13pt"/>
    </style:style>
    <style:style style:name="th" style:family="table-cell" style:parent-style-name="Default" style:data-style-name="N144">
      <style:table-cell-properties fo:border-bottom="0.0008in solid #000000" style:text-align-source="fix" style:repeat-content="false" fo:background-color="transparent" fo:border-left="0.0008in solid #000000" fo:border-right="none" fo:border-top="0.0008in solid #000000" style:vertical-align="automatic"/>
      <style:paragraph-properties fo:text-align="center"/>
      <style:text-properties fo:color="#000000" style:font-name=".VnTime" fo:font-size="13pt" style:font-name-asian=".VnTime1" style:font-size-asian="13pt" style:font-name-complex=".VnTime1" style:font-size-complex="13pt"/>
    </style:style>
    <style:style style:name="Title_20_10" style:display-name="Title 10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11" style:display-name="Title 11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12" style:display-name="Title 12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13" style:display-name="Title 13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14" style:display-name="Title 14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15" style:display-name="Title 15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16" style:display-name="Title 16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17" style:display-name="Title 17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18" style:display-name="Title 18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19" style:display-name="Title 19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2" style:display-name="Title 2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20" style:display-name="Title 20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21" style:display-name="Title 21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22" style:display-name="Title 22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23" style:display-name="Title 23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24" style:display-name="Title 24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25" style:display-name="Title 25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26" style:display-name="Title 26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27" style:display-name="Title 27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28" style:display-name="Title 28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29" style:display-name="Title 29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3" style:display-name="Title 3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30" style:display-name="Title 30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31" style:display-name="Title 31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32" style:display-name="Title 32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33" style:display-name="Title 33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34" style:display-name="Title 34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35" style:display-name="Title 35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36" style:display-name="Title 36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37" style:display-name="Title 37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38" style:display-name="Title 38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39" style:display-name="Title 39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4" style:display-name="Title 4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40" style:display-name="Title 40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41" style:display-name="Title 41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42" style:display-name="Title 42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43" style:display-name="Title 43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44" style:display-name="Title 44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45" style:display-name="Title 45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46" style:display-name="Title 46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47" style:display-name="Title 47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48" style:display-name="Title 48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49" style:display-name="Title 49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5" style:display-name="Title 5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50" style:display-name="Title 50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51" style:display-name="Title 51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52" style:display-name="Title 52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53" style:display-name="Title 53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54" style:display-name="Title 54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55" style:display-name="Title 55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56" style:display-name="Title 56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57" style:display-name="Title 57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58" style:display-name="Title 58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59" style:display-name="Title 59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6" style:display-name="Title 6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60" style:display-name="Title 60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61" style:display-name="Title 61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62" style:display-name="Title 62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63" style:display-name="Title 63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64" style:display-name="Title 64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65" style:display-name="Title 65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66" style:display-name="Title 66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67" style:display-name="Title 67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68" style:display-name="Title 68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69" style:display-name="Title 69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7" style:display-name="Title 7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70" style:display-name="Title 70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71" style:display-name="Title 71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72" style:display-name="Title 72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73" style:display-name="Title 73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74" style:display-name="Title 74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75" style:display-name="Title 75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76" style:display-name="Title 76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77" style:display-name="Title 77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78" style:display-name="Title 78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79" style:display-name="Title 79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8" style:display-name="Title 8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80" style:display-name="Title 80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81" style:display-name="Title 81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82" style:display-name="Title 82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83" style:display-name="Title 83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84" style:display-name="Title 84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85" style:display-name="Title 85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86" style:display-name="Title 86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87" style:display-name="Title 87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88" style:display-name="Title 88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le_20_9" style:display-name="Title 9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otal_20_10" style:display-name="Total 10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11" style:display-name="Total 11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12" style:display-name="Total 12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13" style:display-name="Total 13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14" style:display-name="Total 14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15" style:display-name="Total 15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16" style:display-name="Total 16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17" style:display-name="Total 17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18" style:display-name="Total 18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19" style:display-name="Total 19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2" style:display-name="Total 2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20" style:display-name="Total 20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21" style:display-name="Total 21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22" style:display-name="Total 22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23" style:display-name="Total 23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24" style:display-name="Total 24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25" style:display-name="Total 25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26" style:display-name="Total 26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27" style:display-name="Total 27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28" style:display-name="Total 28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29" style:display-name="Total 29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3" style:display-name="Total 3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30" style:display-name="Total 30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31" style:display-name="Total 31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32" style:display-name="Total 32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33" style:display-name="Total 33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34" style:display-name="Total 34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35" style:display-name="Total 35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36" style:display-name="Total 36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37" style:display-name="Total 37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38" style:display-name="Total 38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39" style:display-name="Total 39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4" style:display-name="Total 4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40" style:display-name="Total 40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41" style:display-name="Total 41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42" style:display-name="Total 42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43" style:display-name="Total 43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44" style:display-name="Total 44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45" style:display-name="Total 45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46" style:display-name="Total 46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47" style:display-name="Total 47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48" style:display-name="Total 48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49" style:display-name="Total 49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5" style:display-name="Total 5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50" style:display-name="Total 50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51" style:display-name="Total 51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52" style:display-name="Total 52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53" style:display-name="Total 53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54" style:display-name="Total 54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55" style:display-name="Total 55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56" style:display-name="Total 56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57" style:display-name="Total 57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58" style:display-name="Total 58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59" style:display-name="Total 59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6" style:display-name="Total 6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60" style:display-name="Total 60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61" style:display-name="Total 61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62" style:display-name="Total 62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63" style:display-name="Total 63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64" style:display-name="Total 64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65" style:display-name="Total 65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66" style:display-name="Total 66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67" style:display-name="Total 67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68" style:display-name="Total 68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69" style:display-name="Total 69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7" style:display-name="Total 7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70" style:display-name="Total 70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71" style:display-name="Total 71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72" style:display-name="Total 72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73" style:display-name="Total 73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74" style:display-name="Total 74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75" style:display-name="Total 75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76" style:display-name="Total 76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77" style:display-name="Total 77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78" style:display-name="Total 78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79" style:display-name="Total 79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8" style:display-name="Total 8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80" style:display-name="Total 80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81" style:display-name="Total 81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82" style:display-name="Total 82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83" style:display-name="Total 83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84" style:display-name="Total 84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85" style:display-name="Total 85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86" style:display-name="Total 86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87" style:display-name="Total 87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88" style:display-name="Total 88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Total_20_9" style:display-name="Total 9" style:family="table-cell" style:parent-style-name="Default" style:data-style-name="N0">
      <style:table-cell-properties fo:border-bottom="0.0154in double #333399" style:border-line-width-bottom="0.0008in 0.0138in 0.0008in" fo:border-left="none" fo:border-right="none" fo:border-top="0.0008in solid #333399"/>
      <style:text-properties fo:color="#000000" fo:font-weight="bold" style:font-weight-asian="bold" style:font-weight-complex="bold"/>
    </style:style>
    <style:style style:name="viet" style:family="table-cell" style:parent-style-name="Default" style:data-style-name="N146">
      <style:table-cell-properties fo:background-color="transparent" style:vertical-align="automatic"/>
      <style:text-properties fo:color="#000000" style:font-name=".VnTime" fo:font-size="13pt" style:font-name-asian=".VnTime1" style:font-size-asian="13pt" style:font-name-complex=".VnTime1" style:font-size-complex="13pt"/>
    </style:style>
    <style:style style:name="viet2" style:family="table-cell" style:parent-style-name="Default" style:data-style-name="N147">
      <style:table-cell-properties fo:background-color="transparent" fo:border="0.0008in solid #000000" style:vertical-align="automatic"/>
      <style:text-properties fo:color="#000000" style:font-name=".VnTime" fo:font-size="13pt" style:font-name-asian=".VnTime1" style:font-size-asian="13pt" style:font-name-complex=".VnTime1" style:font-size-complex="13pt"/>
    </style:style>
    <style:style style:name="Warning_20_Text_20_10" style:display-name="Warning Text 10" style:family="table-cell" style:parent-style-name="Default" style:data-style-name="N0">
      <style:text-properties fo:color="#ff0000"/>
    </style:style>
    <style:style style:name="Warning_20_Text_20_11" style:display-name="Warning Text 11" style:family="table-cell" style:parent-style-name="Default" style:data-style-name="N0">
      <style:text-properties fo:color="#ff0000"/>
    </style:style>
    <style:style style:name="Warning_20_Text_20_12" style:display-name="Warning Text 12" style:family="table-cell" style:parent-style-name="Default" style:data-style-name="N0">
      <style:text-properties fo:color="#ff0000"/>
    </style:style>
    <style:style style:name="Warning_20_Text_20_13" style:display-name="Warning Text 13" style:family="table-cell" style:parent-style-name="Default" style:data-style-name="N0">
      <style:text-properties fo:color="#ff0000"/>
    </style:style>
    <style:style style:name="Warning_20_Text_20_14" style:display-name="Warning Text 14" style:family="table-cell" style:parent-style-name="Default" style:data-style-name="N0">
      <style:text-properties fo:color="#ff0000"/>
    </style:style>
    <style:style style:name="Warning_20_Text_20_15" style:display-name="Warning Text 15" style:family="table-cell" style:parent-style-name="Default" style:data-style-name="N0">
      <style:text-properties fo:color="#ff0000"/>
    </style:style>
    <style:style style:name="Warning_20_Text_20_16" style:display-name="Warning Text 16" style:family="table-cell" style:parent-style-name="Default" style:data-style-name="N0">
      <style:text-properties fo:color="#ff0000"/>
    </style:style>
    <style:style style:name="Warning_20_Text_20_17" style:display-name="Warning Text 17" style:family="table-cell" style:parent-style-name="Default" style:data-style-name="N0">
      <style:text-properties fo:color="#ff0000"/>
    </style:style>
    <style:style style:name="Warning_20_Text_20_18" style:display-name="Warning Text 18" style:family="table-cell" style:parent-style-name="Default" style:data-style-name="N0">
      <style:text-properties fo:color="#ff0000"/>
    </style:style>
    <style:style style:name="Warning_20_Text_20_19" style:display-name="Warning Text 19" style:family="table-cell" style:parent-style-name="Default" style:data-style-name="N0">
      <style:text-properties fo:color="#ff0000"/>
    </style:style>
    <style:style style:name="Warning_20_Text_20_2" style:display-name="Warning Text 2" style:family="table-cell" style:parent-style-name="Default" style:data-style-name="N0">
      <style:text-properties fo:color="#ff0000"/>
    </style:style>
    <style:style style:name="Warning_20_Text_20_20" style:display-name="Warning Text 20" style:family="table-cell" style:parent-style-name="Default" style:data-style-name="N0">
      <style:text-properties fo:color="#ff0000"/>
    </style:style>
    <style:style style:name="Warning_20_Text_20_21" style:display-name="Warning Text 21" style:family="table-cell" style:parent-style-name="Default" style:data-style-name="N0">
      <style:text-properties fo:color="#ff0000"/>
    </style:style>
    <style:style style:name="Warning_20_Text_20_22" style:display-name="Warning Text 22" style:family="table-cell" style:parent-style-name="Default" style:data-style-name="N0">
      <style:text-properties fo:color="#ff0000"/>
    </style:style>
    <style:style style:name="Warning_20_Text_20_23" style:display-name="Warning Text 23" style:family="table-cell" style:parent-style-name="Default" style:data-style-name="N0">
      <style:text-properties fo:color="#ff0000"/>
    </style:style>
    <style:style style:name="Warning_20_Text_20_24" style:display-name="Warning Text 24" style:family="table-cell" style:parent-style-name="Default" style:data-style-name="N0">
      <style:text-properties fo:color="#ff0000"/>
    </style:style>
    <style:style style:name="Warning_20_Text_20_25" style:display-name="Warning Text 25" style:family="table-cell" style:parent-style-name="Default" style:data-style-name="N0">
      <style:text-properties fo:color="#ff0000"/>
    </style:style>
    <style:style style:name="Warning_20_Text_20_26" style:display-name="Warning Text 26" style:family="table-cell" style:parent-style-name="Default" style:data-style-name="N0">
      <style:text-properties fo:color="#ff0000"/>
    </style:style>
    <style:style style:name="Warning_20_Text_20_27" style:display-name="Warning Text 27" style:family="table-cell" style:parent-style-name="Default" style:data-style-name="N0">
      <style:text-properties fo:color="#ff0000"/>
    </style:style>
    <style:style style:name="Warning_20_Text_20_28" style:display-name="Warning Text 28" style:family="table-cell" style:parent-style-name="Default" style:data-style-name="N0">
      <style:text-properties fo:color="#ff0000"/>
    </style:style>
    <style:style style:name="Warning_20_Text_20_29" style:display-name="Warning Text 29" style:family="table-cell" style:parent-style-name="Default" style:data-style-name="N0">
      <style:text-properties fo:color="#ff0000"/>
    </style:style>
    <style:style style:name="Warning_20_Text_20_3" style:display-name="Warning Text 3" style:family="table-cell" style:parent-style-name="Default" style:data-style-name="N0">
      <style:text-properties fo:color="#ff0000"/>
    </style:style>
    <style:style style:name="Warning_20_Text_20_30" style:display-name="Warning Text 30" style:family="table-cell" style:parent-style-name="Default" style:data-style-name="N0">
      <style:text-properties fo:color="#ff0000"/>
    </style:style>
    <style:style style:name="Warning_20_Text_20_31" style:display-name="Warning Text 31" style:family="table-cell" style:parent-style-name="Default" style:data-style-name="N0">
      <style:text-properties fo:color="#ff0000"/>
    </style:style>
    <style:style style:name="Warning_20_Text_20_32" style:display-name="Warning Text 32" style:family="table-cell" style:parent-style-name="Default" style:data-style-name="N0">
      <style:text-properties fo:color="#ff0000"/>
    </style:style>
    <style:style style:name="Warning_20_Text_20_33" style:display-name="Warning Text 33" style:family="table-cell" style:parent-style-name="Default" style:data-style-name="N0">
      <style:text-properties fo:color="#ff0000"/>
    </style:style>
    <style:style style:name="Warning_20_Text_20_34" style:display-name="Warning Text 34" style:family="table-cell" style:parent-style-name="Default" style:data-style-name="N0">
      <style:text-properties fo:color="#ff0000"/>
    </style:style>
    <style:style style:name="Warning_20_Text_20_35" style:display-name="Warning Text 35" style:family="table-cell" style:parent-style-name="Default" style:data-style-name="N0">
      <style:text-properties fo:color="#ff0000"/>
    </style:style>
    <style:style style:name="Warning_20_Text_20_36" style:display-name="Warning Text 36" style:family="table-cell" style:parent-style-name="Default" style:data-style-name="N0">
      <style:text-properties fo:color="#ff0000"/>
    </style:style>
    <style:style style:name="Warning_20_Text_20_37" style:display-name="Warning Text 37" style:family="table-cell" style:parent-style-name="Default" style:data-style-name="N0">
      <style:text-properties fo:color="#ff0000"/>
    </style:style>
    <style:style style:name="Warning_20_Text_20_38" style:display-name="Warning Text 38" style:family="table-cell" style:parent-style-name="Default" style:data-style-name="N0">
      <style:text-properties fo:color="#ff0000"/>
    </style:style>
    <style:style style:name="Warning_20_Text_20_39" style:display-name="Warning Text 39" style:family="table-cell" style:parent-style-name="Default" style:data-style-name="N0">
      <style:text-properties fo:color="#ff0000"/>
    </style:style>
    <style:style style:name="Warning_20_Text_20_4" style:display-name="Warning Text 4" style:family="table-cell" style:parent-style-name="Default" style:data-style-name="N0">
      <style:text-properties fo:color="#ff0000"/>
    </style:style>
    <style:style style:name="Warning_20_Text_20_40" style:display-name="Warning Text 40" style:family="table-cell" style:parent-style-name="Default" style:data-style-name="N0">
      <style:text-properties fo:color="#ff0000"/>
    </style:style>
    <style:style style:name="Warning_20_Text_20_41" style:display-name="Warning Text 41" style:family="table-cell" style:parent-style-name="Default" style:data-style-name="N0">
      <style:text-properties fo:color="#ff0000"/>
    </style:style>
    <style:style style:name="Warning_20_Text_20_42" style:display-name="Warning Text 42" style:family="table-cell" style:parent-style-name="Default" style:data-style-name="N0">
      <style:text-properties fo:color="#ff0000"/>
    </style:style>
    <style:style style:name="Warning_20_Text_20_43" style:display-name="Warning Text 43" style:family="table-cell" style:parent-style-name="Default" style:data-style-name="N0">
      <style:text-properties fo:color="#ff0000"/>
    </style:style>
    <style:style style:name="Warning_20_Text_20_44" style:display-name="Warning Text 44" style:family="table-cell" style:parent-style-name="Default" style:data-style-name="N0">
      <style:text-properties fo:color="#ff0000"/>
    </style:style>
    <style:style style:name="Warning_20_Text_20_45" style:display-name="Warning Text 45" style:family="table-cell" style:parent-style-name="Default" style:data-style-name="N0">
      <style:text-properties fo:color="#ff0000"/>
    </style:style>
    <style:style style:name="Warning_20_Text_20_46" style:display-name="Warning Text 46" style:family="table-cell" style:parent-style-name="Default" style:data-style-name="N0">
      <style:text-properties fo:color="#ff0000"/>
    </style:style>
    <style:style style:name="Warning_20_Text_20_47" style:display-name="Warning Text 47" style:family="table-cell" style:parent-style-name="Default" style:data-style-name="N0">
      <style:text-properties fo:color="#ff0000"/>
    </style:style>
    <style:style style:name="Warning_20_Text_20_48" style:display-name="Warning Text 48" style:family="table-cell" style:parent-style-name="Default" style:data-style-name="N0">
      <style:text-properties fo:color="#ff0000"/>
    </style:style>
    <style:style style:name="Warning_20_Text_20_49" style:display-name="Warning Text 49" style:family="table-cell" style:parent-style-name="Default" style:data-style-name="N0">
      <style:text-properties fo:color="#ff0000"/>
    </style:style>
    <style:style style:name="Warning_20_Text_20_5" style:display-name="Warning Text 5" style:family="table-cell" style:parent-style-name="Default" style:data-style-name="N0">
      <style:text-properties fo:color="#ff0000"/>
    </style:style>
    <style:style style:name="Warning_20_Text_20_50" style:display-name="Warning Text 50" style:family="table-cell" style:parent-style-name="Default" style:data-style-name="N0">
      <style:text-properties fo:color="#ff0000"/>
    </style:style>
    <style:style style:name="Warning_20_Text_20_51" style:display-name="Warning Text 51" style:family="table-cell" style:parent-style-name="Default" style:data-style-name="N0">
      <style:text-properties fo:color="#ff0000"/>
    </style:style>
    <style:style style:name="Warning_20_Text_20_52" style:display-name="Warning Text 52" style:family="table-cell" style:parent-style-name="Default" style:data-style-name="N0">
      <style:text-properties fo:color="#ff0000"/>
    </style:style>
    <style:style style:name="Warning_20_Text_20_53" style:display-name="Warning Text 53" style:family="table-cell" style:parent-style-name="Default" style:data-style-name="N0">
      <style:text-properties fo:color="#ff0000"/>
    </style:style>
    <style:style style:name="Warning_20_Text_20_54" style:display-name="Warning Text 54" style:family="table-cell" style:parent-style-name="Default" style:data-style-name="N0">
      <style:text-properties fo:color="#ff0000"/>
    </style:style>
    <style:style style:name="Warning_20_Text_20_55" style:display-name="Warning Text 55" style:family="table-cell" style:parent-style-name="Default" style:data-style-name="N0">
      <style:text-properties fo:color="#ff0000"/>
    </style:style>
    <style:style style:name="Warning_20_Text_20_56" style:display-name="Warning Text 56" style:family="table-cell" style:parent-style-name="Default" style:data-style-name="N0">
      <style:text-properties fo:color="#ff0000"/>
    </style:style>
    <style:style style:name="Warning_20_Text_20_57" style:display-name="Warning Text 57" style:family="table-cell" style:parent-style-name="Default" style:data-style-name="N0">
      <style:text-properties fo:color="#ff0000"/>
    </style:style>
    <style:style style:name="Warning_20_Text_20_58" style:display-name="Warning Text 58" style:family="table-cell" style:parent-style-name="Default" style:data-style-name="N0">
      <style:text-properties fo:color="#ff0000"/>
    </style:style>
    <style:style style:name="Warning_20_Text_20_59" style:display-name="Warning Text 59" style:family="table-cell" style:parent-style-name="Default" style:data-style-name="N0">
      <style:text-properties fo:color="#ff0000"/>
    </style:style>
    <style:style style:name="Warning_20_Text_20_6" style:display-name="Warning Text 6" style:family="table-cell" style:parent-style-name="Default" style:data-style-name="N0">
      <style:text-properties fo:color="#ff0000"/>
    </style:style>
    <style:style style:name="Warning_20_Text_20_60" style:display-name="Warning Text 60" style:family="table-cell" style:parent-style-name="Default" style:data-style-name="N0">
      <style:text-properties fo:color="#ff0000"/>
    </style:style>
    <style:style style:name="Warning_20_Text_20_61" style:display-name="Warning Text 61" style:family="table-cell" style:parent-style-name="Default" style:data-style-name="N0">
      <style:text-properties fo:color="#ff0000"/>
    </style:style>
    <style:style style:name="Warning_20_Text_20_62" style:display-name="Warning Text 62" style:family="table-cell" style:parent-style-name="Default" style:data-style-name="N0">
      <style:text-properties fo:color="#ff0000"/>
    </style:style>
    <style:style style:name="Warning_20_Text_20_63" style:display-name="Warning Text 63" style:family="table-cell" style:parent-style-name="Default" style:data-style-name="N0">
      <style:text-properties fo:color="#ff0000"/>
    </style:style>
    <style:style style:name="Warning_20_Text_20_64" style:display-name="Warning Text 64" style:family="table-cell" style:parent-style-name="Default" style:data-style-name="N0">
      <style:text-properties fo:color="#ff0000"/>
    </style:style>
    <style:style style:name="Warning_20_Text_20_65" style:display-name="Warning Text 65" style:family="table-cell" style:parent-style-name="Default" style:data-style-name="N0">
      <style:text-properties fo:color="#ff0000"/>
    </style:style>
    <style:style style:name="Warning_20_Text_20_66" style:display-name="Warning Text 66" style:family="table-cell" style:parent-style-name="Default" style:data-style-name="N0">
      <style:text-properties fo:color="#ff0000"/>
    </style:style>
    <style:style style:name="Warning_20_Text_20_67" style:display-name="Warning Text 67" style:family="table-cell" style:parent-style-name="Default" style:data-style-name="N0">
      <style:text-properties fo:color="#ff0000"/>
    </style:style>
    <style:style style:name="Warning_20_Text_20_68" style:display-name="Warning Text 68" style:family="table-cell" style:parent-style-name="Default" style:data-style-name="N0">
      <style:text-properties fo:color="#ff0000"/>
    </style:style>
    <style:style style:name="Warning_20_Text_20_69" style:display-name="Warning Text 69" style:family="table-cell" style:parent-style-name="Default" style:data-style-name="N0">
      <style:text-properties fo:color="#ff0000"/>
    </style:style>
    <style:style style:name="Warning_20_Text_20_7" style:display-name="Warning Text 7" style:family="table-cell" style:parent-style-name="Default" style:data-style-name="N0">
      <style:text-properties fo:color="#ff0000"/>
    </style:style>
    <style:style style:name="Warning_20_Text_20_70" style:display-name="Warning Text 70" style:family="table-cell" style:parent-style-name="Default" style:data-style-name="N0">
      <style:text-properties fo:color="#ff0000"/>
    </style:style>
    <style:style style:name="Warning_20_Text_20_71" style:display-name="Warning Text 71" style:family="table-cell" style:parent-style-name="Default" style:data-style-name="N0">
      <style:text-properties fo:color="#ff0000"/>
    </style:style>
    <style:style style:name="Warning_20_Text_20_72" style:display-name="Warning Text 72" style:family="table-cell" style:parent-style-name="Default" style:data-style-name="N0">
      <style:text-properties fo:color="#ff0000"/>
    </style:style>
    <style:style style:name="Warning_20_Text_20_73" style:display-name="Warning Text 73" style:family="table-cell" style:parent-style-name="Default" style:data-style-name="N0">
      <style:text-properties fo:color="#ff0000"/>
    </style:style>
    <style:style style:name="Warning_20_Text_20_74" style:display-name="Warning Text 74" style:family="table-cell" style:parent-style-name="Default" style:data-style-name="N0">
      <style:text-properties fo:color="#ff0000"/>
    </style:style>
    <style:style style:name="Warning_20_Text_20_75" style:display-name="Warning Text 75" style:family="table-cell" style:parent-style-name="Default" style:data-style-name="N0">
      <style:text-properties fo:color="#ff0000"/>
    </style:style>
    <style:style style:name="Warning_20_Text_20_76" style:display-name="Warning Text 76" style:family="table-cell" style:parent-style-name="Default" style:data-style-name="N0">
      <style:text-properties fo:color="#ff0000"/>
    </style:style>
    <style:style style:name="Warning_20_Text_20_77" style:display-name="Warning Text 77" style:family="table-cell" style:parent-style-name="Default" style:data-style-name="N0">
      <style:text-properties fo:color="#ff0000"/>
    </style:style>
    <style:style style:name="Warning_20_Text_20_78" style:display-name="Warning Text 78" style:family="table-cell" style:parent-style-name="Default" style:data-style-name="N0">
      <style:text-properties fo:color="#ff0000"/>
    </style:style>
    <style:style style:name="Warning_20_Text_20_79" style:display-name="Warning Text 79" style:family="table-cell" style:parent-style-name="Default" style:data-style-name="N0">
      <style:text-properties fo:color="#ff0000"/>
    </style:style>
    <style:style style:name="Warning_20_Text_20_8" style:display-name="Warning Text 8" style:family="table-cell" style:parent-style-name="Default" style:data-style-name="N0">
      <style:text-properties fo:color="#ff0000"/>
    </style:style>
    <style:style style:name="Warning_20_Text_20_80" style:display-name="Warning Text 80" style:family="table-cell" style:parent-style-name="Default" style:data-style-name="N0">
      <style:text-properties fo:color="#ff0000"/>
    </style:style>
    <style:style style:name="Warning_20_Text_20_81" style:display-name="Warning Text 81" style:family="table-cell" style:parent-style-name="Default" style:data-style-name="N0">
      <style:text-properties fo:color="#ff0000"/>
    </style:style>
    <style:style style:name="Warning_20_Text_20_82" style:display-name="Warning Text 82" style:family="table-cell" style:parent-style-name="Default" style:data-style-name="N0">
      <style:text-properties fo:color="#ff0000"/>
    </style:style>
    <style:style style:name="Warning_20_Text_20_83" style:display-name="Warning Text 83" style:family="table-cell" style:parent-style-name="Default" style:data-style-name="N0">
      <style:text-properties fo:color="#ff0000"/>
    </style:style>
    <style:style style:name="Warning_20_Text_20_84" style:display-name="Warning Text 84" style:family="table-cell" style:parent-style-name="Default" style:data-style-name="N0">
      <style:text-properties fo:color="#ff0000"/>
    </style:style>
    <style:style style:name="Warning_20_Text_20_85" style:display-name="Warning Text 85" style:family="table-cell" style:parent-style-name="Default" style:data-style-name="N0">
      <style:text-properties fo:color="#ff0000"/>
    </style:style>
    <style:style style:name="Warning_20_Text_20_86" style:display-name="Warning Text 86" style:family="table-cell" style:parent-style-name="Default" style:data-style-name="N0">
      <style:text-properties fo:color="#ff0000"/>
    </style:style>
    <style:style style:name="Warning_20_Text_20_87" style:display-name="Warning Text 87" style:family="table-cell" style:parent-style-name="Default" style:data-style-name="N0">
      <style:text-properties fo:color="#ff0000"/>
    </style:style>
    <style:style style:name="Warning_20_Text_20_88" style:display-name="Warning Text 88" style:family="table-cell" style:parent-style-name="Default" style:data-style-name="N0">
      <style:text-properties fo:color="#ff0000"/>
    </style:style>
    <style:style style:name="Warning_20_Text_20_9" style:display-name="Warning Text 9" style:family="table-cell" style:parent-style-name="Default" style:data-style-name="N0">
      <style:text-properties fo:color="#ff0000"/>
    </style:style>
    <style:style style:name="ハイパーリンク" style:family="table-cell" style:parent-style-name="Default" style:data-style-name="N0">
      <style:text-properties fo:color="#0000ff" style:font-name="ＭＳ 明朝" fo:font-size="9pt" style:text-underline-style="solid" style:text-underline-width="auto" style:text-underline-color="font-color" style:font-name-asian="ＭＳ 明朝1" style:font-size-asian="9pt" style:font-name-complex="ＭＳ 明朝1" style:font-size-complex="9pt"/>
    </style:style>
    <style:style style:name="_e5ed__f41b__20__5b_0.00_5d__5f__20_Att._20_1-_20_Cover" style:display-name=" [0.00]_ Att. 1- Cover" style:family="table-cell" style:parent-style-name="Default" style:data-style-name="N0"/>
    <style:style style:name="_e5ed__f41b__5f__20_Att._20_1-_20_Cover" style:display-name="_ Att. 1- Cover" style:family="table-cell" style:parent-style-name="Default" style:data-style-name="N0"/>
    <style:style style:name="_e773__3f__5f__20_Att._20_1-_20_Cover" style:display-name="?_ Att. 1- Cover" style:family="table-cell" style:parent-style-name="Default" style:data-style-name="N0">
      <style:table-cell-properties fo:background-color="transparent" style:vertical-align="middl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똿뗦먛귟_20__5b_0.00_5d__5f_PRODUCT_20_DETAIL_20_Q1" style:display-name="똿뗦먛귟 [0.00]_PRODUCT DETAIL Q1" style:family="table-cell" style:parent-style-name="Default" style:data-style-name="N120"/>
    <style:style style:name="똿뗦먛귟_5f_PRODUCT_20_DETAIL_20_Q1" style:display-name="똿뗦먛귟_PRODUCT DETAIL Q1" style:family="table-cell" style:parent-style-name="Default" style:data-style-name="N118"/>
    <style:style style:name="믅됞_20__5b_0.00_5d__5f_PRODUCT_20_DETAIL_20_Q1" style:display-name="믅됞 [0.00]_PRODUCT DETAIL Q1" style:family="table-cell" style:parent-style-name="Default" style:data-style-name="N0"/>
    <style:style style:name="믅됞_5f_PRODUCT_20_DETAIL_20_Q1" style:display-name="믅됞_PRODUCT DETAIL Q1" style:family="table-cell" style:parent-style-name="Default" style:data-style-name="N0"/>
    <style:style style:name="백분율_5f_95" style:display-name="백분율_95" style:family="table-cell" style:parent-style-name="Default" style:data-style-name="N10"/>
    <style:style style:name="뷭_3f__5f_BOOKSHIP" style:display-name="뷭?_BOOKSHIP" style:family="table-cell" style:parent-style-name="Default" style:data-style-name="N0">
      <style:table-cell-properties fo:background-color="transparent" style:vertical-align="automatic"/>
      <style:text-properties fo:color="#000000" style:font-name="뼻뮝" fo:font-size="12pt" style:font-name-asian="뼻뮝1" style:font-size-asian="12pt" style:font-name-complex="뼻뮝1" style:font-size-complex="12pt"/>
    </style:style>
    <style:style style:name="콤마_20__5b_0_5d__5f_1202" style:display-name="콤마 [0]_1202" style:family="table-cell" style:parent-style-name="Default" style:data-style-name="N131"/>
    <style:style style:name="콤마_5f_1202" style:display-name="콤마_1202" style:family="table-cell" style:parent-style-name="Default" style:data-style-name="N130"/>
    <style:style style:name="통화_20__5b_0_5d__5f_1202" style:display-name="통화 [0]_1202" style:family="table-cell" style:parent-style-name="Default" style:data-style-name="N126"/>
    <style:style style:name="통화_5f_1202" style:display-name="통화_1202" style:family="table-cell" style:parent-style-name="Default" style:data-style-name="N124"/>
    <style:style style:name="표준_5f__28_정보부문_29_월별인원계획" style:display-name="표준_(정보부문)월별인원계획" style:family="table-cell" style:parent-style-name="Default" style:data-style-name="N0">
      <style:table-cell-properties fo:background-color="transparent" style:vertical-align="automatic"/>
      <style:text-properties fo:color="#000000" style:font-name="굴림체" fo:font-size="10pt" style:font-name-asian="굴림체1" style:font-size-asian="10pt" style:font-name-complex="굴림체1" style:font-size-complex="10pt"/>
    </style:style>
    <style:style style:name="一般_5f_99Q3647-ALL-CAS2" style:display-name="一般_99Q3647-ALL-CAS2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9pt" fo:font-weight="bold" style:font-name-asian="Arial2" style:font-size-asian="9pt" style:font-weight-asian="bold" style:font-name-complex="Arial2" style:font-size-complex="9pt" style:font-weight-complex="bold"/>
    </style:style>
    <style:style style:name="千分位_5b_0_5d__5f_Book1" style:display-name="千分位[0]_Book1" style:family="table-cell" style:parent-style-name="Default" style:data-style-name="N150"/>
    <style:style style:name="千分位_5f_99Q3647-ALL-CAS2" style:display-name="千分位_99Q3647-ALL-CAS2" style:family="table-cell" style:parent-style-name="Default" style:data-style-name="N120"/>
    <style:style style:name="標準_5f__7e_1346093" style:display-name="標準_~1346093" style:family="table-cell" style:parent-style-name="Default" style:data-style-name="N0">
      <style:table-cell-properties fo:background-color="transparent" style:vertical-align="automatic"/>
      <style:text-properties fo:color="#000000" style:font-name="ＭＳ 明朝" fo:font-size="10pt" style:font-name-asian="ＭＳ 明朝1" style:font-size-asian="10pt" style:font-name-complex="ＭＳ 明朝1" style:font-size-complex="10pt"/>
    </style:style>
    <style:style style:name="表示済みのハイパーリンク" style:family="table-cell" style:parent-style-name="Default" style:data-style-name="N0">
      <style:text-properties fo:color="#800080" style:font-name="ＭＳ 明朝" fo:font-size="9pt" style:text-underline-style="solid" style:text-underline-width="auto" style:text-underline-color="font-color" style:font-name-asian="ＭＳ 明朝1" style:font-size-asian="9pt" style:font-name-complex="ＭＳ 明朝1" style:font-size-complex="9pt"/>
    </style:style>
    <style:style style:name="貨幣_20__5b_0_5d__5f_Book1" style:display-name="貨幣 [0]_Book1" style:family="table-cell" style:parent-style-name="Default" style:data-style-name="N151"/>
    <style:style style:name="貨幣_5b_0_5d__5f_BRE" style:display-name="貨幣[0]_BRE" style:family="table-cell" style:parent-style-name="Default" style:data-style-name="N153"/>
    <style:style style:name="貨幣_5f_Book1" style:display-name="貨幣_Book1" style:family="table-cell" style:parent-style-name="Default" style:data-style-name="N154"/>
    <draw:gradient draw:name="a40" draw:style="linear" draw:start-color="#5d417e" draw:end-color="#7b58a6" draw:start-intensity="100%" draw:end-intensity="100%" draw:angle="1800" draw:border="0%"/>
    <draw:gradient draw:name="a44" draw:style="linear" draw:start-color="#769535" draw:end-color="#9bc348" draw:start-intensity="100%" draw:end-intensity="100%" draw:angle="1800" draw:border="0%"/>
    <draw:gradient draw:name="a48" draw:style="linear" draw:start-color="#5d417e" draw:end-color="#7b58a6" draw:start-intensity="100%" draw:end-intensity="100%" draw:angle="1800" draw:border="0%"/>
    <draw:gradient draw:name="a52" draw:style="linear" draw:start-color="#769535" draw:end-color="#9bc348" draw:start-intensity="100%" draw:end-intensity="100%" draw:angle="1800" draw:border="0%"/>
    <draw:marker draw:name="a13" svg:viewBox="0 0 20 30" svg:d="m10 0-10 30h20z"/>
    <draw:marker draw:name="a21" svg:viewBox="0 0 20 30" svg:d="m10 0-10 30h20z"/>
    <draw:marker draw:name="a26" svg:viewBox="0 0 20 30" svg:d="m10 0-10 30h20z"/>
    <draw:marker draw:name="a3" svg:viewBox="0 0 20 30" svg:d="m10 0-10 30h20z"/>
    <draw:marker draw:name="a31" svg:viewBox="0 0 20 30" svg:d="m10 0-10 30h20z"/>
    <draw:marker draw:name="a33" svg:viewBox="0 0 20 30" svg:d="m10 0-10 30h20z"/>
    <draw:marker draw:name="a35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in" fo:margin-bottom="0.5in" fo:margin-left="0.5in" fo:margin-right="0.5in" style:print-page-order="ttb" style:first-page-number="continue" style:scale-to="98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page-width="11.6902in" fo:page-height="8.2701in" style:num-format="1" style:print-orientation="landscape" fo:margin-top="0.3in" fo:margin-bottom="0.3in" fo:margin-left="0.3in" fo:margin-right="0.3in" style:print-page-order="ttb" style:first-page-number="continue" style:scale-to="77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page-width="11.6902in" fo:page-height="8.2701in" style:num-format="1" style:print-orientation="landscape" fo:margin-top="0.3in" fo:margin-bottom="0.3in" fo:margin-left="0.3in" fo:margin-right="0.3in" style:print-page-order="ttb" style:first-page-number="continue" style:scale-to="11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6">
      <style:page-layout-properties style:num-format="1" style:print-orientation="landscape" fo:margin-top="0.3in" fo:margin-bottom="0.3in" fo:margin-left="0.7in" fo:margin-right="0.7in" style:print-page-order="ttb" style:first-page-number="continue" style:scale-to="78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5">01/15/2015</text:date>, <text:time>09:3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>
        <style:region-left>
          <text:p>FI2.0 <text:s/>SRS</text:p>
        </style:region-left>
        <style:region-right>
          <text:p><text:page-number>1</text:page-number>/<text:page-count>99</text:page-count></text:p>
        </style:region-right>
      </style:footer>
      <style:footer-left style:display="false"/>
    </style:master-page>
    <style:master-page style:name="mp3" style:page-layout-name="Mpm5">
      <style:header/>
      <style:header-left style:display="false"/>
      <style:footer>
        <style:region-left>
          <text:p>FI2.0 SRS</text:p>
        </style:region-left>
        <style:region-right>
          <text:p><text:page-number>1</text:page-number>/<text:page-count>99</text:page-count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>
        <style:region-left>
          <text:p>FI2.0 <text:s/>SRS</text:p>
        </style:region-left>
        <style:region-right>
          <text:p><text:page-number>1</text:page-number>/<text:page-count>99</text:page-count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initial-creator>ThachLN</meta:initial-creator>
    <dc:creator>Thach Le</dc:creator>
    <meta:creation-date>2009-12-22T03:23:22Z</meta:creation-date>
    <dc:date>2015-01-15T09:37:14.31</dc:date>
    <meta:print-date>2010-07-16T02:16:02Z</meta:print-date>
    <meta:editing-duration>PT20M25S</meta:editing-duration>
    <meta:editing-cycles>2</meta:editing-cycles>
    <meta:document-statistic meta:table-count="3" meta:cell-count="110" meta:object-count="16"/>
  </office:meta>
</office:document-meta>
</file>